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22 - Conta de produção por atividade econômica - Rio de Janeiro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2.1'.A1">Tabela 22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2.2'.A1">Tabela 22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22.3'.A1">Tabela 22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2.4'.A1">Tabela 22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2.5'.A1">Tabela 22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2.6'.A1">Tabela 22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2.7'.A1">Tabela 22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2.8'.A1">Tabela 22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2.9'.A1">Tabela 22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2.10'.A1">Tabela 22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2.11'.A1">Tabela 22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2.12'.A1">Tabela 22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2.13'.A1">Tabela 22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22.14'.A1">Tabela 22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2.15'.A1">Tabela 22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22.16'.A1">Tabela 22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22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4862.93766474968" table:style-name="ce5">
            <text:p><text:s/>314,86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4862.93766474968" table:style-name="ce5">
            <text:p><text:s/>314,863<text:s/></text:p>
          </table:table-cell>
          <table:table-cell office:value-type="float" office:value="0.98585206329285002" table:style-name="ce6">
            <text:p>0.986</text:p>
          </table:table-cell>
          <table:table-cell office:value-type="float" office:value="310408.27675124153" table:style-name="ce5">
            <text:p><text:s/>310,408<text:s/></text:p>
          </table:table-cell>
          <table:table-cell office:value-type="float" office:value="1.1208754497897087" table:style-name="ce6">
            <text:p>1.121</text:p>
          </table:table-cell>
          <table:table-cell office:value-type="float" office:value="347929.01682199619" table:style-name="ce5">
            <text:p><text:s/>347,92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47929.01682199619" table:style-name="ce5">
            <text:p><text:s/>347,929<text:s/></text:p>
          </table:table-cell>
          <table:table-cell office:value-type="float" office:value="1.0203046311468118" table:style-name="ce6">
            <text:p>1.020</text:p>
          </table:table-cell>
          <table:table-cell office:value-type="float" office:value="354993.58717383974" table:style-name="ce5">
            <text:p><text:s/>354,994<text:s/></text:p>
          </table:table-cell>
          <table:table-cell office:value-type="float" office:value="1.1267131970767059" table:style-name="ce6">
            <text:p>1.127</text:p>
          </table:table-cell>
          <table:table-cell office:value-type="float" office:value="399975.95954636531" table:style-name="ce5">
            <text:p><text:s/>399,9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9975.95954636531" table:style-name="ce5">
            <text:p><text:s/>399,976<text:s/></text:p>
          </table:table-cell>
          <table:table-cell office:value-type="float" office:value="1.02906071958731" table:style-name="ce6">
            <text:p>1.029</text:p>
          </table:table-cell>
          <table:table-cell office:value-type="float" office:value="411599.54874840745" table:style-name="ce5">
            <text:p><text:s/>411,600<text:s/></text:p>
          </table:table-cell>
          <table:table-cell office:value-type="float" office:value="1.0809061248695759" table:style-name="ce6">
            <text:p>1.081</text:p>
          </table:table-cell>
          <table:table-cell office:value-type="float" office:value="444900.47323570721" table:style-name="ce5">
            <text:p><text:s/>444,90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44900.47323570721" table:style-name="ce5">
            <text:p><text:s/>444,900<text:s/></text:p>
          </table:table-cell>
          <table:table-cell office:value-type="float" office:value="1.0325300975880065" table:style-name="ce6">
            <text:p>1.033</text:p>
          </table:table-cell>
          <table:table-cell office:value-type="float" office:value="459373.1290470151" table:style-name="ce5">
            <text:p><text:s/>459,373<text:s/></text:p>
          </table:table-cell>
          <table:table-cell office:value-type="float" office:value="1.0678036304460636" table:style-name="ce6">
            <text:p>1.068</text:p>
          </table:table-cell>
          <table:table-cell office:value-type="float" office:value="490520.29492577084" table:style-name="ce5">
            <text:p><text:s/>490,52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90520.29492577084" table:style-name="ce5">
            <text:p><text:s/>490,520<text:s/></text:p>
          </table:table-cell>
          <table:table-cell office:value-type="float" office:value="1.0351635923770237" table:style-name="ce6">
            <text:p>1.035</text:p>
          </table:table-cell>
          <table:table-cell office:value-type="float" office:value="507768.7506291981" table:style-name="ce5">
            <text:p><text:s/>507,769<text:s/></text:p>
          </table:table-cell>
          <table:table-cell office:value-type="float" office:value="1.0302508574498079" table:style-name="ce6">
            <text:p>1.030</text:p>
          </table:table-cell>
          <table:table-cell office:value-type="float" office:value="523129.1907219491" table:style-name="ce5">
            <text:p><text:s/>523,1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23129.1907219491" table:style-name="ce5">
            <text:p><text:s/>523,129<text:s/></text:p>
          </table:table-cell>
          <table:table-cell office:value-type="float" office:value="1.0404204586054511" table:style-name="ce6">
            <text:p>1.040</text:p>
          </table:table-cell>
          <table:table-cell office:value-type="float" office:value="544274.3125208288" table:style-name="ce5">
            <text:p><text:s/>544,274<text:s/></text:p>
          </table:table-cell>
          <table:table-cell office:value-type="float" office:value="1.1221765806417998" table:style-name="ce6">
            <text:p>1.122</text:p>
          </table:table-cell>
          <table:table-cell office:value-type="float" office:value="610771.88695578999" table:style-name="ce5">
            <text:p><text:s/>610,77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0771.88695578999" table:style-name="ce5">
            <text:p><text:s/>610,772<text:s/></text:p>
          </table:table-cell>
          <table:table-cell office:value-type="float" office:value="1.008583858205244" table:style-name="ce6">
            <text:p>1.009</text:p>
          </table:table-cell>
          <table:table-cell office:value-type="float" office:value="616014.66622916784" table:style-name="ce5">
            <text:p><text:s/>616,015<text:s/></text:p>
          </table:table-cell>
          <table:table-cell office:value-type="float" office:value="1.0145028621547341" table:style-name="ce6">
            <text:p>1.015</text:p>
          </table:table-cell>
          <table:table-cell office:value-type="float" office:value="624948.64201878395" table:style-name="ce5">
            <text:p><text:s/>624,9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4948.64201878395" table:style-name="ce5">
            <text:p><text:s/>624,949<text:s/></text:p>
          </table:table-cell>
          <table:table-cell office:value-type="float" office:value="1.0521511078107437" table:style-name="ce6">
            <text:p>1.052</text:p>
          </table:table-cell>
          <table:table-cell office:value-type="float" office:value="657540.40602488338" table:style-name="ce5">
            <text:p><text:s/>657,540<text:s/></text:p>
          </table:table-cell>
          <table:table-cell office:value-type="float" office:value="1.0838436860454361" table:style-name="ce6">
            <text:p>1.084</text:p>
          </table:table-cell>
          <table:table-cell office:value-type="float" office:value="712671.0173898224" table:style-name="ce5">
            <text:p><text:s/>712,6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12671.0173898224" table:style-name="ce5">
            <text:p><text:s/>712,671<text:s/></text:p>
          </table:table-cell>
          <table:table-cell office:value-type="float" office:value="1.0306397192663415" table:style-name="ce6">
            <text:p>1.031</text:p>
          </table:table-cell>
          <table:table-cell office:value-type="float" office:value="734507.05729190446" table:style-name="ce5">
            <text:p><text:s/>734,507<text:s/></text:p>
          </table:table-cell>
          <table:table-cell office:value-type="float" office:value="1.1057176367570971" table:style-name="ce6">
            <text:p>1.106</text:p>
          </table:table-cell>
          <table:table-cell office:value-type="float" office:value="812157.40757021424" table:style-name="ce5">
            <text:p><text:s/>812,15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12157.40757021424" table:style-name="ce5">
            <text:p><text:s/>812,157<text:s/></text:p>
          </table:table-cell>
          <table:table-cell office:value-type="float" office:value="1.02510914293174" table:style-name="ce6">
            <text:p>1.025</text:p>
          </table:table-cell>
          <table:table-cell office:value-type="float" office:value="832549.98399996618" table:style-name="ce5">
            <text:p><text:s/>832,550<text:s/></text:p>
          </table:table-cell>
          <table:table-cell office:value-type="float" office:value="1.0879181962096709" table:style-name="ce6">
            <text:p>1.088</text:p>
          </table:table-cell>
          <table:table-cell office:value-type="float" office:value="905746.27684763365" table:style-name="ce5">
            <text:p><text:s/>905,74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05746.27684763365" table:style-name="ce5">
            <text:p><text:s/>905,746<text:s/></text:p>
          </table:table-cell>
          <table:table-cell office:value-type="float" office:value="1.011868278608655" table:style-name="ce6">
            <text:p>1.012</text:p>
          </table:table-cell>
          <table:table-cell office:value-type="float" office:value="916495.92601001344" table:style-name="ce5">
            <text:p><text:s/>916,496<text:s/></text:p>
          </table:table-cell>
          <table:table-cell office:value-type="float" office:value="1.087537449887314" table:style-name="ce6">
            <text:p>1.088</text:p>
          </table:table-cell>
          <table:table-cell office:value-type="float" office:value="996723.64220504242" table:style-name="ce5">
            <text:p><text:s/>996,72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96723.64220504242" table:style-name="ce5">
            <text:p><text:s/>996,724<text:s/></text:p>
          </table:table-cell>
          <table:table-cell office:value-type="float" office:value="1.0090372443019064" table:style-name="ce6">
            <text:p>1.009</text:p>
          </table:table-cell>
          <table:table-cell office:value-type="float" office:value="1005731.2772611353" table:style-name="ce5">
            <text:p><text:s/>1,005,731<text:s/></text:p>
          </table:table-cell>
          <table:table-cell office:value-type="float" office:value="1.0770427495814947" table:style-name="ce6">
            <text:p>1.077</text:p>
          </table:table-cell>
          <table:table-cell office:value-type="float" office:value="1083215.5802014417" table:style-name="ce5">
            <text:p><text:s/>1,083,21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083215.5802014417" table:style-name="ce5">
            <text:p><text:s/>1,083,216<text:s/></text:p>
          </table:table-cell>
          <table:table-cell office:value-type="float" office:value="0.95860355140842024" table:style-name="ce6">
            <text:p>0.959</text:p>
          </table:table-cell>
          <table:table-cell office:value-type="float" office:value="1038374.3021220345" table:style-name="ce5">
            <text:p><text:s/>1,038,374<text:s/></text:p>
          </table:table-cell>
          <table:table-cell office:value-type="float" office:value="1.0360015949548418" table:style-name="ce6">
            <text:p>1.036</text:p>
          </table:table-cell>
          <table:table-cell office:value-type="float" office:value="1075757.4331585483" table:style-name="ce5">
            <text:p><text:s/>1,075,75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75757.4331585483" table:style-name="ce5">
            <text:p><text:s/>1,075,757<text:s/></text:p>
          </table:table-cell>
          <table:table-cell office:value-type="float" office:value="0.95392189399339089" table:style-name="ce6">
            <text:p>0.954</text:p>
          </table:table-cell>
          <table:table-cell office:value-type="float" office:value="1026188.5681160711" table:style-name="ce5">
            <text:p><text:s/>1,026,189<text:s/></text:p>
          </table:table-cell>
          <table:table-cell office:value-type="float" office:value="1.0272427388147543" table:style-name="ce6">
            <text:p>1.027</text:p>
          </table:table-cell>
          <table:table-cell office:value-type="float" office:value="1054144.7552519438" table:style-name="ce5">
            <text:p><text:s/>1,054,1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54144.7552519438" table:style-name="ce5">
            <text:p><text:s/>1,054,145<text:s/></text:p>
          </table:table-cell>
          <table:table-cell office:value-type="float" office:value="0.98983761354369626" table:style-name="ce6">
            <text:p>0.990</text:p>
          </table:table-cell>
          <table:table-cell office:value-type="float" office:value="1043432.1288681878" table:style-name="ce5">
            <text:p><text:s/>1,043,432<text:s/></text:p>
          </table:table-cell>
          <table:table-cell office:value-type="float" office:value="1.0446319116281237" table:style-name="ce6">
            <text:p>1.045</text:p>
          </table:table-cell>
          <table:table-cell office:value-type="float" office:value="1090002.4994337778" table:style-name="ce5">
            <text:p><text:s/>1,090,0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90002.4994337778" table:style-name="ce5">
            <text:p><text:s/>1,090,002<text:s/></text:p>
          </table:table-cell>
          <table:table-cell office:value-type="float" office:value="1.0153645883882683" table:style-name="ce6">
            <text:p>1.015</text:p>
          </table:table-cell>
          <table:table-cell office:value-type="float" office:value="1106749.9391797613" table:style-name="ce5">
            <text:p><text:s/>1,106,750<text:s/></text:p>
          </table:table-cell>
          <table:table-cell office:value-type="float" office:value="1.0995183597464211" table:style-name="ce6">
            <text:p>1.100</text:p>
          </table:table-cell>
          <table:table-cell office:value-type="float" office:value="1216891.8777763823" table:style-name="ce5">
            <text:p><text:s/>1,216,89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6915.37307346729" table:style-name="ce5">
            <text:p><text:s/>156,91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56915.37307346729" table:style-name="ce5">
            <text:p><text:s/>156,915<text:s/></text:p>
          </table:table-cell>
          <table:table-cell office:value-type="float" office:value="0.98077344489746621" table:style-name="ce6">
            <text:p>0.981</text:p>
          </table:table-cell>
          <table:table-cell office:value-type="float" office:value="153898.43100663563" table:style-name="ce5">
            <text:p><text:s/>153,898<text:s/></text:p>
          </table:table-cell>
          <table:table-cell office:value-type="float" office:value="1.1208597080416769" table:style-name="ce6">
            <text:p>1.121</text:p>
          </table:table-cell>
          <table:table-cell office:value-type="float" office:value="172498.55044616977" table:style-name="ce5">
            <text:p><text:s/>172,49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2498.55044616977" table:style-name="ce5">
            <text:p><text:s/>172,499<text:s/></text:p>
          </table:table-cell>
          <table:table-cell office:value-type="float" office:value="1.0123129003628568" table:style-name="ce6">
            <text:p>1.012</text:p>
          </table:table-cell>
          <table:table-cell office:value-type="float" office:value="174622.50791055069" table:style-name="ce5">
            <text:p><text:s/>174,623<text:s/></text:p>
          </table:table-cell>
          <table:table-cell office:value-type="float" office:value="1.1461829168728905" table:style-name="ce6">
            <text:p>1.146</text:p>
          </table:table-cell>
          <table:table-cell office:value-type="float" office:value="200149.3354685744" table:style-name="ce5">
            <text:p><text:s/>200,14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0149.3354685744" table:style-name="ce5">
            <text:p><text:s/>200,149<text:s/></text:p>
          </table:table-cell>
          <table:table-cell office:value-type="float" office:value="1.0323700574277279" table:style-name="ce6">
            <text:p>1.032</text:p>
          </table:table-cell>
          <table:table-cell office:value-type="float" office:value="206628.18095181373" table:style-name="ce5">
            <text:p><text:s/>206,628<text:s/></text:p>
          </table:table-cell>
          <table:table-cell office:value-type="float" office:value="1.0543652278783151" table:style-name="ce6">
            <text:p>1.054</text:p>
          </table:table-cell>
          <table:table-cell office:value-type="float" office:value="217861.56909534082" table:style-name="ce5">
            <text:p><text:s/>217,86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17861.56909534082" table:style-name="ce5">
            <text:p><text:s/>217,862<text:s/></text:p>
          </table:table-cell>
          <table:table-cell office:value-type="float" office:value="1.0258613451232976" table:style-name="ce6">
            <text:p>1.026</text:p>
          </table:table-cell>
          <table:table-cell office:value-type="float" office:value="223495.76232281857" table:style-name="ce5">
            <text:p><text:s/>223,496<text:s/></text:p>
          </table:table-cell>
          <table:table-cell office:value-type="float" office:value="1.0599477418795364" table:style-name="ce6">
            <text:p>1.060</text:p>
          </table:table-cell>
          <table:table-cell office:value-type="float" office:value="236893.82859371713" table:style-name="ce5">
            <text:p><text:s/>236,8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6893.82859371713" table:style-name="ce5">
            <text:p><text:s/>236,894<text:s/></text:p>
          </table:table-cell>
          <table:table-cell office:value-type="float" office:value="1.0400980985825767" table:style-name="ce6">
            <text:p>1.040</text:p>
          </table:table-cell>
          <table:table-cell office:value-type="float" office:value="246392.82068627203" table:style-name="ce5">
            <text:p><text:s/>246,393<text:s/></text:p>
          </table:table-cell>
          <table:table-cell office:value-type="float" office:value="1.0154586988111021" table:style-name="ce6">
            <text:p>1.015</text:p>
          </table:table-cell>
          <table:table-cell office:value-type="float" office:value="250201.73309047901" table:style-name="ce5">
            <text:p><text:s/>250,20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0201.73309047901" table:style-name="ce5">
            <text:p><text:s/>250,202<text:s/></text:p>
          </table:table-cell>
          <table:table-cell office:value-type="float" office:value="1.047084469343361" table:style-name="ce6">
            <text:p>1.047</text:p>
          </table:table-cell>
          <table:table-cell office:value-type="float" office:value="261982.34892183344" table:style-name="ce5">
            <text:p><text:s/>261,982<text:s/></text:p>
          </table:table-cell>
          <table:table-cell office:value-type="float" office:value="1.1107287276929008" table:style-name="ce6">
            <text:p>1.111</text:p>
          </table:table-cell>
          <table:table-cell office:value-type="float" office:value="290991.3210959456" table:style-name="ce5">
            <text:p><text:s/>290,99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0991.3210959456" table:style-name="ce5">
            <text:p><text:s/>290,991<text:s/></text:p>
          </table:table-cell>
          <table:table-cell office:value-type="float" office:value="0.99457794936449995" table:style-name="ce6">
            <text:p>0.995</text:p>
          </table:table-cell>
          <table:table-cell office:value-type="float" office:value="289413.55141847237" table:style-name="ce5">
            <text:p><text:s/>289,414<text:s/></text:p>
          </table:table-cell>
          <table:table-cell office:value-type="float" office:value="1.0084750265262505" table:style-name="ce6">
            <text:p>1.008</text:p>
          </table:table-cell>
          <table:table-cell office:value-type="float" office:value="291866.33894380031" table:style-name="ce5">
            <text:p><text:s/>291,8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91866.33894380031" table:style-name="ce5">
            <text:p><text:s/>291,866<text:s/></text:p>
          </table:table-cell>
          <table:table-cell office:value-type="float" office:value="1.062586814967958" table:style-name="ce6">
            <text:p>1.063</text:p>
          </table:table-cell>
          <table:table-cell office:value-type="float" office:value="310133.32349465124" table:style-name="ce5">
            <text:p><text:s/>310,133<text:s/></text:p>
          </table:table-cell>
          <table:table-cell office:value-type="float" office:value="1.0745669182288642" table:style-name="ce6">
            <text:p>1.075</text:p>
          </table:table-cell>
          <table:table-cell office:value-type="float" office:value="333259.0096677228" table:style-name="ce5">
            <text:p><text:s/>333,2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3259.0096677228" table:style-name="ce5">
            <text:p><text:s/>333,259<text:s/></text:p>
          </table:table-cell>
          <table:table-cell office:value-type="float" office:value="1.0403453760250554" table:style-name="ce6">
            <text:p>1.040</text:p>
          </table:table-cell>
          <table:table-cell office:value-type="float" office:value="346704.46972650464" table:style-name="ce5">
            <text:p><text:s/>346,704<text:s/></text:p>
          </table:table-cell>
          <table:table-cell office:value-type="float" office:value="1.0841439929569496" table:style-name="ce6">
            <text:p>1.084</text:p>
          </table:table-cell>
          <table:table-cell office:value-type="float" office:value="375877.56818531465" table:style-name="ce5">
            <text:p><text:s/>375,8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75877.56818531465" table:style-name="ce5">
            <text:p><text:s/>375,878<text:s/></text:p>
          </table:table-cell>
          <table:table-cell office:value-type="float" office:value="1.0354773598175844" table:style-name="ce6">
            <text:p>1.035</text:p>
          </table:table-cell>
          <table:table-cell office:value-type="float" office:value="389212.71191918367" table:style-name="ce5">
            <text:p><text:s/>389,213<text:s/></text:p>
          </table:table-cell>
          <table:table-cell office:value-type="float" office:value="1.0691453280396392" table:style-name="ce6">
            <text:p>1.069</text:p>
          </table:table-cell>
          <table:table-cell office:value-type="float" office:value="416124.9525620332" table:style-name="ce5">
            <text:p><text:s/>416,12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6124.9525620332" table:style-name="ce5">
            <text:p><text:s/>416,125<text:s/></text:p>
          </table:table-cell>
          <table:table-cell office:value-type="float" office:value="1.0135612550708475" table:style-name="ce6">
            <text:p>1.014</text:p>
          </table:table-cell>
          <table:table-cell office:value-type="float" office:value="421768.12918507127" table:style-name="ce5">
            <text:p><text:s/>421,768<text:s/></text:p>
          </table:table-cell>
          <table:table-cell office:value-type="float" office:value="1.0948271441180957" table:style-name="ce6">
            <text:p>1.095</text:p>
          </table:table-cell>
          <table:table-cell office:value-type="float" office:value="461763.19635572366" table:style-name="ce5">
            <text:p><text:s/>461,7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1763.19635572366" table:style-name="ce5">
            <text:p><text:s/>461,763<text:s/></text:p>
          </table:table-cell>
          <table:table-cell office:value-type="float" office:value="1.0026002639114193" table:style-name="ce6">
            <text:p>1.003</text:p>
          </table:table-cell>
          <table:table-cell office:value-type="float" office:value="462963.90253082907" table:style-name="ce5">
            <text:p><text:s/>462,964<text:s/></text:p>
          </table:table-cell>
          <table:table-cell office:value-type="float" office:value="1.0883715773396119" table:style-name="ce6">
            <text:p>1.088</text:p>
          </table:table-cell>
          <table:table-cell office:value-type="float" office:value="503876.75284878083" table:style-name="ce5">
            <text:p><text:s/>503,87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03876.75284878083" table:style-name="ce5">
            <text:p><text:s/>503,877<text:s/></text:p>
          </table:table-cell>
          <table:table-cell office:value-type="float" office:value="0.93748773107437" table:style-name="ce6">
            <text:p>0.937</text:p>
          </table:table-cell>
          <table:table-cell office:value-type="float" office:value="472378.27376932465" table:style-name="ce5">
            <text:p><text:s/>472,378<text:s/></text:p>
          </table:table-cell>
          <table:table-cell office:value-type="float" office:value="1.0994540592497062" table:style-name="ce6">
            <text:p>1.099</text:p>
          </table:table-cell>
          <table:table-cell office:value-type="float" office:value="519358.21059705305" table:style-name="ce5">
            <text:p><text:s/>519,3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19358.21059705305" table:style-name="ce5">
            <text:p><text:s/>519,358<text:s/></text:p>
          </table:table-cell>
          <table:table-cell office:value-type="float" office:value="0.94688597421867782" table:style-name="ce6">
            <text:p>0.947</text:p>
          </table:table-cell>
          <table:table-cell office:value-type="float" office:value="491773.00520965981" table:style-name="ce5">
            <text:p><text:s/>491,773<text:s/></text:p>
          </table:table-cell>
          <table:table-cell office:value-type="float" office:value="1.041155429346813" table:style-name="ce6">
            <text:p>1.041</text:p>
          </table:table-cell>
          <table:table-cell office:value-type="float" office:value="512012.13438023586" table:style-name="ce5">
            <text:p><text:s/>512,0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12012.13438023586" table:style-name="ce5">
            <text:p><text:s/>512,012<text:s/></text:p>
          </table:table-cell>
          <table:table-cell office:value-type="float" office:value="0.99847971660160995" table:style-name="ce6">
            <text:p>0.998</text:p>
          </table:table-cell>
          <table:table-cell office:value-type="float" office:value="511233.73083256331" table:style-name="ce5">
            <text:p><text:s/>511,234<text:s/></text:p>
          </table:table-cell>
          <table:table-cell office:value-type="float" office:value="1.029890999343672" table:style-name="ce6">
            <text:p>1.030</text:p>
          </table:table-cell>
          <table:table-cell office:value-type="float" office:value="526515.01794534246" table:style-name="ce5">
            <text:p><text:s/>526,5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26515.01794534246" table:style-name="ce5">
            <text:p><text:s/>526,515<text:s/></text:p>
          </table:table-cell>
          <table:table-cell office:value-type="float" office:value="1.0211125299138573" table:style-name="ce6">
            <text:p>1.021</text:p>
          </table:table-cell>
          <table:table-cell office:value-type="float" office:value="537631.08201180864" table:style-name="ce5">
            <text:p><text:s/>537,631<text:s/></text:p>
          </table:table-cell>
          <table:table-cell office:value-type="float" office:value="1.0908210536764196" table:style-name="ce6">
            <text:p>1.091</text:p>
          </table:table-cell>
          <table:table-cell office:value-type="float" office:value="586459.30336931464" table:style-name="ce5">
            <text:p><text:s/>586,45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7947.5645912824" table:style-name="ce5">
            <text:p><text:s/>157,94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7947.5645912824" table:style-name="ce5">
            <text:p><text:s/>157,948<text:s/></text:p>
          </table:table-cell>
          <table:table-cell office:value-type="float" office:value="0.99089749278251382" table:style-name="ce6">
            <text:p>0.991</text:p>
          </table:table-cell>
          <table:table-cell office:value-type="float" office:value="156509.8457446059" table:style-name="ce5">
            <text:p><text:s/>156,510<text:s/></text:p>
          </table:table-cell>
          <table:table-cell office:value-type="float" office:value="1.1208909288818505" table:style-name="ce6">
            <text:p>1.121</text:p>
          </table:table-cell>
          <table:table-cell office:value-type="float" office:value="175430.46637582645" table:style-name="ce5">
            <text:p><text:s/>175,43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75430.46637582645" table:style-name="ce5">
            <text:p><text:s/>175,430<text:s/></text:p>
          </table:table-cell>
          <table:table-cell office:value-type="float" office:value="1.0281627985693105" table:style-name="ce6">
            <text:p>1.028</text:p>
          </table:table-cell>
          <table:table-cell office:value-type="float" office:value="180371.07926328902" table:style-name="ce5">
            <text:p><text:s/>180,371<text:s/></text:p>
          </table:table-cell>
          <table:table-cell office:value-type="float" office:value="1.1078639929082115" table:style-name="ce6">
            <text:p>1.108</text:p>
          </table:table-cell>
          <table:table-cell office:value-type="float" office:value="199826.62407779088" table:style-name="ce5">
            <text:p><text:s/>199,8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99826.62407779088" table:style-name="ce5">
            <text:p><text:s/>199,827<text:s/></text:p>
          </table:table-cell>
          <table:table-cell office:value-type="float" office:value="1.0257460373088225" table:style-name="ce6">
            <text:p>1.026</text:p>
          </table:table-cell>
          <table:table-cell office:value-type="float" office:value="204971.36779659375" table:style-name="ce5">
            <text:p><text:s/>204,971<text:s/></text:p>
          </table:table-cell>
          <table:table-cell office:value-type="float" office:value="1.1076615557626159" table:style-name="ce6">
            <text:p>1.108</text:p>
          </table:table-cell>
          <table:table-cell office:value-type="float" office:value="227038.90414036639" table:style-name="ce5">
            <text:p><text:s/>227,03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7038.90414036639" table:style-name="ce5">
            <text:p><text:s/>227,039<text:s/></text:p>
          </table:table-cell>
          <table:table-cell office:value-type="float" office:value="1.0389292866669482" table:style-name="ce6">
            <text:p>1.039</text:p>
          </table:table-cell>
          <table:table-cell office:value-type="float" office:value="235877.3667241965" table:style-name="ce5">
            <text:p><text:s/>235,877<text:s/></text:p>
          </table:table-cell>
          <table:table-cell office:value-type="float" office:value="1.0752471500523855" table:style-name="ce6">
            <text:p>1.075</text:p>
          </table:table-cell>
          <table:table-cell office:value-type="float" office:value="253626.46633205368" table:style-name="ce5">
            <text:p><text:s/>253,6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53626.46633205368" table:style-name="ce5">
            <text:p><text:s/>253,626<text:s/></text:p>
          </table:table-cell>
          <table:table-cell office:value-type="float" office:value="1.0305546330512945" table:style-name="ce6">
            <text:p>1.031</text:p>
          </table:table-cell>
          <table:table-cell office:value-type="float" office:value="261375.9299429261" table:style-name="ce5">
            <text:p><text:s/>261,376<text:s/></text:p>
          </table:table-cell>
          <table:table-cell office:value-type="float" office:value="1.0441950706442877" table:style-name="ce6">
            <text:p>1.044</text:p>
          </table:table-cell>
          <table:table-cell office:value-type="float" office:value="272927.45763147011" table:style-name="ce5">
            <text:p><text:s/>272,9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2927.45763147011" table:style-name="ce5">
            <text:p><text:s/>272,927<text:s/></text:p>
          </table:table-cell>
          <table:table-cell office:value-type="float" office:value="1.0343113369713428" table:style-name="ce6">
            <text:p>1.034</text:p>
          </table:table-cell>
          <table:table-cell office:value-type="float" office:value="282291.96359899535" table:style-name="ce5">
            <text:p><text:s/>282,292<text:s/></text:p>
          </table:table-cell>
          <table:table-cell office:value-type="float" office:value="1.1328008129700171" table:style-name="ce6">
            <text:p>1.133</text:p>
          </table:table-cell>
          <table:table-cell office:value-type="float" office:value="319780.56585984444" table:style-name="ce5">
            <text:p><text:s/>319,7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9780.56585984444" table:style-name="ce5">
            <text:p><text:s/>319,781<text:s/></text:p>
          </table:table-cell>
          <table:table-cell office:value-type="float" office:value="1.0213288413337802" table:style-name="ce6">
            <text:p>1.021</text:p>
          </table:table-cell>
          <table:table-cell office:value-type="float" office:value="326601.11481069552" table:style-name="ce5">
            <text:p><text:s/>326,601<text:s/></text:p>
          </table:table-cell>
          <table:table-cell office:value-type="float" office:value="1.0198443543833118" table:style-name="ce6">
            <text:p>1.020</text:p>
          </table:table-cell>
          <table:table-cell office:value-type="float" office:value="333082.30307498365" table:style-name="ce5">
            <text:p><text:s/>333,08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3082.30307498365" table:style-name="ce5">
            <text:p><text:s/>333,082<text:s/></text:p>
          </table:table-cell>
          <table:table-cell office:value-type="float" office:value="1.0430067263346132" table:style-name="ce6">
            <text:p>1.043</text:p>
          </table:table-cell>
          <table:table-cell office:value-type="float" office:value="347407.0825302322" table:style-name="ce5">
            <text:p><text:s/>347,407<text:s/></text:p>
          </table:table-cell>
          <table:table-cell office:value-type="float" office:value="1.0921251373425362" table:style-name="ce6">
            <text:p>1.092</text:p>
          </table:table-cell>
          <table:table-cell office:value-type="float" office:value="379412.0077220996" table:style-name="ce5">
            <text:p><text:s/>379,4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79412.0077220996" table:style-name="ce5">
            <text:p><text:s/>379,412<text:s/></text:p>
          </table:table-cell>
          <table:table-cell office:value-type="float" office:value="1.0221146923991027" table:style-name="ce6">
            <text:p>1.022</text:p>
          </table:table-cell>
          <table:table-cell office:value-type="float" office:value="387802.58756539976" table:style-name="ce5">
            <text:p><text:s/>387,803<text:s/></text:p>
          </table:table-cell>
          <table:table-cell office:value-type="float" office:value="1.1250049725656472" table:style-name="ce6">
            <text:p>1.125</text:p>
          </table:table-cell>
          <table:table-cell office:value-type="float" office:value="436279.83938489959" table:style-name="ce5">
            <text:p><text:s/>436,28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36279.83938489959" table:style-name="ce5">
            <text:p><text:s/>436,280<text:s/></text:p>
          </table:table-cell>
          <table:table-cell office:value-type="float" office:value="1.0161763896902343" table:style-name="ce6">
            <text:p>1.016</text:p>
          </table:table-cell>
          <table:table-cell office:value-type="float" office:value="443337.27208078251" table:style-name="ce5">
            <text:p><text:s/>443,337<text:s/></text:p>
          </table:table-cell>
          <table:table-cell office:value-type="float" office:value="1.1043991902318204" table:style-name="ce6">
            <text:p>1.104</text:p>
          </table:table-cell>
          <table:table-cell office:value-type="float" office:value="489621.32428560045" table:style-name="ce5">
            <text:p><text:s/>489,62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89621.32428560045" table:style-name="ce5">
            <text:p><text:s/>489,621<text:s/></text:p>
          </table:table-cell>
          <table:table-cell office:value-type="float" office:value="1.0104294324737437" table:style-name="ce6">
            <text:p>1.010</text:p>
          </table:table-cell>
          <table:table-cell office:value-type="float" office:value="494727.79682494211" table:style-name="ce5">
            <text:p><text:s/>494,728<text:s/></text:p>
          </table:table-cell>
          <table:table-cell office:value-type="float" office:value="1.0813227986836018" table:style-name="ce6">
            <text:p>1.081</text:p>
          </table:table-cell>
          <table:table-cell office:value-type="float" office:value="534960.44584931876" table:style-name="ce5">
            <text:p><text:s/>534,9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34960.44584931876" table:style-name="ce5">
            <text:p><text:s/>534,960<text:s/></text:p>
          </table:table-cell>
          <table:table-cell office:value-type="float" office:value="1.0145934693706053" table:style-name="ce6">
            <text:p>1.015</text:p>
          </table:table-cell>
          <table:table-cell office:value-type="float" office:value="542767.3747303061" table:style-name="ce5">
            <text:p><text:s/>542,767<text:s/></text:p>
          </table:table-cell>
          <table:table-cell office:value-type="float" office:value="1.0673796074064448" table:style-name="ce6">
            <text:p>1.067</text:p>
          </table:table-cell>
          <table:table-cell office:value-type="float" office:value="579338.82735266094" table:style-name="ce5">
            <text:p><text:s/>579,33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79338.82735266094" table:style-name="ce5">
            <text:p><text:s/>579,339<text:s/></text:p>
          </table:table-cell>
          <table:table-cell office:value-type="float" office:value="0.97696891979271916" table:style-name="ce6">
            <text:p>0.977</text:p>
          </table:table-cell>
          <table:table-cell office:value-type="float" office:value="565996.02835270972" table:style-name="ce5">
            <text:p><text:s/>565,996<text:s/></text:p>
          </table:table-cell>
          <table:table-cell office:value-type="float" office:value="0.9830443937581238" table:style-name="ce6">
            <text:p>0.983</text:p>
          </table:table-cell>
          <table:table-cell office:value-type="float" office:value="556399.22256149538" table:style-name="ce5">
            <text:p><text:s/>556,39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56399.22256149538" table:style-name="ce5">
            <text:p><text:s/>556,399<text:s/></text:p>
          </table:table-cell>
          <table:table-cell office:value-type="float" office:value="0.96048941342175509" table:style-name="ce6">
            <text:p>0.960</text:p>
          </table:table-cell>
          <table:table-cell office:value-type="float" office:value="534415.56290641124" table:style-name="ce5">
            <text:p><text:s/>534,416<text:s/></text:p>
          </table:table-cell>
          <table:table-cell office:value-type="float" office:value="1.0144401819500306" table:style-name="ce6">
            <text:p>1.014</text:p>
          </table:table-cell>
          <table:table-cell office:value-type="float" office:value="542132.62087170791" table:style-name="ce5">
            <text:p><text:s/>542,1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42132.62087170791" table:style-name="ce5">
            <text:p><text:s/>542,133<text:s/></text:p>
          </table:table-cell>
          <table:table-cell office:value-type="float" office:value="0.98167565932463174" table:style-name="ce6">
            <text:p>0.982</text:p>
          </table:table-cell>
          <table:table-cell office:value-type="float" office:value="532198.39803562441" table:style-name="ce5">
            <text:p><text:s/>532,198<text:s/></text:p>
          </table:table-cell>
          <table:table-cell office:value-type="float" office:value="1.0587921413673935" table:style-name="ce6">
            <text:p>1.059</text:p>
          </table:table-cell>
          <table:table-cell office:value-type="float" office:value="563487.4814884353" table:style-name="ce5">
            <text:p><text:s/>563,4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63487.4814884353" table:style-name="ce5">
            <text:p><text:s/>563,487<text:s/></text:p>
          </table:table-cell>
          <table:table-cell office:value-type="float" office:value="1.009993790216319" table:style-name="ce6">
            <text:p>1.010</text:p>
          </table:table-cell>
          <table:table-cell office:value-type="float" office:value="569118.85716795269" table:style-name="ce5">
            <text:p><text:s/>569,119<text:s/></text:p>
          </table:table-cell>
          <table:table-cell office:value-type="float" office:value="1.1077344678829026" table:style-name="ce6">
            <text:p>1.108</text:p>
          </table:table-cell>
          <table:table-cell office:value-type="float" office:value="630432.57440706762" table:style-name="ce5">
            <text:p><text:s/>630,43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43.5868705838" table:style-name="ce5">
            <text:p><text:s/>1,44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43.5868705838" table:style-name="ce5">
            <text:p><text:s/>1,444<text:s/></text:p>
          </table:table-cell>
          <table:table-cell office:value-type="float" office:value="0.85334944603923601" table:style-name="ce6">
            <text:p>0.853</text:p>
          </table:table-cell>
          <table:table-cell office:value-type="float" office:value="1231.8840563222" table:style-name="ce5">
            <text:p><text:s/>1,232<text:s/></text:p>
          </table:table-cell>
          <table:table-cell office:value-type="float" office:value="1.1410970533633065" table:style-name="ce6">
            <text:p>1.141</text:p>
          </table:table-cell>
          <table:table-cell office:value-type="float" office:value="1405.6992667544998" table:style-name="ce5">
            <text:p><text:s/>1,40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405.6992667544998" table:style-name="ce5">
            <text:p><text:s/>1,406<text:s/></text:p>
          </table:table-cell>
          <table:table-cell office:value-type="float" office:value="1.1121105787358452" table:style-name="ce6">
            <text:p>1.112</text:p>
          </table:table-cell>
          <table:table-cell office:value-type="float" office:value="1563.2930250789002" table:style-name="ce5">
            <text:p><text:s/>1,563<text:s/></text:p>
          </table:table-cell>
          <table:table-cell office:value-type="float" office:value="1.2034507756224702" table:style-name="ce6">
            <text:p>1.203</text:p>
          </table:table-cell>
          <table:table-cell office:value-type="float" office:value="1881.3462035564" table:style-name="ce5">
            <text:p><text:s/>1,8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81.3462035564" table:style-name="ce5">
            <text:p><text:s/>1,881<text:s/></text:p>
          </table:table-cell>
          <table:table-cell office:value-type="float" office:value="0.99693766720781685" table:style-name="ce6">
            <text:p>0.997</text:p>
          </table:table-cell>
          <table:table-cell office:value-type="float" office:value="1875.5848953838001" table:style-name="ce5">
            <text:p><text:s/>1,876<text:s/></text:p>
          </table:table-cell>
          <table:table-cell office:value-type="float" office:value="0.98782261429050033" table:style-name="ce6">
            <text:p>0.988</text:p>
          </table:table-cell>
          <table:table-cell office:value-type="float" office:value="1852.7451746817999" table:style-name="ce5">
            <text:p><text:s/>1,8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52.7451746817999" table:style-name="ce5">
            <text:p><text:s/>1,853<text:s/></text:p>
          </table:table-cell>
          <table:table-cell office:value-type="float" office:value="1.0061174383574614" table:style-name="ce6">
            <text:p>1.006</text:p>
          </table:table-cell>
          <table:table-cell office:value-type="float" office:value="1864.07922908" table:style-name="ce5">
            <text:p><text:s/>1,864<text:s/></text:p>
          </table:table-cell>
          <table:table-cell office:value-type="float" office:value="1.0164841438381165" table:style-name="ce6">
            <text:p>1.016</text:p>
          </table:table-cell>
          <table:table-cell office:value-type="float" office:value="1894.8069792177998" table:style-name="ce5">
            <text:p><text:s/>1,89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94.8069792177998" table:style-name="ce5">
            <text:p><text:s/>1,895<text:s/></text:p>
          </table:table-cell>
          <table:table-cell office:value-type="float" office:value="0.92139391213284128" table:style-name="ce6">
            <text:p>0.921</text:p>
          </table:table-cell>
          <table:table-cell office:value-type="float" office:value="1745.8636153181001" table:style-name="ce5">
            <text:p><text:s/>1,746<text:s/></text:p>
          </table:table-cell>
          <table:table-cell office:value-type="float" office:value="1.0143867162300784" table:style-name="ce6">
            <text:p>1.014</text:p>
          </table:table-cell>
          <table:table-cell office:value-type="float" office:value="1770.9808597281001" table:style-name="ce5">
            <text:p><text:s/>1,77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70.9808597281001" table:style-name="ce5">
            <text:p><text:s/>1,771<text:s/></text:p>
          </table:table-cell>
          <table:table-cell office:value-type="float" office:value="0.99473034463301158" table:style-name="ce6">
            <text:p>0.995</text:p>
          </table:table-cell>
          <table:table-cell office:value-type="float" office:value="1761.6484009358001" table:style-name="ce5">
            <text:p><text:s/>1,762<text:s/></text:p>
          </table:table-cell>
          <table:table-cell office:value-type="float" office:value="1.1910835521182797" table:style-name="ce6">
            <text:p>1.191</text:p>
          </table:table-cell>
          <table:table-cell office:value-type="float" office:value="2098.2704349700998" table:style-name="ce5">
            <text:p><text:s/>2,0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98.2704349700998" table:style-name="ce5">
            <text:p><text:s/>2,098<text:s/></text:p>
          </table:table-cell>
          <table:table-cell office:value-type="float" office:value="1.0088736734056711" table:style-name="ce6">
            <text:p>1.009</text:p>
          </table:table-cell>
          <table:table-cell office:value-type="float" office:value="2116.8898015268001" table:style-name="ce5">
            <text:p><text:s/>2,117<text:s/></text:p>
          </table:table-cell>
          <table:table-cell office:value-type="float" office:value="1.0882064751109983" table:style-name="ce6">
            <text:p>1.088</text:p>
          </table:table-cell>
          <table:table-cell office:value-type="float" office:value="2303.6131891178998" table:style-name="ce5">
            <text:p><text:s/>2,3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03.6131891178998" table:style-name="ce5">
            <text:p><text:s/>2,304<text:s/></text:p>
          </table:table-cell>
          <table:table-cell office:value-type="float" office:value="1.0043420388334945" table:style-name="ce6">
            <text:p>1.004</text:p>
          </table:table-cell>
          <table:table-cell office:value-type="float" office:value="2313.6155670424" table:style-name="ce5">
            <text:p><text:s/>2,314<text:s/></text:p>
          </table:table-cell>
          <table:table-cell office:value-type="float" office:value="0.96900693523180037" table:style-name="ce6">
            <text:p>0.969</text:p>
          </table:table-cell>
          <table:table-cell office:value-type="float" office:value="2241.9095299243399" table:style-name="ce5">
            <text:p><text:s/>2,2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241.9095299243399" table:style-name="ce5">
            <text:p><text:s/>2,242<text:s/></text:p>
          </table:table-cell>
          <table:table-cell office:value-type="float" office:value="1.0260797298968722" table:style-name="ce6">
            <text:p>1.026</text:p>
          </table:table-cell>
          <table:table-cell office:value-type="float" office:value="2300.3779249179902" table:style-name="ce5">
            <text:p><text:s/>2,300<text:s/></text:p>
          </table:table-cell>
          <table:table-cell office:value-type="float" office:value="1.2860458185452803" table:style-name="ce6">
            <text:p>1.286</text:p>
          </table:table-cell>
          <table:table-cell office:value-type="float" office:value="2958.3914114146501" table:style-name="ce5">
            <text:p><text:s/>2,95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958.3914114146501" table:style-name="ce5">
            <text:p><text:s/>2,958<text:s/></text:p>
          </table:table-cell>
          <table:table-cell office:value-type="float" office:value="1.0458769709950553" table:style-name="ce6">
            <text:p>1.046</text:p>
          </table:table-cell>
          <table:table-cell office:value-type="float" office:value="3094.1134483881401" table:style-name="ce5">
            <text:p><text:s/>3,094<text:s/></text:p>
          </table:table-cell>
          <table:table-cell office:value-type="float" office:value="1.0681816156385859" table:style-name="ce6">
            <text:p>1.068</text:p>
          </table:table-cell>
          <table:table-cell office:value-type="float" office:value="3305.0751022683203" table:style-name="ce5">
            <text:p><text:s/>3,30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305.0751022683203" table:style-name="ce5">
            <text:p><text:s/>3,305<text:s/></text:p>
          </table:table-cell>
          <table:table-cell office:value-type="float" office:value="1.0003757849928909" table:style-name="ce6">
            <text:p>1.000</text:p>
          </table:table-cell>
          <table:table-cell office:value-type="float" office:value="3306.31709989213" table:style-name="ce5">
            <text:p><text:s/>3,306<text:s/></text:p>
          </table:table-cell>
          <table:table-cell office:value-type="float" office:value="1.0409428681833652" table:style-name="ce6">
            <text:p>1.041</text:p>
          </table:table-cell>
          <table:table-cell office:value-type="float" office:value="3441.6872050854199" table:style-name="ce5">
            <text:p><text:s/>3,4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441.6872050854199" table:style-name="ce5">
            <text:p><text:s/>3,442<text:s/></text:p>
          </table:table-cell>
          <table:table-cell office:value-type="float" office:value="1.0340856263203262" table:style-name="ce6">
            <text:p>1.034</text:p>
          </table:table-cell>
          <table:table-cell office:value-type="float" office:value="3558.9992690694098" table:style-name="ce5">
            <text:p><text:s/>3,559<text:s/></text:p>
          </table:table-cell>
          <table:table-cell office:value-type="float" office:value="1.1045526769747345" table:style-name="ce6">
            <text:p>1.105</text:p>
          </table:table-cell>
          <table:table-cell office:value-type="float" office:value="3931.10217000174" table:style-name="ce5">
            <text:p><text:s/>3,93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931.10217000174" table:style-name="ce5">
            <text:p><text:s/>3,931<text:s/></text:p>
          </table:table-cell>
          <table:table-cell office:value-type="float" office:value="0.9412775270155449" table:style-name="ce6">
            <text:p>0.941</text:p>
          </table:table-cell>
          <table:table-cell office:value-type="float" office:value="3700.2581290246803" table:style-name="ce5">
            <text:p><text:s/>3,700<text:s/></text:p>
          </table:table-cell>
          <table:table-cell office:value-type="float" office:value="1.1359846913169862" table:style-name="ce6">
            <text:p>1.136</text:p>
          </table:table-cell>
          <table:table-cell office:value-type="float" office:value="4203.4365884932695" table:style-name="ce5">
            <text:p><text:s/>4,20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03.4365884932695" table:style-name="ce5">
            <text:p><text:s/>4,203<text:s/></text:p>
          </table:table-cell>
          <table:table-cell office:value-type="float" office:value="0.96904248863577491" table:style-name="ce6">
            <text:p>0.969</text:p>
          </table:table-cell>
          <table:table-cell office:value-type="float" office:value="4073.30865253619" table:style-name="ce5">
            <text:p><text:s/>4,073<text:s/></text:p>
          </table:table-cell>
          <table:table-cell office:value-type="float" office:value="1.0674171997020694" table:style-name="ce6">
            <text:p>1.067</text:p>
          </table:table-cell>
          <table:table-cell office:value-type="float" office:value="4347.9197154123895" table:style-name="ce5">
            <text:p><text:s/>4,34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347.9197154123895" table:style-name="ce5">
            <text:p><text:s/>4,348<text:s/></text:p>
          </table:table-cell>
          <table:table-cell office:value-type="float" office:value="0.99108951365660969" table:style-name="ce6">
            <text:p>0.991</text:p>
          </table:table-cell>
          <table:table-cell office:value-type="float" office:value="4309.1776361660495" table:style-name="ce5">
            <text:p><text:s/>4,309<text:s/></text:p>
          </table:table-cell>
          <table:table-cell office:value-type="float" office:value="0.97048728409631535" table:style-name="ce6">
            <text:p>0.970</text:p>
          </table:table-cell>
          <table:table-cell office:value-type="float" office:value="4182.0021008113699" table:style-name="ce5">
            <text:p><text:s/>4,1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182.0021008113699" table:style-name="ce5">
            <text:p><text:s/>4,182<text:s/></text:p>
          </table:table-cell>
          <table:table-cell office:value-type="float" office:value="0.98670035642436926" table:style-name="ce6">
            <text:p>0.987</text:p>
          </table:table-cell>
          <table:table-cell office:value-type="float" office:value="4126.38296343804" table:style-name="ce5">
            <text:p><text:s/>4,126<text:s/></text:p>
          </table:table-cell>
          <table:table-cell office:value-type="float" office:value="1.0503189905831889" table:style-name="ce6">
            <text:p>1.050</text:p>
          </table:table-cell>
          <table:table-cell office:value-type="float" office:value="4334.0183889179098" table:style-name="ce5">
            <text:p><text:s/>4,33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79.25142554227" table:style-name="ce5">
            <text:p><text:s/>47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79.25142554227" table:style-name="ce5">
            <text:p><text:s/>479<text:s/></text:p>
          </table:table-cell>
          <table:table-cell office:value-type="float" office:value="0.86949807104675236" table:style-name="ce6">
            <text:p>0.869</text:p>
          </table:table-cell>
          <table:table-cell office:value-type="float" office:value="416.70819005541" table:style-name="ce5">
            <text:p><text:s/>417<text:s/></text:p>
          </table:table-cell>
          <table:table-cell office:value-type="float" office:value="1.2235091046417046" table:style-name="ce6">
            <text:p>1.224</text:p>
          </table:table-cell>
          <table:table-cell office:value-type="float" office:value="509.84626451156004" table:style-name="ce5">
            <text:p><text:s/>51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09.84626451156004" table:style-name="ce5">
            <text:p><text:s/>510<text:s/></text:p>
          </table:table-cell>
          <table:table-cell office:value-type="float" office:value="1.0938919394250943" table:style-name="ce6">
            <text:p>1.094</text:p>
          </table:table-cell>
          <table:table-cell office:value-type="float" office:value="557.71671909519" table:style-name="ce5">
            <text:p><text:s/>558<text:s/></text:p>
          </table:table-cell>
          <table:table-cell office:value-type="float" office:value="1.1149878464813501" table:style-name="ce6">
            <text:p>1.115</text:p>
          </table:table-cell>
          <table:table-cell office:value-type="float" office:value="621.84736357059001" table:style-name="ce5">
            <text:p><text:s/>62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21.84736357059001" table:style-name="ce5">
            <text:p><text:s/>622<text:s/></text:p>
          </table:table-cell>
          <table:table-cell office:value-type="float" office:value="0.97504028515750374" table:style-name="ce6">
            <text:p>0.975</text:p>
          </table:table-cell>
          <table:table-cell office:value-type="float" office:value="606.32623070031002" table:style-name="ce5">
            <text:p><text:s/>606<text:s/></text:p>
          </table:table-cell>
          <table:table-cell office:value-type="float" office:value="1.0349867687764529" table:style-name="ce6">
            <text:p>1.035</text:p>
          </table:table-cell>
          <table:table-cell office:value-type="float" office:value="627.53962633692004" table:style-name="ce5">
            <text:p><text:s/>62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27.53962633692004" table:style-name="ce5">
            <text:p><text:s/>628<text:s/></text:p>
          </table:table-cell>
          <table:table-cell office:value-type="float" office:value="1.0148247480688259" table:style-name="ce6">
            <text:p>1.015</text:p>
          </table:table-cell>
          <table:table-cell office:value-type="float" office:value="636.84274320057" table:style-name="ce5">
            <text:p><text:s/>637<text:s/></text:p>
          </table:table-cell>
          <table:table-cell office:value-type="float" office:value="1.0114517692283151" table:style-name="ce6">
            <text:p>1.011</text:p>
          </table:table-cell>
          <table:table-cell office:value-type="float" office:value="644.13571933042999" table:style-name="ce5">
            <text:p><text:s/>6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44.13571933042999" table:style-name="ce5">
            <text:p><text:s/>644<text:s/></text:p>
          </table:table-cell>
          <table:table-cell office:value-type="float" office:value="0.93337949440685097" table:style-name="ce6">
            <text:p>0.933</text:p>
          </table:table-cell>
          <table:table-cell office:value-type="float" office:value="601.22307203803007" table:style-name="ce5">
            <text:p><text:s/>601<text:s/></text:p>
          </table:table-cell>
          <table:table-cell office:value-type="float" office:value="1.0460113259838606" table:style-name="ce6">
            <text:p>1.046</text:p>
          </table:table-cell>
          <table:table-cell office:value-type="float" office:value="628.88614279459" table:style-name="ce5">
            <text:p><text:s/>6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28.88614279459" table:style-name="ce5">
            <text:p><text:s/>629<text:s/></text:p>
          </table:table-cell>
          <table:table-cell office:value-type="float" office:value="0.9882195339616987" table:style-name="ce6">
            <text:p>0.988</text:p>
          </table:table-cell>
          <table:table-cell office:value-type="float" office:value="621.47757094743997" table:style-name="ce5">
            <text:p><text:s/>621<text:s/></text:p>
          </table:table-cell>
          <table:table-cell office:value-type="float" office:value="1.2047972332051289" table:style-name="ce6">
            <text:p>1.205</text:p>
          </table:table-cell>
          <table:table-cell office:value-type="float" office:value="748.75445797651992" table:style-name="ce5">
            <text:p><text:s/>7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48.75445797651992" table:style-name="ce5">
            <text:p><text:s/>749<text:s/></text:p>
          </table:table-cell>
          <table:table-cell office:value-type="float" office:value="1.0158644863622335" table:style-name="ce6">
            <text:p>1.016</text:p>
          </table:table-cell>
          <table:table-cell office:value-type="float" office:value="760.63306286374996" table:style-name="ce5">
            <text:p><text:s/>761<text:s/></text:p>
          </table:table-cell>
          <table:table-cell office:value-type="float" office:value="0.95346322072898038" table:style-name="ce6">
            <text:p>0.953</text:p>
          </table:table-cell>
          <table:table-cell office:value-type="float" office:value="725.23564991102" table:style-name="ce5">
            <text:p><text:s/>72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25.23564991102" table:style-name="ce5">
            <text:p><text:s/>725<text:s/></text:p>
          </table:table-cell>
          <table:table-cell office:value-type="float" office:value="0.99318513081836723" table:style-name="ce6">
            <text:p>0.993</text:p>
          </table:table-cell>
          <table:table-cell office:value-type="float" office:value="720.29326383102" table:style-name="ce5">
            <text:p><text:s/>720<text:s/></text:p>
          </table:table-cell>
          <table:table-cell office:value-type="float" office:value="0.98202424606731076" table:style-name="ce6">
            <text:p>0.982</text:p>
          </table:table-cell>
          <table:table-cell office:value-type="float" office:value="707.34544936101997" table:style-name="ce5">
            <text:p><text:s/>7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07.34544936101997" table:style-name="ce5">
            <text:p><text:s/>707<text:s/></text:p>
          </table:table-cell>
          <table:table-cell office:value-type="float" office:value="1.0425686650314079" table:style-name="ce6">
            <text:p>1.043</text:p>
          </table:table-cell>
          <table:table-cell office:value-type="float" office:value="737.45620085635994" table:style-name="ce5">
            <text:p><text:s/>737<text:s/></text:p>
          </table:table-cell>
          <table:table-cell office:value-type="float" office:value="1.1161731480828205" table:style-name="ce6">
            <text:p>1.116</text:p>
          </table:table-cell>
          <table:table-cell office:value-type="float" office:value="823.12880928304003" table:style-name="ce5">
            <text:p><text:s/>82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23.12880928304003" table:style-name="ce5">
            <text:p><text:s/>823<text:s/></text:p>
          </table:table-cell>
          <table:table-cell office:value-type="float" office:value="1.0266916515478017" table:style-name="ce6">
            <text:p>1.027</text:p>
          </table:table-cell>
          <table:table-cell office:value-type="float" office:value="845.09947663937999" table:style-name="ce5">
            <text:p><text:s/>845<text:s/></text:p>
          </table:table-cell>
          <table:table-cell office:value-type="float" office:value="1.1102120879181478" table:style-name="ce6">
            <text:p>1.110</text:p>
          </table:table-cell>
          <table:table-cell office:value-type="float" office:value="938.23965445834006" table:style-name="ce5">
            <text:p><text:s/>93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38.23965445834006" table:style-name="ce5">
            <text:p><text:s/>938<text:s/></text:p>
          </table:table-cell>
          <table:table-cell office:value-type="float" office:value="1.0166705526323119" table:style-name="ce6">
            <text:p>1.017</text:p>
          </table:table-cell>
          <table:table-cell office:value-type="float" office:value="953.88062799970999" table:style-name="ce5">
            <text:p><text:s/>954<text:s/></text:p>
          </table:table-cell>
          <table:table-cell office:value-type="float" office:value="1.0475251372196477" table:style-name="ce6">
            <text:p>1.048</text:p>
          </table:table-cell>
          <table:table-cell office:value-type="float" office:value="999.21393573655996" table:style-name="ce5">
            <text:p><text:s/>9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99.21393573655996" table:style-name="ce5">
            <text:p><text:s/>999<text:s/></text:p>
          </table:table-cell>
          <table:table-cell office:value-type="float" office:value="1.0401468679725623" table:style-name="ce6">
            <text:p>1.040</text:p>
          </table:table-cell>
          <table:table-cell office:value-type="float" office:value="1039.3292456909201" table:style-name="ce5">
            <text:p><text:s/>1,039<text:s/></text:p>
          </table:table-cell>
          <table:table-cell office:value-type="float" office:value="1.0485544569318963" table:style-name="ce6">
            <text:p>1.049</text:p>
          </table:table-cell>
          <table:table-cell office:value-type="float" office:value="1089.79331278888" table:style-name="ce5">
            <text:p><text:s/>1,09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89.79331278888" table:style-name="ce5">
            <text:p><text:s/>1,090<text:s/></text:p>
          </table:table-cell>
          <table:table-cell office:value-type="float" office:value="0.96324253364133061" table:style-name="ce6">
            <text:p>0.963</text:p>
          </table:table-cell>
          <table:table-cell office:value-type="float" office:value="1049.73527175614" table:style-name="ce5">
            <text:p><text:s/>1,050<text:s/></text:p>
          </table:table-cell>
          <table:table-cell office:value-type="float" office:value="1.1334086261796708" table:style-name="ce6">
            <text:p>1.133</text:p>
          </table:table-cell>
          <table:table-cell office:value-type="float" office:value="1189.77901221347" table:style-name="ce5">
            <text:p><text:s/>1,1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89.77901221347" table:style-name="ce5">
            <text:p><text:s/>1,190<text:s/></text:p>
          </table:table-cell>
          <table:table-cell office:value-type="float" office:value="0.97899909709243815" table:style-name="ce6">
            <text:p>0.979</text:p>
          </table:table-cell>
          <table:table-cell office:value-type="float" office:value="1164.7925786965202" table:style-name="ce5">
            <text:p><text:s/>1,165<text:s/></text:p>
          </table:table-cell>
          <table:table-cell office:value-type="float" office:value="1.0910426107764974" table:style-name="ce6">
            <text:p>1.091</text:p>
          </table:table-cell>
          <table:table-cell office:value-type="float" office:value="1270.83833607414" table:style-name="ce5">
            <text:p><text:s/>1,2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70.83833607414" table:style-name="ce5">
            <text:p><text:s/>1,271<text:s/></text:p>
          </table:table-cell>
          <table:table-cell office:value-type="float" office:value="1.0169441075762793" table:style-name="ce6">
            <text:p>1.017</text:p>
          </table:table-cell>
          <table:table-cell office:value-type="float" office:value="1292.3715575526401" table:style-name="ce5">
            <text:p><text:s/>1,292<text:s/></text:p>
          </table:table-cell>
          <table:table-cell office:value-type="float" office:value="0.97184639733197775" table:style-name="ce6">
            <text:p>0.972</text:p>
          </table:table-cell>
          <table:table-cell office:value-type="float" office:value="1255.9866422218499" table:style-name="ce5">
            <text:p><text:s/>1,25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55.9866422218499" table:style-name="ce5">
            <text:p><text:s/>1,256<text:s/></text:p>
          </table:table-cell>
          <table:table-cell office:value-type="float" office:value="0.98610907655815794" table:style-name="ce6">
            <text:p>0.986</text:p>
          </table:table-cell>
          <table:table-cell office:value-type="float" office:value="1238.5398279307699" table:style-name="ce5">
            <text:p><text:s/>1,239<text:s/></text:p>
          </table:table-cell>
          <table:table-cell office:value-type="float" office:value="1.1039785203364236" table:style-name="ce6">
            <text:p>1.104</text:p>
          </table:table-cell>
          <table:table-cell office:value-type="float" office:value="1367.3213666167401" table:style-name="ce5">
            <text:p><text:s/>1,36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64.33544504153008" table:style-name="ce5">
            <text:p><text:s/>96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64.33544504153008" table:style-name="ce5">
            <text:p><text:s/>964<text:s/></text:p>
          </table:table-cell>
          <table:table-cell office:value-type="float" office:value="0.84532396943232091" table:style-name="ce6">
            <text:p>0.845</text:p>
          </table:table-cell>
          <table:table-cell office:value-type="float" office:value="815.17586626679008" table:style-name="ce5">
            <text:p><text:s/>815<text:s/></text:p>
          </table:table-cell>
          <table:table-cell office:value-type="float" office:value="1.0989689946853087" table:style-name="ce6">
            <text:p>1.099</text:p>
          </table:table-cell>
          <table:table-cell office:value-type="float" office:value="895.85300224293997" table:style-name="ce5">
            <text:p><text:s/>89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95.85300224293997" table:style-name="ce5">
            <text:p><text:s/>896<text:s/></text:p>
          </table:table-cell>
          <table:table-cell office:value-type="float" office:value="1.1224791382805626" table:style-name="ce6">
            <text:p>1.122</text:p>
          </table:table-cell>
          <table:table-cell office:value-type="float" office:value="1005.5763059837101" table:style-name="ce5">
            <text:p><text:s/>1,006<text:s/></text:p>
          </table:table-cell>
          <table:table-cell office:value-type="float" office:value="1.25251443624032" table:style-name="ce6">
            <text:p>1.253</text:p>
          </table:table-cell>
          <table:table-cell office:value-type="float" office:value="1259.49883998581" table:style-name="ce5">
            <text:p><text:s/>1,25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59.49883998581" table:style-name="ce5">
            <text:p><text:s/>1,259<text:s/></text:p>
          </table:table-cell>
          <table:table-cell office:value-type="float" office:value="1.0077489747412471" table:style-name="ce6">
            <text:p>1.008</text:p>
          </table:table-cell>
          <table:table-cell office:value-type="float" office:value="1269.25866468349" table:style-name="ce5">
            <text:p><text:s/>1,269<text:s/></text:p>
          </table:table-cell>
          <table:table-cell office:value-type="float" office:value="0.96529224691202287" table:style-name="ce6">
            <text:p>0.965</text:p>
          </table:table-cell>
          <table:table-cell office:value-type="float" office:value="1225.2055483448798" table:style-name="ce5">
            <text:p><text:s/>1,22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225.2055483448798" table:style-name="ce5">
            <text:p><text:s/>1,225<text:s/></text:p>
          </table:table-cell>
          <table:table-cell office:value-type="float" office:value="1.0016576300501525" table:style-name="ce6">
            <text:p>1.002</text:p>
          </table:table-cell>
          <table:table-cell office:value-type="float" office:value="1227.2364858794299" table:style-name="ce5">
            <text:p><text:s/>1,227<text:s/></text:p>
          </table:table-cell>
          <table:table-cell office:value-type="float" office:value="1.0190955649360007" table:style-name="ce6">
            <text:p>1.019</text:p>
          </table:table-cell>
          <table:table-cell office:value-type="float" office:value="1250.6712598873698" table:style-name="ce5">
            <text:p><text:s/>1,25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50.6712598873698" table:style-name="ce5">
            <text:p><text:s/>1,251<text:s/></text:p>
          </table:table-cell>
          <table:table-cell office:value-type="float" office:value="0.91522095373259904" table:style-name="ce6">
            <text:p>0.915</text:p>
          </table:table-cell>
          <table:table-cell office:value-type="float" office:value="1144.6405432800698" table:style-name="ce5">
            <text:p><text:s/>1,145<text:s/></text:p>
          </table:table-cell>
          <table:table-cell office:value-type="float" office:value="0.99777587264272116" table:style-name="ce6">
            <text:p>0.998</text:p>
          </table:table-cell>
          <table:table-cell office:value-type="float" office:value="1142.09471693351" table:style-name="ce5">
            <text:p><text:s/>1,14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42.09471693351" table:style-name="ce5">
            <text:p><text:s/>1,142<text:s/></text:p>
          </table:table-cell>
          <table:table-cell office:value-type="float" office:value="0.99831547513824803" table:style-name="ce6">
            <text:p>0.998</text:p>
          </table:table-cell>
          <table:table-cell office:value-type="float" office:value="1140.1708299883599" table:style-name="ce5">
            <text:p><text:s/>1,140<text:s/></text:p>
          </table:table-cell>
          <table:table-cell office:value-type="float" office:value="1.1836085799593357" table:style-name="ce6">
            <text:p>1.184</text:p>
          </table:table-cell>
          <table:table-cell office:value-type="float" office:value="1349.5159769935799" table:style-name="ce5">
            <text:p><text:s/>1,35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49.5159769935799" table:style-name="ce5">
            <text:p><text:s/>1,350<text:s/></text:p>
          </table:table-cell>
          <table:table-cell office:value-type="float" office:value="1.0049949476585576" table:style-name="ce6">
            <text:p>1.005</text:p>
          </table:table-cell>
          <table:table-cell office:value-type="float" office:value="1356.2567386630499" table:style-name="ce5">
            <text:p><text:s/>1,356<text:s/></text:p>
          </table:table-cell>
          <table:table-cell office:value-type="float" office:value="1.1637748917382624" table:style-name="ce6">
            <text:p>1.164</text:p>
          </table:table-cell>
          <table:table-cell office:value-type="float" office:value="1578.3775392068799" table:style-name="ce5">
            <text:p><text:s/>1,5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78.3775392068799" table:style-name="ce5">
            <text:p><text:s/>1,578<text:s/></text:p>
          </table:table-cell>
          <table:table-cell office:value-type="float" office:value="1.0094684342834794" table:style-name="ce6">
            <text:p>1.009</text:p>
          </table:table-cell>
          <table:table-cell office:value-type="float" office:value="1593.3223032113799" table:style-name="ce5">
            <text:p><text:s/>1,593<text:s/></text:p>
          </table:table-cell>
          <table:table-cell office:value-type="float" office:value="0.96312219911211205" table:style-name="ce6">
            <text:p>0.963</text:p>
          </table:table-cell>
          <table:table-cell office:value-type="float" office:value="1534.5640805633197" table:style-name="ce5">
            <text:p><text:s/>1,53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34.5640805633197" table:style-name="ce5">
            <text:p><text:s/>1,535<text:s/></text:p>
          </table:table-cell>
          <table:table-cell office:value-type="float" office:value="1.0184792827210583" table:style-name="ce6">
            <text:p>1.018</text:p>
          </table:table-cell>
          <table:table-cell office:value-type="float" office:value="1562.9217240616304" table:style-name="ce5">
            <text:p><text:s/>1,563<text:s/></text:p>
          </table:table-cell>
          <table:table-cell office:value-type="float" office:value="1.3661993235224945" table:style-name="ce6">
            <text:p>1.366</text:p>
          </table:table-cell>
          <table:table-cell office:value-type="float" office:value="2135.26260213161" table:style-name="ce5">
            <text:p><text:s/>2,1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35.26260213161" table:style-name="ce5">
            <text:p><text:s/>2,135<text:s/></text:p>
          </table:table-cell>
          <table:table-cell office:value-type="float" office:value="1.0532727775513857" table:style-name="ce6">
            <text:p>1.053</text:p>
          </table:table-cell>
          <table:table-cell office:value-type="float" office:value="2249.01397174876" table:style-name="ce5">
            <text:p><text:s/>2,249<text:s/></text:p>
          </table:table-cell>
          <table:table-cell office:value-type="float" office:value="1.0523880587409626" table:style-name="ce6">
            <text:p>1.052</text:p>
          </table:table-cell>
          <table:table-cell office:value-type="float" office:value="2366.83544780998" table:style-name="ce5">
            <text:p><text:s/>2,36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366.83544780998" table:style-name="ce5">
            <text:p><text:s/>2,367<text:s/></text:p>
          </table:table-cell>
          <table:table-cell office:value-type="float" office:value="0.99391635952939461" table:style-name="ce6">
            <text:p>0.994</text:p>
          </table:table-cell>
          <table:table-cell office:value-type="float" office:value="2352.4364718924198" table:style-name="ce5">
            <text:p><text:s/>2,352<text:s/></text:p>
          </table:table-cell>
          <table:table-cell office:value-type="float" office:value="1.0382738486383056" table:style-name="ce6">
            <text:p>1.038</text:p>
          </table:table-cell>
          <table:table-cell office:value-type="float" office:value="2442.4732693488604" table:style-name="ce5">
            <text:p><text:s/>2,4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42.4732693488604" table:style-name="ce5">
            <text:p><text:s/>2,442<text:s/></text:p>
          </table:table-cell>
          <table:table-cell office:value-type="float" office:value="1.0316059770227126" table:style-name="ce6">
            <text:p>1.032</text:p>
          </table:table-cell>
          <table:table-cell office:value-type="float" office:value="2519.67002337849" table:style-name="ce5">
            <text:p><text:s/>2,520<text:s/></text:p>
          </table:table-cell>
          <table:table-cell office:value-type="float" office:value="1.1276511729115632" table:style-name="ce6">
            <text:p>1.128</text:p>
          </table:table-cell>
          <table:table-cell office:value-type="float" office:value="2841.3088572128599" table:style-name="ce5">
            <text:p><text:s/>2,84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41.3088572128599" table:style-name="ce5">
            <text:p><text:s/>2,841<text:s/></text:p>
          </table:table-cell>
          <table:table-cell office:value-type="float" office:value="0.93285277682501988" table:style-name="ce6">
            <text:p>0.933</text:p>
          </table:table-cell>
          <table:table-cell office:value-type="float" office:value="2650.5228572685405" table:style-name="ce5">
            <text:p><text:s/>2,651<text:s/></text:p>
          </table:table-cell>
          <table:table-cell office:value-type="float" office:value="1.1370049377297138" table:style-name="ce6">
            <text:p>1.137</text:p>
          </table:table-cell>
          <table:table-cell office:value-type="float" office:value="3013.6575762797997" table:style-name="ce5">
            <text:p><text:s/>3,0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13.6575762797997" table:style-name="ce5">
            <text:p><text:s/>3,014<text:s/></text:p>
          </table:table-cell>
          <table:table-cell office:value-type="float" office:value="0.96511166256322944" table:style-name="ce6">
            <text:p>0.965</text:p>
          </table:table-cell>
          <table:table-cell office:value-type="float" office:value="2908.5160738396703" table:style-name="ce5">
            <text:p><text:s/>2,909<text:s/></text:p>
          </table:table-cell>
          <table:table-cell office:value-type="float" office:value="1.0579557758042741" table:style-name="ce6">
            <text:p>1.058</text:p>
          </table:table-cell>
          <table:table-cell office:value-type="float" office:value="3077.0813793382495" table:style-name="ce5">
            <text:p><text:s/>3,07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77.0813793382495" table:style-name="ce5">
            <text:p><text:s/>3,077<text:s/></text:p>
          </table:table-cell>
          <table:table-cell office:value-type="float" office:value="0.98041153505735279" table:style-name="ce6">
            <text:p>0.980</text:p>
          </table:table-cell>
          <table:table-cell office:value-type="float" office:value="3016.8060786134101" table:style-name="ce5">
            <text:p><text:s/>3,017<text:s/></text:p>
          </table:table-cell>
          <table:table-cell office:value-type="float" office:value="0.96990505267557026" table:style-name="ce6">
            <text:p>0.970</text:p>
          </table:table-cell>
          <table:table-cell office:value-type="float" office:value="2926.0154585895198" table:style-name="ce5">
            <text:p><text:s/>2,9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26.0154585895198" table:style-name="ce5">
            <text:p><text:s/>2,926<text:s/></text:p>
          </table:table-cell>
          <table:table-cell office:value-type="float" office:value="0.98695416219685628" table:style-name="ce6">
            <text:p>0.987</text:p>
          </table:table-cell>
          <table:table-cell office:value-type="float" office:value="2887.8431355072698" table:style-name="ce5">
            <text:p><text:s/>2,888<text:s/></text:p>
          </table:table-cell>
          <table:table-cell office:value-type="float" office:value="1.0273054605440155" table:style-name="ce6">
            <text:p>1.027</text:p>
          </table:table-cell>
          <table:table-cell office:value-type="float" office:value="2966.6970223011695" table:style-name="ce5">
            <text:p><text:s/>2,96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814.478266163002" table:style-name="ce5">
            <text:p><text:s/>33,8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3814.478266163002" table:style-name="ce5">
            <text:p><text:s/>33,814<text:s/></text:p>
          </table:table-cell>
          <table:table-cell office:value-type="float" office:value="0.98913539682510421" table:style-name="ce6">
            <text:p>0.989</text:p>
          </table:table-cell>
          <table:table-cell office:value-type="float" office:value="33447.097378234997" table:style-name="ce5">
            <text:p><text:s/>33,447<text:s/></text:p>
          </table:table-cell>
          <table:table-cell office:value-type="float" office:value="1.2461169275830415" table:style-name="ce6">
            <text:p>1.246</text:p>
          </table:table-cell>
          <table:table-cell office:value-type="float" office:value="41678.994221537003" table:style-name="ce5">
            <text:p><text:s/>41,67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678.994221537003" table:style-name="ce5">
            <text:p><text:s/>41,679<text:s/></text:p>
          </table:table-cell>
          <table:table-cell office:value-type="float" office:value="0.96876103102597877" table:style-name="ce6">
            <text:p>0.969</text:p>
          </table:table-cell>
          <table:table-cell office:value-type="float" office:value="40376.985414181996" table:style-name="ce5">
            <text:p><text:s/>40,377<text:s/></text:p>
          </table:table-cell>
          <table:table-cell office:value-type="float" office:value="1.1964620290528123" table:style-name="ce6">
            <text:p>1.196</text:p>
          </table:table-cell>
          <table:table-cell office:value-type="float" office:value="48309.529895688007" table:style-name="ce5">
            <text:p><text:s/>48,31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309.529895688007" table:style-name="ce5">
            <text:p><text:s/>48,310<text:s/></text:p>
          </table:table-cell>
          <table:table-cell office:value-type="float" office:value="1.1232102373554516" table:style-name="ce6">
            <text:p>1.123</text:p>
          </table:table-cell>
          <table:table-cell office:value-type="float" office:value="54261.758540666" table:style-name="ce5">
            <text:p><text:s/>54,262<text:s/></text:p>
          </table:table-cell>
          <table:table-cell office:value-type="float" office:value="1.208683233558818" table:style-name="ce6">
            <text:p>1.209</text:p>
          </table:table-cell>
          <table:table-cell office:value-type="float" office:value="65585.277771519992" table:style-name="ce5">
            <text:p><text:s/>65,58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5585.277771519992" table:style-name="ce5">
            <text:p><text:s/>65,585<text:s/></text:p>
          </table:table-cell>
          <table:table-cell office:value-type="float" office:value="1.0606754673099981" table:style-name="ce6">
            <text:p>1.061</text:p>
          </table:table-cell>
          <table:table-cell office:value-type="float" office:value="69564.695148963001" table:style-name="ce5">
            <text:p><text:s/>69,565<text:s/></text:p>
          </table:table-cell>
          <table:table-cell office:value-type="float" office:value="1.1517742343428266" table:style-name="ce6">
            <text:p>1.152</text:p>
          </table:table-cell>
          <table:table-cell office:value-type="float" office:value="80122.823492488998" table:style-name="ce5">
            <text:p><text:s/>80,1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0122.823492488998" table:style-name="ce5">
            <text:p><text:s/>80,123<text:s/></text:p>
          </table:table-cell>
          <table:table-cell office:value-type="float" office:value="0.97649304860739761" table:style-name="ce6">
            <text:p>0.976</text:p>
          </table:table-cell>
          <table:table-cell office:value-type="float" office:value="78239.380175212995" table:style-name="ce5">
            <text:p><text:s/>78,239<text:s/></text:p>
          </table:table-cell>
          <table:table-cell office:value-type="float" office:value="0.94512891712635161" table:style-name="ce6">
            <text:p>0.945</text:p>
          </table:table-cell>
          <table:table-cell office:value-type="float" office:value="73946.300661636007" table:style-name="ce5">
            <text:p><text:s/>73,9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3946.300661636007" table:style-name="ce5">
            <text:p><text:s/>73,946<text:s/></text:p>
          </table:table-cell>
          <table:table-cell office:value-type="float" office:value="1.0128283187740337" table:style-name="ce6">
            <text:p>1.013</text:p>
          </table:table-cell>
          <table:table-cell office:value-type="float" office:value="74894.907378684002" table:style-name="ce5">
            <text:p><text:s/>74,895<text:s/></text:p>
          </table:table-cell>
          <table:table-cell office:value-type="float" office:value="1.3300331544183868" table:style-name="ce6">
            <text:p>1.330</text:p>
          </table:table-cell>
          <table:table-cell office:value-type="float" office:value="99612.709910744001" table:style-name="ce5">
            <text:p><text:s/>99,6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9612.709910744001" table:style-name="ce5">
            <text:p><text:s/>99,613<text:s/></text:p>
          </table:table-cell>
          <table:table-cell office:value-type="float" office:value="1.0966604178374779" table:style-name="ce6">
            <text:p>1.097</text:p>
          </table:table-cell>
          <table:table-cell office:value-type="float" office:value="109241.31607263999" table:style-name="ce5">
            <text:p><text:s/>109,241<text:s/></text:p>
          </table:table-cell>
          <table:table-cell office:value-type="float" office:value="0.71834981186537583" table:style-name="ce6">
            <text:p>0.718</text:p>
          </table:table-cell>
          <table:table-cell office:value-type="float" office:value="78473.478848707004" table:style-name="ce5">
            <text:p><text:s/>78,4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8473.478848707004" table:style-name="ce5">
            <text:p><text:s/>78,473<text:s/></text:p>
          </table:table-cell>
          <table:table-cell office:value-type="float" office:value="0.97929169744946543" table:style-name="ce6">
            <text:p>0.979</text:p>
          </table:table-cell>
          <table:table-cell office:value-type="float" office:value="76848.426306515001" table:style-name="ce5">
            <text:p><text:s/>76,848<text:s/></text:p>
          </table:table-cell>
          <table:table-cell office:value-type="float" office:value="1.1729938207701536" table:style-name="ce6">
            <text:p>1.173</text:p>
          </table:table-cell>
          <table:table-cell office:value-type="float" office:value="90142.7291934526" table:style-name="ce5">
            <text:p><text:s/>90,14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0142.7291934526" table:style-name="ce5">
            <text:p><text:s/>90,143<text:s/></text:p>
          </table:table-cell>
          <table:table-cell office:value-type="float" office:value="0.96149862958852683" table:style-name="ce6">
            <text:p>0.961</text:p>
          </table:table-cell>
          <table:table-cell office:value-type="float" office:value="86672.110586874376" table:style-name="ce5">
            <text:p><text:s/>86,672<text:s/></text:p>
          </table:table-cell>
          <table:table-cell office:value-type="float" office:value="1.3082854313340953" table:style-name="ce6">
            <text:p>1.308</text:p>
          </table:table-cell>
          <table:table-cell office:value-type="float" office:value="113391.85958378534" table:style-name="ce5">
            <text:p><text:s/>113,39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13391.85958378534" table:style-name="ce5">
            <text:p><text:s/>113,392<text:s/></text:p>
          </table:table-cell>
          <table:table-cell office:value-type="float" office:value="0.99018599332168822" table:style-name="ce6">
            <text:p>0.990</text:p>
          </table:table-cell>
          <table:table-cell office:value-type="float" office:value="112279.03111656387" table:style-name="ce5">
            <text:p><text:s/>112,279<text:s/></text:p>
          </table:table-cell>
          <table:table-cell office:value-type="float" office:value="1.2007147533073714" table:style-name="ce6">
            <text:p>1.201</text:p>
          </table:table-cell>
          <table:table-cell office:value-type="float" office:value="134815.08914871566" table:style-name="ce5">
            <text:p><text:s/>134,81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4815.08914871566" table:style-name="ce5">
            <text:p><text:s/>134,815<text:s/></text:p>
          </table:table-cell>
          <table:table-cell office:value-type="float" office:value="0.91600576458636429" table:style-name="ce6">
            <text:p>0.916</text:p>
          </table:table-cell>
          <table:table-cell office:value-type="float" office:value="123491.39881344816" table:style-name="ce5">
            <text:p><text:s/>123,491<text:s/></text:p>
          </table:table-cell>
          <table:table-cell office:value-type="float" office:value="1.0594733003328416" table:style-name="ce6">
            <text:p>1.059</text:p>
          </table:table-cell>
          <table:table-cell office:value-type="float" office:value="130835.83986360309" table:style-name="ce5">
            <text:p><text:s/>130,83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0835.83986360309" table:style-name="ce5">
            <text:p><text:s/>130,836<text:s/></text:p>
          </table:table-cell>
          <table:table-cell office:value-type="float" office:value="1.0258710142950878" table:style-name="ce6">
            <text:p>1.026</text:p>
          </table:table-cell>
          <table:table-cell office:value-type="float" office:value="134220.69574702418" table:style-name="ce5">
            <text:p><text:s/>134,221<text:s/></text:p>
          </table:table-cell>
          <table:table-cell office:value-type="float" office:value="1.1032890805639242" table:style-name="ce6">
            <text:p>1.103</text:p>
          </table:table-cell>
          <table:table-cell office:value-type="float" office:value="148084.22800338452" table:style-name="ce5">
            <text:p><text:s/>148,08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8084.22800338452" table:style-name="ce5">
            <text:p><text:s/>148,084<text:s/></text:p>
          </table:table-cell>
          <table:table-cell office:value-type="float" office:value="1.0158566518354624" table:style-name="ce6">
            <text:p>1.016</text:p>
          </table:table-cell>
          <table:table-cell office:value-type="float" office:value="150432.34804915742" table:style-name="ce5">
            <text:p><text:s/>150,432<text:s/></text:p>
          </table:table-cell>
          <table:table-cell office:value-type="float" office:value="0.76163762778196287" table:style-name="ce6">
            <text:p>0.762</text:p>
          </table:table-cell>
          <table:table-cell office:value-type="float" office:value="114574.93670983084" table:style-name="ce5">
            <text:p><text:s/>114,57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4574.93670983084" table:style-name="ce5">
            <text:p><text:s/>114,575<text:s/></text:p>
          </table:table-cell>
          <table:table-cell office:value-type="float" office:value="1.0166330148599725" table:style-name="ce6">
            <text:p>1.017</text:p>
          </table:table-cell>
          <table:table-cell office:value-type="float" office:value="116480.66333470587" table:style-name="ce5">
            <text:p><text:s/>116,481<text:s/></text:p>
          </table:table-cell>
          <table:table-cell office:value-type="float" office:value="0.72998865624919185" table:style-name="ce6">
            <text:p>0.730</text:p>
          </table:table-cell>
          <table:table-cell office:value-type="float" office:value="85029.562906716441" table:style-name="ce5">
            <text:p><text:s/>85,03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5029.562906716441" table:style-name="ce5">
            <text:p><text:s/>85,030<text:s/></text:p>
          </table:table-cell>
          <table:table-cell office:value-type="float" office:value="1.0124335829394722" table:style-name="ce6">
            <text:p>1.012</text:p>
          </table:table-cell>
          <table:table-cell office:value-type="float" office:value="86086.785029424165" table:style-name="ce5">
            <text:p><text:s/>86,087<text:s/></text:p>
          </table:table-cell>
          <table:table-cell office:value-type="float" office:value="1.1545359250078067" table:style-name="ce6">
            <text:p>1.155</text:p>
          </table:table-cell>
          <table:table-cell office:value-type="float" office:value="99390.285984894421" table:style-name="ce5">
            <text:p><text:s/>99,3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9390.285984894421" table:style-name="ce5">
            <text:p><text:s/>99,390<text:s/></text:p>
          </table:table-cell>
          <table:table-cell office:value-type="float" office:value="1.028726876293804" table:style-name="ce6">
            <text:p>1.029</text:p>
          </table:table-cell>
          <table:table-cell office:value-type="float" office:value="102245.45843518829" table:style-name="ce5">
            <text:p><text:s/>102,245<text:s/></text:p>
          </table:table-cell>
          <table:table-cell office:value-type="float" office:value="1.5441119983459859" table:style-name="ce6">
            <text:p>1.544</text:p>
          </table:table-cell>
          <table:table-cell office:value-type="float" office:value="157878.43914616003" table:style-name="ce5">
            <text:p><text:s/>157,87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367.928779398997" table:style-name="ce5">
            <text:p><text:s/>18,36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367.928779398997" table:style-name="ce5">
            <text:p><text:s/>18,368<text:s/></text:p>
          </table:table-cell>
          <table:table-cell office:value-type="float" office:value="0.97417881929110373" table:style-name="ce6">
            <text:p>0.974</text:p>
          </table:table-cell>
          <table:table-cell office:value-type="float" office:value="17893.647171138" table:style-name="ce5">
            <text:p><text:s/>17,894<text:s/></text:p>
          </table:table-cell>
          <table:table-cell office:value-type="float" office:value="1.2232248819652998" table:style-name="ce6">
            <text:p>1.223</text:p>
          </table:table-cell>
          <table:table-cell office:value-type="float" office:value="21887.954448844001" table:style-name="ce5">
            <text:p><text:s/>21,88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1887.954448844001" table:style-name="ce5">
            <text:p><text:s/>21,888<text:s/></text:p>
          </table:table-cell>
          <table:table-cell office:value-type="float" office:value="0.97605741114863853" table:style-name="ce6">
            <text:p>0.976</text:p>
          </table:table-cell>
          <table:table-cell office:value-type="float" office:value="21363.900154678002" table:style-name="ce5">
            <text:p><text:s/>21,364<text:s/></text:p>
          </table:table-cell>
          <table:table-cell office:value-type="float" office:value="1.1765197532592961" table:style-name="ce6">
            <text:p>1.177</text:p>
          </table:table-cell>
          <table:table-cell office:value-type="float" office:value="25135.050538637999" table:style-name="ce5">
            <text:p><text:s/>25,1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135.050538637999" table:style-name="ce5">
            <text:p><text:s/>25,135<text:s/></text:p>
          </table:table-cell>
          <table:table-cell office:value-type="float" office:value="1.1305935478884011" table:style-name="ce6">
            <text:p>1.131</text:p>
          </table:table-cell>
          <table:table-cell office:value-type="float" office:value="28417.525964832999" table:style-name="ce5">
            <text:p><text:s/>28,418<text:s/></text:p>
          </table:table-cell>
          <table:table-cell office:value-type="float" office:value="1.0235391447727646" table:style-name="ce6">
            <text:p>1.024</text:p>
          </table:table-cell>
          <table:table-cell office:value-type="float" office:value="29086.450222603002" table:style-name="ce5">
            <text:p><text:s/>29,08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9086.450222603002" table:style-name="ce5">
            <text:p><text:s/>29,086<text:s/></text:p>
          </table:table-cell>
          <table:table-cell office:value-type="float" office:value="1.0491342925938902" table:style-name="ce6">
            <text:p>1.049</text:p>
          </table:table-cell>
          <table:table-cell office:value-type="float" office:value="30515.592378358" table:style-name="ce5">
            <text:p><text:s/>30,516<text:s/></text:p>
          </table:table-cell>
          <table:table-cell office:value-type="float" office:value="1.0249221166534968" table:style-name="ce6">
            <text:p>1.025</text:p>
          </table:table-cell>
          <table:table-cell office:value-type="float" office:value="31276.105531361998" table:style-name="ce5">
            <text:p><text:s/>31,27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276.105531361998" table:style-name="ce5">
            <text:p><text:s/>31,276<text:s/></text:p>
          </table:table-cell>
          <table:table-cell office:value-type="float" office:value="0.97135782963109896" table:style-name="ce6">
            <text:p>0.971</text:p>
          </table:table-cell>
          <table:table-cell office:value-type="float" office:value="30380.289988256998" table:style-name="ce5">
            <text:p><text:s/>30,380<text:s/></text:p>
          </table:table-cell>
          <table:table-cell office:value-type="float" office:value="1.0021415875288928" table:style-name="ce6">
            <text:p>1.002</text:p>
          </table:table-cell>
          <table:table-cell office:value-type="float" office:value="30445.352038419998" table:style-name="ce5">
            <text:p><text:s/>30,44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445.352038419998" table:style-name="ce5">
            <text:p><text:s/>30,445<text:s/></text:p>
          </table:table-cell>
          <table:table-cell office:value-type="float" office:value="1.0118206586423391" table:style-name="ce6">
            <text:p>1.012</text:p>
          </table:table-cell>
          <table:table-cell office:value-type="float" office:value="30805.236152112" table:style-name="ce5">
            <text:p><text:s/>30,805<text:s/></text:p>
          </table:table-cell>
          <table:table-cell office:value-type="float" office:value="1.272331912206907" table:style-name="ce6">
            <text:p>1.272</text:p>
          </table:table-cell>
          <table:table-cell office:value-type="float" office:value="39194.485019402004" table:style-name="ce5">
            <text:p><text:s/>39,1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194.485019402004" table:style-name="ce5">
            <text:p><text:s/>39,194<text:s/></text:p>
          </table:table-cell>
          <table:table-cell office:value-type="float" office:value="1.129643192924302" table:style-name="ce6">
            <text:p>1.130</text:p>
          </table:table-cell>
          <table:table-cell office:value-type="float" office:value="44275.783202341001" table:style-name="ce5">
            <text:p><text:s/>44,276<text:s/></text:p>
          </table:table-cell>
          <table:table-cell office:value-type="float" office:value="0.92098460513409897" table:style-name="ce6">
            <text:p>0.921</text:p>
          </table:table-cell>
          <table:table-cell office:value-type="float" office:value="40777.314709610997" table:style-name="ce5">
            <text:p><text:s/>40,7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777.314709610997" table:style-name="ce5">
            <text:p><text:s/>40,777<text:s/></text:p>
          </table:table-cell>
          <table:table-cell office:value-type="float" office:value="0.95313408136726652" table:style-name="ce6">
            <text:p>0.953</text:p>
          </table:table-cell>
          <table:table-cell office:value-type="float" office:value="38866.248396369003" table:style-name="ce5">
            <text:p><text:s/>38,866<text:s/></text:p>
          </table:table-cell>
          <table:table-cell office:value-type="float" office:value="1.0681784832981156" table:style-name="ce6">
            <text:p>1.068</text:p>
          </table:table-cell>
          <table:table-cell office:value-type="float" office:value="41516.090263521262" table:style-name="ce5">
            <text:p><text:s/>41,5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1516.090263521262" table:style-name="ce5">
            <text:p><text:s/>41,516<text:s/></text:p>
          </table:table-cell>
          <table:table-cell office:value-type="float" office:value="0.98840231252222155" table:style-name="ce6">
            <text:p>0.988</text:p>
          </table:table-cell>
          <table:table-cell office:value-type="float" office:value="41034.599623345704" table:style-name="ce5">
            <text:p><text:s/>41,035<text:s/></text:p>
          </table:table-cell>
          <table:table-cell office:value-type="float" office:value="1.0555720735842224" table:style-name="ce6">
            <text:p>1.056</text:p>
          </table:table-cell>
          <table:table-cell office:value-type="float" office:value="43314.977413113382" table:style-name="ce5">
            <text:p><text:s/>43,31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3314.977413113382" table:style-name="ce5">
            <text:p><text:s/>43,315<text:s/></text:p>
          </table:table-cell>
          <table:table-cell office:value-type="float" office:value="1.0314472868098938" table:style-name="ce6">
            <text:p>1.031</text:p>
          </table:table-cell>
          <table:table-cell office:value-type="float" office:value="44677.115930987631" table:style-name="ce5">
            <text:p><text:s/>44,677<text:s/></text:p>
          </table:table-cell>
          <table:table-cell office:value-type="float" office:value="1.0484423861056547" table:style-name="ce6">
            <text:p>1.048</text:p>
          </table:table-cell>
          <table:table-cell office:value-type="float" office:value="46841.382031003632" table:style-name="ce5">
            <text:p><text:s/>46,84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6841.382031003632" table:style-name="ce5">
            <text:p><text:s/>46,841<text:s/></text:p>
          </table:table-cell>
          <table:table-cell office:value-type="float" office:value="0.89733073790871443" table:style-name="ce6">
            <text:p>0.897</text:p>
          </table:table-cell>
          <table:table-cell office:value-type="float" office:value="42032.211902544484" table:style-name="ce5">
            <text:p><text:s/>42,032<text:s/></text:p>
          </table:table-cell>
          <table:table-cell office:value-type="float" office:value="1.1155089830966969" table:style-name="ce6">
            <text:p>1.116</text:p>
          </table:table-cell>
          <table:table-cell office:value-type="float" office:value="46887.309956712277" table:style-name="ce5">
            <text:p><text:s/>46,8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887.309956712277" table:style-name="ce5">
            <text:p><text:s/>46,887<text:s/></text:p>
          </table:table-cell>
          <table:table-cell office:value-type="float" office:value="0.99225348645163669" table:style-name="ce6">
            <text:p>0.992</text:p>
          </table:table-cell>
          <table:table-cell office:value-type="float" office:value="46524.096774886297" table:style-name="ce5">
            <text:p><text:s/>46,524<text:s/></text:p>
          </table:table-cell>
          <table:table-cell office:value-type="float" office:value="1.2913989820974414" table:style-name="ce6">
            <text:p>1.291</text:p>
          </table:table-cell>
          <table:table-cell office:value-type="float" office:value="60081.171218091025" table:style-name="ce5">
            <text:p><text:s/>60,08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0081.171218091025" table:style-name="ce5">
            <text:p><text:s/>60,081<text:s/></text:p>
          </table:table-cell>
          <table:table-cell office:value-type="float" office:value="0.97007033867860726" table:style-name="ce6">
            <text:p>0.970</text:p>
          </table:table-cell>
          <table:table-cell office:value-type="float" office:value="58282.962111740955" table:style-name="ce5">
            <text:p><text:s/>58,283<text:s/></text:p>
          </table:table-cell>
          <table:table-cell office:value-type="float" office:value="1.126535206207709" table:style-name="ce6">
            <text:p>1.127</text:p>
          </table:table-cell>
          <table:table-cell office:value-type="float" office:value="65657.808740946188" table:style-name="ce5">
            <text:p><text:s/>65,65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5657.808740946188" table:style-name="ce5">
            <text:p><text:s/>65,658<text:s/></text:p>
          </table:table-cell>
          <table:table-cell office:value-type="float" office:value="0.9952626300050369" table:style-name="ce6">
            <text:p>0.995</text:p>
          </table:table-cell>
          <table:table-cell office:value-type="float" office:value="65346.763407881801" table:style-name="ce5">
            <text:p><text:s/>65,347<text:s/></text:p>
          </table:table-cell>
          <table:table-cell office:value-type="float" office:value="1.0715500428047375" table:style-name="ce6">
            <text:p>1.072</text:p>
          </table:table-cell>
          <table:table-cell office:value-type="float" office:value="70022.327126866789" table:style-name="ce5">
            <text:p><text:s/>70,02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0022.327126866789" table:style-name="ce5">
            <text:p><text:s/>70,022<text:s/></text:p>
          </table:table-cell>
          <table:table-cell office:value-type="float" office:value="1.0171027444588034" table:style-name="ce6">
            <text:p>1.017</text:p>
          </table:table-cell>
          <table:table-cell office:value-type="float" office:value="71219.90109412832" table:style-name="ce5">
            <text:p><text:s/>71,220<text:s/></text:p>
          </table:table-cell>
          <table:table-cell office:value-type="float" office:value="0.99994361844438906" table:style-name="ce6">
            <text:p>1.000</text:p>
          </table:table-cell>
          <table:table-cell office:value-type="float" office:value="71215.885605314179" table:style-name="ce5">
            <text:p><text:s/>71,2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1215.885605314179" table:style-name="ce5">
            <text:p><text:s/>71,216<text:s/></text:p>
          </table:table-cell>
          <table:table-cell office:value-type="float" office:value="1.03003207119853" table:style-name="ce6">
            <text:p>1.030</text:p>
          </table:table-cell>
          <table:table-cell office:value-type="float" office:value="73354.64615227934" table:style-name="ce5">
            <text:p><text:s/>73,355<text:s/></text:p>
          </table:table-cell>
          <table:table-cell office:value-type="float" office:value="1.1947516966572411" table:style-name="ce6">
            <text:p>1.195</text:p>
          </table:table-cell>
          <table:table-cell office:value-type="float" office:value="87640.5879481273" table:style-name="ce5">
            <text:p><text:s/>87,64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446.549486763999" table:style-name="ce5">
            <text:p><text:s/>15,44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446.549486763999" table:style-name="ce5">
            <text:p><text:s/>15,447<text:s/></text:p>
          </table:table-cell>
          <table:table-cell office:value-type="float" office:value="1.0069206861004525" table:style-name="ce6">
            <text:p>1.007</text:p>
          </table:table-cell>
          <table:table-cell office:value-type="float" office:value="15553.450207096999" table:style-name="ce5">
            <text:p><text:s/>15,553<text:s/></text:p>
          </table:table-cell>
          <table:table-cell office:value-type="float" office:value="1.2724533469533594" table:style-name="ce6">
            <text:p>1.272</text:p>
          </table:table-cell>
          <table:table-cell office:value-type="float" office:value="19791.039772693002" table:style-name="ce5">
            <text:p><text:s/>19,79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791.039772693002" table:style-name="ce5">
            <text:p><text:s/>19,791<text:s/></text:p>
          </table:table-cell>
          <table:table-cell office:value-type="float" office:value="0.96069157951658513" table:style-name="ce6">
            <text:p>0.961</text:p>
          </table:table-cell>
          <table:table-cell office:value-type="float" office:value="19013.085259503998" table:style-name="ce5">
            <text:p><text:s/>19,013<text:s/></text:p>
          </table:table-cell>
          <table:table-cell office:value-type="float" office:value="1.2188700066690052" table:style-name="ce6">
            <text:p>1.219</text:p>
          </table:table-cell>
          <table:table-cell office:value-type="float" office:value="23174.479357050004" table:style-name="ce5">
            <text:p><text:s/>23,1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174.479357050004" table:style-name="ce5">
            <text:p><text:s/>23,174<text:s/></text:p>
          </table:table-cell>
          <table:table-cell office:value-type="float" office:value="1.1152022954928142" table:style-name="ce6">
            <text:p>1.115</text:p>
          </table:table-cell>
          <table:table-cell office:value-type="float" office:value="25844.232575833001" table:style-name="ce5">
            <text:p><text:s/>25,844<text:s/></text:p>
          </table:table-cell>
          <table:table-cell office:value-type="float" office:value="1.412261998564706" table:style-name="ce6">
            <text:p>1.412</text:p>
          </table:table-cell>
          <table:table-cell office:value-type="float" office:value="36498.82754891699" table:style-name="ce5">
            <text:p><text:s/>36,49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498.82754891699" table:style-name="ce5">
            <text:p><text:s/>36,499<text:s/></text:p>
          </table:table-cell>
          <table:table-cell office:value-type="float" office:value="1.069872798469212" table:style-name="ce6">
            <text:p>1.070</text:p>
          </table:table-cell>
          <table:table-cell office:value-type="float" office:value="39049.102770604994" table:style-name="ce5">
            <text:p><text:s/>39,049<text:s/></text:p>
          </table:table-cell>
          <table:table-cell office:value-type="float" office:value="1.2509050015330276" table:style-name="ce6">
            <text:p>1.251</text:p>
          </table:table-cell>
          <table:table-cell office:value-type="float" office:value="48846.717961126997" table:style-name="ce5">
            <text:p><text:s/>48,84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846.717961126997" table:style-name="ce5">
            <text:p><text:s/>48,847<text:s/></text:p>
          </table:table-cell>
          <table:table-cell office:value-type="float" office:value="0.97978108222220839" table:style-name="ce6">
            <text:p>0.980</text:p>
          </table:table-cell>
          <table:table-cell office:value-type="float" office:value="47859.090186955997" table:style-name="ce5">
            <text:p><text:s/>47,859<text:s/></text:p>
          </table:table-cell>
          <table:table-cell office:value-type="float" office:value="0.90893806073798278" table:style-name="ce6">
            <text:p>0.909</text:p>
          </table:table-cell>
          <table:table-cell office:value-type="float" office:value="43500.948623216005" table:style-name="ce5">
            <text:p><text:s/>43,50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3500.948623216005" table:style-name="ce5">
            <text:p><text:s/>43,501<text:s/></text:p>
          </table:table-cell>
          <table:table-cell office:value-type="float" office:value="1.0135335578185944" table:style-name="ce6">
            <text:p>1.014</text:p>
          </table:table-cell>
          <table:table-cell office:value-type="float" office:value="44089.671226572005" table:style-name="ce5">
            <text:p><text:s/>44,090<text:s/></text:p>
          </table:table-cell>
          <table:table-cell office:value-type="float" office:value="1.3703487281830555" table:style-name="ce6">
            <text:p>1.370</text:p>
          </table:table-cell>
          <table:table-cell office:value-type="float" office:value="60418.224891342004" table:style-name="ce5">
            <text:p><text:s/>60,41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418.224891342004" table:style-name="ce5">
            <text:p><text:s/>60,418<text:s/></text:p>
          </table:table-cell>
          <table:table-cell office:value-type="float" office:value="1.0752638460851012" table:style-name="ce6">
            <text:p>1.075</text:p>
          </table:table-cell>
          <table:table-cell office:value-type="float" office:value="64965.532870298994" table:style-name="ce5">
            <text:p><text:s/>64,966<text:s/></text:p>
          </table:table-cell>
          <table:table-cell office:value-type="float" office:value="0.58024867146637338" table:style-name="ce6">
            <text:p>0.580</text:p>
          </table:table-cell>
          <table:table-cell office:value-type="float" office:value="37696.164139095999" table:style-name="ce5">
            <text:p><text:s/>37,6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696.164139095999" table:style-name="ce5">
            <text:p><text:s/>37,696<text:s/></text:p>
          </table:table-cell>
          <table:table-cell office:value-type="float" office:value="1.0075873441656988" table:style-name="ce6">
            <text:p>1.008</text:p>
          </table:table-cell>
          <table:table-cell office:value-type="float" office:value="37982.177910145998" table:style-name="ce5">
            <text:p><text:s/>37,982<text:s/></text:p>
          </table:table-cell>
          <table:table-cell office:value-type="float" office:value="1.2802488326226797" table:style-name="ce6">
            <text:p>1.280</text:p>
          </table:table-cell>
          <table:table-cell office:value-type="float" office:value="48626.638929931345" table:style-name="ce5">
            <text:p><text:s/>48,6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8626.638929931345" table:style-name="ce5">
            <text:p><text:s/>48,627<text:s/></text:p>
          </table:table-cell>
          <table:table-cell office:value-type="float" office:value="0.93852900319288235" table:style-name="ce6">
            <text:p>0.939</text:p>
          </table:table-cell>
          <table:table-cell office:value-type="float" office:value="45637.510963528672" table:style-name="ce5">
            <text:p><text:s/>45,638<text:s/></text:p>
          </table:table-cell>
          <table:table-cell office:value-type="float" office:value="1.5355106071992857" table:style-name="ce6">
            <text:p>1.536</text:p>
          </table:table-cell>
          <table:table-cell office:value-type="float" office:value="70076.882170671961" table:style-name="ce5">
            <text:p><text:s/>70,07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0076.882170671961" table:style-name="ce5">
            <text:p><text:s/>70,077<text:s/></text:p>
          </table:table-cell>
          <table:table-cell office:value-type="float" office:value="0.96468211900369716" table:style-name="ce6">
            <text:p>0.965</text:p>
          </table:table-cell>
          <table:table-cell office:value-type="float" office:value="67601.915185576247" table:style-name="ce5">
            <text:p><text:s/>67,602<text:s/></text:p>
          </table:table-cell>
          <table:table-cell office:value-type="float" office:value="1.301349331246201" table:style-name="ce6">
            <text:p>1.301</text:p>
          </table:table-cell>
          <table:table-cell office:value-type="float" office:value="87973.707117712038" table:style-name="ce5">
            <text:p><text:s/>87,97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7973.707117712038" table:style-name="ce5">
            <text:p><text:s/>87,974<text:s/></text:p>
          </table:table-cell>
          <table:table-cell office:value-type="float" office:value="0.92594923619517722" table:style-name="ce6">
            <text:p>0.926</text:p>
          </table:table-cell>
          <table:table-cell office:value-type="float" office:value="81459.186910903692" table:style-name="ce5">
            <text:p><text:s/>81,459<text:s/></text:p>
          </table:table-cell>
          <table:table-cell office:value-type="float" office:value="1.0305593891909313" table:style-name="ce6">
            <text:p>1.031</text:p>
          </table:table-cell>
          <table:table-cell office:value-type="float" office:value="83948.529906890806" table:style-name="ce5">
            <text:p><text:s/>83,94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3948.529906890806" table:style-name="ce5">
            <text:p><text:s/>83,949<text:s/></text:p>
          </table:table-cell>
          <table:table-cell office:value-type="float" office:value="1.0446472269306459" table:style-name="ce6">
            <text:p>1.045</text:p>
          </table:table-cell>
          <table:table-cell office:value-type="float" office:value="87696.598972137872" table:style-name="ce5">
            <text:p><text:s/>87,697<text:s/></text:p>
          </table:table-cell>
          <table:table-cell office:value-type="float" office:value="1.0034945233537844" table:style-name="ce6">
            <text:p>1.003</text:p>
          </table:table-cell>
          <table:table-cell office:value-type="float" office:value="88003.056785293491" table:style-name="ce5">
            <text:p><text:s/>88,0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8003.056785293491" table:style-name="ce5">
            <text:p><text:s/>88,003<text:s/></text:p>
          </table:table-cell>
          <table:table-cell office:value-type="float" office:value="1.0471157401070628" table:style-name="ce6">
            <text:p>1.047</text:p>
          </table:table-cell>
          <table:table-cell office:value-type="float" office:value="92149.38593741646" table:style-name="ce5">
            <text:p><text:s/>92,149<text:s/></text:p>
          </table:table-cell>
          <table:table-cell office:value-type="float" office:value="0.53084594619118652" table:style-name="ce6">
            <text:p>0.531</text:p>
          </table:table-cell>
          <table:table-cell office:value-type="float" office:value="48917.127968884655" table:style-name="ce5">
            <text:p><text:s/>48,9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917.127968884655" table:style-name="ce5">
            <text:p><text:s/>48,917<text:s/></text:p>
          </table:table-cell>
          <table:table-cell office:value-type="float" office:value="1.0453168869470315" table:style-name="ce6">
            <text:p>1.045</text:p>
          </table:table-cell>
          <table:table-cell office:value-type="float" office:value="51133.899926824073" table:style-name="ce5">
            <text:p><text:s/>51,134<text:s/></text:p>
          </table:table-cell>
          <table:table-cell office:value-type="float" office:value="0.29348897309467853" table:style-name="ce6">
            <text:p>0.293</text:p>
          </table:table-cell>
          <table:table-cell office:value-type="float" office:value="15007.235779849656" table:style-name="ce5">
            <text:p><text:s/>15,0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007.235779849656" table:style-name="ce5">
            <text:p><text:s/>15,007<text:s/></text:p>
          </table:table-cell>
          <table:table-cell office:value-type="float" office:value="0.99064772176483895" table:style-name="ce6">
            <text:p>0.991</text:p>
          </table:table-cell>
          <table:table-cell office:value-type="float" office:value="14866.883935295837" table:style-name="ce5">
            <text:p><text:s/>14,867<text:s/></text:p>
          </table:table-cell>
          <table:table-cell office:value-type="float" office:value="1.895111342915021" table:style-name="ce6">
            <text:p>1.895</text:p>
          </table:table-cell>
          <table:table-cell office:value-type="float" office:value="28174.400379580245" table:style-name="ce5">
            <text:p><text:s/>28,17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174.400379580245" table:style-name="ce5">
            <text:p><text:s/>28,174<text:s/></text:p>
          </table:table-cell>
          <table:table-cell office:value-type="float" office:value="1.0254277604377318" table:style-name="ce6">
            <text:p>1.025</text:p>
          </table:table-cell>
          <table:table-cell office:value-type="float" office:value="28890.812282908952" table:style-name="ce5">
            <text:p><text:s/>28,891<text:s/></text:p>
          </table:table-cell>
          <table:table-cell office:value-type="float" office:value="2.4311483702929184" table:style-name="ce6">
            <text:p>2.431</text:p>
          </table:table-cell>
          <table:table-cell office:value-type="float" office:value="70237.851198032731" table:style-name="ce5">
            <text:p><text:s/>70,23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306.275653132005" table:style-name="ce5">
            <text:p><text:s/>54,30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4306.275653132005" table:style-name="ce5">
            <text:p><text:s/>54,306<text:s/></text:p>
          </table:table-cell>
          <table:table-cell office:value-type="float" office:value="0.97553062859444384" table:style-name="ce6">
            <text:p>0.976</text:p>
          </table:table-cell>
          <table:table-cell office:value-type="float" office:value="52977.435224523004" table:style-name="ce5">
            <text:p><text:s/>52,977<text:s/></text:p>
          </table:table-cell>
          <table:table-cell office:value-type="float" office:value="1.1542980726322543" table:style-name="ce6">
            <text:p>1.154</text:p>
          </table:table-cell>
          <table:table-cell office:value-type="float" office:value="61151.751372667" table:style-name="ce5">
            <text:p><text:s/>61,15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1151.751372667" table:style-name="ce5">
            <text:p><text:s/>61,152<text:s/></text:p>
          </table:table-cell>
          <table:table-cell office:value-type="float" office:value="1.0369737744785605" table:style-name="ce6">
            <text:p>1.037</text:p>
          </table:table-cell>
          <table:table-cell office:value-type="float" office:value="63412.762436889003" table:style-name="ce5">
            <text:p><text:s/>63,413<text:s/></text:p>
          </table:table-cell>
          <table:table-cell office:value-type="float" office:value="1.2888891195250969" table:style-name="ce6">
            <text:p>1.289</text:p>
          </table:table-cell>
          <table:table-cell office:value-type="float" office:value="81732.01954393601" table:style-name="ce5">
            <text:p><text:s/>81,7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1732.01954393601" table:style-name="ce5">
            <text:p><text:s/>81,732<text:s/></text:p>
          </table:table-cell>
          <table:table-cell office:value-type="float" office:value="0.98156112691301023" table:style-name="ce6">
            <text:p>0.982</text:p>
          </table:table-cell>
          <table:table-cell office:value-type="float" office:value="80224.973208422001" table:style-name="ce5">
            <text:p><text:s/>80,225<text:s/></text:p>
          </table:table-cell>
          <table:table-cell office:value-type="float" office:value="1.0801083692994282" table:style-name="ce6">
            <text:p>1.080</text:p>
          </table:table-cell>
          <table:table-cell office:value-type="float" office:value="86651.664989238998" table:style-name="ce5">
            <text:p><text:s/>86,65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6651.664989238998" table:style-name="ce5">
            <text:p><text:s/>86,652<text:s/></text:p>
          </table:table-cell>
          <table:table-cell office:value-type="float" office:value="1.0082574650635143" table:style-name="ce6">
            <text:p>1.008</text:p>
          </table:table-cell>
          <table:table-cell office:value-type="float" office:value="87367.188085582995" table:style-name="ce5">
            <text:p><text:s/>87,367<text:s/></text:p>
          </table:table-cell>
          <table:table-cell office:value-type="float" office:value="1.0667637594953516" table:style-name="ce6">
            <text:p>1.067</text:p>
          </table:table-cell>
          <table:table-cell office:value-type="float" office:value="93200.150018714005" table:style-name="ce5">
            <text:p><text:s/>93,20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3200.150018714005" table:style-name="ce5">
            <text:p><text:s/>93,200<text:s/></text:p>
          </table:table-cell>
          <table:table-cell office:value-type="float" office:value="1.0404834978372932" table:style-name="ce6">
            <text:p>1.040</text:p>
          </table:table-cell>
          <table:table-cell office:value-type="float" office:value="96973.218090432012" table:style-name="ce5">
            <text:p><text:s/>96,973<text:s/></text:p>
          </table:table-cell>
          <table:table-cell office:value-type="float" office:value="0.99983991745996792" table:style-name="ce6">
            <text:p>1.000</text:p>
          </table:table-cell>
          <table:table-cell office:value-type="float" office:value="96957.694371365011" table:style-name="ce5">
            <text:p><text:s/>96,9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6957.694371365011" table:style-name="ce5">
            <text:p><text:s/>96,958<text:s/></text:p>
          </table:table-cell>
          <table:table-cell office:value-type="float" office:value="1.0099578214506939" table:style-name="ce6">
            <text:p>1.010</text:p>
          </table:table-cell>
          <table:table-cell office:value-type="float" office:value="97923.181780186002" table:style-name="ce5">
            <text:p><text:s/>97,923<text:s/></text:p>
          </table:table-cell>
          <table:table-cell office:value-type="float" office:value="1.1927409796321893" table:style-name="ce6">
            <text:p>1.193</text:p>
          </table:table-cell>
          <table:table-cell office:value-type="float" office:value="116796.9917652" table:style-name="ce5">
            <text:p><text:s/>116,79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6796.9917652" table:style-name="ce5">
            <text:p><text:s/>116,797<text:s/></text:p>
          </table:table-cell>
          <table:table-cell office:value-type="float" office:value="0.93023479855328073" table:style-name="ce6">
            <text:p>0.930</text:p>
          </table:table-cell>
          <table:table-cell office:value-type="float" office:value="108648.62610633" table:style-name="ce5">
            <text:p><text:s/>108,649<text:s/></text:p>
          </table:table-cell>
          <table:table-cell office:value-type="float" office:value="1.0120078986267456" table:style-name="ce6">
            <text:p>1.012</text:p>
          </table:table-cell>
          <table:table-cell office:value-type="float" office:value="109953.26779455" table:style-name="ce5">
            <text:p><text:s/>109,9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9953.26779455" table:style-name="ce5">
            <text:p><text:s/>109,953<text:s/></text:p>
          </table:table-cell>
          <table:table-cell office:value-type="float" office:value="1.0961610250721814" table:style-name="ce6">
            <text:p>1.096</text:p>
          </table:table-cell>
          <table:table-cell office:value-type="float" office:value="120526.48673571" table:style-name="ce5">
            <text:p><text:s/>120,526<text:s/></text:p>
          </table:table-cell>
          <table:table-cell office:value-type="float" office:value="1.1163048148682864" table:style-name="ce6">
            <text:p>1.116</text:p>
          </table:table-cell>
          <table:table-cell office:value-type="float" office:value="134544.29746223174" table:style-name="ce5">
            <text:p><text:s/>134,5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4544.29746223174" table:style-name="ce5">
            <text:p><text:s/>134,544<text:s/></text:p>
          </table:table-cell>
          <table:table-cell office:value-type="float" office:value="1.0420772156644773" table:style-name="ce6">
            <text:p>1.042</text:p>
          </table:table-cell>
          <table:table-cell office:value-type="float" office:value="140205.54688297564" table:style-name="ce5">
            <text:p><text:s/>140,206<text:s/></text:p>
          </table:table-cell>
          <table:table-cell office:value-type="float" office:value="1.0480238926060257" table:style-name="ce6">
            <text:p>1.048</text:p>
          </table:table-cell>
          <table:table-cell office:value-type="float" office:value="146938.76300925278" table:style-name="ce5">
            <text:p><text:s/>146,93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46938.76300925278" table:style-name="ce5">
            <text:p><text:s/>146,939<text:s/></text:p>
          </table:table-cell>
          <table:table-cell office:value-type="float" office:value="0.99392896062561187" table:style-name="ce6">
            <text:p>0.994</text:p>
          </table:table-cell>
          <table:table-cell office:value-type="float" office:value="146046.69199339973" table:style-name="ce5">
            <text:p><text:s/>146,047<text:s/></text:p>
          </table:table-cell>
          <table:table-cell office:value-type="float" office:value="1.0663548214692884" table:style-name="ce6">
            <text:p>1.066</text:p>
          </table:table-cell>
          <table:table-cell office:value-type="float" office:value="155737.59416680192" table:style-name="ce5">
            <text:p><text:s/>155,73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55737.59416680192" table:style-name="ce5">
            <text:p><text:s/>155,738<text:s/></text:p>
          </table:table-cell>
          <table:table-cell office:value-type="float" office:value="1.0263445483222242" table:style-name="ce6">
            <text:p>1.026</text:p>
          </table:table-cell>
          <table:table-cell office:value-type="float" office:value="159840.43074191618" table:style-name="ce5">
            <text:p><text:s/>159,840<text:s/></text:p>
          </table:table-cell>
          <table:table-cell office:value-type="float" office:value="1.0921317987273578" table:style-name="ce6">
            <text:p>1.092</text:p>
          </table:table-cell>
          <table:table-cell office:value-type="float" office:value="174566.81713552456" table:style-name="ce5">
            <text:p><text:s/>174,56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4566.81713552456" table:style-name="ce5">
            <text:p><text:s/>174,567<text:s/></text:p>
          </table:table-cell>
          <table:table-cell office:value-type="float" office:value="0.96162240592406678" table:style-name="ce6">
            <text:p>0.962</text:p>
          </table:table-cell>
          <table:table-cell office:value-type="float" office:value="167867.36268836976" table:style-name="ce5">
            <text:p><text:s/>167,867<text:s/></text:p>
          </table:table-cell>
          <table:table-cell office:value-type="float" office:value="1.1314376893150124" table:style-name="ce6">
            <text:p>1.131</text:p>
          </table:table-cell>
          <table:table-cell office:value-type="float" office:value="189931.46095153422" table:style-name="ce5">
            <text:p><text:s/>189,93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89931.46095153422" table:style-name="ce5">
            <text:p><text:s/>189,931<text:s/></text:p>
          </table:table-cell>
          <table:table-cell office:value-type="float" office:value="0.89437238298892463" table:style-name="ce6">
            <text:p>0.894</text:p>
          </table:table-cell>
          <table:table-cell office:value-type="float" office:value="169869.45333579154" table:style-name="ce5">
            <text:p><text:s/>169,869<text:s/></text:p>
          </table:table-cell>
          <table:table-cell office:value-type="float" office:value="1.0883462081829873" table:style-name="ce6">
            <text:p>1.088</text:p>
          </table:table-cell>
          <table:table-cell office:value-type="float" office:value="184876.77542412563" table:style-name="ce5">
            <text:p><text:s/>184,87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4876.77542412563" table:style-name="ce5">
            <text:p><text:s/>184,877<text:s/></text:p>
          </table:table-cell>
          <table:table-cell office:value-type="float" office:value="0.93745322227715511" table:style-name="ce6">
            <text:p>0.937</text:p>
          </table:table-cell>
          <table:table-cell office:value-type="float" office:value="173313.32884555656" table:style-name="ce5">
            <text:p><text:s/>173,313<text:s/></text:p>
          </table:table-cell>
          <table:table-cell office:value-type="float" office:value="1.0620887496344358" table:style-name="ce6">
            <text:p>1.062</text:p>
          </table:table-cell>
          <table:table-cell office:value-type="float" office:value="184074.13672855895" table:style-name="ce5">
            <text:p><text:s/>184,0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4074.13672855895" table:style-name="ce5">
            <text:p><text:s/>184,074<text:s/></text:p>
          </table:table-cell>
          <table:table-cell office:value-type="float" office:value="1.0434043146666858" table:style-name="ce6">
            <text:p>1.043</text:p>
          </table:table-cell>
          <table:table-cell office:value-type="float" office:value="192063.74848112391" table:style-name="ce5">
            <text:p><text:s/>192,064<text:s/></text:p>
          </table:table-cell>
          <table:table-cell office:value-type="float" office:value="0.98062013880890886" table:style-name="ce6">
            <text:p>0.981</text:p>
          </table:table-cell>
          <table:table-cell office:value-type="float" office:value="188341.57969571909" table:style-name="ce5">
            <text:p><text:s/>188,3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8341.57969571909" table:style-name="ce5">
            <text:p><text:s/>188,342<text:s/></text:p>
          </table:table-cell>
          <table:table-cell office:value-type="float" office:value="1.0388873604567186" table:style-name="ce6">
            <text:p>1.039</text:p>
          </table:table-cell>
          <table:table-cell office:value-type="float" office:value="195665.68659433429" table:style-name="ce5">
            <text:p><text:s/>195,666<text:s/></text:p>
          </table:table-cell>
          <table:table-cell office:value-type="float" office:value="1.1555789295589072" table:style-name="ce6">
            <text:p>1.156</text:p>
          </table:table-cell>
          <table:table-cell office:value-type="float" office:value="226107.14466608941" table:style-name="ce5">
            <text:p><text:s/>226,10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141.245668295996" table:style-name="ce5">
            <text:p><text:s/>43,14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3141.245668295996" table:style-name="ce5">
            <text:p><text:s/>43,141<text:s/></text:p>
          </table:table-cell>
          <table:table-cell office:value-type="float" office:value="0.9753386758363386" table:style-name="ce6">
            <text:p>0.975</text:p>
          </table:table-cell>
          <table:table-cell office:value-type="float" office:value="42077.325424046001" table:style-name="ce5">
            <text:p><text:s/>42,077<text:s/></text:p>
          </table:table-cell>
          <table:table-cell office:value-type="float" office:value="1.0876726717318119" table:style-name="ce6">
            <text:p>1.088</text:p>
          </table:table-cell>
          <table:table-cell office:value-type="float" office:value="45766.356963301005" table:style-name="ce5">
            <text:p><text:s/>45,76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5766.356963301005" table:style-name="ce5">
            <text:p><text:s/>45,766<text:s/></text:p>
          </table:table-cell>
          <table:table-cell office:value-type="float" office:value="1.03751283433861" table:style-name="ce6">
            <text:p>1.038</text:p>
          </table:table-cell>
          <table:table-cell office:value-type="float" office:value="47483.182730346998" table:style-name="ce5">
            <text:p><text:s/>47,483<text:s/></text:p>
          </table:table-cell>
          <table:table-cell office:value-type="float" office:value="1.2882816202133081" table:style-name="ce6">
            <text:p>1.288</text:p>
          </table:table-cell>
          <table:table-cell office:value-type="float" office:value="61171.711580736002" table:style-name="ce5">
            <text:p><text:s/>61,17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171.711580736002" table:style-name="ce5">
            <text:p><text:s/>61,172<text:s/></text:p>
          </table:table-cell>
          <table:table-cell office:value-type="float" office:value="0.97974469001215259" table:style-name="ce6">
            <text:p>0.980</text:p>
          </table:table-cell>
          <table:table-cell office:value-type="float" office:value="59932.659600181003" table:style-name="ce5">
            <text:p><text:s/>59,933<text:s/></text:p>
          </table:table-cell>
          <table:table-cell office:value-type="float" office:value="1.1094765548654741" table:style-name="ce6">
            <text:p>1.109</text:p>
          </table:table-cell>
          <table:table-cell office:value-type="float" office:value="66493.880697134009" table:style-name="ce5">
            <text:p><text:s/>66,49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66493.880697134009" table:style-name="ce5">
            <text:p><text:s/>66,494<text:s/></text:p>
          </table:table-cell>
          <table:table-cell office:value-type="float" office:value="1.0066500527445086" table:style-name="ce6">
            <text:p>1.007</text:p>
          </table:table-cell>
          <table:table-cell office:value-type="float" office:value="66936.068510957004" table:style-name="ce5">
            <text:p><text:s/>66,936<text:s/></text:p>
          </table:table-cell>
          <table:table-cell office:value-type="float" office:value="1.0748334820151118" table:style-name="ce6">
            <text:p>1.075</text:p>
          </table:table-cell>
          <table:table-cell office:value-type="float" office:value="71945.127590033997" table:style-name="ce5">
            <text:p><text:s/>71,94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1945.127590033997" table:style-name="ce5">
            <text:p><text:s/>71,945<text:s/></text:p>
          </table:table-cell>
          <table:table-cell office:value-type="float" office:value="1.04306326455667" table:style-name="ce6">
            <text:p>1.043</text:p>
          </table:table-cell>
          <table:table-cell office:value-type="float" office:value="75043.319653006998" table:style-name="ce5">
            <text:p><text:s/>75,043<text:s/></text:p>
          </table:table-cell>
          <table:table-cell office:value-type="float" office:value="0.96313662360681351" table:style-name="ce6">
            <text:p>0.963</text:p>
          </table:table-cell>
          <table:table-cell office:value-type="float" office:value="72276.969514843993" table:style-name="ce5">
            <text:p><text:s/>72,27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2276.969514843993" table:style-name="ce5">
            <text:p><text:s/>72,277<text:s/></text:p>
          </table:table-cell>
          <table:table-cell office:value-type="float" office:value="1.0133183880324881" table:style-name="ce6">
            <text:p>1.013</text:p>
          </table:table-cell>
          <table:table-cell office:value-type="float" office:value="73239.582240655" table:style-name="ce5">
            <text:p><text:s/>73,240<text:s/></text:p>
          </table:table-cell>
          <table:table-cell office:value-type="float" office:value="1.2063274435493265" table:style-name="ce6">
            <text:p>1.206</text:p>
          </table:table-cell>
          <table:table-cell office:value-type="float" office:value="88350.918010990004" table:style-name="ce5">
            <text:p><text:s/>88,35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8350.918010990004" table:style-name="ce5">
            <text:p><text:s/>88,351<text:s/></text:p>
          </table:table-cell>
          <table:table-cell office:value-type="float" office:value="0.93425785686201357" table:style-name="ce6">
            <text:p>0.934</text:p>
          </table:table-cell>
          <table:table-cell office:value-type="float" office:value="82542.539312738998" table:style-name="ce5">
            <text:p><text:s/>82,543<text:s/></text:p>
          </table:table-cell>
          <table:table-cell office:value-type="float" office:value="0.9859172705855489" table:style-name="ce6">
            <text:p>0.986</text:p>
          </table:table-cell>
          <table:table-cell office:value-type="float" office:value="81380.115066415994" table:style-name="ce5">
            <text:p><text:s/>81,38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1380.115066415994" table:style-name="ce5">
            <text:p><text:s/>81,380<text:s/></text:p>
          </table:table-cell>
          <table:table-cell office:value-type="float" office:value="1.1093679692064482" table:style-name="ce6">
            <text:p>1.109</text:p>
          </table:table-cell>
          <table:table-cell office:value-type="float" office:value="90280.492985017001" table:style-name="ce5">
            <text:p><text:s/>90,280<text:s/></text:p>
          </table:table-cell>
          <table:table-cell office:value-type="float" office:value="1.1408940056870387" table:style-name="ce6">
            <text:p>1.141</text:p>
          </table:table-cell>
          <table:table-cell office:value-type="float" office:value="103000.47327707664" table:style-name="ce5">
            <text:p><text:s/>103,00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3000.47327707664" table:style-name="ce5">
            <text:p><text:s/>103,000<text:s/></text:p>
          </table:table-cell>
          <table:table-cell office:value-type="float" office:value="1.0456280019573934" table:style-name="ce6">
            <text:p>1.046</text:p>
          </table:table-cell>
          <table:table-cell office:value-type="float" office:value="107700.17907337553" table:style-name="ce5">
            <text:p><text:s/>107,700<text:s/></text:p>
          </table:table-cell>
          <table:table-cell office:value-type="float" office:value="1.083531929033442" table:style-name="ce6">
            <text:p>1.084</text:p>
          </table:table-cell>
          <table:table-cell office:value-type="float" office:value="116696.58278862173" table:style-name="ce5">
            <text:p><text:s/>116,69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6696.58278862173" table:style-name="ce5">
            <text:p><text:s/>116,697<text:s/></text:p>
          </table:table-cell>
          <table:table-cell office:value-type="float" office:value="0.99448129755712067" table:style-name="ce6">
            <text:p>0.994</text:p>
          </table:table-cell>
          <table:table-cell office:value-type="float" office:value="116052.56907211051" table:style-name="ce5">
            <text:p><text:s/>116,053<text:s/></text:p>
          </table:table-cell>
          <table:table-cell office:value-type="float" office:value="1.0742743131572057" table:style-name="ce6">
            <text:p>1.074</text:p>
          </table:table-cell>
          <table:table-cell office:value-type="float" office:value="124672.29393007069" table:style-name="ce5">
            <text:p><text:s/>124,67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4672.29393007069" table:style-name="ce5">
            <text:p><text:s/>124,672<text:s/></text:p>
          </table:table-cell>
          <table:table-cell office:value-type="float" office:value="1.0270262100259286" table:style-name="ce6">
            <text:p>1.027</text:p>
          </table:table-cell>
          <table:table-cell office:value-type="float" office:value="128041.71353023911" table:style-name="ce5">
            <text:p><text:s/>128,042<text:s/></text:p>
          </table:table-cell>
          <table:table-cell office:value-type="float" office:value="1.1035328083905001" table:style-name="ce6">
            <text:p>1.104</text:p>
          </table:table-cell>
          <table:table-cell office:value-type="float" office:value="141298.23172315664" table:style-name="ce5">
            <text:p><text:s/>141,2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1298.23172315664" table:style-name="ce5">
            <text:p><text:s/>141,298<text:s/></text:p>
          </table:table-cell>
          <table:table-cell office:value-type="float" office:value="0.96329767253024901" table:style-name="ce6">
            <text:p>0.963</text:p>
          </table:table-cell>
          <table:table-cell office:value-type="float" office:value="136112.25775155661" table:style-name="ce5">
            <text:p><text:s/>136,112<text:s/></text:p>
          </table:table-cell>
          <table:table-cell office:value-type="float" office:value="1.1268087386424408" table:style-name="ce6">
            <text:p>1.127</text:p>
          </table:table-cell>
          <table:table-cell office:value-type="float" office:value="153372.48147080626" table:style-name="ce5">
            <text:p><text:s/>153,37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3372.48147080626" table:style-name="ce5">
            <text:p><text:s/>153,372<text:s/></text:p>
          </table:table-cell>
          <table:table-cell office:value-type="float" office:value="0.89248197425184483" table:style-name="ce6">
            <text:p>0.892</text:p>
          </table:table-cell>
          <table:table-cell office:value-type="float" office:value="136882.17505896967" table:style-name="ce5">
            <text:p><text:s/>136,882<text:s/></text:p>
          </table:table-cell>
          <table:table-cell office:value-type="float" office:value="1.0714095979405465" table:style-name="ce6">
            <text:p>1.071</text:p>
          </table:table-cell>
          <table:table-cell office:value-type="float" office:value="146656.8761451582" table:style-name="ce5">
            <text:p><text:s/>146,65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6656.8761451582" table:style-name="ce5">
            <text:p><text:s/>146,657<text:s/></text:p>
          </table:table-cell>
          <table:table-cell office:value-type="float" office:value="0.94541225883652458" table:style-name="ce6">
            <text:p>0.945</text:p>
          </table:table-cell>
          <table:table-cell office:value-type="float" office:value="138651.20855030243" table:style-name="ce5">
            <text:p><text:s/>138,651<text:s/></text:p>
          </table:table-cell>
          <table:table-cell office:value-type="float" office:value="1.0463602694590293" table:style-name="ce6">
            <text:p>1.046</text:p>
          </table:table-cell>
          <table:table-cell office:value-type="float" office:value="145079.11593951454" table:style-name="ce5">
            <text:p><text:s/>145,0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5079.11593951454" table:style-name="ce5">
            <text:p><text:s/>145,079<text:s/></text:p>
          </table:table-cell>
          <table:table-cell office:value-type="float" office:value="1.0488717119955959" table:style-name="ce6">
            <text:p>1.049</text:p>
          </table:table-cell>
          <table:table-cell office:value-type="float" office:value="152169.38071028618" table:style-name="ce5">
            <text:p><text:s/>152,169<text:s/></text:p>
          </table:table-cell>
          <table:table-cell office:value-type="float" office:value="0.98847224301014336" table:style-name="ce6">
            <text:p>0.988</text:p>
          </table:table-cell>
          <table:table-cell office:value-type="float" office:value="150415.209068161" table:style-name="ce5">
            <text:p><text:s/>150,4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0415.209068161" table:style-name="ce5">
            <text:p><text:s/>150,415<text:s/></text:p>
          </table:table-cell>
          <table:table-cell office:value-type="float" office:value="1.0474655184668138" table:style-name="ce6">
            <text:p>1.047</text:p>
          </table:table-cell>
          <table:table-cell office:value-type="float" office:value="157554.74495187544" table:style-name="ce5">
            <text:p><text:s/>157,555<text:s/></text:p>
          </table:table-cell>
          <table:table-cell office:value-type="float" office:value="1.1771754789832969" table:style-name="ce6">
            <text:p>1.177</text:p>
          </table:table-cell>
          <table:table-cell office:value-type="float" office:value="185469.58235481518" table:style-name="ce5">
            <text:p><text:s/>185,47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165.029984836006" table:style-name="ce5">
            <text:p><text:s/>11,16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165.029984836006" table:style-name="ce5">
            <text:p><text:s/>11,165<text:s/></text:p>
          </table:table-cell>
          <table:table-cell office:value-type="float" office:value="0.97627232665574504" table:style-name="ce6">
            <text:p>0.976</text:p>
          </table:table-cell>
          <table:table-cell office:value-type="float" office:value="10900.109800477005" table:style-name="ce5">
            <text:p><text:s/>10,900<text:s/></text:p>
          </table:table-cell>
          <table:table-cell office:value-type="float" office:value="1.411489855697849" table:style-name="ce6">
            <text:p>1.411</text:p>
          </table:table-cell>
          <table:table-cell office:value-type="float" office:value="15385.394409365997" table:style-name="ce5">
            <text:p><text:s/>15,38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385.394409365997" table:style-name="ce5">
            <text:p><text:s/>15,385<text:s/></text:p>
          </table:table-cell>
          <table:table-cell office:value-type="float" office:value="1.0353702532867617" table:style-name="ce6">
            <text:p>1.035</text:p>
          </table:table-cell>
          <table:table-cell office:value-type="float" office:value="15929.579706541999" table:style-name="ce5">
            <text:p><text:s/>15,930<text:s/></text:p>
          </table:table-cell>
          <table:table-cell office:value-type="float" office:value="1.2906999645920505" table:style-name="ce6">
            <text:p>1.291</text:p>
          </table:table-cell>
          <table:table-cell office:value-type="float" office:value="20560.307963200004" table:style-name="ce5">
            <text:p><text:s/>20,56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560.307963200004" table:style-name="ce5">
            <text:p><text:s/>20,560<text:s/></text:p>
          </table:table-cell>
          <table:table-cell office:value-type="float" office:value="0.98696545035032168" table:style-name="ce6">
            <text:p>0.987</text:p>
          </table:table-cell>
          <table:table-cell office:value-type="float" office:value="20292.313608240998" table:style-name="ce5">
            <text:p><text:s/>20,292<text:s/></text:p>
          </table:table-cell>
          <table:table-cell office:value-type="float" office:value="0.99337042987146784" table:style-name="ce6">
            <text:p>0.993</text:p>
          </table:table-cell>
          <table:table-cell office:value-type="float" office:value="20157.784292104996" table:style-name="ce5">
            <text:p><text:s/>20,15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0157.784292104996" table:style-name="ce5">
            <text:p><text:s/>20,158<text:s/></text:p>
          </table:table-cell>
          <table:table-cell office:value-type="float" office:value="1.0135597880481364" table:style-name="ce6">
            <text:p>1.014</text:p>
          </table:table-cell>
          <table:table-cell office:value-type="float" office:value="20431.119574625991" table:style-name="ce5">
            <text:p><text:s/>20,431<text:s/></text:p>
          </table:table-cell>
          <table:table-cell office:value-type="float" office:value="1.0403258789144989" table:style-name="ce6">
            <text:p>1.040</text:p>
          </table:table-cell>
          <table:table-cell office:value-type="float" office:value="21255.022428680008" table:style-name="ce5">
            <text:p><text:s/>21,25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255.022428680008" table:style-name="ce5">
            <text:p><text:s/>21,255<text:s/></text:p>
          </table:table-cell>
          <table:table-cell office:value-type="float" office:value="1.0317513665774525" table:style-name="ce6">
            <text:p>1.032</text:p>
          </table:table-cell>
          <table:table-cell office:value-type="float" office:value="21929.898437425003" table:style-name="ce5">
            <text:p><text:s/>21,930<text:s/></text:p>
          </table:table-cell>
          <table:table-cell office:value-type="float" office:value="1.1254372621444302" table:style-name="ce6">
            <text:p>1.125</text:p>
          </table:table-cell>
          <table:table-cell office:value-type="float" office:value="24680.72485652101" table:style-name="ce5">
            <text:p><text:s/>24,68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4680.72485652101" table:style-name="ce5">
            <text:p><text:s/>24,681<text:s/></text:p>
          </table:table-cell>
          <table:table-cell office:value-type="float" office:value="1.0001164748210074" table:style-name="ce6">
            <text:p>1.000</text:p>
          </table:table-cell>
          <table:table-cell office:value-type="float" office:value="24683.599539531006" table:style-name="ce5">
            <text:p><text:s/>24,684<text:s/></text:p>
          </table:table-cell>
          <table:table-cell office:value-type="float" office:value="1.1524281014466042" table:style-name="ce6">
            <text:p>1.152</text:p>
          </table:table-cell>
          <table:table-cell office:value-type="float" office:value="28446.073754209992" table:style-name="ce5">
            <text:p><text:s/>28,4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446.073754209992" table:style-name="ce5">
            <text:p><text:s/>28,446<text:s/></text:p>
          </table:table-cell>
          <table:table-cell office:value-type="float" office:value="0.91773954532925051" table:style-name="ce6">
            <text:p>0.918</text:p>
          </table:table-cell>
          <table:table-cell office:value-type="float" office:value="26106.086793591003" table:style-name="ce5">
            <text:p><text:s/>26,106<text:s/></text:p>
          </table:table-cell>
          <table:table-cell office:value-type="float" office:value="1.0945015602701764" table:style-name="ce6">
            <text:p>1.095</text:p>
          </table:table-cell>
          <table:table-cell office:value-type="float" office:value="28573.152728134002" table:style-name="ce5">
            <text:p><text:s/>28,57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8573.152728134002" table:style-name="ce5">
            <text:p><text:s/>28,573<text:s/></text:p>
          </table:table-cell>
          <table:table-cell office:value-type="float" office:value="1.0585459028086837" table:style-name="ce6">
            <text:p>1.059</text:p>
          </table:table-cell>
          <table:table-cell office:value-type="float" office:value="30245.993750693007" table:style-name="ce5">
            <text:p><text:s/>30,246<text:s/></text:p>
          </table:table-cell>
          <table:table-cell office:value-type="float" office:value="1.0429091682409128" table:style-name="ce6">
            <text:p>1.043</text:p>
          </table:table-cell>
          <table:table-cell office:value-type="float" office:value="31543.824185155092" table:style-name="ce5">
            <text:p><text:s/>31,5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1543.824185155092" table:style-name="ce5">
            <text:p><text:s/>31,544<text:s/></text:p>
          </table:table-cell>
          <table:table-cell office:value-type="float" office:value="1.0304827854353036" table:style-name="ce6">
            <text:p>1.030</text:p>
          </table:table-cell>
          <table:table-cell office:value-type="float" office:value="32505.367809600113" table:style-name="ce5">
            <text:p><text:s/>32,505<text:s/></text:p>
          </table:table-cell>
          <table:table-cell office:value-type="float" office:value="0.93037495830763495" table:style-name="ce6">
            <text:p>0.930</text:p>
          </table:table-cell>
          <table:table-cell office:value-type="float" office:value="30242.180220631042" table:style-name="ce5">
            <text:p><text:s/>30,24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0242.180220631042" table:style-name="ce5">
            <text:p><text:s/>30,242<text:s/></text:p>
          </table:table-cell>
          <table:table-cell office:value-type="float" office:value="0.99179763834709889" table:style-name="ce6">
            <text:p>0.992</text:p>
          </table:table-cell>
          <table:table-cell office:value-type="float" office:value="29994.122921289214" table:style-name="ce5">
            <text:p><text:s/>29,994<text:s/></text:p>
          </table:table-cell>
          <table:table-cell office:value-type="float" office:value="1.0357129067668687" table:style-name="ce6">
            <text:p>1.036</text:p>
          </table:table-cell>
          <table:table-cell office:value-type="float" office:value="31065.300236731215" table:style-name="ce5">
            <text:p><text:s/>31,06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1065.300236731215" table:style-name="ce5">
            <text:p><text:s/>31,065<text:s/></text:p>
          </table:table-cell>
          <table:table-cell office:value-type="float" office:value="1.0236088809493837" table:style-name="ce6">
            <text:p>1.024</text:p>
          </table:table-cell>
          <table:table-cell office:value-type="float" office:value="31798.717211677063" table:style-name="ce5">
            <text:p><text:s/>31,799<text:s/></text:p>
          </table:table-cell>
          <table:table-cell office:value-type="float" office:value="1.0462241351091701" table:style-name="ce6">
            <text:p>1.046</text:p>
          </table:table-cell>
          <table:table-cell office:value-type="float" office:value="33268.585412367916" table:style-name="ce5">
            <text:p><text:s/>33,2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268.585412367916" table:style-name="ce5">
            <text:p><text:s/>33,269<text:s/></text:p>
          </table:table-cell>
          <table:table-cell office:value-type="float" office:value="0.95450721884339229" table:style-name="ce6">
            <text:p>0.955</text:p>
          </table:table-cell>
          <table:table-cell office:value-type="float" office:value="31755.104936813157" table:style-name="ce5">
            <text:p><text:s/>31,755<text:s/></text:p>
          </table:table-cell>
          <table:table-cell office:value-type="float" office:value="1.1512788118154107" table:style-name="ce6">
            <text:p>1.151</text:p>
          </table:table-cell>
          <table:table-cell office:value-type="float" office:value="36558.979480727932" table:style-name="ce5">
            <text:p><text:s/>36,55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6558.979480727932" table:style-name="ce5">
            <text:p><text:s/>36,559<text:s/></text:p>
          </table:table-cell>
          <table:table-cell office:value-type="float" office:value="0.9023030386887877" table:style-name="ce6">
            <text:p>0.902</text:p>
          </table:table-cell>
          <table:table-cell office:value-type="float" office:value="32987.278276821853" table:style-name="ce5">
            <text:p><text:s/>32,987<text:s/></text:p>
          </table:table-cell>
          <table:table-cell office:value-type="float" office:value="1.158625423966009" table:style-name="ce6">
            <text:p>1.159</text:p>
          </table:table-cell>
          <table:table-cell office:value-type="float" office:value="38219.899278967438" table:style-name="ce5">
            <text:p><text:s/>38,22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219.899278967438" table:style-name="ce5">
            <text:p><text:s/>38,220<text:s/></text:p>
          </table:table-cell>
          <table:table-cell office:value-type="float" office:value="0.90691291576293664" table:style-name="ce6">
            <text:p>0.907</text:p>
          </table:table-cell>
          <table:table-cell office:value-type="float" office:value="34662.120295254121" table:style-name="ce5">
            <text:p><text:s/>34,662<text:s/></text:p>
          </table:table-cell>
          <table:table-cell office:value-type="float" office:value="1.1250039079226082" table:style-name="ce6">
            <text:p>1.125</text:p>
          </table:table-cell>
          <table:table-cell office:value-type="float" office:value="38995.020789044436" table:style-name="ce5">
            <text:p><text:s/>38,99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8995.020789044436" table:style-name="ce5">
            <text:p><text:s/>38,995<text:s/></text:p>
          </table:table-cell>
          <table:table-cell office:value-type="float" office:value="1.0230631235371972" table:style-name="ce6">
            <text:p>1.023</text:p>
          </table:table-cell>
          <table:table-cell office:value-type="float" office:value="39894.367770837736" table:style-name="ce5">
            <text:p><text:s/>39,894<text:s/></text:p>
          </table:table-cell>
          <table:table-cell office:value-type="float" office:value="0.95066979994308265" table:style-name="ce6">
            <text:p>0.951</text:p>
          </table:table-cell>
          <table:table-cell office:value-type="float" office:value="37926.370627558077" table:style-name="ce5">
            <text:p><text:s/>37,92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926.370627558077" table:style-name="ce5">
            <text:p><text:s/>37,926<text:s/></text:p>
          </table:table-cell>
          <table:table-cell office:value-type="float" office:value="1.0048665614939343" table:style-name="ce6">
            <text:p>1.005</text:p>
          </table:table-cell>
          <table:table-cell office:value-type="float" office:value="38110.941642458834" table:style-name="ce5">
            <text:p><text:s/>38,111<text:s/></text:p>
          </table:table-cell>
          <table:table-cell office:value-type="float" office:value="1.0662964639530326" table:style-name="ce6">
            <text:p>1.066</text:p>
          </table:table-cell>
          <table:table-cell office:value-type="float" office:value="40637.562311274232" table:style-name="ce5">
            <text:p><text:s/>40,63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455.1152422443993" table:style-name="ce5">
            <text:p><text:s/>9,45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455.1152422443993" table:style-name="ce5">
            <text:p><text:s/>9,455<text:s/></text:p>
          </table:table-cell>
          <table:table-cell office:value-type="float" office:value="0.9750092203543983" table:style-name="ce6">
            <text:p>0.975</text:p>
          </table:table-cell>
          <table:table-cell office:value-type="float" office:value="9218.8245407017002" table:style-name="ce5">
            <text:p><text:s/>9,219<text:s/></text:p>
          </table:table-cell>
          <table:table-cell office:value-type="float" office:value="1.1330612832999998" table:style-name="ce6">
            <text:p>1.133</text:p>
          </table:table-cell>
          <table:table-cell office:value-type="float" office:value="10445.493164604999" table:style-name="ce5">
            <text:p><text:s/>10,44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445.493164604999" table:style-name="ce5">
            <text:p><text:s/>10,445<text:s/></text:p>
          </table:table-cell>
          <table:table-cell office:value-type="float" office:value="1.0506644163147096" table:style-name="ce6">
            <text:p>1.051</text:p>
          </table:table-cell>
          <table:table-cell office:value-type="float" office:value="10974.707978909" table:style-name="ce5">
            <text:p><text:s/>10,975<text:s/></text:p>
          </table:table-cell>
          <table:table-cell office:value-type="float" office:value="1.0970975006493004" table:style-name="ce6">
            <text:p>1.097</text:p>
          </table:table-cell>
          <table:table-cell office:value-type="float" office:value="12040.324694017001" table:style-name="ce5">
            <text:p><text:s/>12,04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040.324694017001" table:style-name="ce5">
            <text:p><text:s/>12,040<text:s/></text:p>
          </table:table-cell>
          <table:table-cell office:value-type="float" office:value="1.033239551908004" table:style-name="ce6">
            <text:p>1.033</text:p>
          </table:table-cell>
          <table:table-cell office:value-type="float" office:value="12440.539691673001" table:style-name="ce5">
            <text:p><text:s/>12,441<text:s/></text:p>
          </table:table-cell>
          <table:table-cell office:value-type="float" office:value="1.1813824002514433" table:style-name="ce6">
            <text:p>1.181</text:p>
          </table:table-cell>
          <table:table-cell office:value-type="float" office:value="14697.034641372" table:style-name="ce5">
            <text:p><text:s/>14,69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697.034641372" table:style-name="ce5">
            <text:p><text:s/>14,697<text:s/></text:p>
          </table:table-cell>
          <table:table-cell office:value-type="float" office:value="1.0470651023776472" table:style-name="ce6">
            <text:p>1.047</text:p>
          </table:table-cell>
          <table:table-cell office:value-type="float" office:value="15388.752081416" table:style-name="ce5">
            <text:p><text:s/>15,389<text:s/></text:p>
          </table:table-cell>
          <table:table-cell office:value-type="float" office:value="1.0089230481591049" table:style-name="ce6">
            <text:p>1.009</text:p>
          </table:table-cell>
          <table:table-cell office:value-type="float" office:value="15526.066657347001" table:style-name="ce5">
            <text:p><text:s/>15,52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526.066657347001" table:style-name="ce5">
            <text:p><text:s/>15,526<text:s/></text:p>
          </table:table-cell>
          <table:table-cell office:value-type="float" office:value="1.013329594055882" table:style-name="ce6">
            <text:p>1.013</text:p>
          </table:table-cell>
          <table:table-cell office:value-type="float" office:value="15733.022823174" table:style-name="ce5">
            <text:p><text:s/>15,733<text:s/></text:p>
          </table:table-cell>
          <table:table-cell office:value-type="float" office:value="0.96313811852622733" table:style-name="ce6">
            <text:p>0.963</text:p>
          </table:table-cell>
          <table:table-cell office:value-type="float" office:value="15153.074000642" table:style-name="ce5">
            <text:p><text:s/>15,1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153.074000642" table:style-name="ce5">
            <text:p><text:s/>15,153<text:s/></text:p>
          </table:table-cell>
          <table:table-cell office:value-type="float" office:value="1.2166165147549555" table:style-name="ce6">
            <text:p>1.217</text:p>
          </table:table-cell>
          <table:table-cell office:value-type="float" office:value="18435.480078485001" table:style-name="ce5">
            <text:p><text:s/>18,435<text:s/></text:p>
          </table:table-cell>
          <table:table-cell office:value-type="float" office:value="0.85898527038680528" table:style-name="ce6">
            <text:p>0.859</text:p>
          </table:table-cell>
          <table:table-cell office:value-type="float" office:value="15835.805839928" table:style-name="ce5">
            <text:p><text:s/>15,83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835.805839928" table:style-name="ce5">
            <text:p><text:s/>15,836<text:s/></text:p>
          </table:table-cell>
          <table:table-cell office:value-type="float" office:value="0.86653127880307423" table:style-name="ce6">
            <text:p>0.867</text:p>
          </table:table-cell>
          <table:table-cell office:value-type="float" office:value="13722.22108535" table:style-name="ce5">
            <text:p><text:s/>13,722<text:s/></text:p>
          </table:table-cell>
          <table:table-cell office:value-type="float" office:value="1.2726447022181595" table:style-name="ce6">
            <text:p>1.273</text:p>
          </table:table-cell>
          <table:table-cell office:value-type="float" office:value="17463.511966937" table:style-name="ce5">
            <text:p><text:s/>17,46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463.511966937" table:style-name="ce5">
            <text:p><text:s/>17,464<text:s/></text:p>
          </table:table-cell>
          <table:table-cell office:value-type="float" office:value="1.1880484237654743" table:style-name="ce6">
            <text:p>1.188</text:p>
          </table:table-cell>
          <table:table-cell office:value-type="float" office:value="20747.497865729001" table:style-name="ce5">
            <text:p><text:s/>20,747<text:s/></text:p>
          </table:table-cell>
          <table:table-cell office:value-type="float" office:value="1.0466416940667722" table:style-name="ce6">
            <text:p>1.047</text:p>
          </table:table-cell>
          <table:table-cell office:value-type="float" office:value="21715.196313833341" table:style-name="ce5">
            <text:p><text:s/>21,7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715.196313833341" table:style-name="ce5">
            <text:p><text:s/>21,715<text:s/></text:p>
          </table:table-cell>
          <table:table-cell office:value-type="float" office:value="0.98443461678008426" table:style-name="ce6">
            <text:p>0.984</text:p>
          </table:table-cell>
          <table:table-cell office:value-type="float" office:value="21377.190961512821" table:style-name="ce5">
            <text:p><text:s/>21,377<text:s/></text:p>
          </table:table-cell>
          <table:table-cell office:value-type="float" office:value="1.1191529717132729" table:style-name="ce6">
            <text:p>1.119</text:p>
          </table:table-cell>
          <table:table-cell office:value-type="float" office:value="23924.346791459189" table:style-name="ce5">
            <text:p><text:s/>23,92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924.346791459189" table:style-name="ce5">
            <text:p><text:s/>23,924<text:s/></text:p>
          </table:table-cell>
          <table:table-cell office:value-type="float" office:value="1.1117450823221866" table:style-name="ce6">
            <text:p>1.112</text:p>
          </table:table-cell>
          <table:table-cell office:value-type="float" office:value="26597.774893175338" table:style-name="ce5">
            <text:p><text:s/>26,598<text:s/></text:p>
          </table:table-cell>
          <table:table-cell office:value-type="float" office:value="0.98222306533738546" table:style-name="ce6">
            <text:p>0.982</text:p>
          </table:table-cell>
          <table:table-cell office:value-type="float" office:value="26124.947986728432" table:style-name="ce5">
            <text:p><text:s/>26,12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6124.947986728432" table:style-name="ce5">
            <text:p><text:s/>26,125<text:s/></text:p>
          </table:table-cell>
          <table:table-cell office:value-type="float" office:value="1.0733389880933257" table:style-name="ce6">
            <text:p>1.073</text:p>
          </table:table-cell>
          <table:table-cell office:value-type="float" office:value="28040.925236065861" table:style-name="ce5">
            <text:p><text:s/>28,041<text:s/></text:p>
          </table:table-cell>
          <table:table-cell office:value-type="float" office:value="0.9592279429873215" table:style-name="ce6">
            <text:p>0.959</text:p>
          </table:table-cell>
          <table:table-cell office:value-type="float" office:value="26897.639033652729" table:style-name="ce5">
            <text:p><text:s/>26,89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897.639033652729" table:style-name="ce5">
            <text:p><text:s/>26,898<text:s/></text:p>
          </table:table-cell>
          <table:table-cell office:value-type="float" office:value="1.0545261455676729" table:style-name="ce6">
            <text:p>1.055</text:p>
          </table:table-cell>
          <table:table-cell office:value-type="float" office:value="28364.263615028402" table:style-name="ce5">
            <text:p><text:s/>28,364<text:s/></text:p>
          </table:table-cell>
          <table:table-cell office:value-type="float" office:value="1.1373015099339607" table:style-name="ce6">
            <text:p>1.137</text:p>
          </table:table-cell>
          <table:table-cell office:value-type="float" office:value="32258.719837536701" table:style-name="ce5">
            <text:p><text:s/>32,25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2258.719837536701" table:style-name="ce5">
            <text:p><text:s/>32,259<text:s/></text:p>
          </table:table-cell>
          <table:table-cell office:value-type="float" office:value="1.0030338283907461" table:style-name="ce6">
            <text:p>1.003</text:p>
          </table:table-cell>
          <table:table-cell office:value-type="float" office:value="32356.58725762894" table:style-name="ce5">
            <text:p><text:s/>32,357<text:s/></text:p>
          </table:table-cell>
          <table:table-cell office:value-type="float" office:value="1.160705506655455" table:style-name="ce6">
            <text:p>1.161</text:p>
          </table:table-cell>
          <table:table-cell office:value-type="float" office:value="37556.469006507636" table:style-name="ce5">
            <text:p><text:s/>37,55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7556.469006507636" table:style-name="ce5">
            <text:p><text:s/>37,556<text:s/></text:p>
          </table:table-cell>
          <table:table-cell office:value-type="float" office:value="0.92179680146219689" table:style-name="ce6">
            <text:p>0.922</text:p>
          </table:table-cell>
          <table:table-cell office:value-type="float" office:value="34619.433004412873" table:style-name="ce5">
            <text:p><text:s/>34,619<text:s/></text:p>
          </table:table-cell>
          <table:table-cell office:value-type="float" office:value="1.0141845625672365" table:style-name="ce6">
            <text:p>1.014</text:p>
          </table:table-cell>
          <table:table-cell office:value-type="float" office:value="35110.49451790622" table:style-name="ce5">
            <text:p><text:s/>35,11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5110.49451790622" table:style-name="ce5">
            <text:p><text:s/>35,110<text:s/></text:p>
          </table:table-cell>
          <table:table-cell office:value-type="float" office:value="1.0413018660351534" table:style-name="ce6">
            <text:p>1.041</text:p>
          </table:table-cell>
          <table:table-cell office:value-type="float" office:value="36560.623458912771" table:style-name="ce5">
            <text:p><text:s/>36,561<text:s/></text:p>
          </table:table-cell>
          <table:table-cell office:value-type="float" office:value="1.0876027340311516" table:style-name="ce6">
            <text:p>1.088</text:p>
          </table:table-cell>
          <table:table-cell office:value-type="float" office:value="39763.434031796991" table:style-name="ce5">
            <text:p><text:s/>39,7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9763.434031796991" table:style-name="ce5">
            <text:p><text:s/>39,763<text:s/></text:p>
          </table:table-cell>
          <table:table-cell office:value-type="float" office:value="0.9636104069299809" table:style-name="ce6">
            <text:p>0.964</text:p>
          </table:table-cell>
          <table:table-cell office:value-type="float" office:value="38316.458848313348" table:style-name="ce5">
            <text:p><text:s/>38,316<text:s/></text:p>
          </table:table-cell>
          <table:table-cell office:value-type="float" office:value="1.1032245404369794" table:style-name="ce6">
            <text:p>1.103</text:p>
          </table:table-cell>
          <table:table-cell office:value-type="float" office:value="42271.657704102923" table:style-name="ce5">
            <text:p><text:s/>42,2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425.5685697416002" table:style-name="ce5">
            <text:p><text:s/>4,42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425.5685697416002" table:style-name="ce5">
            <text:p><text:s/>4,426<text:s/></text:p>
          </table:table-cell>
          <table:table-cell office:value-type="float" office:value="0.98391253417075464" table:style-name="ce6">
            <text:p>0.984</text:p>
          </table:table-cell>
          <table:table-cell office:value-type="float" office:value="4354.3723866008995" table:style-name="ce5">
            <text:p><text:s/>4,354<text:s/></text:p>
          </table:table-cell>
          <table:table-cell office:value-type="float" office:value="1.1587764424305469" table:style-name="ce6">
            <text:p>1.159</text:p>
          </table:table-cell>
          <table:table-cell office:value-type="float" office:value="5045.7441431632005" table:style-name="ce5">
            <text:p><text:s/>5,04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045.7441431632005" table:style-name="ce5">
            <text:p><text:s/>5,046<text:s/></text:p>
          </table:table-cell>
          <table:table-cell office:value-type="float" office:value="1.0236916825461266" table:style-name="ce6">
            <text:p>1.024</text:p>
          </table:table-cell>
          <table:table-cell office:value-type="float" office:value="5165.2863116120006" table:style-name="ce5">
            <text:p><text:s/>5,165<text:s/></text:p>
          </table:table-cell>
          <table:table-cell office:value-type="float" office:value="1.1726942646967069" table:style-name="ce6">
            <text:p>1.173</text:p>
          </table:table-cell>
          <table:table-cell office:value-type="float" office:value="6057.3016331437993" table:style-name="ce5">
            <text:p><text:s/>6,0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057.3016331437993" table:style-name="ce5">
            <text:p><text:s/>6,057<text:s/></text:p>
          </table:table-cell>
          <table:table-cell office:value-type="float" office:value="1.0528897226813725" table:style-name="ce6">
            <text:p>1.053</text:p>
          </table:table-cell>
          <table:table-cell office:value-type="float" office:value="6377.6706367181996" table:style-name="ce5">
            <text:p><text:s/>6,378<text:s/></text:p>
          </table:table-cell>
          <table:table-cell office:value-type="float" office:value="1.1804622758503474" table:style-name="ce6">
            <text:p>1.180</text:p>
          </table:table-cell>
          <table:table-cell office:value-type="float" office:value="7528.5995944442993" table:style-name="ce5">
            <text:p><text:s/>7,52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528.5995944442993" table:style-name="ce5">
            <text:p><text:s/>7,529<text:s/></text:p>
          </table:table-cell>
          <table:table-cell office:value-type="float" office:value="1.0339499235351572" table:style-name="ce6">
            <text:p>1.034</text:p>
          </table:table-cell>
          <table:table-cell office:value-type="float" office:value="7784.1949750024996" table:style-name="ce5">
            <text:p><text:s/>7,784<text:s/></text:p>
          </table:table-cell>
          <table:table-cell office:value-type="float" office:value="0.99824881514760677" table:style-name="ce6">
            <text:p>0.998</text:p>
          </table:table-cell>
          <table:table-cell office:value-type="float" office:value="7770.5634106742" table:style-name="ce5">
            <text:p><text:s/>7,77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770.5634106742" table:style-name="ce5">
            <text:p><text:s/>7,771<text:s/></text:p>
          </table:table-cell>
          <table:table-cell office:value-type="float" office:value="1.0152667767292445" table:style-name="ce6">
            <text:p>1.015</text:p>
          </table:table-cell>
          <table:table-cell office:value-type="float" office:value="7889.1948673254001" table:style-name="ce5">
            <text:p><text:s/>7,889<text:s/></text:p>
          </table:table-cell>
          <table:table-cell office:value-type="float" office:value="0.94810465419195566" table:style-name="ce6">
            <text:p>0.948</text:p>
          </table:table-cell>
          <table:table-cell office:value-type="float" office:value="7479.7823715385002" table:style-name="ce5">
            <text:p><text:s/>7,48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479.7823715385002" table:style-name="ce5">
            <text:p><text:s/>7,480<text:s/></text:p>
          </table:table-cell>
          <table:table-cell office:value-type="float" office:value="1.2563731298662195" table:style-name="ce6">
            <text:p>1.256</text:p>
          </table:table-cell>
          <table:table-cell office:value-type="float" office:value="9397.3975888479999" table:style-name="ce5">
            <text:p><text:s/>9,397<text:s/></text:p>
          </table:table-cell>
          <table:table-cell office:value-type="float" office:value="1.0197261002666724" table:style-name="ce6">
            <text:p>1.020</text:p>
          </table:table-cell>
          <table:table-cell office:value-type="float" office:value="9582.771595931401" table:style-name="ce5">
            <text:p><text:s/>9,58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582.771595931401" table:style-name="ce5">
            <text:p><text:s/>9,583<text:s/></text:p>
          </table:table-cell>
          <table:table-cell office:value-type="float" office:value="0.80881085599539149" table:style-name="ce6">
            <text:p>0.809</text:p>
          </table:table-cell>
          <table:table-cell office:value-type="float" office:value="7750.6496973136" table:style-name="ce5">
            <text:p><text:s/>7,751<text:s/></text:p>
          </table:table-cell>
          <table:table-cell office:value-type="float" office:value="1.021214155641738" table:style-name="ce6">
            <text:p>1.021</text:p>
          </table:table-cell>
          <table:table-cell office:value-type="float" office:value="7915.0731863170004" table:style-name="ce5">
            <text:p><text:s/>7,91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915.0731863170004" table:style-name="ce5">
            <text:p><text:s/>7,915<text:s/></text:p>
          </table:table-cell>
          <table:table-cell office:value-type="float" office:value="1.2507946129297733" table:style-name="ce6">
            <text:p>1.251</text:p>
          </table:table-cell>
          <table:table-cell office:value-type="float" office:value="9900.1309023901995" table:style-name="ce5">
            <text:p><text:s/>9,900<text:s/></text:p>
          </table:table-cell>
          <table:table-cell office:value-type="float" office:value="1.0509337595410955" table:style-name="ce6">
            <text:p>1.051</text:p>
          </table:table-cell>
          <table:table-cell office:value-type="float" office:value="10404.381789197911" table:style-name="ce5">
            <text:p><text:s/>10,40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404.381789197911" table:style-name="ce5">
            <text:p><text:s/>10,404<text:s/></text:p>
          </table:table-cell>
          <table:table-cell office:value-type="float" office:value="0.95824468480982172" table:style-name="ce6">
            <text:p>0.958</text:p>
          </table:table-cell>
          <table:table-cell office:value-type="float" office:value="9969.943548231" table:style-name="ce5">
            <text:p><text:s/>9,970<text:s/></text:p>
          </table:table-cell>
          <table:table-cell office:value-type="float" office:value="1.2472048487131668" table:style-name="ce6">
            <text:p>1.247</text:p>
          </table:table-cell>
          <table:table-cell office:value-type="float" office:value="12434.56193475026" table:style-name="ce5">
            <text:p><text:s/>12,43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434.56193475026" table:style-name="ce5">
            <text:p><text:s/>12,435<text:s/></text:p>
          </table:table-cell>
          <table:table-cell office:value-type="float" office:value="1.149295441025433" table:style-name="ce6">
            <text:p>1.149</text:p>
          </table:table-cell>
          <table:table-cell office:value-type="float" office:value="14290.985342756861" table:style-name="ce5">
            <text:p><text:s/>14,291<text:s/></text:p>
          </table:table-cell>
          <table:table-cell office:value-type="float" office:value="0.97373049046282978" table:style-name="ce6">
            <text:p>0.974</text:p>
          </table:table-cell>
          <table:table-cell office:value-type="float" office:value="13915.56816699975" table:style-name="ce5">
            <text:p><text:s/>13,91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915.56816699975" table:style-name="ce5">
            <text:p><text:s/>13,916<text:s/></text:p>
          </table:table-cell>
          <table:table-cell office:value-type="float" office:value="1.1083444261199793" table:style-name="ce6">
            <text:p>1.108</text:p>
          </table:table-cell>
          <table:table-cell office:value-type="float" office:value="15423.24241418679" table:style-name="ce5">
            <text:p><text:s/>15,423<text:s/></text:p>
          </table:table-cell>
          <table:table-cell office:value-type="float" office:value="0.98565250387116166" table:style-name="ce6">
            <text:p>0.986</text:p>
          </table:table-cell>
          <table:table-cell office:value-type="float" office:value="15201.95750335511" table:style-name="ce5">
            <text:p><text:s/>15,2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201.95750335511" table:style-name="ce5">
            <text:p><text:s/>15,202<text:s/></text:p>
          </table:table-cell>
          <table:table-cell office:value-type="float" office:value="1.090687917490347" table:style-name="ce6">
            <text:p>1.091</text:p>
          </table:table-cell>
          <table:table-cell office:value-type="float" office:value="16580.591371111139" table:style-name="ce5">
            <text:p><text:s/>16,581<text:s/></text:p>
          </table:table-cell>
          <table:table-cell office:value-type="float" office:value="1.2659359384380975" table:style-name="ce6">
            <text:p>1.266</text:p>
          </table:table-cell>
          <table:table-cell office:value-type="float" office:value="20989.966497246201" table:style-name="ce5">
            <text:p><text:s/>20,99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0989.966497246201" table:style-name="ce5">
            <text:p><text:s/>20,990<text:s/></text:p>
          </table:table-cell>
          <table:table-cell office:value-type="float" office:value="0.98901601109065629" table:style-name="ce6">
            <text:p>0.989</text:p>
          </table:table-cell>
          <table:table-cell office:value-type="float" office:value="20759.41293803295" table:style-name="ce5">
            <text:p><text:s/>20,759<text:s/></text:p>
          </table:table-cell>
          <table:table-cell office:value-type="float" office:value="1.1963500695526734" table:style-name="ce6">
            <text:p>1.196</text:p>
          </table:table-cell>
          <table:table-cell office:value-type="float" office:value="24835.525112288393" table:style-name="ce5">
            <text:p><text:s/>24,8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835.525112288393" table:style-name="ce5">
            <text:p><text:s/>24,836<text:s/></text:p>
          </table:table-cell>
          <table:table-cell office:value-type="float" office:value="0.86797347808999381" table:style-name="ce6">
            <text:p>0.868</text:p>
          </table:table-cell>
          <table:table-cell office:value-type="float" office:value="21556.577111904338" table:style-name="ce5">
            <text:p><text:s/>21,557<text:s/></text:p>
          </table:table-cell>
          <table:table-cell office:value-type="float" office:value="0.90537647941202137" table:style-name="ce6">
            <text:p>0.905</text:p>
          </table:table-cell>
          <table:table-cell office:value-type="float" office:value="19516.81789374971" table:style-name="ce5">
            <text:p><text:s/>19,51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516.81789374971" table:style-name="ce5">
            <text:p><text:s/>19,517<text:s/></text:p>
          </table:table-cell>
          <table:table-cell office:value-type="float" office:value="1.0497184704988545" table:style-name="ce6">
            <text:p>1.050</text:p>
          </table:table-cell>
          <table:table-cell office:value-type="float" office:value="20487.164228431622" table:style-name="ce5">
            <text:p><text:s/>20,487<text:s/></text:p>
          </table:table-cell>
          <table:table-cell office:value-type="float" office:value="1.2100236387265477" table:style-name="ce6">
            <text:p>1.210</text:p>
          </table:table-cell>
          <table:table-cell office:value-type="float" office:value="24789.953006875199" table:style-name="ce5">
            <text:p><text:s/>24,7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789.953006875199" table:style-name="ce5">
            <text:p><text:s/>24,790<text:s/></text:p>
          </table:table-cell>
          <table:table-cell office:value-type="float" office:value="0.94404039014366481" table:style-name="ce6">
            <text:p>0.944</text:p>
          </table:table-cell>
          <table:table-cell office:value-type="float" office:value="23402.716908253577" table:style-name="ce5">
            <text:p><text:s/>23,403<text:s/></text:p>
          </table:table-cell>
          <table:table-cell office:value-type="float" office:value="1.1284888374878919" table:style-name="ce6">
            <text:p>1.128</text:p>
          </table:table-cell>
          <table:table-cell office:value-type="float" office:value="26409.704797853308" table:style-name="ce5">
            <text:p><text:s/>26,4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29.5466725028" table:style-name="ce5">
            <text:p><text:s/>5,03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029.5466725028" table:style-name="ce5">
            <text:p><text:s/>5,030<text:s/></text:p>
          </table:table-cell>
          <table:table-cell office:value-type="float" office:value="0.96717506981203827" table:style-name="ce6">
            <text:p>0.967</text:p>
          </table:table-cell>
          <table:table-cell office:value-type="float" office:value="4864.4521541008007" table:style-name="ce5">
            <text:p><text:s/>4,864<text:s/></text:p>
          </table:table-cell>
          <table:table-cell office:value-type="float" office:value="1.1100425804146796" table:style-name="ce6">
            <text:p>1.110</text:p>
          </table:table-cell>
          <table:table-cell office:value-type="float" office:value="5399.7490214417994" table:style-name="ce5">
            <text:p><text:s/>5,40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399.7490214417994" table:style-name="ce5">
            <text:p><text:s/>5,400<text:s/></text:p>
          </table:table-cell>
          <table:table-cell office:value-type="float" office:value="1.0758688309824098" table:style-name="ce6">
            <text:p>1.076</text:p>
          </table:table-cell>
          <table:table-cell office:value-type="float" office:value="5809.4216672969997" table:style-name="ce5">
            <text:p><text:s/>5,809<text:s/></text:p>
          </table:table-cell>
          <table:table-cell office:value-type="float" office:value="1.0298827324849658" table:style-name="ce6">
            <text:p>1.030</text:p>
          </table:table-cell>
          <table:table-cell office:value-type="float" office:value="5983.0230608732008" table:style-name="ce5">
            <text:p><text:s/>5,98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83.0230608732008" table:style-name="ce5">
            <text:p><text:s/>5,983<text:s/></text:p>
          </table:table-cell>
          <table:table-cell office:value-type="float" office:value="1.013345426428951" table:style-name="ce6">
            <text:p>1.013</text:p>
          </table:table-cell>
          <table:table-cell office:value-type="float" office:value="6062.869054954801" table:style-name="ce5">
            <text:p><text:s/>6,063<text:s/></text:p>
          </table:table-cell>
          <table:table-cell office:value-type="float" office:value="1.182350300155236" table:style-name="ce6">
            <text:p>1.182</text:p>
          </table:table-cell>
          <table:table-cell office:value-type="float" office:value="7168.4350469276997" table:style-name="ce5">
            <text:p><text:s/>7,16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168.4350469276997" table:style-name="ce5">
            <text:p><text:s/>7,168<text:s/></text:p>
          </table:table-cell>
          <table:table-cell office:value-type="float" office:value="1.0608392287341317" table:style-name="ce6">
            <text:p>1.061</text:p>
          </table:table-cell>
          <table:table-cell office:value-type="float" office:value="7604.5571064135011" table:style-name="ce5">
            <text:p><text:s/>7,605<text:s/></text:p>
          </table:table-cell>
          <table:table-cell office:value-type="float" office:value="1.0198494321427338" table:style-name="ce6">
            <text:p>1.020</text:p>
          </table:table-cell>
          <table:table-cell office:value-type="float" office:value="7755.5032466727998" table:style-name="ce5">
            <text:p><text:s/>7,7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755.5032466727998" table:style-name="ce5">
            <text:p><text:s/>7,756<text:s/></text:p>
          </table:table-cell>
          <table:table-cell office:value-type="float" office:value="1.0113886496293703" table:style-name="ce6">
            <text:p>1.011</text:p>
          </table:table-cell>
          <table:table-cell office:value-type="float" office:value="7843.8279558485992" table:style-name="ce5">
            <text:p><text:s/>7,844<text:s/></text:p>
          </table:table-cell>
          <table:table-cell office:value-type="float" office:value="0.97825853298861021" table:style-name="ce6">
            <text:p>0.978</text:p>
          </table:table-cell>
          <table:table-cell office:value-type="float" office:value="7673.2916291035008" table:style-name="ce5">
            <text:p><text:s/>7,6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673.2916291035008" table:style-name="ce5">
            <text:p><text:s/>7,673<text:s/></text:p>
          </table:table-cell>
          <table:table-cell office:value-type="float" office:value="1.1778625036688399" table:style-name="ce6">
            <text:p>1.178</text:p>
          </table:table-cell>
          <table:table-cell office:value-type="float" office:value="9038.0824896370013" table:style-name="ce5">
            <text:p><text:s/>9,038<text:s/></text:p>
          </table:table-cell>
          <table:table-cell office:value-type="float" office:value="0.69185407979693503" table:style-name="ce6">
            <text:p>0.692</text:p>
          </table:table-cell>
          <table:table-cell office:value-type="float" office:value="6253.0342439965989" table:style-name="ce5">
            <text:p><text:s/>6,25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253.0342439965989" table:style-name="ce5">
            <text:p><text:s/>6,253<text:s/></text:p>
          </table:table-cell>
          <table:table-cell office:value-type="float" office:value="0.95498779552815904" table:style-name="ce6">
            <text:p>0.955</text:p>
          </table:table-cell>
          <table:table-cell office:value-type="float" office:value="5971.571388036401" table:style-name="ce5">
            <text:p><text:s/>5,972<text:s/></text:p>
          </table:table-cell>
          <table:table-cell office:value-type="float" office:value="1.5989826061109453" table:style-name="ce6">
            <text:p>1.599</text:p>
          </table:table-cell>
          <table:table-cell office:value-type="float" office:value="9548.4387806199993" table:style-name="ce5">
            <text:p><text:s/>9,54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548.4387806199993" table:style-name="ce5">
            <text:p><text:s/>9,548<text:s/></text:p>
          </table:table-cell>
          <table:table-cell office:value-type="float" office:value="1.1360356611758535" table:style-name="ce6">
            <text:p>1.136</text:p>
          </table:table-cell>
          <table:table-cell office:value-type="float" office:value="10847.3669633388" table:style-name="ce5">
            <text:p><text:s/>10,847<text:s/></text:p>
          </table:table-cell>
          <table:table-cell office:value-type="float" office:value="1.0427244291506832" table:style-name="ce6">
            <text:p>1.043</text:p>
          </table:table-cell>
          <table:table-cell office:value-type="float" office:value="11310.814524635429" table:style-name="ce5">
            <text:p><text:s/>11,3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310.814524635429" table:style-name="ce5">
            <text:p><text:s/>11,311<text:s/></text:p>
          </table:table-cell>
          <table:table-cell office:value-type="float" office:value="1.0085257245122672" table:style-name="ce6">
            <text:p>1.009</text:p>
          </table:table-cell>
          <table:table-cell office:value-type="float" office:value="11407.247413281821" table:style-name="ce5">
            <text:p><text:s/>11,407<text:s/></text:p>
          </table:table-cell>
          <table:table-cell office:value-type="float" office:value="1.0072355267170772" table:style-name="ce6">
            <text:p>1.007</text:p>
          </table:table-cell>
          <table:table-cell office:value-type="float" office:value="11489.784856708931" table:style-name="ce5">
            <text:p><text:s/>11,4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489.784856708931" table:style-name="ce5">
            <text:p><text:s/>11,490<text:s/></text:p>
          </table:table-cell>
          <table:table-cell office:value-type="float" office:value="1.0711070489046186" table:style-name="ce6">
            <text:p>1.071</text:p>
          </table:table-cell>
          <table:table-cell office:value-type="float" office:value="12306.789550418478" table:style-name="ce5">
            <text:p><text:s/>12,307<text:s/></text:p>
          </table:table-cell>
          <table:table-cell office:value-type="float" office:value="0.99208487881500462" table:style-name="ce6">
            <text:p>0.992</text:p>
          </table:table-cell>
          <table:table-cell office:value-type="float" office:value="12209.379819728681" table:style-name="ce5">
            <text:p><text:s/>12,2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209.379819728681" table:style-name="ce5">
            <text:p><text:s/>12,209<text:s/></text:p>
          </table:table-cell>
          <table:table-cell office:value-type="float" office:value="1.0334417479166818" table:style-name="ce6">
            <text:p>1.033</text:p>
          </table:table-cell>
          <table:table-cell office:value-type="float" office:value="12617.682821879071" table:style-name="ce5">
            <text:p><text:s/>12,618<text:s/></text:p>
          </table:table-cell>
          <table:table-cell office:value-type="float" office:value="0.92692784367802461" table:style-name="ce6">
            <text:p>0.927</text:p>
          </table:table-cell>
          <table:table-cell office:value-type="float" office:value="11695.681530297619" table:style-name="ce5">
            <text:p><text:s/>11,69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695.681530297619" table:style-name="ce5">
            <text:p><text:s/>11,696<text:s/></text:p>
          </table:table-cell>
          <table:table-cell office:value-type="float" office:value="1.0075233506821901" table:style-name="ce6">
            <text:p>1.008</text:p>
          </table:table-cell>
          <table:table-cell office:value-type="float" office:value="11783.672243917261" table:style-name="ce5">
            <text:p><text:s/>11,784<text:s/></text:p>
          </table:table-cell>
          <table:table-cell office:value-type="float" office:value="0.95630233996939606" table:style-name="ce6">
            <text:p>0.956</text:p>
          </table:table-cell>
          <table:table-cell office:value-type="float" office:value="11268.753340290501" table:style-name="ce5">
            <text:p><text:s/>11,26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268.753340290501" table:style-name="ce5">
            <text:p><text:s/>11,269<text:s/></text:p>
          </table:table-cell>
          <table:table-cell office:value-type="float" office:value="1.0291443932960398" table:style-name="ce6">
            <text:p>1.029</text:p>
          </table:table-cell>
          <table:table-cell office:value-type="float" office:value="11597.17431959599" table:style-name="ce5">
            <text:p><text:s/>11,597<text:s/></text:p>
          </table:table-cell>
          <table:table-cell office:value-type="float" office:value="1.0969002917136805" table:style-name="ce6">
            <text:p>1.097</text:p>
          </table:table-cell>
          <table:table-cell office:value-type="float" office:value="12720.943894219246" table:style-name="ce5">
            <text:p><text:s/>12,72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720.943894219246" table:style-name="ce5">
            <text:p><text:s/>12,721<text:s/></text:p>
          </table:table-cell>
          <table:table-cell office:value-type="float" office:value="1.0268778795923046" table:style-name="ce6">
            <text:p>1.027</text:p>
          </table:table-cell>
          <table:table-cell office:value-type="float" office:value="13062.855892508533" table:style-name="ce5">
            <text:p><text:s/>13,063<text:s/></text:p>
          </table:table-cell>
          <table:table-cell office:value-type="float" office:value="1.1937417630932747" table:style-name="ce6">
            <text:p>1.194</text:p>
          </table:table-cell>
          <table:table-cell office:value-type="float" office:value="15593.676624156509" table:style-name="ce5">
            <text:p><text:s/>15,5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593.676624156509" table:style-name="ce5">
            <text:p><text:s/>15,594<text:s/></text:p>
          </table:table-cell>
          <table:table-cell office:value-type="float" office:value="1.0307677668255222" table:style-name="ce6">
            <text:p>1.031</text:p>
          </table:table-cell>
          <table:table-cell office:value-type="float" office:value="16073.459230481152" table:style-name="ce5">
            <text:p><text:s/>16,073<text:s/></text:p>
          </table:table-cell>
          <table:table-cell office:value-type="float" office:value="0.93156555849076972" table:style-name="ce6">
            <text:p>0.932</text:p>
          </table:table-cell>
          <table:table-cell office:value-type="float" office:value="14973.481024921792" table:style-name="ce5">
            <text:p><text:s/>14,97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973.481024921792" table:style-name="ce5">
            <text:p><text:s/>14,973<text:s/></text:p>
          </table:table-cell>
          <table:table-cell office:value-type="float" office:value="0.99601034089784513" table:style-name="ce6">
            <text:p>0.996</text:p>
          </table:table-cell>
          <table:table-cell office:value-type="float" office:value="14913.741940059768" table:style-name="ce5">
            <text:p><text:s/>14,914<text:s/></text:p>
          </table:table-cell>
          <table:table-cell office:value-type="float" office:value="1.0635796817459242" table:style-name="ce6">
            <text:p>1.064</text:p>
          </table:table-cell>
          <table:table-cell office:value-type="float" office:value="15861.952906249611" table:style-name="ce5">
            <text:p><text:s/>15,86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3978.112324703998" table:style-name="ce5">
            <text:p><text:s/>23,97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3978.112324703998" table:style-name="ce5">
            <text:p><text:s/>23,978<text:s/></text:p>
          </table:table-cell>
          <table:table-cell office:value-type="float" office:value="0.95924061750661338" table:style-name="ce6">
            <text:p>0.959</text:p>
          </table:table-cell>
          <table:table-cell office:value-type="float" office:value="23000.779272992" table:style-name="ce5">
            <text:p><text:s/>23,001<text:s/></text:p>
          </table:table-cell>
          <table:table-cell office:value-type="float" office:value="1.0190936347336146" table:style-name="ce6">
            <text:p>1.019</text:p>
          </table:table-cell>
          <table:table-cell office:value-type="float" office:value="23439.947751019001" table:style-name="ce5">
            <text:p><text:s/>23,44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439.947751019001" table:style-name="ce5">
            <text:p><text:s/>23,440<text:s/></text:p>
          </table:table-cell>
          <table:table-cell office:value-type="float" office:value="1.0612227084236403" table:style-name="ce6">
            <text:p>1.061</text:p>
          </table:table-cell>
          <table:table-cell office:value-type="float" office:value="24875.004837644999" table:style-name="ce5">
            <text:p><text:s/>24,875<text:s/></text:p>
          </table:table-cell>
          <table:table-cell office:value-type="float" office:value="1.0713773090178862" table:style-name="ce6">
            <text:p>1.071</text:p>
          </table:table-cell>
          <table:table-cell office:value-type="float" office:value="26650.515744763001" table:style-name="ce5">
            <text:p><text:s/>26,65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650.515744763001" table:style-name="ce5">
            <text:p><text:s/>26,651<text:s/></text:p>
          </table:table-cell>
          <table:table-cell office:value-type="float" office:value="0.96746149328511954" table:style-name="ce6">
            <text:p>0.967</text:p>
          </table:table-cell>
          <table:table-cell office:value-type="float" office:value="25783.347759247001" table:style-name="ce5">
            <text:p><text:s/>25,783<text:s/></text:p>
          </table:table-cell>
          <table:table-cell office:value-type="float" office:value="1.0418215280348253" table:style-name="ce6">
            <text:p>1.042</text:p>
          </table:table-cell>
          <table:table-cell office:value-type="float" office:value="26861.646760391999" table:style-name="ce5">
            <text:p><text:s/>26,86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861.646760391999" table:style-name="ce5">
            <text:p><text:s/>26,862<text:s/></text:p>
          </table:table-cell>
          <table:table-cell office:value-type="float" office:value="0.98763462011149794" table:style-name="ce6">
            <text:p>0.988</text:p>
          </table:table-cell>
          <table:table-cell office:value-type="float" office:value="26529.492293769003" table:style-name="ce5">
            <text:p><text:s/>26,529<text:s/></text:p>
          </table:table-cell>
          <table:table-cell office:value-type="float" office:value="1.0509024689996866" table:style-name="ce6">
            <text:p>1.051</text:p>
          </table:table-cell>
          <table:table-cell office:value-type="float" office:value="27879.908952830003" table:style-name="ce5">
            <text:p><text:s/>27,88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879.908952830003" table:style-name="ce5">
            <text:p><text:s/>27,880<text:s/></text:p>
          </table:table-cell>
          <table:table-cell office:value-type="float" office:value="1.070247521710296" table:style-name="ce6">
            <text:p>1.070</text:p>
          </table:table-cell>
          <table:table-cell office:value-type="float" office:value="29838.403462275" table:style-name="ce5">
            <text:p><text:s/>29,838<text:s/></text:p>
          </table:table-cell>
          <table:table-cell office:value-type="float" office:value="1.0096146836618021" table:style-name="ce6">
            <text:p>1.010</text:p>
          </table:table-cell>
          <table:table-cell office:value-type="float" office:value="30125.290272537997" table:style-name="ce5">
            <text:p><text:s/>30,12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0125.290272537997" table:style-name="ce5">
            <text:p><text:s/>30,125<text:s/></text:p>
          </table:table-cell>
          <table:table-cell office:value-type="float" office:value="1.0629510228455048" table:style-name="ce6">
            <text:p>1.063</text:p>
          </table:table-cell>
          <table:table-cell office:value-type="float" office:value="32021.708108712002" table:style-name="ce5">
            <text:p><text:s/>32,022<text:s/></text:p>
          </table:table-cell>
          <table:table-cell office:value-type="float" office:value="1.1022203709158929" table:style-name="ce6">
            <text:p>1.102</text:p>
          </table:table-cell>
          <table:table-cell office:value-type="float" office:value="35294.978988944997" table:style-name="ce5">
            <text:p><text:s/>35,2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5294.978988944997" table:style-name="ce5">
            <text:p><text:s/>35,295<text:s/></text:p>
          </table:table-cell>
          <table:table-cell office:value-type="float" office:value="0.97499549122648788" table:style-name="ce6">
            <text:p>0.975</text:p>
          </table:table-cell>
          <table:table-cell office:value-type="float" office:value="34412.445377154996" table:style-name="ce5">
            <text:p><text:s/>34,412<text:s/></text:p>
          </table:table-cell>
          <table:table-cell office:value-type="float" office:value="1.1774217489060279" table:style-name="ce6">
            <text:p>1.177</text:p>
          </table:table-cell>
          <table:table-cell office:value-type="float" office:value="40517.961620103" table:style-name="ce5">
            <text:p><text:s/>40,51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517.961620103" table:style-name="ce5">
            <text:p><text:s/>40,518<text:s/></text:p>
          </table:table-cell>
          <table:table-cell office:value-type="float" office:value="1.1318416248943182" table:style-name="ce6">
            <text:p>1.132</text:p>
          </table:table-cell>
          <table:table-cell office:value-type="float" office:value="45859.915517502995" table:style-name="ce5">
            <text:p><text:s/>45,860<text:s/></text:p>
          </table:table-cell>
          <table:table-cell office:value-type="float" office:value="1.0175713892120037" table:style-name="ce6">
            <text:p>1.018</text:p>
          </table:table-cell>
          <table:table-cell office:value-type="float" office:value="46665.737942290652" table:style-name="ce5">
            <text:p><text:s/>46,66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6665.737942290652" table:style-name="ce5">
            <text:p><text:s/>46,666<text:s/></text:p>
          </table:table-cell>
          <table:table-cell office:value-type="float" office:value="1.0609094711387637" table:style-name="ce6">
            <text:p>1.061</text:p>
          </table:table-cell>
          <table:table-cell office:value-type="float" office:value="49508.123360655707" table:style-name="ce5">
            <text:p><text:s/>49,508<text:s/></text:p>
          </table:table-cell>
          <table:table-cell office:value-type="float" office:value="1.049501000386424" table:style-name="ce6">
            <text:p>1.050</text:p>
          </table:table-cell>
          <table:table-cell office:value-type="float" office:value="51958.824994262657" table:style-name="ce5">
            <text:p><text:s/>51,95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1958.824994262657" table:style-name="ce5">
            <text:p><text:s/>51,959<text:s/></text:p>
          </table:table-cell>
          <table:table-cell office:value-type="float" office:value="1.0740181489096545" table:style-name="ce6">
            <text:p>1.074</text:p>
          </table:table-cell>
          <table:table-cell office:value-type="float" office:value="55804.721039858676" table:style-name="ce5">
            <text:p><text:s/>55,805<text:s/></text:p>
          </table:table-cell>
          <table:table-cell office:value-type="float" office:value="1.1020207634661603" table:style-name="ce6">
            <text:p>1.102</text:p>
          </table:table-cell>
          <table:table-cell office:value-type="float" office:value="61497.961285361154" table:style-name="ce5">
            <text:p><text:s/>61,49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1497.961285361154" table:style-name="ce5">
            <text:p><text:s/>61,498<text:s/></text:p>
          </table:table-cell>
          <table:table-cell office:value-type="float" office:value="1.0492578331773657" table:style-name="ce6">
            <text:p>1.049</text:p>
          </table:table-cell>
          <table:table-cell office:value-type="float" office:value="64527.217603103571" table:style-name="ce5">
            <text:p><text:s/>64,527<text:s/></text:p>
          </table:table-cell>
          <table:table-cell office:value-type="float" office:value="1.1577087454183266" table:style-name="ce6">
            <text:p>1.158</text:p>
          </table:table-cell>
          <table:table-cell office:value-type="float" office:value="74703.724136624383" table:style-name="ce5">
            <text:p><text:s/>74,70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4703.724136624383" table:style-name="ce5">
            <text:p><text:s/>74,704<text:s/></text:p>
          </table:table-cell>
          <table:table-cell office:value-type="float" office:value="0.9715296522956155" table:style-name="ce6">
            <text:p>0.972</text:p>
          </table:table-cell>
          <table:table-cell office:value-type="float" office:value="72576.883135642274" table:style-name="ce5">
            <text:p><text:s/>72,577<text:s/></text:p>
          </table:table-cell>
          <table:table-cell office:value-type="float" office:value="1.067601044227102" table:style-name="ce6">
            <text:p>1.068</text:p>
          </table:table-cell>
          <table:table-cell office:value-type="float" office:value="77483.156222360049" table:style-name="ce5">
            <text:p><text:s/>77,48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7483.156222360049" table:style-name="ce5">
            <text:p><text:s/>77,483<text:s/></text:p>
          </table:table-cell>
          <table:table-cell office:value-type="float" office:value="0.9161926712247962" table:style-name="ce6">
            <text:p>0.916</text:p>
          </table:table-cell>
          <table:table-cell office:value-type="float" office:value="70989.499874292233" table:style-name="ce5">
            <text:p><text:s/>70,989<text:s/></text:p>
          </table:table-cell>
          <table:table-cell office:value-type="float" office:value="0.95930079130398072" table:style-name="ce6">
            <text:p>0.959</text:p>
          </table:table-cell>
          <table:table-cell office:value-type="float" office:value="68100.283403682377" table:style-name="ce5">
            <text:p><text:s/>68,1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8100.283403682377" table:style-name="ce5">
            <text:p><text:s/>68,100<text:s/></text:p>
          </table:table-cell>
          <table:table-cell office:value-type="float" office:value="0.84944452190262865" table:style-name="ce6">
            <text:p>0.849</text:p>
          </table:table-cell>
          <table:table-cell office:value-type="float" office:value="57847.4126772745" table:style-name="ce5">
            <text:p><text:s/>57,847<text:s/></text:p>
          </table:table-cell>
          <table:table-cell office:value-type="float" office:value="1.0620658147253657" table:style-name="ce6">
            <text:p>1.062</text:p>
          </table:table-cell>
          <table:table-cell office:value-type="float" office:value="61437.759474843988" table:style-name="ce5">
            <text:p><text:s/>61,4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1437.759474843988" table:style-name="ce5">
            <text:p><text:s/>61,438<text:s/></text:p>
          </table:table-cell>
          <table:table-cell office:value-type="float" office:value="0.86833485597293825" table:style-name="ce6">
            <text:p>0.868</text:p>
          </table:table-cell>
          <table:table-cell office:value-type="float" office:value="53348.548024888674" table:style-name="ce5">
            <text:p><text:s/>53,349<text:s/></text:p>
          </table:table-cell>
          <table:table-cell office:value-type="float" office:value="0.96995717997547182" table:style-name="ce6">
            <text:p>0.970</text:p>
          </table:table-cell>
          <table:table-cell office:value-type="float" office:value="51745.807198007045" table:style-name="ce5">
            <text:p><text:s/>51,7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1745.807198007045" table:style-name="ce5">
            <text:p><text:s/>51,746<text:s/></text:p>
          </table:table-cell>
          <table:table-cell office:value-type="float" office:value="0.94634382612227153" table:style-name="ce6">
            <text:p>0.946</text:p>
          </table:table-cell>
          <table:table-cell office:value-type="float" office:value="48969.325169547366" table:style-name="ce5">
            <text:p><text:s/>48,969<text:s/></text:p>
          </table:table-cell>
          <table:table-cell office:value-type="float" office:value="1.023216069279923" table:style-name="ce6">
            <text:p>1.023</text:p>
          </table:table-cell>
          <table:table-cell office:value-type="float" office:value="50106.200415274659" table:style-name="ce5">
            <text:p><text:s/>50,10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396.446497838" table:style-name="ce5">
            <text:p><text:s/>12,39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396.446497838" table:style-name="ce5">
            <text:p><text:s/>12,396<text:s/></text:p>
          </table:table-cell>
          <table:table-cell office:value-type="float" office:value="0.97714619148096926" table:style-name="ce6">
            <text:p>0.977</text:p>
          </table:table-cell>
          <table:table-cell office:value-type="float" office:value="12113.14048326" table:style-name="ce5">
            <text:p><text:s/>12,113<text:s/></text:p>
          </table:table-cell>
          <table:table-cell office:value-type="float" office:value="1.165590841910815" table:style-name="ce6">
            <text:p>1.166</text:p>
          </table:table-cell>
          <table:table-cell office:value-type="float" office:value="14118.965614066999" table:style-name="ce5">
            <text:p><text:s/>14,11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4118.965614066999" table:style-name="ce5">
            <text:p><text:s/>14,119<text:s/></text:p>
          </table:table-cell>
          <table:table-cell office:value-type="float" office:value="1.0436157191350093" table:style-name="ce6">
            <text:p>1.044</text:p>
          </table:table-cell>
          <table:table-cell office:value-type="float" office:value="14734.774452767" table:style-name="ce5">
            <text:p><text:s/>14,735<text:s/></text:p>
          </table:table-cell>
          <table:table-cell office:value-type="float" office:value="1.0642817487327152" table:style-name="ce6">
            <text:p>1.064</text:p>
          </table:table-cell>
          <table:table-cell office:value-type="float" office:value="15681.951521773" table:style-name="ce5">
            <text:p><text:s/>15,68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681.951521773" table:style-name="ce5">
            <text:p><text:s/>15,682<text:s/></text:p>
          </table:table-cell>
          <table:table-cell office:value-type="float" office:value="0.98110793460988177" table:style-name="ce6">
            <text:p>0.981</text:p>
          </table:table-cell>
          <table:table-cell office:value-type="float" office:value="15385.687068179001" table:style-name="ce5">
            <text:p><text:s/>15,386<text:s/></text:p>
          </table:table-cell>
          <table:table-cell office:value-type="float" office:value="1.0518257731207954" table:style-name="ce6">
            <text:p>1.052</text:p>
          </table:table-cell>
          <table:table-cell office:value-type="float" office:value="16183.062195482" table:style-name="ce5">
            <text:p><text:s/>16,18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6183.062195482" table:style-name="ce5">
            <text:p><text:s/>16,183<text:s/></text:p>
          </table:table-cell>
          <table:table-cell office:value-type="float" office:value="0.99935922645969344" table:style-name="ce6">
            <text:p>0.999</text:p>
          </table:table-cell>
          <table:table-cell office:value-type="float" office:value="16172.692517426001" table:style-name="ce5">
            <text:p><text:s/>16,173<text:s/></text:p>
          </table:table-cell>
          <table:table-cell office:value-type="float" office:value="1.0537686658884429" table:style-name="ce6">
            <text:p>1.054</text:p>
          </table:table-cell>
          <table:table-cell office:value-type="float" office:value="17042.276617912001" table:style-name="ce5">
            <text:p><text:s/>17,04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042.276617912001" table:style-name="ce5">
            <text:p><text:s/>17,042<text:s/></text:p>
          </table:table-cell>
          <table:table-cell office:value-type="float" office:value="1.0556301382520428" table:style-name="ce6">
            <text:p>1.056</text:p>
          </table:table-cell>
          <table:table-cell office:value-type="float" office:value="17990.340822296002" table:style-name="ce5">
            <text:p><text:s/>17,990<text:s/></text:p>
          </table:table-cell>
          <table:table-cell office:value-type="float" office:value="0.99457691163154127" table:style-name="ce6">
            <text:p>0.995</text:p>
          </table:table-cell>
          <table:table-cell office:value-type="float" office:value="17892.777614237999" table:style-name="ce5">
            <text:p><text:s/>17,8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7892.777614237999" table:style-name="ce5">
            <text:p><text:s/>17,893<text:s/></text:p>
          </table:table-cell>
          <table:table-cell office:value-type="float" office:value="1.0774624896862905" table:style-name="ce6">
            <text:p>1.077</text:p>
          </table:table-cell>
          <table:table-cell office:value-type="float" office:value="19278.796715640001" table:style-name="ce5">
            <text:p><text:s/>19,279<text:s/></text:p>
          </table:table-cell>
          <table:table-cell office:value-type="float" office:value="1.1474110865871878" table:style-name="ce6">
            <text:p>1.147</text:p>
          </table:table-cell>
          <table:table-cell office:value-type="float" office:value="22120.705087585997" table:style-name="ce5">
            <text:p><text:s/>22,12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2120.705087585997" table:style-name="ce5">
            <text:p><text:s/>22,121<text:s/></text:p>
          </table:table-cell>
          <table:table-cell office:value-type="float" office:value="0.95709001797059878" table:style-name="ce6">
            <text:p>0.957</text:p>
          </table:table-cell>
          <table:table-cell office:value-type="float" office:value="21171.506029799999" table:style-name="ce5">
            <text:p><text:s/>21,172<text:s/></text:p>
          </table:table-cell>
          <table:table-cell office:value-type="float" office:value="1.0945643736992532" table:style-name="ce6">
            <text:p>1.095</text:p>
          </table:table-cell>
          <table:table-cell office:value-type="float" office:value="23173.576237778001" table:style-name="ce5">
            <text:p><text:s/>23,1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173.576237778001" table:style-name="ce5">
            <text:p><text:s/>23,174<text:s/></text:p>
          </table:table-cell>
          <table:table-cell office:value-type="float" office:value="1.1242436867385761" table:style-name="ce6">
            <text:p>1.124</text:p>
          </table:table-cell>
          <table:table-cell office:value-type="float" office:value="26052.746784477" table:style-name="ce5">
            <text:p><text:s/>26,053<text:s/></text:p>
          </table:table-cell>
          <table:table-cell office:value-type="float" office:value="0.95781254639362945" table:style-name="ce6">
            <text:p>0.958</text:p>
          </table:table-cell>
          <table:table-cell office:value-type="float" office:value="24953.64773818836" table:style-name="ce5">
            <text:p><text:s/>24,95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953.64773818836" table:style-name="ce5">
            <text:p><text:s/>24,954<text:s/></text:p>
          </table:table-cell>
          <table:table-cell office:value-type="float" office:value="1.0509376983852288" table:style-name="ce6">
            <text:p>1.051</text:p>
          </table:table-cell>
          <table:table-cell office:value-type="float" office:value="26224.72912028744" table:style-name="ce5">
            <text:p><text:s/>26,225<text:s/></text:p>
          </table:table-cell>
          <table:table-cell office:value-type="float" office:value="1.0764188125961354" table:style-name="ce6">
            <text:p>1.076</text:p>
          </table:table-cell>
          <table:table-cell office:value-type="float" office:value="28228.791780315103" table:style-name="ce5">
            <text:p><text:s/>28,22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8228.791780315103" table:style-name="ce5">
            <text:p><text:s/>28,229<text:s/></text:p>
          </table:table-cell>
          <table:table-cell office:value-type="float" office:value="1.077520530676856" table:style-name="ce6">
            <text:p>1.078</text:p>
          </table:table-cell>
          <table:table-cell office:value-type="float" office:value="30417.102699491599" table:style-name="ce5">
            <text:p><text:s/>30,417<text:s/></text:p>
          </table:table-cell>
          <table:table-cell office:value-type="float" office:value="1.1046159245353417" table:style-name="ce6">
            <text:p>1.105</text:p>
          </table:table-cell>
          <table:table-cell office:value-type="float" office:value="33599.216020085347" table:style-name="ce5">
            <text:p><text:s/>33,59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3599.216020085347" table:style-name="ce5">
            <text:p><text:s/>33,599<text:s/></text:p>
          </table:table-cell>
          <table:table-cell office:value-type="float" office:value="1.0420566323180083" table:style-name="ce6">
            <text:p>1.042</text:p>
          </table:table-cell>
          <table:table-cell office:value-type="float" office:value="35012.285894415414" table:style-name="ce5">
            <text:p><text:s/>35,012<text:s/></text:p>
          </table:table-cell>
          <table:table-cell office:value-type="float" office:value="1.1672802468689438" table:style-name="ce6">
            <text:p>1.167</text:p>
          </table:table-cell>
          <table:table-cell office:value-type="float" office:value="40869.149722279268" table:style-name="ce5">
            <text:p><text:s/>40,86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0869.149722279268" table:style-name="ce5">
            <text:p><text:s/>40,869<text:s/></text:p>
          </table:table-cell>
          <table:table-cell office:value-type="float" office:value="0.96757117340653342" table:style-name="ce6">
            <text:p>0.968</text:p>
          </table:table-cell>
          <table:table-cell office:value-type="float" office:value="39543.811152913047" table:style-name="ce5">
            <text:p><text:s/>39,544<text:s/></text:p>
          </table:table-cell>
          <table:table-cell office:value-type="float" office:value="1.0527618741375429" table:style-name="ce6">
            <text:p>1.053</text:p>
          </table:table-cell>
          <table:table-cell office:value-type="float" office:value="41630.216739881813" table:style-name="ce5">
            <text:p><text:s/>41,63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1630.216739881813" table:style-name="ce5">
            <text:p><text:s/>41,630<text:s/></text:p>
          </table:table-cell>
          <table:table-cell office:value-type="float" office:value="0.9124425571296555" table:style-name="ce6">
            <text:p>0.912</text:p>
          </table:table-cell>
          <table:table-cell office:value-type="float" office:value="37985.181415999548" table:style-name="ce5">
            <text:p><text:s/>37,985<text:s/></text:p>
          </table:table-cell>
          <table:table-cell office:value-type="float" office:value="0.96562974699975646" table:style-name="ce6">
            <text:p>0.966</text:p>
          </table:table-cell>
          <table:table-cell office:value-type="float" office:value="36679.6211204715" table:style-name="ce5">
            <text:p><text:s/>36,68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6679.6211204715" table:style-name="ce5">
            <text:p><text:s/>36,680<text:s/></text:p>
          </table:table-cell>
          <table:table-cell office:value-type="float" office:value="0.84639930401358432" table:style-name="ce6">
            <text:p>0.846</text:p>
          </table:table-cell>
          <table:table-cell office:value-type="float" office:value="31045.605787849039" table:style-name="ce5">
            <text:p><text:s/>31,046<text:s/></text:p>
          </table:table-cell>
          <table:table-cell office:value-type="float" office:value="1.0383283309034297" table:style-name="ce6">
            <text:p>1.038</text:p>
          </table:table-cell>
          <table:table-cell office:value-type="float" office:value="32235.532039583148" table:style-name="ce5">
            <text:p><text:s/>32,2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235.532039583148" table:style-name="ce5">
            <text:p><text:s/>32,236<text:s/></text:p>
          </table:table-cell>
          <table:table-cell office:value-type="float" office:value="0.88312556441496537" table:style-name="ce6">
            <text:p>0.883</text:p>
          </table:table-cell>
          <table:table-cell office:value-type="float" office:value="28468.022426673568" table:style-name="ce5">
            <text:p><text:s/>28,468<text:s/></text:p>
          </table:table-cell>
          <table:table-cell office:value-type="float" office:value="0.98736742959952906" table:style-name="ce6">
            <text:p>0.987</text:p>
          </table:table-cell>
          <table:table-cell office:value-type="float" office:value="28108.398129206427" table:style-name="ce5">
            <text:p><text:s/>28,10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108.398129206427" table:style-name="ce5">
            <text:p><text:s/>28,108<text:s/></text:p>
          </table:table-cell>
          <table:table-cell office:value-type="float" office:value="0.96181704996282968" table:style-name="ce6">
            <text:p>0.962</text:p>
          </table:table-cell>
          <table:table-cell office:value-type="float" office:value="27035.13656781405" table:style-name="ce5">
            <text:p><text:s/>27,035<text:s/></text:p>
          </table:table-cell>
          <table:table-cell office:value-type="float" office:value="0.99444596138938024" table:style-name="ce6">
            <text:p>0.994</text:p>
          </table:table-cell>
          <table:table-cell office:value-type="float" office:value="26884.982375473031" table:style-name="ce5">
            <text:p><text:s/>26,88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581.665826865999" table:style-name="ce5">
            <text:p><text:s/>11,58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581.665826865999" table:style-name="ce5">
            <text:p><text:s/>11,582<text:s/></text:p>
          </table:table-cell>
          <table:table-cell office:value-type="float" office:value="0.94007537020071297" table:style-name="ce6">
            <text:p>0.940</text:p>
          </table:table-cell>
          <table:table-cell office:value-type="float" office:value="10887.638789732" table:style-name="ce5">
            <text:p><text:s/>10,888<text:s/></text:p>
          </table:table-cell>
          <table:table-cell office:value-type="float" office:value="0.85610684896549893" table:style-name="ce6">
            <text:p>0.856</text:p>
          </table:table-cell>
          <table:table-cell office:value-type="float" office:value="9320.9821369520014" table:style-name="ce5">
            <text:p><text:s/>9,32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320.9821369520014" table:style-name="ce5">
            <text:p><text:s/>9,321<text:s/></text:p>
          </table:table-cell>
          <table:table-cell office:value-type="float" office:value="1.0878929104131827" table:style-name="ce6">
            <text:p>1.088</text:p>
          </table:table-cell>
          <table:table-cell office:value-type="float" office:value="10140.230384878001" table:style-name="ce5">
            <text:p><text:s/>10,140<text:s/></text:p>
          </table:table-cell>
          <table:table-cell office:value-type="float" office:value="1.0816878716431615" table:style-name="ce6">
            <text:p>1.082</text:p>
          </table:table-cell>
          <table:table-cell office:value-type="float" office:value="10968.56422299" table:style-name="ce5">
            <text:p><text:s/>10,96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968.56422299" table:style-name="ce5">
            <text:p><text:s/>10,969<text:s/></text:p>
          </table:table-cell>
          <table:table-cell office:value-type="float" office:value="0.94795093320186874" table:style-name="ce6">
            <text:p>0.948</text:p>
          </table:table-cell>
          <table:table-cell office:value-type="float" office:value="10397.660691068" table:style-name="ce5">
            <text:p><text:s/>10,398<text:s/></text:p>
          </table:table-cell>
          <table:table-cell office:value-type="float" office:value="1.0270179881983763" table:style-name="ce6">
            <text:p>1.027</text:p>
          </table:table-cell>
          <table:table-cell office:value-type="float" office:value="10678.584564909997" table:style-name="ce5">
            <text:p><text:s/>10,67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678.584564909997" table:style-name="ce5">
            <text:p><text:s/>10,679<text:s/></text:p>
          </table:table-cell>
          <table:table-cell office:value-type="float" office:value="0.9698663444943455" table:style-name="ce6">
            <text:p>0.970</text:p>
          </table:table-cell>
          <table:table-cell office:value-type="float" office:value="10356.799776343001" table:style-name="ce5">
            <text:p><text:s/>10,357<text:s/></text:p>
          </table:table-cell>
          <table:table-cell office:value-type="float" office:value="1.0464267504401619" table:style-name="ce6">
            <text:p>1.046</text:p>
          </table:table-cell>
          <table:table-cell office:value-type="float" office:value="10837.632334918002" table:style-name="ce5">
            <text:p><text:s/>10,8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837.632334918002" table:style-name="ce5">
            <text:p><text:s/>10,838<text:s/></text:p>
          </table:table-cell>
          <table:table-cell office:value-type="float" office:value="1.0932334917660449" table:style-name="ce6">
            <text:p>1.093</text:p>
          </table:table-cell>
          <table:table-cell office:value-type="float" office:value="11848.062639979" table:style-name="ce5">
            <text:p><text:s/>11,848<text:s/></text:p>
          </table:table-cell>
          <table:table-cell office:value-type="float" office:value="1.0324483445102448" table:style-name="ce6">
            <text:p>1.032</text:p>
          </table:table-cell>
          <table:table-cell office:value-type="float" office:value="12232.5126583" table:style-name="ce5">
            <text:p><text:s/>12,2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232.5126583" table:style-name="ce5">
            <text:p><text:s/>12,233<text:s/></text:p>
          </table:table-cell>
          <table:table-cell office:value-type="float" office:value="1.0417247665323843" table:style-name="ce6">
            <text:p>1.042</text:p>
          </table:table-cell>
          <table:table-cell office:value-type="float" office:value="12742.911393072003" table:style-name="ce5">
            <text:p><text:s/>12,743<text:s/></text:p>
          </table:table-cell>
          <table:table-cell office:value-type="float" office:value="1.0338511738001663" table:style-name="ce6">
            <text:p>1.034</text:p>
          </table:table-cell>
          <table:table-cell office:value-type="float" office:value="13174.273901359002" table:style-name="ce5">
            <text:p><text:s/>13,1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174.273901359002" table:style-name="ce5">
            <text:p><text:s/>13,174<text:s/></text:p>
          </table:table-cell>
          <table:table-cell office:value-type="float" office:value="1.005060274782136" table:style-name="ce6">
            <text:p>1.005</text:p>
          </table:table-cell>
          <table:table-cell office:value-type="float" office:value="13240.939347354999" table:style-name="ce5">
            <text:p><text:s/>13,241<text:s/></text:p>
          </table:table-cell>
          <table:table-cell office:value-type="float" office:value="1.3099059611499315" table:style-name="ce6">
            <text:p>1.310</text:p>
          </table:table-cell>
          <table:table-cell office:value-type="float" office:value="17344.385382324996" table:style-name="ce5">
            <text:p><text:s/>17,3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344.385382324996" table:style-name="ce5">
            <text:p><text:s/>17,344<text:s/></text:p>
          </table:table-cell>
          <table:table-cell office:value-type="float" office:value="1.1419931174506033" table:style-name="ce6">
            <text:p>1.142</text:p>
          </table:table-cell>
          <table:table-cell office:value-type="float" office:value="19807.168733025996" table:style-name="ce5">
            <text:p><text:s/>19,807<text:s/></text:p>
          </table:table-cell>
          <table:table-cell office:value-type="float" office:value="1.0961733348542679" table:style-name="ce6">
            <text:p>1.096</text:p>
          </table:table-cell>
          <table:table-cell office:value-type="float" office:value="21712.090204102293" table:style-name="ce5">
            <text:p><text:s/>21,71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712.090204102293" table:style-name="ce5">
            <text:p><text:s/>21,712<text:s/></text:p>
          </table:table-cell>
          <table:table-cell office:value-type="float" office:value="1.0723700031408812" table:style-name="ce6">
            <text:p>1.072</text:p>
          </table:table-cell>
          <table:table-cell office:value-type="float" office:value="23283.394240368267" table:style-name="ce5">
            <text:p><text:s/>23,283<text:s/></text:p>
          </table:table-cell>
          <table:table-cell office:value-type="float" office:value="1.0191827260651247" table:style-name="ce6">
            <text:p>1.019</text:p>
          </table:table-cell>
          <table:table-cell office:value-type="float" office:value="23730.033213947554" table:style-name="ce5">
            <text:p><text:s/>23,73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3730.033213947554" table:style-name="ce5">
            <text:p><text:s/>23,730<text:s/></text:p>
          </table:table-cell>
          <table:table-cell office:value-type="float" office:value="1.0698517828220002" table:style-name="ce6">
            <text:p>1.070</text:p>
          </table:table-cell>
          <table:table-cell office:value-type="float" office:value="25387.618340367073" table:style-name="ce5">
            <text:p><text:s/>25,388<text:s/></text:p>
          </table:table-cell>
          <table:table-cell office:value-type="float" office:value="1.0989114808345752" table:style-name="ce6">
            <text:p>1.099</text:p>
          </table:table-cell>
          <table:table-cell office:value-type="float" office:value="27898.745265275804" table:style-name="ce5">
            <text:p><text:s/>27,89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898.745265275804" table:style-name="ce5">
            <text:p><text:s/>27,899<text:s/></text:p>
          </table:table-cell>
          <table:table-cell office:value-type="float" office:value="1.0579304347935654" table:style-name="ce6">
            <text:p>1.058</text:p>
          </table:table-cell>
          <table:table-cell office:value-type="float" office:value="29514.931708688157" table:style-name="ce5">
            <text:p><text:s/>29,515<text:s/></text:p>
          </table:table-cell>
          <table:table-cell office:value-type="float" office:value="1.1463544875621521" table:style-name="ce6">
            <text:p>1.146</text:p>
          </table:table-cell>
          <table:table-cell office:value-type="float" office:value="33834.574414345123" table:style-name="ce5">
            <text:p><text:s/>33,83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834.574414345123" table:style-name="ce5">
            <text:p><text:s/>33,835<text:s/></text:p>
          </table:table-cell>
          <table:table-cell office:value-type="float" office:value="0.97631114191653379" table:style-name="ce6">
            <text:p>0.976</text:p>
          </table:table-cell>
          <table:table-cell office:value-type="float" office:value="33033.071982729227" table:style-name="ce5">
            <text:p><text:s/>33,033<text:s/></text:p>
          </table:table-cell>
          <table:table-cell office:value-type="float" office:value="1.0853649791101272" table:style-name="ce6">
            <text:p>1.085</text:p>
          </table:table-cell>
          <table:table-cell office:value-type="float" office:value="35852.939482478236" table:style-name="ce5">
            <text:p><text:s/>35,8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852.939482478236" table:style-name="ce5">
            <text:p><text:s/>35,853<text:s/></text:p>
          </table:table-cell>
          <table:table-cell office:value-type="float" office:value="0.92054707186344642" table:style-name="ce6">
            <text:p>0.921</text:p>
          </table:table-cell>
          <table:table-cell office:value-type="float" office:value="33004.318458292684" table:style-name="ce5">
            <text:p><text:s/>33,004<text:s/></text:p>
          </table:table-cell>
          <table:table-cell office:value-type="float" office:value="0.95201669814563639" table:style-name="ce6">
            <text:p>0.952</text:p>
          </table:table-cell>
          <table:table-cell office:value-type="float" office:value="31420.662283210884" table:style-name="ce5">
            <text:p><text:s/>31,42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420.662283210884" table:style-name="ce5">
            <text:p><text:s/>31,421<text:s/></text:p>
          </table:table-cell>
          <table:table-cell office:value-type="float" office:value="0.85299942591428324" table:style-name="ce6">
            <text:p>0.853</text:p>
          </table:table-cell>
          <table:table-cell office:value-type="float" office:value="26801.806889425457" table:style-name="ce5">
            <text:p><text:s/>26,802<text:s/></text:p>
          </table:table-cell>
          <table:table-cell office:value-type="float" office:value="1.0895618924402615" table:style-name="ce6">
            <text:p>1.090</text:p>
          </table:table-cell>
          <table:table-cell office:value-type="float" office:value="29202.227435260837" table:style-name="ce5">
            <text:p><text:s/>29,20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9202.227435260837" table:style-name="ce5">
            <text:p><text:s/>29,202<text:s/></text:p>
          </table:table-cell>
          <table:table-cell office:value-type="float" office:value="0.85200780157518374" table:style-name="ce6">
            <text:p>0.852</text:p>
          </table:table-cell>
          <table:table-cell office:value-type="float" office:value="24880.525598215103" table:style-name="ce5">
            <text:p><text:s/>24,881<text:s/></text:p>
          </table:table-cell>
          <table:table-cell office:value-type="float" office:value="0.95003656476197318" table:style-name="ce6">
            <text:p>0.950</text:p>
          </table:table-cell>
          <table:table-cell office:value-type="float" office:value="23637.409068800614" table:style-name="ce5">
            <text:p><text:s/>23,63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3637.409068800614" table:style-name="ce5">
            <text:p><text:s/>23,637<text:s/></text:p>
          </table:table-cell>
          <table:table-cell office:value-type="float" office:value="0.92794385957827308" table:style-name="ce6">
            <text:p>0.928</text:p>
          </table:table-cell>
          <table:table-cell office:value-type="float" office:value="21934.188601733316" table:style-name="ce5">
            <text:p><text:s/>21,934<text:s/></text:p>
          </table:table-cell>
          <table:table-cell office:value-type="float" office:value="1.0586768656656216" table:style-name="ce6">
            <text:p>1.059</text:p>
          </table:table-cell>
          <table:table-cell office:value-type="float" office:value="23221.218039801628" table:style-name="ce5">
            <text:p><text:s/>23,221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271.928154395999" table:style-name="ce5">
            <text:p><text:s/>20,27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271.928154395999" table:style-name="ce5">
            <text:p><text:s/>20,272<text:s/></text:p>
          </table:table-cell>
          <table:table-cell office:value-type="float" office:value="0.94236962621768872" table:style-name="ce6">
            <text:p>0.942</text:p>
          </table:table-cell>
          <table:table-cell office:value-type="float" office:value="19103.649357570001" table:style-name="ce5">
            <text:p><text:s/>19,104<text:s/></text:p>
          </table:table-cell>
          <table:table-cell office:value-type="float" office:value="1.1957881828152319" table:style-name="ce6">
            <text:p>1.196</text:p>
          </table:table-cell>
          <table:table-cell office:value-type="float" office:value="22843.918150428002" table:style-name="ce5">
            <text:p><text:s/>22,84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843.918150428002" table:style-name="ce5">
            <text:p><text:s/>22,844<text:s/></text:p>
          </table:table-cell>
          <table:table-cell office:value-type="float" office:value="1.0485115508382801" table:style-name="ce6">
            <text:p>1.049</text:p>
          </table:table-cell>
          <table:table-cell office:value-type="float" office:value="23952.112047127997" table:style-name="ce5">
            <text:p><text:s/>23,952<text:s/></text:p>
          </table:table-cell>
          <table:table-cell office:value-type="float" office:value="1.1156094660947877" table:style-name="ce6">
            <text:p>1.116</text:p>
          </table:table-cell>
          <table:table-cell office:value-type="float" office:value="26721.202932738997" table:style-name="ce5">
            <text:p><text:s/>26,72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721.202932738997" table:style-name="ce5">
            <text:p><text:s/>26,721<text:s/></text:p>
          </table:table-cell>
          <table:table-cell office:value-type="float" office:value="1.0284124442706435" table:style-name="ce6">
            <text:p>1.028</text:p>
          </table:table-cell>
          <table:table-cell office:value-type="float" office:value="27480.417621910001" table:style-name="ce5">
            <text:p><text:s/>27,480<text:s/></text:p>
          </table:table-cell>
          <table:table-cell office:value-type="float" office:value="1.0644926164529236" table:style-name="ce6">
            <text:p>1.064</text:p>
          </table:table-cell>
          <table:table-cell office:value-type="float" office:value="29252.701655566001" table:style-name="ce5">
            <text:p><text:s/>29,25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9252.701655566001" table:style-name="ce5">
            <text:p><text:s/>29,253<text:s/></text:p>
          </table:table-cell>
          <table:table-cell office:value-type="float" office:value="1.0486775358921099" table:style-name="ce6">
            <text:p>1.049</text:p>
          </table:table-cell>
          <table:table-cell office:value-type="float" office:value="30676.651090346" table:style-name="ce5">
            <text:p><text:s/>30,677<text:s/></text:p>
          </table:table-cell>
          <table:table-cell office:value-type="float" office:value="1.1475330297454562" table:style-name="ce6">
            <text:p>1.148</text:p>
          </table:table-cell>
          <table:table-cell office:value-type="float" office:value="35202.470368148999" table:style-name="ce5">
            <text:p><text:s/>35,2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5202.470368148999" table:style-name="ce5">
            <text:p><text:s/>35,202<text:s/></text:p>
          </table:table-cell>
          <table:table-cell office:value-type="float" office:value="1.0629001917332039" table:style-name="ce6">
            <text:p>1.063</text:p>
          </table:table-cell>
          <table:table-cell office:value-type="float" office:value="37416.712503788003" table:style-name="ce5">
            <text:p><text:s/>37,417<text:s/></text:p>
          </table:table-cell>
          <table:table-cell office:value-type="float" office:value="1.0111348411705283" table:style-name="ce6">
            <text:p>1.011</text:p>
          </table:table-cell>
          <table:table-cell office:value-type="float" office:value="37833.341654641001" table:style-name="ce5">
            <text:p><text:s/>37,83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7833.341654641001" table:style-name="ce5">
            <text:p><text:s/>37,833<text:s/></text:p>
          </table:table-cell>
          <table:table-cell office:value-type="float" office:value="1.0493641849014386" table:style-name="ce6">
            <text:p>1.049</text:p>
          </table:table-cell>
          <table:table-cell office:value-type="float" office:value="39700.953727519998" table:style-name="ce5">
            <text:p><text:s/>39,701<text:s/></text:p>
          </table:table-cell>
          <table:table-cell office:value-type="float" office:value="1.1067876877223282" table:style-name="ce6">
            <text:p>1.107</text:p>
          </table:table-cell>
          <table:table-cell office:value-type="float" office:value="43940.526776453" table:style-name="ce5">
            <text:p><text:s/>43,94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3940.526776453" table:style-name="ce5">
            <text:p><text:s/>43,941<text:s/></text:p>
          </table:table-cell>
          <table:table-cell office:value-type="float" office:value="0.98576317624996612" table:style-name="ce6">
            <text:p>0.986</text:p>
          </table:table-cell>
          <table:table-cell office:value-type="float" office:value="43314.953241252995" table:style-name="ce5">
            <text:p><text:s/>43,315<text:s/></text:p>
          </table:table-cell>
          <table:table-cell office:value-type="float" office:value="1.1019659315070807" table:style-name="ce6">
            <text:p>1.102</text:p>
          </table:table-cell>
          <table:table-cell office:value-type="float" office:value="47731.602796683001" table:style-name="ce5">
            <text:p><text:s/>47,73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7731.602796683001" table:style-name="ce5">
            <text:p><text:s/>47,732<text:s/></text:p>
          </table:table-cell>
          <table:table-cell office:value-type="float" office:value="1.0905856619614809" table:style-name="ce6">
            <text:p>1.091</text:p>
          </table:table-cell>
          <table:table-cell office:value-type="float" office:value="52055.401632502995" table:style-name="ce5">
            <text:p><text:s/>52,055<text:s/></text:p>
          </table:table-cell>
          <table:table-cell office:value-type="float" office:value="1.088437444839609" table:style-name="ce6">
            <text:p>1.088</text:p>
          </table:table-cell>
          <table:table-cell office:value-type="float" office:value="56659.048342981179" table:style-name="ce5">
            <text:p><text:s/>56,6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6659.048342981179" table:style-name="ce5">
            <text:p><text:s/>56,659<text:s/></text:p>
          </table:table-cell>
          <table:table-cell office:value-type="float" office:value="1.0359593390784199" table:style-name="ce6">
            <text:p>1.036</text:p>
          </table:table-cell>
          <table:table-cell office:value-type="float" office:value="58696.470274207022" table:style-name="ce5">
            <text:p><text:s/>58,696<text:s/></text:p>
          </table:table-cell>
          <table:table-cell office:value-type="float" office:value="1.1277564408660685" table:style-name="ce6">
            <text:p>1.128</text:p>
          </table:table-cell>
          <table:table-cell office:value-type="float" office:value="66195.322407840693" table:style-name="ce5">
            <text:p><text:s/>66,19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6195.322407840693" table:style-name="ce5">
            <text:p><text:s/>66,195<text:s/></text:p>
          </table:table-cell>
          <table:table-cell office:value-type="float" office:value="1.0067706044641402" table:style-name="ce6">
            <text:p>1.007</text:p>
          </table:table-cell>
          <table:table-cell office:value-type="float" office:value="66643.504753240428" table:style-name="ce5">
            <text:p><text:s/>66,644<text:s/></text:p>
          </table:table-cell>
          <table:table-cell office:value-type="float" office:value="1.1285860126420613" table:style-name="ce6">
            <text:p>1.129</text:p>
          </table:table-cell>
          <table:table-cell office:value-type="float" office:value="75212.927297951872" table:style-name="ce5">
            <text:p><text:s/>75,21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5212.927297951872" table:style-name="ce5">
            <text:p><text:s/>75,213<text:s/></text:p>
          </table:table-cell>
          <table:table-cell office:value-type="float" office:value="1.0531987869514525" table:style-name="ce6">
            <text:p>1.053</text:p>
          </table:table-cell>
          <table:table-cell office:value-type="float" office:value="79214.163793270709" table:style-name="ce5">
            <text:p><text:s/>79,214<text:s/></text:p>
          </table:table-cell>
          <table:table-cell office:value-type="float" office:value="1.0334439864489864" table:style-name="ce6">
            <text:p>1.033</text:p>
          </table:table-cell>
          <table:table-cell office:value-type="float" office:value="81863.401213740653" table:style-name="ce5">
            <text:p><text:s/>81,8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81863.401213740653" table:style-name="ce5">
            <text:p><text:s/>81,863<text:s/></text:p>
          </table:table-cell>
          <table:table-cell office:value-type="float" office:value="1.0476878618010781" table:style-name="ce6">
            <text:p>1.048</text:p>
          </table:table-cell>
          <table:table-cell office:value-type="float" office:value="85767.291777387727" table:style-name="ce5">
            <text:p><text:s/>85,767<text:s/></text:p>
          </table:table-cell>
          <table:table-cell office:value-type="float" office:value="1.0442820623654763" table:style-name="ce6">
            <text:p>1.044</text:p>
          </table:table-cell>
          <table:table-cell office:value-type="float" office:value="89565.244340792007" table:style-name="ce5">
            <text:p><text:s/>89,56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9565.244340792007" table:style-name="ce5">
            <text:p><text:s/>89,565<text:s/></text:p>
          </table:table-cell>
          <table:table-cell office:value-type="float" office:value="0.94371243163844742" table:style-name="ce6">
            <text:p>0.944</text:p>
          </table:table-cell>
          <table:table-cell office:value-type="float" office:value="84523.834527140512" table:style-name="ce5">
            <text:p><text:s/>84,524<text:s/></text:p>
          </table:table-cell>
          <table:table-cell office:value-type="float" office:value="1.1212302630071351" table:style-name="ce6">
            <text:p>1.121</text:p>
          </table:table-cell>
          <table:table-cell office:value-type="float" office:value="94770.681217237332" table:style-name="ce5">
            <text:p><text:s/>94,77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4770.681217237332" table:style-name="ce5">
            <text:p><text:s/>94,771<text:s/></text:p>
          </table:table-cell>
          <table:table-cell office:value-type="float" office:value="0.92164562142912476" table:style-name="ce6">
            <text:p>0.922</text:p>
          </table:table-cell>
          <table:table-cell office:value-type="float" office:value="87344.983383722181" table:style-name="ce5">
            <text:p><text:s/>87,345<text:s/></text:p>
          </table:table-cell>
          <table:table-cell office:value-type="float" office:value="1.0839224443348394" table:style-name="ce6">
            <text:p>1.084</text:p>
          </table:table-cell>
          <table:table-cell office:value-type="float" office:value="94675.18788967008" table:style-name="ce5">
            <text:p><text:s/>94,67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4675.18788967008" table:style-name="ce5">
            <text:p><text:s/>94,675<text:s/></text:p>
          </table:table-cell>
          <table:table-cell office:value-type="float" office:value="0.97894310524659034" table:style-name="ce6">
            <text:p>0.979</text:p>
          </table:table-cell>
          <table:table-cell office:value-type="float" office:value="92681.622422518005" table:style-name="ce5">
            <text:p><text:s/>92,682<text:s/></text:p>
          </table:table-cell>
          <table:table-cell office:value-type="float" office:value="1.0621773554996472" table:style-name="ce6">
            <text:p>1.062</text:p>
          </table:table-cell>
          <table:table-cell office:value-type="float" office:value="98444.320608166978" table:style-name="ce5">
            <text:p><text:s/>98,4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8444.320608166978" table:style-name="ce5">
            <text:p><text:s/>98,444<text:s/></text:p>
          </table:table-cell>
          <table:table-cell office:value-type="float" office:value="1.0012527639709152" table:style-name="ce6">
            <text:p>1.001</text:p>
          </table:table-cell>
          <table:table-cell office:value-type="float" office:value="98567.648106166118" table:style-name="ce5">
            <text:p><text:s/>98,568<text:s/></text:p>
          </table:table-cell>
          <table:table-cell office:value-type="float" office:value="1.0606610509988428" table:style-name="ce6">
            <text:p>1.061</text:p>
          </table:table-cell>
          <table:table-cell office:value-type="float" office:value="104546.86523477024" table:style-name="ce5">
            <text:p><text:s/>104,54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955.3938574209988" table:style-name="ce5">
            <text:p><text:s/>9,95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955.3938574209988" table:style-name="ce5">
            <text:p><text:s/>9,955<text:s/></text:p>
          </table:table-cell>
          <table:table-cell office:value-type="float" office:value="0.94716462970481996" table:style-name="ce6">
            <text:p>0.947</text:p>
          </table:table-cell>
          <table:table-cell office:value-type="float" office:value="9429.3969365297999" table:style-name="ce5">
            <text:p><text:s/>9,429<text:s/></text:p>
          </table:table-cell>
          <table:table-cell office:value-type="float" office:value="1.0772996260382739" table:style-name="ce6">
            <text:p>1.077</text:p>
          </table:table-cell>
          <table:table-cell office:value-type="float" office:value="10158.28579349" table:style-name="ce5">
            <text:p><text:s/>10,15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158.28579349" table:style-name="ce5">
            <text:p><text:s/>10,158<text:s/></text:p>
          </table:table-cell>
          <table:table-cell office:value-type="float" office:value="1.0363104243263546" table:style-name="ce6">
            <text:p>1.036</text:p>
          </table:table-cell>
          <table:table-cell office:value-type="float" office:value="10527.137461079999" table:style-name="ce5">
            <text:p><text:s/>10,527<text:s/></text:p>
          </table:table-cell>
          <table:table-cell office:value-type="float" office:value="1.0949648799186895" table:style-name="ce6">
            <text:p>1.095</text:p>
          </table:table-cell>
          <table:table-cell office:value-type="float" office:value="11526.845805958999" table:style-name="ce5">
            <text:p><text:s/>11,52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526.845805958999" table:style-name="ce5">
            <text:p><text:s/>11,527<text:s/></text:p>
          </table:table-cell>
          <table:table-cell office:value-type="float" office:value="1.0339357045613273" table:style-name="ce6">
            <text:p>1.034</text:p>
          </table:table-cell>
          <table:table-cell office:value-type="float" office:value="11918.017439753999" table:style-name="ce5">
            <text:p><text:s/>11,918<text:s/></text:p>
          </table:table-cell>
          <table:table-cell office:value-type="float" office:value="1.0153477109454352" table:style-name="ce6">
            <text:p>1.015</text:p>
          </table:table-cell>
          <table:table-cell office:value-type="float" office:value="12100.931726462" table:style-name="ce5">
            <text:p><text:s/>12,10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100.931726462" table:style-name="ce5">
            <text:p><text:s/>12,101<text:s/></text:p>
          </table:table-cell>
          <table:table-cell office:value-type="float" office:value="1.0651204873382421" table:style-name="ce6">
            <text:p>1.065</text:p>
          </table:table-cell>
          <table:table-cell office:value-type="float" office:value="12888.950297736001" table:style-name="ce5">
            <text:p><text:s/>12,889<text:s/></text:p>
          </table:table-cell>
          <table:table-cell office:value-type="float" office:value="1.0862717605176364" table:style-name="ce6">
            <text:p>1.086</text:p>
          </table:table-cell>
          <table:table-cell office:value-type="float" office:value="14000.902731145999" table:style-name="ce5">
            <text:p><text:s/>14,0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4000.902731145999" table:style-name="ce5">
            <text:p><text:s/>14,001<text:s/></text:p>
          </table:table-cell>
          <table:table-cell office:value-type="float" office:value="1.0503992607870394" table:style-name="ce6">
            <text:p>1.050</text:p>
          </table:table-cell>
          <table:table-cell office:value-type="float" office:value="14706.537879146999" table:style-name="ce5">
            <text:p><text:s/>14,707<text:s/></text:p>
          </table:table-cell>
          <table:table-cell office:value-type="float" office:value="1.0334508129522821" table:style-name="ce6">
            <text:p>1.033</text:p>
          </table:table-cell>
          <table:table-cell office:value-type="float" office:value="15198.483526917998" table:style-name="ce5">
            <text:p><text:s/>15,1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5198.483526917998" table:style-name="ce5">
            <text:p><text:s/>15,198<text:s/></text:p>
          </table:table-cell>
          <table:table-cell office:value-type="float" office:value="1.0442011224224572" table:style-name="ce6">
            <text:p>1.044</text:p>
          </table:table-cell>
          <table:table-cell office:value-type="float" office:value="15870.273557926999" table:style-name="ce5">
            <text:p><text:s/>15,870<text:s/></text:p>
          </table:table-cell>
          <table:table-cell office:value-type="float" office:value="1.0236249934695503" table:style-name="ce6">
            <text:p>1.024</text:p>
          </table:table-cell>
          <table:table-cell office:value-type="float" office:value="16245.208667093" table:style-name="ce5">
            <text:p><text:s/>16,24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245.208667093" table:style-name="ce5">
            <text:p><text:s/>16,245<text:s/></text:p>
          </table:table-cell>
          <table:table-cell office:value-type="float" office:value="1.0194524190118359" table:style-name="ce6">
            <text:p>1.019</text:p>
          </table:table-cell>
          <table:table-cell office:value-type="float" office:value="16561.21727302" table:style-name="ce5">
            <text:p><text:s/>16,561<text:s/></text:p>
          </table:table-cell>
          <table:table-cell office:value-type="float" office:value="1.0690415037420431" table:style-name="ce6">
            <text:p>1.069</text:p>
          </table:table-cell>
          <table:table-cell office:value-type="float" office:value="17704.628617348" table:style-name="ce5">
            <text:p><text:s/>17,70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704.628617348" table:style-name="ce5">
            <text:p><text:s/>17,705<text:s/></text:p>
          </table:table-cell>
          <table:table-cell office:value-type="float" office:value="1.0835147421426952" table:style-name="ce6">
            <text:p>1.084</text:p>
          </table:table-cell>
          <table:table-cell office:value-type="float" office:value="19183.226111058" table:style-name="ce5">
            <text:p><text:s/>19,183<text:s/></text:p>
          </table:table-cell>
          <table:table-cell office:value-type="float" office:value="1.0730894881647601" table:style-name="ce6">
            <text:p>1.073</text:p>
          </table:table-cell>
          <table:table-cell office:value-type="float" office:value="20585.318288864091" table:style-name="ce5">
            <text:p><text:s/>20,5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585.318288864091" table:style-name="ce5">
            <text:p><text:s/>20,585<text:s/></text:p>
          </table:table-cell>
          <table:table-cell office:value-type="float" office:value="1.0542804778001389" table:style-name="ce6">
            <text:p>1.054</text:p>
          </table:table-cell>
          <table:table-cell office:value-type="float" office:value="21702.699201251573" table:style-name="ce5">
            <text:p><text:s/>21,703<text:s/></text:p>
          </table:table-cell>
          <table:table-cell office:value-type="float" office:value="1.1094302730066525" table:style-name="ce6">
            <text:p>1.109</text:p>
          </table:table-cell>
          <table:table-cell office:value-type="float" office:value="24077.631499825791" table:style-name="ce5">
            <text:p><text:s/>24,07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077.631499825791" table:style-name="ce5">
            <text:p><text:s/>24,078<text:s/></text:p>
          </table:table-cell>
          <table:table-cell office:value-type="float" office:value="1.0248133364211995" table:style-name="ce6">
            <text:p>1.025</text:p>
          </table:table-cell>
          <table:table-cell office:value-type="float" office:value="24675.07787045664" table:style-name="ce5">
            <text:p><text:s/>24,675<text:s/></text:p>
          </table:table-cell>
          <table:table-cell office:value-type="float" office:value="1.0923766410024187" table:style-name="ce6">
            <text:p>1.092</text:p>
          </table:table-cell>
          <table:table-cell office:value-type="float" office:value="26954.47868060254" table:style-name="ce5">
            <text:p><text:s/>26,95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954.47868060254" table:style-name="ce5">
            <text:p><text:s/>26,954<text:s/></text:p>
          </table:table-cell>
          <table:table-cell office:value-type="float" office:value="1.0539443246944662" table:style-name="ce6">
            <text:p>1.054</text:p>
          </table:table-cell>
          <table:table-cell office:value-type="float" office:value="28408.519830519032" table:style-name="ce5">
            <text:p><text:s/>28,409<text:s/></text:p>
          </table:table-cell>
          <table:table-cell office:value-type="float" office:value="1.0308781381403436" table:style-name="ce6">
            <text:p>1.031</text:p>
          </table:table-cell>
          <table:table-cell office:value-type="float" office:value="29285.72203020849" table:style-name="ce5">
            <text:p><text:s/>29,28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285.72203020849" table:style-name="ce5">
            <text:p><text:s/>29,286<text:s/></text:p>
          </table:table-cell>
          <table:table-cell office:value-type="float" office:value="1.0574846499229" table:style-name="ce6">
            <text:p>1.057</text:p>
          </table:table-cell>
          <table:table-cell office:value-type="float" office:value="30969.201508854381" table:style-name="ce5">
            <text:p><text:s/>30,969<text:s/></text:p>
          </table:table-cell>
          <table:table-cell office:value-type="float" office:value="1.0732186208555698" table:style-name="ce6">
            <text:p>1.073</text:p>
          </table:table-cell>
          <table:table-cell office:value-type="float" office:value="33236.723732330931" table:style-name="ce5">
            <text:p><text:s/>33,2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3236.723732330931" table:style-name="ce5">
            <text:p><text:s/>33,237<text:s/></text:p>
          </table:table-cell>
          <table:table-cell office:value-type="float" office:value="0.94504065690747996" table:style-name="ce6">
            <text:p>0.945</text:p>
          </table:table-cell>
          <table:table-cell office:value-type="float" office:value="31410.05522945445" table:style-name="ce5">
            <text:p><text:s/>31,410<text:s/></text:p>
          </table:table-cell>
          <table:table-cell office:value-type="float" office:value="1.1309779657333641" table:style-name="ce6">
            <text:p>1.131</text:p>
          </table:table-cell>
          <table:table-cell office:value-type="float" office:value="35524.080366981005" table:style-name="ce5">
            <text:p><text:s/>35,5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524.080366981005" table:style-name="ce5">
            <text:p><text:s/>35,524<text:s/></text:p>
          </table:table-cell>
          <table:table-cell office:value-type="float" office:value="0.93361155489146841" table:style-name="ce6">
            <text:p>0.934</text:p>
          </table:table-cell>
          <table:table-cell office:value-type="float" office:value="33165.691907506618" table:style-name="ce5">
            <text:p><text:s/>33,166<text:s/></text:p>
          </table:table-cell>
          <table:table-cell office:value-type="float" office:value="1.1305845621329551" table:style-name="ce6">
            <text:p>1.131</text:p>
          </table:table-cell>
          <table:table-cell office:value-type="float" office:value="37496.61926308486" table:style-name="ce5">
            <text:p><text:s/>37,49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7496.61926308486" table:style-name="ce5">
            <text:p><text:s/>37,497<text:s/></text:p>
          </table:table-cell>
          <table:table-cell office:value-type="float" office:value="0.98450209215991646" table:style-name="ce6">
            <text:p>0.985</text:p>
          </table:table-cell>
          <table:table-cell office:value-type="float" office:value="36915.50011343087" table:style-name="ce5">
            <text:p><text:s/>36,916<text:s/></text:p>
          </table:table-cell>
          <table:table-cell office:value-type="float" office:value="1.0069602511072338" table:style-name="ce6">
            <text:p>1.007</text:p>
          </table:table-cell>
          <table:table-cell office:value-type="float" office:value="37172.441263969464" table:style-name="ce5">
            <text:p><text:s/>37,1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172.441263969464" table:style-name="ce5">
            <text:p><text:s/>37,172<text:s/></text:p>
          </table:table-cell>
          <table:table-cell office:value-type="float" office:value="1.004258703601816" table:style-name="ce6">
            <text:p>1.004</text:p>
          </table:table-cell>
          <table:table-cell office:value-type="float" office:value="37330.747673468628" table:style-name="ce5">
            <text:p><text:s/>37,331<text:s/></text:p>
          </table:table-cell>
          <table:table-cell office:value-type="float" office:value="1.0707404813149057" table:style-name="ce6">
            <text:p>1.071</text:p>
          </table:table-cell>
          <table:table-cell office:value-type="float" office:value="39971.542731735091" table:style-name="ce5">
            <text:p><text:s/>39,97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0316.534296975" table:style-name="ce5">
            <text:p><text:s/>10,31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0316.534296975" table:style-name="ce5">
            <text:p><text:s/>10,317<text:s/></text:p>
          </table:table-cell>
          <table:table-cell office:value-type="float" office:value="0.93774247654824061" table:style-name="ce6">
            <text:p>0.938</text:p>
          </table:table-cell>
          <table:table-cell office:value-type="float" office:value="9674.2524210401989" table:style-name="ce5">
            <text:p><text:s/>9,674<text:s/></text:p>
          </table:table-cell>
          <table:table-cell office:value-type="float" office:value="1.3112777923127636" table:style-name="ce6">
            <text:p>1.311</text:p>
          </table:table-cell>
          <table:table-cell office:value-type="float" office:value="12685.632356938002" table:style-name="ce5">
            <text:p><text:s/>12,68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685.632356938002" table:style-name="ce5">
            <text:p><text:s/>12,686<text:s/></text:p>
          </table:table-cell>
          <table:table-cell office:value-type="float" office:value="1.0582818584290468" table:style-name="ce6">
            <text:p>1.058</text:p>
          </table:table-cell>
          <table:table-cell office:value-type="float" office:value="13424.974586047998" table:style-name="ce5">
            <text:p><text:s/>13,425<text:s/></text:p>
          </table:table-cell>
          <table:table-cell office:value-type="float" office:value="1.1317978316749175" table:style-name="ce6">
            <text:p>1.132</text:p>
          </table:table-cell>
          <table:table-cell office:value-type="float" office:value="15194.357126779998" table:style-name="ce5">
            <text:p><text:s/>15,19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194.357126779998" table:style-name="ce5">
            <text:p><text:s/>15,194<text:s/></text:p>
          </table:table-cell>
          <table:table-cell office:value-type="float" office:value="1.0242223512521846" table:style-name="ce6">
            <text:p>1.024</text:p>
          </table:table-cell>
          <table:table-cell office:value-type="float" office:value="15562.400182156" table:style-name="ce5">
            <text:p><text:s/>15,562<text:s/></text:p>
          </table:table-cell>
          <table:table-cell office:value-type="float" office:value="1.1021288315648372" table:style-name="ce6">
            <text:p>1.102</text:p>
          </table:table-cell>
          <table:table-cell office:value-type="float" office:value="17151.769929104001" table:style-name="ce5">
            <text:p><text:s/>17,15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7151.769929104001" table:style-name="ce5">
            <text:p><text:s/>17,152<text:s/></text:p>
          </table:table-cell>
          <table:table-cell office:value-type="float" office:value="1.0370766904018995" table:style-name="ce6">
            <text:p>1.037</text:p>
          </table:table-cell>
          <table:table-cell office:value-type="float" office:value="17787.700792610001" table:style-name="ce5">
            <text:p><text:s/>17,788<text:s/></text:p>
          </table:table-cell>
          <table:table-cell office:value-type="float" office:value="1.1919228844804559" table:style-name="ce6">
            <text:p>1.192</text:p>
          </table:table-cell>
          <table:table-cell office:value-type="float" office:value="21201.567637003001" table:style-name="ce5">
            <text:p><text:s/>21,2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1201.567637003001" table:style-name="ce5">
            <text:p><text:s/>21,202<text:s/></text:p>
          </table:table-cell>
          <table:table-cell office:value-type="float" office:value="1.07115544536457" table:style-name="ce6">
            <text:p>1.071</text:p>
          </table:table-cell>
          <table:table-cell office:value-type="float" office:value="22710.174624641004" table:style-name="ce5">
            <text:p><text:s/>22,710<text:s/></text:p>
          </table:table-cell>
          <table:table-cell office:value-type="float" office:value="0.99668357913741956" table:style-name="ce6">
            <text:p>0.997</text:p>
          </table:table-cell>
          <table:table-cell office:value-type="float" office:value="22634.858127723001" table:style-name="ce5">
            <text:p><text:s/>22,6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2634.858127723001" table:style-name="ce5">
            <text:p><text:s/>22,635<text:s/></text:p>
          </table:table-cell>
          <table:table-cell office:value-type="float" office:value="1.0528309934669022" table:style-name="ce6">
            <text:p>1.053</text:p>
          </table:table-cell>
          <table:table-cell office:value-type="float" office:value="23830.680169592993" table:style-name="ce5">
            <text:p><text:s/>23,831<text:s/></text:p>
          </table:table-cell>
          <table:table-cell office:value-type="float" office:value="1.1621706939232952" table:style-name="ce6">
            <text:p>1.162</text:p>
          </table:table-cell>
          <table:table-cell office:value-type="float" office:value="27695.31810936" table:style-name="ce5">
            <text:p><text:s/>27,6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7695.31810936" table:style-name="ce5">
            <text:p><text:s/>27,695<text:s/></text:p>
          </table:table-cell>
          <table:table-cell office:value-type="float" office:value="0.96600211857437435" table:style-name="ce6">
            <text:p>0.966</text:p>
          </table:table-cell>
          <table:table-cell office:value-type="float" office:value="26753.735968232999" table:style-name="ce5">
            <text:p><text:s/>26,754<text:s/></text:p>
          </table:table-cell>
          <table:table-cell office:value-type="float" office:value="1.1223469580094756" table:style-name="ce6">
            <text:p>1.122</text:p>
          </table:table-cell>
          <table:table-cell office:value-type="float" office:value="30026.974179335" table:style-name="ce5">
            <text:p><text:s/>30,0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026.974179335" table:style-name="ce5">
            <text:p><text:s/>30,027<text:s/></text:p>
          </table:table-cell>
          <table:table-cell office:value-type="float" office:value="1.0947548469292023" table:style-name="ce6">
            <text:p>1.095</text:p>
          </table:table-cell>
          <table:table-cell office:value-type="float" office:value="32872.175521445002" table:style-name="ce5">
            <text:p><text:s/>32,872<text:s/></text:p>
          </table:table-cell>
          <table:table-cell office:value-type="float" office:value="1.0973940568850842" table:style-name="ce6">
            <text:p>1.097</text:p>
          </table:table-cell>
          <table:table-cell office:value-type="float" office:value="36073.730054117092" table:style-name="ce5">
            <text:p><text:s/>36,07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073.730054117092" table:style-name="ce5">
            <text:p><text:s/>36,074<text:s/></text:p>
          </table:table-cell>
          <table:table-cell office:value-type="float" office:value="1.0255044603776249" table:style-name="ce6">
            <text:p>1.026</text:p>
          </table:table-cell>
          <table:table-cell office:value-type="float" office:value="36993.771072955453" table:style-name="ce5">
            <text:p><text:s/>36,994<text:s/></text:p>
          </table:table-cell>
          <table:table-cell office:value-type="float" office:value="1.1385076375413192" table:style-name="ce6">
            <text:p>1.139</text:p>
          </table:table-cell>
          <table:table-cell office:value-type="float" office:value="42117.690908014905" table:style-name="ce5">
            <text:p><text:s/>42,11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2117.690908014905" table:style-name="ce5">
            <text:p><text:s/>42,118<text:s/></text:p>
          </table:table-cell>
          <table:table-cell office:value-type="float" office:value="0.99645602543698075" table:style-name="ce6">
            <text:p>0.996</text:p>
          </table:table-cell>
          <table:table-cell office:value-type="float" office:value="41968.426882783795" table:style-name="ce5">
            <text:p><text:s/>41,968<text:s/></text:p>
          </table:table-cell>
          <table:table-cell office:value-type="float" office:value="1.1498750894841334" table:style-name="ce6">
            <text:p>1.150</text:p>
          </table:table-cell>
          <table:table-cell office:value-type="float" office:value="48258.448617349335" table:style-name="ce5">
            <text:p><text:s/>48,25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8258.448617349335" table:style-name="ce5">
            <text:p><text:s/>48,258<text:s/></text:p>
          </table:table-cell>
          <table:table-cell office:value-type="float" office:value="1.0527823711367008" table:style-name="ce6">
            <text:p>1.053</text:p>
          </table:table-cell>
          <table:table-cell office:value-type="float" office:value="50805.643962751681" table:style-name="ce5">
            <text:p><text:s/>50,806<text:s/></text:p>
          </table:table-cell>
          <table:table-cell office:value-type="float" office:value="1.0348787080049542" table:style-name="ce6">
            <text:p>1.035</text:p>
          </table:table-cell>
          <table:table-cell office:value-type="float" office:value="52577.679183532156" table:style-name="ce5">
            <text:p><text:s/>52,57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577.679183532156" table:style-name="ce5">
            <text:p><text:s/>52,578<text:s/></text:p>
          </table:table-cell>
          <table:table-cell office:value-type="float" office:value="1.0422310592533084" table:style-name="ce6">
            <text:p>1.042</text:p>
          </table:table-cell>
          <table:table-cell office:value-type="float" office:value="54798.090268533342" table:style-name="ce5">
            <text:p><text:s/>54,798<text:s/></text:p>
          </table:table-cell>
          <table:table-cell office:value-type="float" office:value="1.0279285342322697" table:style-name="ce6">
            <text:p>1.028</text:p>
          </table:table-cell>
          <table:table-cell office:value-type="float" office:value="56328.520608461076" table:style-name="ce5">
            <text:p><text:s/>56,32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6328.520608461076" table:style-name="ce5">
            <text:p><text:s/>56,329<text:s/></text:p>
          </table:table-cell>
          <table:table-cell office:value-type="float" office:value="0.94292871042858306" table:style-name="ce6">
            <text:p>0.943</text:p>
          </table:table-cell>
          <table:table-cell office:value-type="float" office:value="53113.779297686066" table:style-name="ce5">
            <text:p><text:s/>53,114<text:s/></text:p>
          </table:table-cell>
          <table:table-cell office:value-type="float" office:value="1.1154657347615526" table:style-name="ce6">
            <text:p>1.115</text:p>
          </table:table-cell>
          <table:table-cell office:value-type="float" office:value="59246.600850256335" table:style-name="ce5">
            <text:p><text:s/>59,2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9246.600850256335" table:style-name="ce5">
            <text:p><text:s/>59,247<text:s/></text:p>
          </table:table-cell>
          <table:table-cell office:value-type="float" office:value="0.91447088438291646" table:style-name="ce6">
            <text:p>0.914</text:p>
          </table:table-cell>
          <table:table-cell office:value-type="float" office:value="54179.291476215563" table:style-name="ce5">
            <text:p><text:s/>54,179<text:s/></text:p>
          </table:table-cell>
          <table:table-cell office:value-type="float" office:value="1.0553583679049461" table:style-name="ce6">
            <text:p>1.055</text:p>
          </table:table-cell>
          <table:table-cell office:value-type="float" office:value="57178.568626585213" table:style-name="ce5">
            <text:p><text:s/>57,1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178.568626585213" table:style-name="ce5">
            <text:p><text:s/>57,179<text:s/></text:p>
          </table:table-cell>
          <table:table-cell office:value-type="float" office:value="0.97529762721549906" table:style-name="ce6">
            <text:p>0.975</text:p>
          </table:table-cell>
          <table:table-cell office:value-type="float" office:value="55766.122309087135" table:style-name="ce5">
            <text:p><text:s/>55,766<text:s/></text:p>
          </table:table-cell>
          <table:table-cell office:value-type="float" office:value="1.0987294222215125" table:style-name="ce6">
            <text:p>1.099</text:p>
          </table:table-cell>
          <table:table-cell office:value-type="float" office:value="61271.879344197507" table:style-name="ce5">
            <text:p><text:s/>61,27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1271.879344197507" table:style-name="ce5">
            <text:p><text:s/>61,272<text:s/></text:p>
          </table:table-cell>
          <table:table-cell office:value-type="float" office:value="0.99942911965693892" table:style-name="ce6">
            <text:p>0.999</text:p>
          </table:table-cell>
          <table:table-cell office:value-type="float" office:value="61236.900432697497" table:style-name="ce5">
            <text:p><text:s/>61,237<text:s/></text:p>
          </table:table-cell>
          <table:table-cell office:value-type="float" office:value="1.0545165096003963" table:style-name="ce6">
            <text:p>1.055</text:p>
          </table:table-cell>
          <table:table-cell office:value-type="float" office:value="64575.322503035153" table:style-name="ce5">
            <text:p><text:s/>64,57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019.020569021" table:style-name="ce5">
            <text:p><text:s/>15,01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5019.020569021" table:style-name="ce5">
            <text:p><text:s/>15,019<text:s/></text:p>
          </table:table-cell>
          <table:table-cell office:value-type="float" office:value="0.98197762235679242" table:style-name="ce6">
            <text:p>0.982</text:p>
          </table:table-cell>
          <table:table-cell office:value-type="float" office:value="14748.342108495001" table:style-name="ce5">
            <text:p><text:s/>14,748<text:s/></text:p>
          </table:table-cell>
          <table:table-cell office:value-type="float" office:value="1.1261168018638268" table:style-name="ce6">
            <text:p>1.126</text:p>
          </table:table-cell>
          <table:table-cell office:value-type="float" office:value="16608.355848012001" table:style-name="ce5">
            <text:p><text:s/>16,60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608.355848012001" table:style-name="ce5">
            <text:p><text:s/>16,608<text:s/></text:p>
          </table:table-cell>
          <table:table-cell office:value-type="float" office:value="0.99167577092192738" table:style-name="ce6">
            <text:p>0.992</text:p>
          </table:table-cell>
          <table:table-cell office:value-type="float" office:value="16470.104089322998" table:style-name="ce5">
            <text:p><text:s/>16,470<text:s/></text:p>
          </table:table-cell>
          <table:table-cell office:value-type="float" office:value="1.1001533011494651" table:style-name="ce6">
            <text:p>1.100</text:p>
          </table:table-cell>
          <table:table-cell office:value-type="float" office:value="18119.639384144" table:style-name="ce5">
            <text:p><text:s/>18,1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119.639384144" table:style-name="ce5">
            <text:p><text:s/>18,120<text:s/></text:p>
          </table:table-cell>
          <table:table-cell office:value-type="float" office:value="1.0507173892449635" table:style-name="ce6">
            <text:p>1.051</text:p>
          </table:table-cell>
          <table:table-cell office:value-type="float" office:value="19038.620187768003" table:style-name="ce5">
            <text:p><text:s/>19,039<text:s/></text:p>
          </table:table-cell>
          <table:table-cell office:value-type="float" office:value="1.0300433142824861" table:style-name="ce6">
            <text:p>1.030</text:p>
          </table:table-cell>
          <table:table-cell office:value-type="float" office:value="19610.603437574002" table:style-name="ce5">
            <text:p><text:s/>19,61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9610.603437574002" table:style-name="ce5">
            <text:p><text:s/>19,611<text:s/></text:p>
          </table:table-cell>
          <table:table-cell office:value-type="float" office:value="0.99470992169734906" table:style-name="ce6">
            <text:p>0.995</text:p>
          </table:table-cell>
          <table:table-cell office:value-type="float" office:value="19506.861809826998" table:style-name="ce5">
            <text:p><text:s/>19,507<text:s/></text:p>
          </table:table-cell>
          <table:table-cell office:value-type="float" office:value="1.0720062953354392" table:style-name="ce6">
            <text:p>1.072</text:p>
          </table:table-cell>
          <table:table-cell office:value-type="float" office:value="20911.478662373" table:style-name="ce5">
            <text:p><text:s/>20,91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911.478662373" table:style-name="ce5">
            <text:p><text:s/>20,911<text:s/></text:p>
          </table:table-cell>
          <table:table-cell office:value-type="float" office:value="1.0667800203072071" table:style-name="ce6">
            <text:p>1.067</text:p>
          </table:table-cell>
          <table:table-cell office:value-type="float" office:value="22307.9476321" table:style-name="ce5">
            <text:p><text:s/>22,308<text:s/></text:p>
          </table:table-cell>
          <table:table-cell office:value-type="float" office:value="1.0550456766940333" table:style-name="ce6">
            <text:p>1.055</text:p>
          </table:table-cell>
          <table:table-cell office:value-type="float" office:value="23535.903705164001" table:style-name="ce5">
            <text:p><text:s/>23,53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3535.903705164001" table:style-name="ce5">
            <text:p><text:s/>23,536<text:s/></text:p>
          </table:table-cell>
          <table:table-cell office:value-type="float" office:value="1.0487815442202497" table:style-name="ce6">
            <text:p>1.049</text:p>
          </table:table-cell>
          <table:table-cell office:value-type="float" office:value="24684.021432521" table:style-name="ce5">
            <text:p><text:s/>24,684<text:s/></text:p>
          </table:table-cell>
          <table:table-cell office:value-type="float" office:value="1.1761426636276804" table:style-name="ce6">
            <text:p>1.176</text:p>
          </table:table-cell>
          <table:table-cell office:value-type="float" office:value="29031.930716687999" table:style-name="ce5">
            <text:p><text:s/>29,0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9031.930716687999" table:style-name="ce5">
            <text:p><text:s/>29,032<text:s/></text:p>
          </table:table-cell>
          <table:table-cell office:value-type="float" office:value="0.99851432765488768" table:style-name="ce6">
            <text:p>0.999</text:p>
          </table:table-cell>
          <table:table-cell office:value-type="float" office:value="28988.798780097" table:style-name="ce5">
            <text:p><text:s/>28,989<text:s/></text:p>
          </table:table-cell>
          <table:table-cell office:value-type="float" office:value="1.106112481309262" table:style-name="ce6">
            <text:p>1.106</text:p>
          </table:table-cell>
          <table:table-cell office:value-type="float" office:value="32064.872148827999" table:style-name="ce5">
            <text:p><text:s/>32,06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064.872148827999" table:style-name="ce5">
            <text:p><text:s/>32,065<text:s/></text:p>
          </table:table-cell>
          <table:table-cell office:value-type="float" office:value="1.072826281274206" table:style-name="ce6">
            <text:p>1.073</text:p>
          </table:table-cell>
          <table:table-cell office:value-type="float" office:value="34400.037546959997" table:style-name="ce5">
            <text:p><text:s/>34,400<text:s/></text:p>
          </table:table-cell>
          <table:table-cell office:value-type="float" office:value="1.0038890195577128" table:style-name="ce6">
            <text:p>1.004</text:p>
          </table:table-cell>
          <table:table-cell office:value-type="float" office:value="34533.819965766183" table:style-name="ce5">
            <text:p><text:s/>34,53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533.819965766183" table:style-name="ce5">
            <text:p><text:s/>34,534<text:s/></text:p>
          </table:table-cell>
          <table:table-cell office:value-type="float" office:value="1.0652601589844868" table:style-name="ce6">
            <text:p>1.065</text:p>
          </table:table-cell>
          <table:table-cell office:value-type="float" office:value="36787.502547073731" table:style-name="ce5">
            <text:p><text:s/>36,788<text:s/></text:p>
          </table:table-cell>
          <table:table-cell office:value-type="float" office:value="1.1371151581513335" table:style-name="ce6">
            <text:p>1.137</text:p>
          </table:table-cell>
          <table:table-cell office:value-type="float" office:value="41831.626776808327" table:style-name="ce5">
            <text:p><text:s/>41,83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1831.626776808327" table:style-name="ce5">
            <text:p><text:s/>41,832<text:s/></text:p>
          </table:table-cell>
          <table:table-cell office:value-type="float" office:value="1.0304791368234549" table:style-name="ce6">
            <text:p>1.030</text:p>
          </table:table-cell>
          <table:table-cell office:value-type="float" office:value="43106.618652886369" table:style-name="ce5">
            <text:p><text:s/>43,107<text:s/></text:p>
          </table:table-cell>
          <table:table-cell office:value-type="float" office:value="1.056070815018441" table:style-name="ce6">
            <text:p>1.056</text:p>
          </table:table-cell>
          <table:table-cell office:value-type="float" office:value="45523.641893442844" table:style-name="ce5">
            <text:p><text:s/>45,52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5523.641893442844" table:style-name="ce5">
            <text:p><text:s/>45,524<text:s/></text:p>
          </table:table-cell>
          <table:table-cell office:value-type="float" office:value="1.0026799619035456" table:style-name="ce6">
            <text:p>1.003</text:p>
          </table:table-cell>
          <table:table-cell office:value-type="float" office:value="45645.643519427918" table:style-name="ce5">
            <text:p><text:s/>45,646<text:s/></text:p>
          </table:table-cell>
          <table:table-cell office:value-type="float" office:value="1.1361378232836463" table:style-name="ce6">
            <text:p>1.136</text:p>
          </table:table-cell>
          <table:table-cell office:value-type="float" office:value="51859.742070544111" table:style-name="ce5">
            <text:p><text:s/>51,8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1859.742070544111" table:style-name="ce5">
            <text:p><text:s/>51,860<text:s/></text:p>
          </table:table-cell>
          <table:table-cell office:value-type="float" office:value="1.0390647532727173" table:style-name="ce6">
            <text:p>1.039</text:p>
          </table:table-cell>
          <table:table-cell office:value-type="float" office:value="53885.630099316681" table:style-name="ce5">
            <text:p><text:s/>53,886<text:s/></text:p>
          </table:table-cell>
          <table:table-cell office:value-type="float" office:value="1.0723373168835748" table:style-name="ce6">
            <text:p>1.072</text:p>
          </table:table-cell>
          <table:table-cell office:value-type="float" office:value="57783.571999282045" table:style-name="ce5">
            <text:p><text:s/>57,784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7783.571999282045" table:style-name="ce5">
            <text:p><text:s/>57,784<text:s/></text:p>
          </table:table-cell>
          <table:table-cell office:value-type="float" office:value="0.9604750566507847" table:style-name="ce6">
            <text:p>0.960</text:p>
          </table:table-cell>
          <table:table-cell office:value-type="float" office:value="55499.679589495114" table:style-name="ce5">
            <text:p><text:s/>55,500<text:s/></text:p>
          </table:table-cell>
          <table:table-cell office:value-type="float" office:value="1.1118058081110385" table:style-name="ce6">
            <text:p>1.112</text:p>
          </table:table-cell>
          <table:table-cell office:value-type="float" office:value="61704.866115902318" table:style-name="ce5">
            <text:p><text:s/>61,7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1704.866115902318" table:style-name="ce5">
            <text:p><text:s/>61,705<text:s/></text:p>
          </table:table-cell>
          <table:table-cell office:value-type="float" office:value="0.94772751222262819" table:style-name="ce6">
            <text:p>0.948</text:p>
          </table:table-cell>
          <table:table-cell office:value-type="float" office:value="58479.39925605445" table:style-name="ce5">
            <text:p><text:s/>58,479<text:s/></text:p>
          </table:table-cell>
          <table:table-cell office:value-type="float" office:value="1.0108784091181222" table:style-name="ce6">
            <text:p>1.011</text:p>
          </table:table-cell>
          <table:table-cell office:value-type="float" office:value="59115.562086143822" table:style-name="ce5">
            <text:p><text:s/>59,11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9115.562086143822" table:style-name="ce5">
            <text:p><text:s/>59,116<text:s/></text:p>
          </table:table-cell>
          <table:table-cell office:value-type="float" office:value="0.9703520940149668" table:style-name="ce6">
            <text:p>0.970</text:p>
          </table:table-cell>
          <table:table-cell office:value-type="float" office:value="57362.909459161441" table:style-name="ce5">
            <text:p><text:s/>57,363<text:s/></text:p>
          </table:table-cell>
          <table:table-cell office:value-type="float" office:value="1.1457560689203925" table:style-name="ce6">
            <text:p>1.146</text:p>
          </table:table-cell>
          <table:table-cell office:value-type="float" office:value="65723.901643765217" table:style-name="ce5">
            <text:p><text:s/>65,7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5723.901643765217" table:style-name="ce5">
            <text:p><text:s/>65,724<text:s/></text:p>
          </table:table-cell>
          <table:table-cell office:value-type="float" office:value="0.9853947482214529" table:style-name="ce6">
            <text:p>0.985</text:p>
          </table:table-cell>
          <table:table-cell office:value-type="float" office:value="64763.987512389554" table:style-name="ce5">
            <text:p><text:s/>64,764<text:s/></text:p>
          </table:table-cell>
          <table:table-cell office:value-type="float" office:value="1.041052200391593" table:style-name="ce6">
            <text:p>1.041</text:p>
          </table:table-cell>
          <table:table-cell office:value-type="float" office:value="67422.691705906793" table:style-name="ce5">
            <text:p><text:s/>67,42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416.650885687799" table:style-name="ce5">
            <text:p><text:s/>9,41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416.650885687799" table:style-name="ce5">
            <text:p><text:s/>9,417<text:s/></text:p>
          </table:table-cell>
          <table:table-cell office:value-type="float" office:value="0.97456615436907457" table:style-name="ce6">
            <text:p>0.975</text:p>
          </table:table-cell>
          <table:table-cell office:value-type="float" office:value="9177.1492407008991" table:style-name="ce5">
            <text:p><text:s/>9,177<text:s/></text:p>
          </table:table-cell>
          <table:table-cell office:value-type="float" office:value="1.1574487317297617" table:style-name="ce6">
            <text:p>1.157</text:p>
          </table:table-cell>
          <table:table-cell office:value-type="float" office:value="10622.079749544" table:style-name="ce5">
            <text:p><text:s/>10,62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622.079749544" table:style-name="ce5">
            <text:p><text:s/>10,622<text:s/></text:p>
          </table:table-cell>
          <table:table-cell office:value-type="float" office:value="0.9792520156813489" table:style-name="ce6">
            <text:p>0.979</text:p>
          </table:table-cell>
          <table:table-cell office:value-type="float" office:value="10401.693005469" table:style-name="ce5">
            <text:p><text:s/>10,402<text:s/></text:p>
          </table:table-cell>
          <table:table-cell office:value-type="float" office:value="1.0617244608160834" table:style-name="ce6">
            <text:p>1.062</text:p>
          </table:table-cell>
          <table:table-cell office:value-type="float" office:value="11043.731897805999" table:style-name="ce5">
            <text:p><text:s/>11,04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043.731897805999" table:style-name="ce5">
            <text:p><text:s/>11,044<text:s/></text:p>
          </table:table-cell>
          <table:table-cell office:value-type="float" office:value="1.0538783323658201" table:style-name="ce6">
            <text:p>1.054</text:p>
          </table:table-cell>
          <table:table-cell office:value-type="float" office:value="11638.749755555" table:style-name="ce5">
            <text:p><text:s/>11,639<text:s/></text:p>
          </table:table-cell>
          <table:table-cell office:value-type="float" office:value="1.0579312552524116" table:style-name="ce6">
            <text:p>1.058</text:p>
          </table:table-cell>
          <table:table-cell office:value-type="float" office:value="12312.997138462999" table:style-name="ce5">
            <text:p><text:s/>12,31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312.997138462999" table:style-name="ce5">
            <text:p><text:s/>12,313<text:s/></text:p>
          </table:table-cell>
          <table:table-cell office:value-type="float" office:value="0.9976107433783038" table:style-name="ce6">
            <text:p>0.998</text:p>
          </table:table-cell>
          <table:table-cell office:value-type="float" office:value="12283.578228517001" table:style-name="ce5">
            <text:p><text:s/>12,284<text:s/></text:p>
          </table:table-cell>
          <table:table-cell office:value-type="float" office:value="1.0760695472249873" table:style-name="ce6">
            <text:p>1.076</text:p>
          </table:table-cell>
          <table:table-cell office:value-type="float" office:value="13217.984462663" table:style-name="ce5">
            <text:p><text:s/>13,21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217.984462663" table:style-name="ce5">
            <text:p><text:s/>13,218<text:s/></text:p>
          </table:table-cell>
          <table:table-cell office:value-type="float" office:value="1.0742490086486511" table:style-name="ce6">
            <text:p>1.074</text:p>
          </table:table-cell>
          <table:table-cell office:value-type="float" office:value="14199.406705349002" table:style-name="ce5">
            <text:p><text:s/>14,199<text:s/></text:p>
          </table:table-cell>
          <table:table-cell office:value-type="float" office:value="0.98024690669735226" table:style-name="ce6">
            <text:p>0.980</text:p>
          </table:table-cell>
          <table:table-cell office:value-type="float" office:value="13918.924499856001" table:style-name="ce5">
            <text:p><text:s/>13,91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918.924499856001" table:style-name="ce5">
            <text:p><text:s/>13,919<text:s/></text:p>
          </table:table-cell>
          <table:table-cell office:value-type="float" office:value="1.0497558633485773" table:style-name="ce6">
            <text:p>1.050</text:p>
          </table:table-cell>
          <table:table-cell office:value-type="float" office:value="14611.472605229999" table:style-name="ce5">
            <text:p><text:s/>14,611<text:s/></text:p>
          </table:table-cell>
          <table:table-cell office:value-type="float" office:value="1.1151903868884205" table:style-name="ce6">
            <text:p>1.115</text:p>
          </table:table-cell>
          <table:table-cell office:value-type="float" office:value="16294.573787636" table:style-name="ce5">
            <text:p><text:s/>16,29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294.573787636" table:style-name="ce5">
            <text:p><text:s/>16,295<text:s/></text:p>
          </table:table-cell>
          <table:table-cell office:value-type="float" office:value="1.0060112916281567" table:style-name="ce6">
            <text:p>1.006</text:p>
          </table:table-cell>
          <table:table-cell office:value-type="float" office:value="16392.52522263" table:style-name="ce5">
            <text:p><text:s/>16,393<text:s/></text:p>
          </table:table-cell>
          <table:table-cell office:value-type="float" office:value="1.0974223052400942" table:style-name="ce6">
            <text:p>1.097</text:p>
          </table:table-cell>
          <table:table-cell office:value-type="float" office:value="17989.522818525002" table:style-name="ce5">
            <text:p><text:s/>17,99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989.522818525002" table:style-name="ce5">
            <text:p><text:s/>17,990<text:s/></text:p>
          </table:table-cell>
          <table:table-cell office:value-type="float" office:value="1.0642346457297382" table:style-name="ce6">
            <text:p>1.064</text:p>
          </table:table-cell>
          <table:table-cell office:value-type="float" office:value="19145.07344362" table:style-name="ce5">
            <text:p><text:s/>19,145<text:s/></text:p>
          </table:table-cell>
          <table:table-cell office:value-type="float" office:value="0.90505236602499461" table:style-name="ce6">
            <text:p>0.905</text:p>
          </table:table-cell>
          <table:table-cell office:value-type="float" office:value="17327.294017870572" table:style-name="ce5">
            <text:p><text:s/>17,32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327.294017870572" table:style-name="ce5">
            <text:p><text:s/>17,327<text:s/></text:p>
          </table:table-cell>
          <table:table-cell office:value-type="float" office:value="1.0767940267669784" table:style-name="ce6">
            <text:p>1.077</text:p>
          </table:table-cell>
          <table:table-cell office:value-type="float" office:value="18657.92669847823" table:style-name="ce5">
            <text:p><text:s/>18,658<text:s/></text:p>
          </table:table-cell>
          <table:table-cell office:value-type="float" office:value="1.1080537809441546" table:style-name="ce6">
            <text:p>1.108</text:p>
          </table:table-cell>
          <table:table-cell office:value-type="float" office:value="20673.986222827691" table:style-name="ce5">
            <text:p><text:s/>20,67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673.986222827691" table:style-name="ce5">
            <text:p><text:s/>20,674<text:s/></text:p>
          </table:table-cell>
          <table:table-cell office:value-type="float" office:value="1.0330601802415207" table:style-name="ce6">
            <text:p>1.033</text:p>
          </table:table-cell>
          <table:table-cell office:value-type="float" office:value="21357.471933665089" table:style-name="ce5">
            <text:p><text:s/>21,357<text:s/></text:p>
          </table:table-cell>
          <table:table-cell office:value-type="float" office:value="0.99013294668283036" table:style-name="ce6">
            <text:p>0.990</text:p>
          </table:table-cell>
          <table:table-cell office:value-type="float" office:value="21146.736619375661" table:style-name="ce5">
            <text:p><text:s/>21,14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1146.736619375661" table:style-name="ce5">
            <text:p><text:s/>21,147<text:s/></text:p>
          </table:table-cell>
          <table:table-cell office:value-type="float" office:value="0.99758024865686434" table:style-name="ce6">
            <text:p>0.998</text:p>
          </table:table-cell>
          <table:table-cell office:value-type="float" office:value="21095.566775037991" table:style-name="ce5">
            <text:p><text:s/>21,096<text:s/></text:p>
          </table:table-cell>
          <table:table-cell office:value-type="float" office:value="1.1497008256360612" table:style-name="ce6">
            <text:p>1.150</text:p>
          </table:table-cell>
          <table:table-cell office:value-type="float" office:value="24253.590538521839" table:style-name="ce5">
            <text:p><text:s/>24,2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253.590538521839" table:style-name="ce5">
            <text:p><text:s/>24,254<text:s/></text:p>
          </table:table-cell>
          <table:table-cell office:value-type="float" office:value="1.0420673200579333" table:style-name="ce6">
            <text:p>1.042</text:p>
          </table:table-cell>
          <table:table-cell office:value-type="float" office:value="25273.8740942599" table:style-name="ce5">
            <text:p><text:s/>25,274<text:s/></text:p>
          </table:table-cell>
          <table:table-cell office:value-type="float" office:value="1.0710113772844727" table:style-name="ce6">
            <text:p>1.071</text:p>
          </table:table-cell>
          <table:table-cell office:value-type="float" office:value="27068.606703007648" table:style-name="ce5">
            <text:p><text:s/>27,06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7068.606703007648" table:style-name="ce5">
            <text:p><text:s/>27,069<text:s/></text:p>
          </table:table-cell>
          <table:table-cell office:value-type="float" office:value="0.95782482743209163" table:style-name="ce6">
            <text:p>0.958</text:p>
          </table:table-cell>
          <table:table-cell office:value-type="float" office:value="25926.983544135459" table:style-name="ce5">
            <text:p><text:s/>25,927<text:s/></text:p>
          </table:table-cell>
          <table:table-cell office:value-type="float" office:value="1.1945276638409614" table:style-name="ce6">
            <text:p>1.195</text:p>
          </table:table-cell>
          <table:table-cell office:value-type="float" office:value="30970.499083419181" table:style-name="ce5">
            <text:p><text:s/>30,97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970.499083419181" table:style-name="ce5">
            <text:p><text:s/>30,970<text:s/></text:p>
          </table:table-cell>
          <table:table-cell office:value-type="float" office:value="0.95677295222623648" table:style-name="ce6">
            <text:p>0.957</text:p>
          </table:table-cell>
          <table:table-cell office:value-type="float" office:value="29631.735839962923" table:style-name="ce5">
            <text:p><text:s/>29,632<text:s/></text:p>
          </table:table-cell>
          <table:table-cell office:value-type="float" office:value="0.95723550505210508" table:style-name="ce6">
            <text:p>0.957</text:p>
          </table:table-cell>
          <table:table-cell office:value-type="float" office:value="28364.549622337472" table:style-name="ce5">
            <text:p><text:s/>28,36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364.549622337472" table:style-name="ce5">
            <text:p><text:s/>28,365<text:s/></text:p>
          </table:table-cell>
          <table:table-cell office:value-type="float" office:value="0.96453344386914219" table:style-name="ce6">
            <text:p>0.965</text:p>
          </table:table-cell>
          <table:table-cell office:value-type="float" office:value="27358.556731030338" table:style-name="ce5">
            <text:p><text:s/>27,359<text:s/></text:p>
          </table:table-cell>
          <table:table-cell office:value-type="float" office:value="1.2083197814492366" table:style-name="ce6">
            <text:p>1.208</text:p>
          </table:table-cell>
          <table:table-cell office:value-type="float" office:value="33057.885290005121" table:style-name="ce5">
            <text:p><text:s/>33,05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3057.885290005121" table:style-name="ce5">
            <text:p><text:s/>33,058<text:s/></text:p>
          </table:table-cell>
          <table:table-cell office:value-type="float" office:value="0.97787679356499735" table:style-name="ce6">
            <text:p>0.978</text:p>
          </table:table-cell>
          <table:table-cell office:value-type="float" office:value="32326.5388694297" table:style-name="ce5">
            <text:p><text:s/>32,327<text:s/></text:p>
          </table:table-cell>
          <table:table-cell office:value-type="float" office:value="1.0207163628650018" table:style-name="ce6">
            <text:p>1.021</text:p>
          </table:table-cell>
          <table:table-cell office:value-type="float" office:value="32996.227178818393" table:style-name="ce5">
            <text:p><text:s/>32,996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02.3696833332006" table:style-name="ce5">
            <text:p><text:s/>5,60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602.3696833332006" table:style-name="ce5">
            <text:p><text:s/>5,602<text:s/></text:p>
          </table:table-cell>
          <table:table-cell office:value-type="float" office:value="0.99443506635560874" table:style-name="ce6">
            <text:p>0.994</text:p>
          </table:table-cell>
          <table:table-cell office:value-type="float" office:value="5571.1928677941014" table:style-name="ce5">
            <text:p><text:s/>5,571<text:s/></text:p>
          </table:table-cell>
          <table:table-cell office:value-type="float" office:value="1.0745052703297002" table:style-name="ce6">
            <text:p>1.075</text:p>
          </table:table-cell>
          <table:table-cell office:value-type="float" office:value="5986.2760984679981" table:style-name="ce5">
            <text:p><text:s/>5,98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986.2760984679981" table:style-name="ce5">
            <text:p><text:s/>5,986<text:s/></text:p>
          </table:table-cell>
          <table:table-cell office:value-type="float" office:value="1.0137205474714108" table:style-name="ce6">
            <text:p>1.014</text:p>
          </table:table-cell>
          <table:table-cell office:value-type="float" office:value="6068.411083854" table:style-name="ce5">
            <text:p><text:s/>6,068<text:s/></text:p>
          </table:table-cell>
          <table:table-cell office:value-type="float" office:value="1.1660230970780161" table:style-name="ce6">
            <text:p>1.166</text:p>
          </table:table-cell>
          <table:table-cell office:value-type="float" office:value="7075.907486338001" table:style-name="ce5">
            <text:p><text:s/>7,0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075.907486338001" table:style-name="ce5">
            <text:p><text:s/>7,076<text:s/></text:p>
          </table:table-cell>
          <table:table-cell office:value-type="float" office:value="1.0457839431197342" table:style-name="ce6">
            <text:p>1.046</text:p>
          </table:table-cell>
          <table:table-cell office:value-type="float" office:value="7399.8704322130015" table:style-name="ce5">
            <text:p><text:s/>7,400<text:s/></text:p>
          </table:table-cell>
          <table:table-cell office:value-type="float" office:value="0.98618028058209983" table:style-name="ce6">
            <text:p>0.986</text:p>
          </table:table-cell>
          <table:table-cell office:value-type="float" office:value="7297.606299111002" table:style-name="ce5">
            <text:p><text:s/>7,2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297.606299111002" table:style-name="ce5">
            <text:p><text:s/>7,298<text:s/></text:p>
          </table:table-cell>
          <table:table-cell office:value-type="float" office:value="0.98981546622896655" table:style-name="ce6">
            <text:p>0.990</text:p>
          </table:table-cell>
          <table:table-cell office:value-type="float" office:value="7223.2835813099991" table:style-name="ce5">
            <text:p><text:s/>7,223<text:s/></text:p>
          </table:table-cell>
          <table:table-cell office:value-type="float" office:value="1.0650965192086124" table:style-name="ce6">
            <text:p>1.065</text:p>
          </table:table-cell>
          <table:table-cell office:value-type="float" office:value="7693.4941997100013" table:style-name="ce5">
            <text:p><text:s/>7,6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693.4941997100013" table:style-name="ce5">
            <text:p><text:s/>7,693<text:s/></text:p>
          </table:table-cell>
          <table:table-cell office:value-type="float" office:value="1.053947753292209" table:style-name="ce6">
            <text:p>1.054</text:p>
          </table:table-cell>
          <table:table-cell office:value-type="float" office:value="8108.5409267509976" table:style-name="ce5">
            <text:p><text:s/>8,109<text:s/></text:p>
          </table:table-cell>
          <table:table-cell office:value-type="float" office:value="1.1860307905187348" table:style-name="ce6">
            <text:p>1.186</text:p>
          </table:table-cell>
          <table:table-cell office:value-type="float" office:value="9616.979205308" table:style-name="ce5">
            <text:p><text:s/>9,61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616.979205308" table:style-name="ce5">
            <text:p><text:s/>9,617<text:s/></text:p>
          </table:table-cell>
          <table:table-cell office:value-type="float" office:value="1.0473713847412245" table:style-name="ce6">
            <text:p>1.047</text:p>
          </table:table-cell>
          <table:table-cell office:value-type="float" office:value="10072.548827291001" table:style-name="ce5">
            <text:p><text:s/>10,073<text:s/></text:p>
          </table:table-cell>
          <table:table-cell office:value-type="float" office:value="1.2645614478969667" table:style-name="ce6">
            <text:p>1.265</text:p>
          </table:table-cell>
          <table:table-cell office:value-type="float" office:value="12737.356929052001" table:style-name="ce5">
            <text:p><text:s/>12,73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2737.356929052001" table:style-name="ce5">
            <text:p><text:s/>12,737<text:s/></text:p>
          </table:table-cell>
          <table:table-cell office:value-type="float" office:value="0.98892365406961247" table:style-name="ce6">
            <text:p>0.989</text:p>
          </table:table-cell>
          <table:table-cell office:value-type="float" office:value="12596.273557467001" table:style-name="ce5">
            <text:p><text:s/>12,596<text:s/></text:p>
          </table:table-cell>
          <table:table-cell office:value-type="float" office:value="1.1174216934943595" table:style-name="ce6">
            <text:p>1.117</text:p>
          </table:table-cell>
          <table:table-cell office:value-type="float" office:value="14075.349330302997" table:style-name="ce5">
            <text:p><text:s/>14,07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075.349330302997" table:style-name="ce5">
            <text:p><text:s/>14,075<text:s/></text:p>
          </table:table-cell>
          <table:table-cell office:value-type="float" office:value="1.0838071400826546" table:style-name="ce6">
            <text:p>1.084</text:p>
          </table:table-cell>
          <table:table-cell office:value-type="float" office:value="15254.96410334" table:style-name="ce5">
            <text:p><text:s/>15,255<text:s/></text:p>
          </table:table-cell>
          <table:table-cell office:value-type="float" office:value="1.1279296254868489" table:style-name="ce6">
            <text:p>1.128</text:p>
          </table:table-cell>
          <table:table-cell office:value-type="float" office:value="17206.52594789561" table:style-name="ce5">
            <text:p><text:s/>17,20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206.52594789561" table:style-name="ce5">
            <text:p><text:s/>17,207<text:s/></text:p>
          </table:table-cell>
          <table:table-cell office:value-type="float" office:value="1.0536453380243662" table:style-name="ce6">
            <text:p>1.054</text:p>
          </table:table-cell>
          <table:table-cell office:value-type="float" office:value="18129.575848595501" table:style-name="ce5">
            <text:p><text:s/>18,130<text:s/></text:p>
          </table:table-cell>
          <table:table-cell office:value-type="float" office:value="1.1670234720697958" table:style-name="ce6">
            <text:p>1.167</text:p>
          </table:table-cell>
          <table:table-cell office:value-type="float" office:value="21157.640553980636" table:style-name="ce5">
            <text:p><text:s/>21,15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157.640553980636" table:style-name="ce5">
            <text:p><text:s/>21,158<text:s/></text:p>
          </table:table-cell>
          <table:table-cell office:value-type="float" office:value="1.0279570949195163" table:style-name="ce6">
            <text:p>1.028</text:p>
          </table:table-cell>
          <table:table-cell office:value-type="float" office:value="21749.14671922128" table:style-name="ce5">
            <text:p><text:s/>21,749<text:s/></text:p>
          </table:table-cell>
          <table:table-cell office:value-type="float" office:value="1.1208212252540264" table:style-name="ce6">
            <text:p>1.121</text:p>
          </table:table-cell>
          <table:table-cell office:value-type="float" office:value="24376.90527406718" table:style-name="ce5">
            <text:p><text:s/>24,3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4376.90527406718" table:style-name="ce5">
            <text:p><text:s/>24,377<text:s/></text:p>
          </table:table-cell>
          <table:table-cell office:value-type="float" office:value="1.0071039152991652" table:style-name="ce6">
            <text:p>1.007</text:p>
          </table:table-cell>
          <table:table-cell office:value-type="float" office:value="24550.076744389928" table:style-name="ce5">
            <text:p><text:s/>24,550<text:s/></text:p>
          </table:table-cell>
          <table:table-cell office:value-type="float" office:value="1.1244833089302138" table:style-name="ce6">
            <text:p>1.124</text:p>
          </table:table-cell>
          <table:table-cell office:value-type="float" office:value="27606.151532022275" table:style-name="ce5">
            <text:p><text:s/>27,6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606.151532022275" table:style-name="ce5">
            <text:p><text:s/>27,606<text:s/></text:p>
          </table:table-cell>
          <table:table-cell office:value-type="float" office:value="1.0364268258061264" table:style-name="ce6">
            <text:p>1.036</text:p>
          </table:table-cell>
          <table:table-cell office:value-type="float" office:value="28611.756005056781" table:style-name="ce5">
            <text:p><text:s/>28,612<text:s/></text:p>
          </table:table-cell>
          <table:table-cell office:value-type="float" office:value="1.073508570772304" table:style-name="ce6">
            <text:p>1.074</text:p>
          </table:table-cell>
          <table:table-cell office:value-type="float" office:value="30714.965296274397" table:style-name="ce5">
            <text:p><text:s/>30,71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0714.965296274397" table:style-name="ce5">
            <text:p><text:s/>30,715<text:s/></text:p>
          </table:table-cell>
          <table:table-cell office:value-type="float" office:value="0.96281066119084002" table:style-name="ce6">
            <text:p>0.963</text:p>
          </table:table-cell>
          <table:table-cell office:value-type="float" office:value="29572.696045359658" table:style-name="ce5">
            <text:p><text:s/>29,573<text:s/></text:p>
          </table:table-cell>
          <table:table-cell office:value-type="float" office:value="1.0392818762733593" table:style-name="ce6">
            <text:p>1.039</text:p>
          </table:table-cell>
          <table:table-cell office:value-type="float" office:value="30734.36703248314" table:style-name="ce5">
            <text:p><text:s/>30,7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734.36703248314" table:style-name="ce5">
            <text:p><text:s/>30,734<text:s/></text:p>
          </table:table-cell>
          <table:table-cell office:value-type="float" office:value="0.93861257613024685" table:style-name="ce6">
            <text:p>0.939</text:p>
          </table:table-cell>
          <table:table-cell office:value-type="float" office:value="28847.663416091531" table:style-name="ce5">
            <text:p><text:s/>28,848<text:s/></text:p>
          </table:table-cell>
          <table:table-cell office:value-type="float" office:value="1.0659793141739553" table:style-name="ce6">
            <text:p>1.066</text:p>
          </table:table-cell>
          <table:table-cell office:value-type="float" office:value="30751.01246380635" table:style-name="ce5">
            <text:p><text:s/>30,75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751.01246380635" table:style-name="ce5">
            <text:p><text:s/>30,751<text:s/></text:p>
          </table:table-cell>
          <table:table-cell office:value-type="float" office:value="0.97571918204143482" table:style-name="ce6">
            <text:p>0.976</text:p>
          </table:table-cell>
          <table:table-cell office:value-type="float" office:value="30004.3527281311" table:style-name="ce5">
            <text:p><text:s/>30,004<text:s/></text:p>
          </table:table-cell>
          <table:table-cell office:value-type="float" office:value="1.0887092499460422" table:style-name="ce6">
            <text:p>1.089</text:p>
          </table:table-cell>
          <table:table-cell office:value-type="float" office:value="32666.016353760093" table:style-name="ce5">
            <text:p><text:s/>32,66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2666.016353760093" table:style-name="ce5">
            <text:p><text:s/>32,666<text:s/></text:p>
          </table:table-cell>
          <table:table-cell office:value-type="float" office:value="0.99300288996598374" table:style-name="ce6">
            <text:p>0.993</text:p>
          </table:table-cell>
          <table:table-cell office:value-type="float" office:value="32437.448642959858" table:style-name="ce5">
            <text:p><text:s/>32,437<text:s/></text:p>
          </table:table-cell>
          <table:table-cell office:value-type="float" office:value="1.0613185058424823" table:style-name="ce6">
            <text:p>1.061</text:p>
          </table:table-cell>
          <table:table-cell office:value-type="float" office:value="34426.464527088407" table:style-name="ce5">
            <text:p><text:s/>34,42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031.4085616744005" table:style-name="ce5">
            <text:p><text:s/>7,03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031.4085616744005" table:style-name="ce5">
            <text:p><text:s/>7,031<text:s/></text:p>
          </table:table-cell>
          <table:table-cell office:value-type="float" office:value="0.98594765328661671" table:style-name="ce6">
            <text:p>0.986</text:p>
          </table:table-cell>
          <table:table-cell office:value-type="float" office:value="6932.6007706822993" table:style-name="ce5">
            <text:p><text:s/>6,933<text:s/></text:p>
          </table:table-cell>
          <table:table-cell office:value-type="float" office:value="0.99792851758558909" table:style-name="ce6">
            <text:p>0.998</text:p>
          </table:table-cell>
          <table:table-cell office:value-type="float" office:value="6918.2400100997002" table:style-name="ce5">
            <text:p><text:s/>6,91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918.2400100997002" table:style-name="ce5">
            <text:p><text:s/>6,918<text:s/></text:p>
          </table:table-cell>
          <table:table-cell office:value-type="float" office:value="1.0581849875782641" table:style-name="ce6">
            <text:p>1.058</text:p>
          </table:table-cell>
          <table:table-cell office:value-type="float" office:value="7320.7777191507994" table:style-name="ce5">
            <text:p><text:s/>7,321<text:s/></text:p>
          </table:table-cell>
          <table:table-cell office:value-type="float" office:value="1.1409882315495063" table:style-name="ce6">
            <text:p>1.141</text:p>
          </table:table-cell>
          <table:table-cell office:value-type="float" office:value="8352.9212233408998" table:style-name="ce5">
            <text:p><text:s/>8,35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352.9212233408998" table:style-name="ce5">
            <text:p><text:s/>8,353<text:s/></text:p>
          </table:table-cell>
          <table:table-cell office:value-type="float" office:value="1.0331745642326273" table:style-name="ce6">
            <text:p>1.033</text:p>
          </table:table-cell>
          <table:table-cell office:value-type="float" office:value="8630.0257449947003" table:style-name="ce5">
            <text:p><text:s/>8,630<text:s/></text:p>
          </table:table-cell>
          <table:table-cell office:value-type="float" office:value="1.0725861908690153" table:style-name="ce6">
            <text:p>1.073</text:p>
          </table:table-cell>
          <table:table-cell office:value-type="float" office:value="9256.4464409253997" table:style-name="ce5">
            <text:p><text:s/>9,25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256.4464409253997" table:style-name="ce5">
            <text:p><text:s/>9,256<text:s/></text:p>
          </table:table-cell>
          <table:table-cell office:value-type="float" office:value="1.0735085849463064" table:style-name="ce6">
            <text:p>1.074</text:p>
          </table:table-cell>
          <table:table-cell office:value-type="float" office:value="9936.8747204290994" table:style-name="ce5">
            <text:p><text:s/>9,937<text:s/></text:p>
          </table:table-cell>
          <table:table-cell office:value-type="float" office:value="1.0547984229015606" table:style-name="ce6">
            <text:p>1.055</text:p>
          </table:table-cell>
          <table:table-cell office:value-type="float" office:value="10481.399783679" table:style-name="ce5">
            <text:p><text:s/>10,48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481.399783679" table:style-name="ce5">
            <text:p><text:s/>10,481<text:s/></text:p>
          </table:table-cell>
          <table:table-cell office:value-type="float" office:value="1.0530828091920856" table:style-name="ce6">
            <text:p>1.053</text:p>
          </table:table-cell>
          <table:table-cell office:value-type="float" office:value="11037.781928462" table:style-name="ce5">
            <text:p><text:s/>11,038<text:s/></text:p>
          </table:table-cell>
          <table:table-cell office:value-type="float" office:value="1.1601068415955056" table:style-name="ce6">
            <text:p>1.160</text:p>
          </table:table-cell>
          <table:table-cell office:value-type="float" office:value="12805.006331248" table:style-name="ce5">
            <text:p><text:s/>12,80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805.006331248" table:style-name="ce5">
            <text:p><text:s/>12,805<text:s/></text:p>
          </table:table-cell>
          <table:table-cell office:value-type="float" office:value="1.0774680213545291" table:style-name="ce6">
            <text:p>1.077</text:p>
          </table:table-cell>
          <table:table-cell office:value-type="float" office:value="13796.984835162" table:style-name="ce5">
            <text:p><text:s/>13,797<text:s/></text:p>
          </table:table-cell>
          <table:table-cell office:value-type="float" office:value="1.0005756190473414" table:style-name="ce6">
            <text:p>1.001</text:p>
          </table:table-cell>
          <table:table-cell office:value-type="float" office:value="13804.926642429002" table:style-name="ce5">
            <text:p><text:s/>13,80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804.926642429002" table:style-name="ce5">
            <text:p><text:s/>13,805<text:s/></text:p>
          </table:table-cell>
          <table:table-cell office:value-type="float" office:value="1.0287363349691221" table:style-name="ce6">
            <text:p>1.029</text:p>
          </table:table-cell>
          <table:table-cell office:value-type="float" office:value="14201.62963865" table:style-name="ce5">
            <text:p><text:s/>14,202<text:s/></text:p>
          </table:table-cell>
          <table:table-cell office:value-type="float" office:value="1.1794555049662079" table:style-name="ce6">
            <text:p>1.179</text:p>
          </table:table-cell>
          <table:table-cell office:value-type="float" office:value="16750.190256796999" table:style-name="ce5">
            <text:p><text:s/>16,7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750.190256796999" table:style-name="ce5">
            <text:p><text:s/>16,750<text:s/></text:p>
          </table:table-cell>
          <table:table-cell office:value-type="float" office:value="1.0089627954272984" table:style-name="ce6">
            <text:p>1.009</text:p>
          </table:table-cell>
          <table:table-cell office:value-type="float" office:value="16900.318785437001" table:style-name="ce5">
            <text:p><text:s/>16,900<text:s/></text:p>
          </table:table-cell>
          <table:table-cell office:value-type="float" office:value="1.1123336350021109" table:style-name="ce6">
            <text:p>1.112</text:p>
          </table:table-cell>
          <table:table-cell office:value-type="float" office:value="18798.793027299598" table:style-name="ce5">
            <text:p><text:s/>18,79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798.793027299598" table:style-name="ce5">
            <text:p><text:s/>18,799<text:s/></text:p>
          </table:table-cell>
          <table:table-cell office:value-type="float" office:value="1.0727240322006044" table:style-name="ce6">
            <text:p>1.073</text:p>
          </table:table-cell>
          <table:table-cell office:value-type="float" office:value="20165.917056749433" table:style-name="ce5">
            <text:p><text:s/>20,166<text:s/></text:p>
          </table:table-cell>
          <table:table-cell office:value-type="float" office:value="1.0534257558100759" table:style-name="ce6">
            <text:p>1.053</text:p>
          </table:table-cell>
          <table:table-cell office:value-type="float" office:value="21243.29641710957" table:style-name="ce5">
            <text:p><text:s/>21,243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243.29641710957" table:style-name="ce5">
            <text:p><text:s/>21,243<text:s/></text:p>
          </table:table-cell>
          <table:table-cell office:value-type="float" office:value="1.0488092576496051" table:style-name="ce6">
            <text:p>1.049</text:p>
          </table:table-cell>
          <table:table-cell office:value-type="float" office:value="22280.165945259199" table:style-name="ce5">
            <text:p><text:s/>22,280<text:s/></text:p>
          </table:table-cell>
          <table:table-cell office:value-type="float" office:value="1.1152147087258226" table:style-name="ce6">
            <text:p>1.115</text:p>
          </table:table-cell>
          <table:table-cell office:value-type="float" office:value="24847.16877500523" table:style-name="ce5">
            <text:p><text:s/>24,84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4847.16877500523" table:style-name="ce5">
            <text:p><text:s/>24,847<text:s/></text:p>
          </table:table-cell>
          <table:table-cell office:value-type="float" office:value="0.99558615797297145" table:style-name="ce6">
            <text:p>0.996</text:p>
          </table:table-cell>
          <table:table-cell office:value-type="float" office:value="24737.497297213438" table:style-name="ce5">
            <text:p><text:s/>24,737<text:s/></text:p>
          </table:table-cell>
          <table:table-cell office:value-type="float" office:value="1.1181150274064544" table:style-name="ce6">
            <text:p>1.118</text:p>
          </table:table-cell>
          <table:table-cell office:value-type="float" office:value="27659.367468440898" table:style-name="ce5">
            <text:p><text:s/>27,6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659.367468440898" table:style-name="ce5">
            <text:p><text:s/>27,659<text:s/></text:p>
          </table:table-cell>
          <table:table-cell office:value-type="float" office:value="1.0145968866297479" table:style-name="ce6">
            <text:p>1.015</text:p>
          </table:table-cell>
          <table:table-cell office:value-type="float" office:value="28063.108119628268" table:style-name="ce5">
            <text:p><text:s/>28,063<text:s/></text:p>
          </table:table-cell>
          <table:table-cell office:value-type="float" office:value="1.0850251222949405" table:style-name="ce6">
            <text:p>1.085</text:p>
          </table:table-cell>
          <table:table-cell office:value-type="float" office:value="30449.177319475799" table:style-name="ce5">
            <text:p><text:s/>30,44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0449.177319475799" table:style-name="ce5">
            <text:p><text:s/>30,449<text:s/></text:p>
          </table:table-cell>
          <table:table-cell office:value-type="float" office:value="0.94212057462189069" table:style-name="ce6">
            <text:p>0.942</text:p>
          </table:table-cell>
          <table:table-cell office:value-type="float" office:value="28686.79643298838" table:style-name="ce5">
            <text:p><text:s/>28,687<text:s/></text:p>
          </table:table-cell>
          <table:table-cell office:value-type="float" office:value="1.1762295978740571" table:style-name="ce6">
            <text:p>1.176</text:p>
          </table:table-cell>
          <table:table-cell office:value-type="float" office:value="33742.259032668859" table:style-name="ce5">
            <text:p><text:s/>33,74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3742.259032668859" table:style-name="ce5">
            <text:p><text:s/>33,742<text:s/></text:p>
          </table:table-cell>
          <table:table-cell office:value-type="float" office:value="0.96363605845004818" table:style-name="ce6">
            <text:p>0.964</text:p>
          </table:table-cell>
          <table:table-cell office:value-type="float" office:value="32515.257497441558" table:style-name="ce5">
            <text:p><text:s/>32,515<text:s/></text:p>
          </table:table-cell>
          <table:table-cell office:value-type="float" office:value="1.0556327940110644" table:style-name="ce6">
            <text:p>1.056</text:p>
          </table:table-cell>
          <table:table-cell office:value-type="float" office:value="34324.172120013442" table:style-name="ce5">
            <text:p><text:s/>34,3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324.172120013442" table:style-name="ce5">
            <text:p><text:s/>34,324<text:s/></text:p>
          </table:table-cell>
          <table:table-cell office:value-type="float" office:value="0.99285825584484888" table:style-name="ce6">
            <text:p>0.993</text:p>
          </table:table-cell>
          <table:table-cell office:value-type="float" office:value="34079.037664394935" table:style-name="ce5">
            <text:p><text:s/>34,079<text:s/></text:p>
          </table:table-cell>
          <table:table-cell office:value-type="float" office:value="1.0890399451143868" table:style-name="ce6">
            <text:p>1.089</text:p>
          </table:table-cell>
          <table:table-cell office:value-type="float" office:value="37113.433307583779" table:style-name="ce5">
            <text:p><text:s/>37,1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113.433307583779" table:style-name="ce5">
            <text:p><text:s/>37,113<text:s/></text:p>
          </table:table-cell>
          <table:table-cell office:value-type="float" office:value="1.0132388019384329" table:style-name="ce6">
            <text:p>1.013</text:p>
          </table:table-cell>
          <table:table-cell office:value-type="float" office:value="37604.77070039812" table:style-name="ce5">
            <text:p><text:s/>37,605<text:s/></text:p>
          </table:table-cell>
          <table:table-cell office:value-type="float" office:value="0.96554586225876959" table:style-name="ce6">
            <text:p>0.966</text:p>
          </table:table-cell>
          <table:table-cell office:value-type="float" office:value="36309.130750959215" table:style-name="ce5">
            <text:p><text:s/>36,30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997.4717885742998" table:style-name="ce5">
            <text:p><text:s/>3,99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997.4717885742998" table:style-name="ce5">
            <text:p><text:s/>3,997<text:s/></text:p>
          </table:table-cell>
          <table:table-cell office:value-type="float" office:value="0.97746898301695773" table:style-name="ce6">
            <text:p>0.977</text:p>
          </table:table-cell>
          <table:table-cell office:value-type="float" office:value="3907.4046838167001" table:style-name="ce5">
            <text:p><text:s/>3,907<text:s/></text:p>
          </table:table-cell>
          <table:table-cell office:value-type="float" office:value="1.0683636473772347" table:style-name="ce6">
            <text:p>1.068</text:p>
          </table:table-cell>
          <table:table-cell office:value-type="float" office:value="4174.5291197813003" table:style-name="ce5">
            <text:p><text:s/>4,17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174.5291197813003" table:style-name="ce5">
            <text:p><text:s/>4,175<text:s/></text:p>
          </table:table-cell>
          <table:table-cell office:value-type="float" office:value="1.0530107759075098" table:style-name="ce6">
            <text:p>1.053</text:p>
          </table:table-cell>
          <table:table-cell office:value-type="float" office:value="4395.8241474694005" table:style-name="ce5">
            <text:p><text:s/>4,396<text:s/></text:p>
          </table:table-cell>
          <table:table-cell office:value-type="float" office:value="1.1875547794966788" table:style-name="ce6">
            <text:p>1.188</text:p>
          </table:table-cell>
          <table:table-cell office:value-type="float" office:value="5220.2819761541996" table:style-name="ce5">
            <text:p><text:s/>5,22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220.2819761541996" table:style-name="ce5">
            <text:p><text:s/>5,220<text:s/></text:p>
          </table:table-cell>
          <table:table-cell office:value-type="float" office:value="1.0348227377891608" table:style-name="ce6">
            <text:p>1.035</text:p>
          </table:table-cell>
          <table:table-cell office:value-type="float" office:value="5402.0664865952995" table:style-name="ce5">
            <text:p><text:s/>5,402<text:s/></text:p>
          </table:table-cell>
          <table:table-cell office:value-type="float" office:value="0.9937824505864109" table:style-name="ce6">
            <text:p>0.994</text:p>
          </table:table-cell>
          <table:table-cell office:value-type="float" office:value="5368.4788712793998" table:style-name="ce5">
            <text:p><text:s/>5,36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368.4788712793998" table:style-name="ce5">
            <text:p><text:s/>5,368<text:s/></text:p>
          </table:table-cell>
          <table:table-cell office:value-type="float" office:value="1.057230975362762" table:style-name="ce6">
            <text:p>1.057</text:p>
          </table:table-cell>
          <table:table-cell office:value-type="float" office:value="5675.7221532970998" table:style-name="ce5">
            <text:p><text:s/>5,676<text:s/></text:p>
          </table:table-cell>
          <table:table-cell office:value-type="float" office:value="1.0453152604857676" table:style-name="ce6">
            <text:p>1.045</text:p>
          </table:table-cell>
          <table:table-cell office:value-type="float" office:value="5932.9189811185997" table:style-name="ce5">
            <text:p><text:s/>5,9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932.9189811185997" table:style-name="ce5">
            <text:p><text:s/>5,933<text:s/></text:p>
          </table:table-cell>
          <table:table-cell office:value-type="float" office:value="1.0471853012833354" table:style-name="ce6">
            <text:p>1.047</text:p>
          </table:table-cell>
          <table:table-cell office:value-type="float" office:value="6212.8655507323001" table:style-name="ce5">
            <text:p><text:s/>6,213<text:s/></text:p>
          </table:table-cell>
          <table:table-cell office:value-type="float" office:value="1.1214060916509925" table:style-name="ce6">
            <text:p>1.121</text:p>
          </table:table-cell>
          <table:table-cell office:value-type="float" office:value="6967.1452751997995" table:style-name="ce5">
            <text:p><text:s/>6,96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967.1452751997995" table:style-name="ce5">
            <text:p><text:s/>6,967<text:s/></text:p>
          </table:table-cell>
          <table:table-cell office:value-type="float" office:value="1.0719117113230185" table:style-name="ce6">
            <text:p>1.072</text:p>
          </table:table-cell>
          <table:table-cell office:value-type="float" office:value="7468.1646149754997" table:style-name="ce5">
            <text:p><text:s/>7,468<text:s/></text:p>
          </table:table-cell>
          <table:table-cell office:value-type="float" office:value="1.0436954266667662" table:style-name="ce6">
            <text:p>1.044</text:p>
          </table:table-cell>
          <table:table-cell office:value-type="float" office:value="7794.4892542445004" table:style-name="ce5">
            <text:p><text:s/>7,7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794.4892542445004" table:style-name="ce5">
            <text:p><text:s/>7,794<text:s/></text:p>
          </table:table-cell>
          <table:table-cell office:value-type="float" office:value="1.047522824395837" table:style-name="ce6">
            <text:p>1.048</text:p>
          </table:table-cell>
          <table:table-cell office:value-type="float" office:value="8164.9053983291997" table:style-name="ce5">
            <text:p><text:s/>8,165<text:s/></text:p>
          </table:table-cell>
          <table:table-cell office:value-type="float" office:value="1.0849907428933472" table:style-name="ce6">
            <text:p>1.085</text:p>
          </table:table-cell>
          <table:table-cell office:value-type="float" office:value="8858.8467737870997" table:style-name="ce5">
            <text:p><text:s/>8,85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858.8467737870997" table:style-name="ce5">
            <text:p><text:s/>8,859<text:s/></text:p>
          </table:table-cell>
          <table:table-cell office:value-type="float" office:value="1.0118698987204005" table:style-name="ce6">
            <text:p>1.012</text:p>
          </table:table-cell>
          <table:table-cell office:value-type="float" office:value="8964.0003877714989" table:style-name="ce5">
            <text:p><text:s/>8,964<text:s/></text:p>
          </table:table-cell>
          <table:table-cell office:value-type="float" office:value="1.0191644551791543" table:style-name="ce6">
            <text:p>1.019</text:p>
          </table:table-cell>
          <table:table-cell office:value-type="float" office:value="9135.79057142887" table:style-name="ce5">
            <text:p><text:s/>9,13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135.79057142887" table:style-name="ce5">
            <text:p><text:s/>9,136<text:s/></text:p>
          </table:table-cell>
          <table:table-cell office:value-type="float" office:value="1.0804871039886474" table:style-name="ce6">
            <text:p>1.080</text:p>
          </table:table-cell>
          <table:table-cell office:value-type="float" office:value="9871.1038971699691" table:style-name="ce5">
            <text:p><text:s/>9,871<text:s/></text:p>
          </table:table-cell>
          <table:table-cell office:value-type="float" office:value="1.0792467043869605" table:style-name="ce6">
            <text:p>1.079</text:p>
          </table:table-cell>
          <table:table-cell office:value-type="float" office:value="10653.35634968197" table:style-name="ce5">
            <text:p><text:s/>10,65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653.35634968197" table:style-name="ce5">
            <text:p><text:s/>10,653<text:s/></text:p>
          </table:table-cell>
          <table:table-cell office:value-type="float" office:value="1.0529903726052336" table:style-name="ce6">
            <text:p>1.053</text:p>
          </table:table-cell>
          <table:table-cell office:value-type="float" office:value="11217.881672147949" table:style-name="ce5">
            <text:p><text:s/>11,218<text:s/></text:p>
          </table:table-cell>
          <table:table-cell office:value-type="float" office:value="1.1856569021715406" table:style-name="ce6">
            <text:p>1.186</text:p>
          </table:table-cell>
          <table:table-cell office:value-type="float" office:value="13300.55883232584" table:style-name="ce5">
            <text:p><text:s/>13,30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3300.55883232584" table:style-name="ce5">
            <text:p><text:s/>13,301<text:s/></text:p>
          </table:table-cell>
          <table:table-cell office:value-type="float" office:value="1.0026155112427841" table:style-name="ce6">
            <text:p>1.003</text:p>
          </table:table-cell>
          <table:table-cell office:value-type="float" office:value="13335.3465934871" table:style-name="ce5">
            <text:p><text:s/>13,335<text:s/></text:p>
          </table:table-cell>
          <table:table-cell office:value-type="float" office:value="1.0018724546809541" table:style-name="ce6">
            <text:p>1.002</text:p>
          </table:table-cell>
          <table:table-cell office:value-type="float" office:value="13360.316425638221" table:style-name="ce5">
            <text:p><text:s/>13,3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360.316425638221" table:style-name="ce5">
            <text:p><text:s/>13,360<text:s/></text:p>
          </table:table-cell>
          <table:table-cell office:value-type="float" office:value="1.017356377553436" table:style-name="ce6">
            <text:p>1.017</text:p>
          </table:table-cell>
          <table:table-cell office:value-type="float" office:value="13592.20312175497" table:style-name="ce5">
            <text:p><text:s/>13,592<text:s/></text:p>
          </table:table-cell>
          <table:table-cell office:value-type="float" office:value="1.0971242055639159" table:style-name="ce6">
            <text:p>1.097</text:p>
          </table:table-cell>
          <table:table-cell office:value-type="float" office:value="14912.3350518188" table:style-name="ce5">
            <text:p><text:s/>14,91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912.3350518188" table:style-name="ce5">
            <text:p><text:s/>14,912<text:s/></text:p>
          </table:table-cell>
          <table:table-cell office:value-type="float" office:value="0.94217430475786501" table:style-name="ce6">
            <text:p>0.942</text:p>
          </table:table-cell>
          <table:table-cell office:value-type="float" office:value="14050.018909763719" table:style-name="ce5">
            <text:p><text:s/>14,050<text:s/></text:p>
          </table:table-cell>
          <table:table-cell office:value-type="float" office:value="1.229729555452326" table:style-name="ce6">
            <text:p>1.230</text:p>
          </table:table-cell>
          <table:table-cell office:value-type="float" office:value="17277.723508000512" table:style-name="ce5">
            <text:p><text:s/>17,27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277.723508000512" table:style-name="ce5">
            <text:p><text:s/>17,278<text:s/></text:p>
          </table:table-cell>
          <table:table-cell office:value-type="float" office:value="0.96611056757507563" table:style-name="ce6">
            <text:p>0.966</text:p>
          </table:table-cell>
          <table:table-cell office:value-type="float" office:value="16692.1912647196" table:style-name="ce5">
            <text:p><text:s/>16,692<text:s/></text:p>
          </table:table-cell>
          <table:table-cell office:value-type="float" office:value="1.1172106299435232" table:style-name="ce6">
            <text:p>1.117</text:p>
          </table:table-cell>
          <table:table-cell office:value-type="float" office:value="18648.693517995158" table:style-name="ce5">
            <text:p><text:s/>18,6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648.693517995158" table:style-name="ce5">
            <text:p><text:s/>18,649<text:s/></text:p>
          </table:table-cell>
          <table:table-cell office:value-type="float" office:value="0.98616457473461139" table:style-name="ce6">
            <text:p>0.986</text:p>
          </table:table-cell>
          <table:table-cell office:value-type="float" office:value="18390.680912529799" table:style-name="ce5">
            <text:p><text:s/>18,391<text:s/></text:p>
          </table:table-cell>
          <table:table-cell office:value-type="float" office:value="1.1421951862533872" table:style-name="ce6">
            <text:p>1.142</text:p>
          </table:table-cell>
          <table:table-cell office:value-type="float" office:value="21005.747210213587" table:style-name="ce5">
            <text:p><text:s/>21,00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005.747210213587" table:style-name="ce5">
            <text:p><text:s/>21,006<text:s/></text:p>
          </table:table-cell>
          <table:table-cell office:value-type="float" office:value="1.0053489070025574" table:style-name="ce6">
            <text:p>1.005</text:p>
          </table:table-cell>
          <table:table-cell office:value-type="float" office:value="21118.104998560248" table:style-name="ce5">
            <text:p><text:s/>21,118<text:s/></text:p>
          </table:table-cell>
          <table:table-cell office:value-type="float" office:value="0.88841849004728468" table:style-name="ce6">
            <text:p>0.888</text:p>
          </table:table-cell>
          <table:table-cell office:value-type="float" office:value="18761.714955480911" table:style-name="ce5">
            <text:p><text:s/>18,76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33.9367731001007" table:style-name="ce5">
            <text:p><text:s/>3,03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33.9367731001007" table:style-name="ce5">
            <text:p><text:s/>3,034<text:s/></text:p>
          </table:table-cell>
          <table:table-cell office:value-type="float" office:value="0.9971190282170681" table:style-name="ce6">
            <text:p>0.997</text:p>
          </table:table-cell>
          <table:table-cell office:value-type="float" office:value="3025.1960868655997" table:style-name="ce5">
            <text:p><text:s/>3,025<text:s/></text:p>
          </table:table-cell>
          <table:table-cell office:value-type="float" office:value="0.90695307396128289" table:style-name="ce6">
            <text:p>0.907</text:p>
          </table:table-cell>
          <table:table-cell office:value-type="float" office:value="2743.7108903183998" table:style-name="ce5">
            <text:p><text:s/>2,74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743.7108903183998" table:style-name="ce5">
            <text:p><text:s/>2,744<text:s/></text:p>
          </table:table-cell>
          <table:table-cell office:value-type="float" office:value="1.0660574997178245" table:style-name="ce6">
            <text:p>1.066</text:p>
          </table:table-cell>
          <table:table-cell office:value-type="float" office:value="2924.9535716813994" table:style-name="ce5">
            <text:p><text:s/>2,925<text:s/></text:p>
          </table:table-cell>
          <table:table-cell office:value-type="float" office:value="1.0710047767992139" table:style-name="ce6">
            <text:p>1.071</text:p>
          </table:table-cell>
          <table:table-cell office:value-type="float" office:value="3132.6392471867007" table:style-name="ce5">
            <text:p><text:s/>3,1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132.6392471867007" table:style-name="ce5">
            <text:p><text:s/>3,133<text:s/></text:p>
          </table:table-cell>
          <table:table-cell office:value-type="float" office:value="1.0304280204936787" table:style-name="ce6">
            <text:p>1.030</text:p>
          </table:table-cell>
          <table:table-cell office:value-type="float" office:value="3227.9592583993999" table:style-name="ce5">
            <text:p><text:s/>3,228<text:s/></text:p>
          </table:table-cell>
          <table:table-cell office:value-type="float" office:value="1.204466121909441" table:style-name="ce6">
            <text:p>1.204</text:p>
          </table:table-cell>
          <table:table-cell office:value-type="float" office:value="3887.9675696459999" table:style-name="ce5">
            <text:p><text:s/>3,88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887.9675696459999" table:style-name="ce5">
            <text:p><text:s/>3,888<text:s/></text:p>
          </table:table-cell>
          <table:table-cell office:value-type="float" office:value="1.0959845962706882" table:style-name="ce6">
            <text:p>1.096</text:p>
          </table:table-cell>
          <table:table-cell office:value-type="float" office:value="4261.1525671319996" table:style-name="ce5">
            <text:p><text:s/>4,261<text:s/></text:p>
          </table:table-cell>
          <table:table-cell office:value-type="float" office:value="1.0674296991017596" table:style-name="ce6">
            <text:p>1.067</text:p>
          </table:table-cell>
          <table:table-cell office:value-type="float" office:value="4548.4808025604007" table:style-name="ce5">
            <text:p><text:s/>4,54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48.4808025604007" table:style-name="ce5">
            <text:p><text:s/>4,548<text:s/></text:p>
          </table:table-cell>
          <table:table-cell office:value-type="float" office:value="1.0607753637244528" table:style-name="ce6">
            <text:p>1.061</text:p>
          </table:table-cell>
          <table:table-cell office:value-type="float" office:value="4824.9163777296999" table:style-name="ce5">
            <text:p><text:s/>4,825<text:s/></text:p>
          </table:table-cell>
          <table:table-cell office:value-type="float" office:value="1.2099403593798919" table:style-name="ce6">
            <text:p>1.210</text:p>
          </table:table-cell>
          <table:table-cell office:value-type="float" office:value="5837.8610560481993" table:style-name="ce5">
            <text:p><text:s/>5,83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837.8610560481993" table:style-name="ce5">
            <text:p><text:s/>5,838<text:s/></text:p>
          </table:table-cell>
          <table:table-cell office:value-type="float" office:value="1.0840991519710208" table:style-name="ce6">
            <text:p>1.084</text:p>
          </table:table-cell>
          <table:table-cell office:value-type="float" office:value="6328.8202201865006" table:style-name="ce5">
            <text:p><text:s/>6,329<text:s/></text:p>
          </table:table-cell>
          <table:table-cell office:value-type="float" office:value="0.94969317804501996" table:style-name="ce6">
            <text:p>0.950</text:p>
          </table:table-cell>
          <table:table-cell office:value-type="float" office:value="6010.4373881845004" table:style-name="ce5">
            <text:p><text:s/>6,01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10.4373881845004" table:style-name="ce5">
            <text:p><text:s/>6,010<text:s/></text:p>
          </table:table-cell>
          <table:table-cell office:value-type="float" office:value="1.0043735339774065" table:style-name="ce6">
            <text:p>1.004</text:p>
          </table:table-cell>
          <table:table-cell office:value-type="float" office:value="6036.7242403208002" table:style-name="ce5">
            <text:p><text:s/>6,037<text:s/></text:p>
          </table:table-cell>
          <table:table-cell office:value-type="float" office:value="1.3072227865406925" table:style-name="ce6">
            <text:p>1.307</text:p>
          </table:table-cell>
          <table:table-cell office:value-type="float" office:value="7891.3434830099013" table:style-name="ce5">
            <text:p><text:s/>7,8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891.3434830099013" table:style-name="ce5">
            <text:p><text:s/>7,891<text:s/></text:p>
          </table:table-cell>
          <table:table-cell office:value-type="float" office:value="1.0056992722154892" table:style-name="ce6">
            <text:p>1.006</text:p>
          </table:table-cell>
          <table:table-cell office:value-type="float" office:value="7936.3183976655009" table:style-name="ce5">
            <text:p><text:s/>7,936<text:s/></text:p>
          </table:table-cell>
          <table:table-cell office:value-type="float" office:value="1.2175673872551711" table:style-name="ce6">
            <text:p>1.218</text:p>
          </table:table-cell>
          <table:table-cell office:value-type="float" office:value="9663.00245587073" table:style-name="ce5">
            <text:p><text:s/>9,6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663.00245587073" table:style-name="ce5">
            <text:p><text:s/>9,663<text:s/></text:p>
          </table:table-cell>
          <table:table-cell office:value-type="float" office:value="1.0653845123805052" table:style-name="ce6">
            <text:p>1.065</text:p>
          </table:table-cell>
          <table:table-cell office:value-type="float" office:value="10294.813159579462" table:style-name="ce5">
            <text:p><text:s/>10,295<text:s/></text:p>
          </table:table-cell>
          <table:table-cell office:value-type="float" office:value="1.0286675341527221" table:style-name="ce6">
            <text:p>1.029</text:p>
          </table:table-cell>
          <table:table-cell office:value-type="float" office:value="10589.940067427598" table:style-name="ce5">
            <text:p><text:s/>10,59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589.940067427598" table:style-name="ce5">
            <text:p><text:s/>10,590<text:s/></text:p>
          </table:table-cell>
          <table:table-cell office:value-type="float" office:value="1.0446031047084472" table:style-name="ce6">
            <text:p>1.045</text:p>
          </table:table-cell>
          <table:table-cell office:value-type="float" office:value="11062.284273111252" table:style-name="ce5">
            <text:p><text:s/>11,062<text:s/></text:p>
          </table:table-cell>
          <table:table-cell office:value-type="float" office:value="1.0437817052618485" table:style-name="ce6">
            <text:p>1.044</text:p>
          </table:table-cell>
          <table:table-cell office:value-type="float" office:value="11546.60994267939" table:style-name="ce5">
            <text:p><text:s/>11,54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546.60994267939" table:style-name="ce5">
            <text:p><text:s/>11,547<text:s/></text:p>
          </table:table-cell>
          <table:table-cell office:value-type="float" office:value="0.98748903447243941" table:style-name="ce6">
            <text:p>0.987</text:p>
          </table:table-cell>
          <table:table-cell office:value-type="float" office:value="11402.15070372634" table:style-name="ce5">
            <text:p><text:s/>11,402<text:s/></text:p>
          </table:table-cell>
          <table:table-cell office:value-type="float" office:value="1.2540661331664036" table:style-name="ce6">
            <text:p>1.254</text:p>
          </table:table-cell>
          <table:table-cell office:value-type="float" office:value="14299.051042802679" table:style-name="ce5">
            <text:p><text:s/>14,29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299.051042802679" table:style-name="ce5">
            <text:p><text:s/>14,299<text:s/></text:p>
          </table:table-cell>
          <table:table-cell office:value-type="float" office:value="1.0120185566549971" table:style-name="ce6">
            <text:p>1.012</text:p>
          </table:table-cell>
          <table:table-cell office:value-type="float" office:value="14470.904997873298" table:style-name="ce5">
            <text:p><text:s/>14,471<text:s/></text:p>
          </table:table-cell>
          <table:table-cell office:value-type="float" office:value="1.0736607192114354" table:style-name="ce6">
            <text:p>1.074</text:p>
          </table:table-cell>
          <table:table-cell office:value-type="float" office:value="15536.842267656999" table:style-name="ce5">
            <text:p><text:s/>15,53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536.842267656999" table:style-name="ce5">
            <text:p><text:s/>15,537<text:s/></text:p>
          </table:table-cell>
          <table:table-cell office:value-type="float" office:value="0.94206900418201445" table:style-name="ce6">
            <text:p>0.942</text:p>
          </table:table-cell>
          <table:table-cell office:value-type="float" office:value="14636.77752322466" table:style-name="ce5">
            <text:p><text:s/>14,637<text:s/></text:p>
          </table:table-cell>
          <table:table-cell office:value-type="float" office:value="1.1248743446802771" table:style-name="ce6">
            <text:p>1.125</text:p>
          </table:table-cell>
          <table:table-cell office:value-type="float" office:value="16464.53552466835" table:style-name="ce5">
            <text:p><text:s/>16,46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464.53552466835" table:style-name="ce5">
            <text:p><text:s/>16,465<text:s/></text:p>
          </table:table-cell>
          <table:table-cell office:value-type="float" office:value="0.96103933263192898" table:style-name="ce6">
            <text:p>0.961</text:p>
          </table:table-cell>
          <table:table-cell office:value-type="float" office:value="15823.066232721958" table:style-name="ce5">
            <text:p><text:s/>15,823<text:s/></text:p>
          </table:table-cell>
          <table:table-cell office:value-type="float" office:value="0.99067262763531461" table:style-name="ce6">
            <text:p>0.991</text:p>
          </table:table-cell>
          <table:table-cell office:value-type="float" office:value="15675.47860201828" table:style-name="ce5">
            <text:p><text:s/>15,67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675.47860201828" table:style-name="ce5">
            <text:p><text:s/>15,675<text:s/></text:p>
          </table:table-cell>
          <table:table-cell office:value-type="float" office:value="1.0008215474738482" table:style-name="ce6">
            <text:p>1.001</text:p>
          </table:table-cell>
          <table:table-cell office:value-type="float" office:value="15688.356751865131" table:style-name="ce5">
            <text:p><text:s/>15,688<text:s/></text:p>
          </table:table-cell>
          <table:table-cell office:value-type="float" office:value="1.0267286977302581" table:style-name="ce6">
            <text:p>1.027</text:p>
          </table:table-cell>
          <table:table-cell office:value-type="float" office:value="16107.68609737019" table:style-name="ce5">
            <text:p><text:s/>16,10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107.68609737019" table:style-name="ce5">
            <text:p><text:s/>16,108<text:s/></text:p>
          </table:table-cell>
          <table:table-cell office:value-type="float" office:value="1.0235278737229399" table:style-name="ce6">
            <text:p>1.024</text:p>
          </table:table-cell>
          <table:table-cell office:value-type="float" office:value="16486.665701837868" table:style-name="ce5">
            <text:p><text:s/>16,487<text:s/></text:p>
          </table:table-cell>
          <table:table-cell office:value-type="float" office:value="1.0643398800475579" table:style-name="ce6">
            <text:p>1.064</text:p>
          </table:table-cell>
          <table:table-cell office:value-type="float" office:value="17547.4157954783" table:style-name="ce5">
            <text:p><text:s/>17,547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260.171385189999" table:style-name="ce5">
            <text:p><text:s/>21,26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260.171385189999" table:style-name="ce5">
            <text:p><text:s/>21,260<text:s/></text:p>
          </table:table-cell>
          <table:table-cell office:value-type="float" office:value="1.0341208076095441" table:style-name="ce6">
            <text:p>1.034</text:p>
          </table:table-cell>
          <table:table-cell office:value-type="float" office:value="21985.585602769999" table:style-name="ce5">
            <text:p><text:s/>21,986<text:s/></text:p>
          </table:table-cell>
          <table:table-cell office:value-type="float" office:value="1.0915135512389766" table:style-name="ce6">
            <text:p>1.092</text:p>
          </table:table-cell>
          <table:table-cell office:value-type="float" office:value="23997.564617347998" table:style-name="ce5">
            <text:p><text:s/>23,99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997.564617347998" table:style-name="ce5">
            <text:p><text:s/>23,998<text:s/></text:p>
          </table:table-cell>
          <table:table-cell office:value-type="float" office:value="0.99352319885532725" table:style-name="ce6">
            <text:p>0.994</text:p>
          </table:table-cell>
          <table:table-cell office:value-type="float" office:value="23842.137163365001" table:style-name="ce5">
            <text:p><text:s/>23,842<text:s/></text:p>
          </table:table-cell>
          <table:table-cell office:value-type="float" office:value="1.1004624379921966" table:style-name="ce6">
            <text:p>1.100</text:p>
          </table:table-cell>
          <table:table-cell office:value-type="float" office:value="26237.376389741003" table:style-name="ce5">
            <text:p><text:s/>26,2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237.376389741003" table:style-name="ce5">
            <text:p><text:s/>26,237<text:s/></text:p>
          </table:table-cell>
          <table:table-cell office:value-type="float" office:value="1.0085323090810077" table:style-name="ce6">
            <text:p>1.009</text:p>
          </table:table-cell>
          <table:table-cell office:value-type="float" office:value="26461.241794573001" table:style-name="ce5">
            <text:p><text:s/>26,461<text:s/></text:p>
          </table:table-cell>
          <table:table-cell office:value-type="float" office:value="1.0769886375930329" table:style-name="ce6">
            <text:p>1.077</text:p>
          </table:table-cell>
          <table:table-cell office:value-type="float" office:value="28498.456749356999" table:style-name="ce5">
            <text:p><text:s/>28,4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498.456749356999" table:style-name="ce5">
            <text:p><text:s/>28,498<text:s/></text:p>
          </table:table-cell>
          <table:table-cell office:value-type="float" office:value="1.0212461647785425" table:style-name="ce6">
            <text:p>1.021</text:p>
          </table:table-cell>
          <table:table-cell office:value-type="float" office:value="29103.939657388" table:style-name="ce5">
            <text:p><text:s/>29,104<text:s/></text:p>
          </table:table-cell>
          <table:table-cell office:value-type="float" office:value="1.0526491548529593" table:style-name="ce6">
            <text:p>1.053</text:p>
          </table:table-cell>
          <table:table-cell office:value-type="float" office:value="30636.237483241002" table:style-name="ce5">
            <text:p><text:s/>30,63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0636.237483241002" table:style-name="ce5">
            <text:p><text:s/>30,636<text:s/></text:p>
          </table:table-cell>
          <table:table-cell office:value-type="float" office:value="1.0423873961993333" table:style-name="ce6">
            <text:p>1.042</text:p>
          </table:table-cell>
          <table:table-cell office:value-type="float" office:value="31934.827819499998" table:style-name="ce5">
            <text:p><text:s/>31,935<text:s/></text:p>
          </table:table-cell>
          <table:table-cell office:value-type="float" office:value="1.0974699421076362" table:style-name="ce6">
            <text:p>1.097</text:p>
          </table:table-cell>
          <table:table-cell office:value-type="float" office:value="35047.513638283999" table:style-name="ce5">
            <text:p><text:s/>35,0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5047.513638283999" table:style-name="ce5">
            <text:p><text:s/>35,048<text:s/></text:p>
          </table:table-cell>
          <table:table-cell office:value-type="float" office:value="1.0877955828547803" table:style-name="ce6">
            <text:p>1.088</text:p>
          </table:table-cell>
          <table:table-cell office:value-type="float" office:value="38124.530525768001" table:style-name="ce5">
            <text:p><text:s/>38,125<text:s/></text:p>
          </table:table-cell>
          <table:table-cell office:value-type="float" office:value="1.0577850233511727" table:style-name="ce6">
            <text:p>1.058</text:p>
          </table:table-cell>
          <table:table-cell office:value-type="float" office:value="40327.557412452006" table:style-name="ce5">
            <text:p><text:s/>40,3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0327.557412452006" table:style-name="ce5">
            <text:p><text:s/>40,328<text:s/></text:p>
          </table:table-cell>
          <table:table-cell office:value-type="float" office:value="0.89874425532040358" table:style-name="ce6">
            <text:p>0.899</text:p>
          </table:table-cell>
          <table:table-cell office:value-type="float" office:value="36244.160555545001" table:style-name="ce5">
            <text:p><text:s/>36,244<text:s/></text:p>
          </table:table-cell>
          <table:table-cell office:value-type="float" office:value="1.2085392018259795" table:style-name="ce6">
            <text:p>1.209</text:p>
          </table:table-cell>
          <table:table-cell office:value-type="float" office:value="43802.488868651002" table:style-name="ce5">
            <text:p><text:s/>43,8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3802.488868651002" table:style-name="ce5">
            <text:p><text:s/>43,802<text:s/></text:p>
          </table:table-cell>
          <table:table-cell office:value-type="float" office:value="1.0736160479944279" table:style-name="ce6">
            <text:p>1.074</text:p>
          </table:table-cell>
          <table:table-cell office:value-type="float" office:value="47027.054991481004" table:style-name="ce5">
            <text:p><text:s/>47,027<text:s/></text:p>
          </table:table-cell>
          <table:table-cell office:value-type="float" office:value="1.0104406287970009" table:style-name="ce6">
            <text:p>1.010</text:p>
          </table:table-cell>
          <table:table-cell office:value-type="float" office:value="47518.04701606321" table:style-name="ce5">
            <text:p><text:s/>47,51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7518.04701606321" table:style-name="ce5">
            <text:p><text:s/>47,518<text:s/></text:p>
          </table:table-cell>
          <table:table-cell office:value-type="float" office:value="1.0439673055619494" table:style-name="ce6">
            <text:p>1.044</text:p>
          </table:table-cell>
          <table:table-cell office:value-type="float" office:value="49607.287508925539" table:style-name="ce5">
            <text:p><text:s/>49,607<text:s/></text:p>
          </table:table-cell>
          <table:table-cell office:value-type="float" office:value="1.0558709744762109" table:style-name="ce6">
            <text:p>1.056</text:p>
          </table:table-cell>
          <table:table-cell office:value-type="float" office:value="52378.895003170779" table:style-name="ce5">
            <text:p><text:s/>52,37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2378.895003170779" table:style-name="ce5">
            <text:p><text:s/>52,379<text:s/></text:p>
          </table:table-cell>
          <table:table-cell office:value-type="float" office:value="1.0646641952605274" table:style-name="ce6">
            <text:p>1.065</text:p>
          </table:table-cell>
          <table:table-cell office:value-type="float" office:value="55765.934097186473" table:style-name="ce5">
            <text:p><text:s/>55,766<text:s/></text:p>
          </table:table-cell>
          <table:table-cell office:value-type="float" office:value="1.0067428003096544" table:style-name="ce6">
            <text:p>1.007</text:p>
          </table:table-cell>
          <table:table-cell office:value-type="float" office:value="56141.95265488515" table:style-name="ce5">
            <text:p><text:s/>56,14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6141.95265488515" table:style-name="ce5">
            <text:p><text:s/>56,142<text:s/></text:p>
          </table:table-cell>
          <table:table-cell office:value-type="float" office:value="0.98853190725779083" table:style-name="ce6">
            <text:p>0.989</text:p>
          </table:table-cell>
          <table:table-cell office:value-type="float" office:value="55498.111535110205" table:style-name="ce5">
            <text:p><text:s/>55,498<text:s/></text:p>
          </table:table-cell>
          <table:table-cell office:value-type="float" office:value="1.0179976538513591" table:style-name="ce6">
            <text:p>1.018</text:p>
          </table:table-cell>
          <table:table-cell office:value-type="float" office:value="56496.947335923243" table:style-name="ce5">
            <text:p><text:s/>56,4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6496.947335923243" table:style-name="ce5">
            <text:p><text:s/>56,497<text:s/></text:p>
          </table:table-cell>
          <table:table-cell office:value-type="float" office:value="1.047602249992355" table:style-name="ce6">
            <text:p>1.048</text:p>
          </table:table-cell>
          <table:table-cell office:value-type="float" office:value="59186.329146812765" table:style-name="ce5">
            <text:p><text:s/>59,186<text:s/></text:p>
          </table:table-cell>
          <table:table-cell office:value-type="float" office:value="0.9497090191700055" table:style-name="ce6">
            <text:p>0.950</text:p>
          </table:table-cell>
          <table:table-cell office:value-type="float" office:value="56209.790602292662" table:style-name="ce5">
            <text:p><text:s/>56,21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6209.790602292662" table:style-name="ce5">
            <text:p><text:s/>56,210<text:s/></text:p>
          </table:table-cell>
          <table:table-cell office:value-type="float" office:value="0.96914291509977268" table:style-name="ce6">
            <text:p>0.969</text:p>
          </table:table-cell>
          <table:table-cell office:value-type="float" office:value="54475.320321453721" table:style-name="ce5">
            <text:p><text:s/>54,475<text:s/></text:p>
          </table:table-cell>
          <table:table-cell office:value-type="float" office:value="0.99972498042576852" table:style-name="ce6">
            <text:p>1.000</text:p>
          </table:table-cell>
          <table:table-cell office:value-type="float" office:value="54460.338542052785" table:style-name="ce5">
            <text:p><text:s/>54,46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4460.338542052785" table:style-name="ce5">
            <text:p><text:s/>54,460<text:s/></text:p>
          </table:table-cell>
          <table:table-cell office:value-type="float" office:value="0.9783095241704467" table:style-name="ce6">
            <text:p>0.978</text:p>
          </table:table-cell>
          <table:table-cell office:value-type="float" office:value="53279.067885237098" table:style-name="ce5">
            <text:p><text:s/>53,279<text:s/></text:p>
          </table:table-cell>
          <table:table-cell office:value-type="float" office:value="1.0261753529776978" table:style-name="ce6">
            <text:p>1.026</text:p>
          </table:table-cell>
          <table:table-cell office:value-type="float" office:value="54673.666293455899" table:style-name="ce5">
            <text:p><text:s/>54,6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4673.666293455899" table:style-name="ce5">
            <text:p><text:s/>54,674<text:s/></text:p>
          </table:table-cell>
          <table:table-cell office:value-type="float" office:value="1.0443749284174533" table:style-name="ce6">
            <text:p>1.044</text:p>
          </table:table-cell>
          <table:table-cell office:value-type="float" office:value="57099.806321547738" table:style-name="ce5">
            <text:p><text:s/>57,100<text:s/></text:p>
          </table:table-cell>
          <table:table-cell office:value-type="float" office:value="0.99710210181074288" table:style-name="ce6">
            <text:p>0.997</text:p>
          </table:table-cell>
          <table:table-cell office:value-type="float" office:value="56934.336896201588" table:style-name="ce5">
            <text:p><text:s/>56,93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6934.336896201588" table:style-name="ce5">
            <text:p><text:s/>56,934<text:s/></text:p>
          </table:table-cell>
          <table:table-cell office:value-type="float" office:value="1.0009526805945492" table:style-name="ce6">
            <text:p>1.001</text:p>
          </table:table-cell>
          <table:table-cell office:value-type="float" office:value="56988.577134126128" table:style-name="ce5">
            <text:p><text:s/>56,989<text:s/></text:p>
          </table:table-cell>
          <table:table-cell office:value-type="float" office:value="1.0316541125281926" table:style-name="ce6">
            <text:p>1.032</text:p>
          </table:table-cell>
          <table:table-cell office:value-type="float" office:value="58792.499967551339" table:style-name="ce5">
            <text:p><text:s/>58,79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438.334240954" table:style-name="ce5">
            <text:p><text:s/>11,43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1438.334240954" table:style-name="ce5">
            <text:p><text:s/>11,438<text:s/></text:p>
          </table:table-cell>
          <table:table-cell office:value-type="float" office:value="1.0490604911983403" table:style-name="ce6">
            <text:p>1.049</text:p>
          </table:table-cell>
          <table:table-cell office:value-type="float" office:value="11999.504537306" table:style-name="ce5">
            <text:p><text:s/>12,000<text:s/></text:p>
          </table:table-cell>
          <table:table-cell office:value-type="float" office:value="1.0935884346729141" table:style-name="ce6">
            <text:p>1.094</text:p>
          </table:table-cell>
          <table:table-cell office:value-type="float" office:value="13122.519383802999" table:style-name="ce5">
            <text:p><text:s/>13,12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3122.519383802999" table:style-name="ce5">
            <text:p><text:s/>13,123<text:s/></text:p>
          </table:table-cell>
          <table:table-cell office:value-type="float" office:value="0.97511648631946113" table:style-name="ce6">
            <text:p>0.975</text:p>
          </table:table-cell>
          <table:table-cell office:value-type="float" office:value="12795.984993193" table:style-name="ce5">
            <text:p><text:s/>12,796<text:s/></text:p>
          </table:table-cell>
          <table:table-cell office:value-type="float" office:value="0.96907343292919468" table:style-name="ce6">
            <text:p>0.969</text:p>
          </table:table-cell>
          <table:table-cell office:value-type="float" office:value="12400.249105063998" table:style-name="ce5">
            <text:p><text:s/>12,40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400.249105063998" table:style-name="ce5">
            <text:p><text:s/>12,400<text:s/></text:p>
          </table:table-cell>
          <table:table-cell office:value-type="float" office:value="0.99819416353725876" table:style-name="ce6">
            <text:p>0.998</text:p>
          </table:table-cell>
          <table:table-cell office:value-type="float" office:value="12377.856283083" table:style-name="ce5">
            <text:p><text:s/>12,378<text:s/></text:p>
          </table:table-cell>
          <table:table-cell office:value-type="float" office:value="1.0453869330453296" table:style-name="ce6">
            <text:p>1.045</text:p>
          </table:table-cell>
          <table:table-cell office:value-type="float" office:value="12939.649217448001" table:style-name="ce5">
            <text:p><text:s/>12,94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939.649217448001" table:style-name="ce5">
            <text:p><text:s/>12,940<text:s/></text:p>
          </table:table-cell>
          <table:table-cell office:value-type="float" office:value="1.0341203663702621" table:style-name="ce6">
            <text:p>1.034</text:p>
          </table:table-cell>
          <table:table-cell office:value-type="float" office:value="13381.15478945" table:style-name="ce5">
            <text:p><text:s/>13,381<text:s/></text:p>
          </table:table-cell>
          <table:table-cell office:value-type="float" office:value="1.124842372284572" table:style-name="ce6">
            <text:p>1.125</text:p>
          </table:table-cell>
          <table:table-cell office:value-type="float" office:value="15051.689897271999" table:style-name="ce5">
            <text:p><text:s/>15,05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051.689897271999" table:style-name="ce5">
            <text:p><text:s/>15,052<text:s/></text:p>
          </table:table-cell>
          <table:table-cell office:value-type="float" office:value="1.0363107399539275" table:style-name="ce6">
            <text:p>1.036</text:p>
          </table:table-cell>
          <table:table-cell office:value-type="float" office:value="15598.227894999001" table:style-name="ce5">
            <text:p><text:s/>15,598<text:s/></text:p>
          </table:table-cell>
          <table:table-cell office:value-type="float" office:value="1.0491839883734466" table:style-name="ce6">
            <text:p>1.049</text:p>
          </table:table-cell>
          <table:table-cell office:value-type="float" office:value="16365.410954433" table:style-name="ce5">
            <text:p><text:s/>16,36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365.410954433" table:style-name="ce5">
            <text:p><text:s/>16,365<text:s/></text:p>
          </table:table-cell>
          <table:table-cell office:value-type="float" office:value="1.0820980869665273" table:style-name="ce6">
            <text:p>1.082</text:p>
          </table:table-cell>
          <table:table-cell office:value-type="float" office:value="17708.979886213001" table:style-name="ce5">
            <text:p><text:s/>17,709<text:s/></text:p>
          </table:table-cell>
          <table:table-cell office:value-type="float" office:value="1.1159416416769712" table:style-name="ce6">
            <text:p>1.116</text:p>
          </table:table-cell>
          <table:table-cell office:value-type="float" office:value="19762.188086645001" table:style-name="ce5">
            <text:p><text:s/>19,7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762.188086645001" table:style-name="ce5">
            <text:p><text:s/>19,762<text:s/></text:p>
          </table:table-cell>
          <table:table-cell office:value-type="float" office:value="0.89065629886190167" table:style-name="ce6">
            <text:p>0.891</text:p>
          </table:table-cell>
          <table:table-cell office:value-type="float" office:value="17601.317298664002" table:style-name="ce5">
            <text:p><text:s/>17,601<text:s/></text:p>
          </table:table-cell>
          <table:table-cell office:value-type="float" office:value="1.1733744078152961" table:style-name="ce6">
            <text:p>1.173</text:p>
          </table:table-cell>
          <table:table-cell office:value-type="float" office:value="20652.935262089002" table:style-name="ce5">
            <text:p><text:s/>20,65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0652.935262089002" table:style-name="ce5">
            <text:p><text:s/>20,653<text:s/></text:p>
          </table:table-cell>
          <table:table-cell office:value-type="float" office:value="1.0671989537549453" table:style-name="ce6">
            <text:p>1.067</text:p>
          </table:table-cell>
          <table:table-cell office:value-type="float" office:value="22040.790903669997" table:style-name="ce5">
            <text:p><text:s/>22,041<text:s/></text:p>
          </table:table-cell>
          <table:table-cell office:value-type="float" office:value="1.1104687234686998" table:style-name="ce6">
            <text:p>1.110</text:p>
          </table:table-cell>
          <table:table-cell office:value-type="float" office:value="24475.608939038953" table:style-name="ce5">
            <text:p><text:s/>24,47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4475.608939038953" table:style-name="ce5">
            <text:p><text:s/>24,476<text:s/></text:p>
          </table:table-cell>
          <table:table-cell office:value-type="float" office:value="1.0476754859865971" table:style-name="ce6">
            <text:p>1.048</text:p>
          </table:table-cell>
          <table:table-cell office:value-type="float" office:value="25642.495490025532" table:style-name="ce5">
            <text:p><text:s/>25,642<text:s/></text:p>
          </table:table-cell>
          <table:table-cell office:value-type="float" office:value="1.0527187817215307" table:style-name="ce6">
            <text:p>1.053</text:p>
          </table:table-cell>
          <table:table-cell office:value-type="float" office:value="26994.33661255952" table:style-name="ce5">
            <text:p><text:s/>26,99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6994.33661255952" table:style-name="ce5">
            <text:p><text:s/>26,994<text:s/></text:p>
          </table:table-cell>
          <table:table-cell office:value-type="float" office:value="1.076457508422165" table:style-name="ce6">
            <text:p>1.076</text:p>
          </table:table-cell>
          <table:table-cell office:value-type="float" office:value="29058.256331465051" table:style-name="ce5">
            <text:p><text:s/>29,058<text:s/></text:p>
          </table:table-cell>
          <table:table-cell office:value-type="float" office:value="1.0328457218411276" table:style-name="ce6">
            <text:p>1.033</text:p>
          </table:table-cell>
          <table:table-cell office:value-type="float" office:value="30012.69573611653" table:style-name="ce5">
            <text:p><text:s/>30,01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0012.69573611653" table:style-name="ce5">
            <text:p><text:s/>30,013<text:s/></text:p>
          </table:table-cell>
          <table:table-cell office:value-type="float" office:value="0.98445915512149518" table:style-name="ce6">
            <text:p>0.984</text:p>
          </table:table-cell>
          <table:table-cell office:value-type="float" office:value="29546.27308729578" table:style-name="ce5">
            <text:p><text:s/>29,546<text:s/></text:p>
          </table:table-cell>
          <table:table-cell office:value-type="float" office:value="1.0546296527916599" table:style-name="ce6">
            <text:p>1.055</text:p>
          </table:table-cell>
          <table:table-cell office:value-type="float" office:value="31160.375727342311" table:style-name="ce5">
            <text:p><text:s/>31,1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160.375727342311" table:style-name="ce5">
            <text:p><text:s/>31,160<text:s/></text:p>
          </table:table-cell>
          <table:table-cell office:value-type="float" office:value="1.0476034490067647" table:style-name="ce6">
            <text:p>1.048</text:p>
          </table:table-cell>
          <table:table-cell office:value-type="float" office:value="32643.71708431048" table:style-name="ce5">
            <text:p><text:s/>32,644<text:s/></text:p>
          </table:table-cell>
          <table:table-cell office:value-type="float" office:value="0.91450031839505663" table:style-name="ce6">
            <text:p>0.915</text:p>
          </table:table-cell>
          <table:table-cell office:value-type="float" office:value="29852.68966720008" table:style-name="ce5">
            <text:p><text:s/>29,85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9852.68966720008" table:style-name="ce5">
            <text:p><text:s/>29,853<text:s/></text:p>
          </table:table-cell>
          <table:table-cell office:value-type="float" office:value="0.96342056354585759" table:style-name="ce6">
            <text:p>0.963</text:p>
          </table:table-cell>
          <table:table-cell office:value-type="float" office:value="28760.6951025335" table:style-name="ce5">
            <text:p><text:s/>28,761<text:s/></text:p>
          </table:table-cell>
          <table:table-cell office:value-type="float" office:value="0.99745540188645254" table:style-name="ce6">
            <text:p>0.997</text:p>
          </table:table-cell>
          <table:table-cell office:value-type="float" office:value="28687.510692031279" table:style-name="ce5">
            <text:p><text:s/>28,68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687.510692031279" table:style-name="ce5">
            <text:p><text:s/>28,688<text:s/></text:p>
          </table:table-cell>
          <table:table-cell office:value-type="float" office:value="0.98417004761719551" table:style-name="ce6">
            <text:p>0.984</text:p>
          </table:table-cell>
          <table:table-cell office:value-type="float" office:value="28233.388763795232" table:style-name="ce5">
            <text:p><text:s/>28,233<text:s/></text:p>
          </table:table-cell>
          <table:table-cell office:value-type="float" office:value="1.0187450795400519" table:style-name="ce6">
            <text:p>1.019</text:p>
          </table:table-cell>
          <table:table-cell office:value-type="float" office:value="28762.625881857781" table:style-name="ce5">
            <text:p><text:s/>28,7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8762.625881857781" table:style-name="ce5">
            <text:p><text:s/>28,763<text:s/></text:p>
          </table:table-cell>
          <table:table-cell office:value-type="float" office:value="1.051475838445642" table:style-name="ce6">
            <text:p>1.051</text:p>
          </table:table-cell>
          <table:table-cell office:value-type="float" office:value="30243.206165024731" table:style-name="ce5">
            <text:p><text:s/>30,243<text:s/></text:p>
          </table:table-cell>
          <table:table-cell office:value-type="float" office:value="0.99670776022965979" table:style-name="ce6">
            <text:p>0.997</text:p>
          </table:table-cell>
          <table:table-cell office:value-type="float" office:value="30143.638278905641" table:style-name="ce5">
            <text:p><text:s/>30,1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0143.638278905641" table:style-name="ce5">
            <text:p><text:s/>30,144<text:s/></text:p>
          </table:table-cell>
          <table:table-cell office:value-type="float" office:value="1.0146255493913499" table:style-name="ce6">
            <text:p>1.015</text:p>
          </table:table-cell>
          <table:table-cell office:value-type="float" office:value="30584.505549388759" table:style-name="ce5">
            <text:p><text:s/>30,585<text:s/></text:p>
          </table:table-cell>
          <table:table-cell office:value-type="float" office:value="1.0113160170973814" table:style-name="ce6">
            <text:p>1.011</text:p>
          </table:table-cell>
          <table:table-cell office:value-type="float" office:value="30930.600337100601" table:style-name="ce5">
            <text:p><text:s/>30,93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821.8371442359985" table:style-name="ce5">
            <text:p><text:s/>9,82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821.8371442359985" table:style-name="ce5">
            <text:p><text:s/>9,822<text:s/></text:p>
          </table:table-cell>
          <table:table-cell office:value-type="float" office:value="1.01672232178319" table:style-name="ce6">
            <text:p>1.017</text:p>
          </table:table-cell>
          <table:table-cell office:value-type="float" office:value="9986.0810654640009" table:style-name="ce5">
            <text:p><text:s/>9,986<text:s/></text:p>
          </table:table-cell>
          <table:table-cell office:value-type="float" office:value="1.0890203236137752" table:style-name="ce6">
            <text:p>1.089</text:p>
          </table:table-cell>
          <table:table-cell office:value-type="float" office:value="10875.045233545001" table:style-name="ce5">
            <text:p><text:s/>10,87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875.045233545001" table:style-name="ce5">
            <text:p><text:s/>10,875<text:s/></text:p>
          </table:table-cell>
          <table:table-cell office:value-type="float" office:value="1.0157339057403831" table:style-name="ce6">
            <text:p>1.016</text:p>
          </table:table-cell>
          <table:table-cell office:value-type="float" office:value="11046.152170172001" table:style-name="ce5">
            <text:p><text:s/>11,046<text:s/></text:p>
          </table:table-cell>
          <table:table-cell office:value-type="float" office:value="1.2526649163897534" table:style-name="ce6">
            <text:p>1.253</text:p>
          </table:table-cell>
          <table:table-cell office:value-type="float" office:value="13837.127284677003" table:style-name="ce5">
            <text:p><text:s/>13,8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837.127284677003" table:style-name="ce5">
            <text:p><text:s/>13,837<text:s/></text:p>
          </table:table-cell>
          <table:table-cell office:value-type="float" office:value="1.0177969185183187" table:style-name="ce6">
            <text:p>1.018</text:p>
          </table:table-cell>
          <table:table-cell office:value-type="float" office:value="14083.385511490002" table:style-name="ce5">
            <text:p><text:s/>14,083<text:s/></text:p>
          </table:table-cell>
          <table:table-cell office:value-type="float" office:value="1.1047633056139283" table:style-name="ce6">
            <text:p>1.105</text:p>
          </table:table-cell>
          <table:table-cell office:value-type="float" office:value="15558.807531908998" table:style-name="ce5">
            <text:p><text:s/>15,55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558.807531908998" table:style-name="ce5">
            <text:p><text:s/>15,559<text:s/></text:p>
          </table:table-cell>
          <table:table-cell office:value-type="float" office:value="1.0105391968949231" table:style-name="ce6">
            <text:p>1.011</text:p>
          </table:table-cell>
          <table:table-cell office:value-type="float" office:value="15722.784867938" table:style-name="ce5">
            <text:p><text:s/>15,723<text:s/></text:p>
          </table:table-cell>
          <table:table-cell office:value-type="float" office:value="0.99120783734369522" table:style-name="ce6">
            <text:p>0.991</text:p>
          </table:table-cell>
          <table:table-cell office:value-type="float" office:value="15584.547585969001" table:style-name="ce5">
            <text:p><text:s/>15,5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584.547585969001" table:style-name="ce5">
            <text:p><text:s/>15,585<text:s/></text:p>
          </table:table-cell>
          <table:table-cell office:value-type="float" office:value="1.0482562829869428" table:style-name="ce6">
            <text:p>1.048</text:p>
          </table:table-cell>
          <table:table-cell office:value-type="float" office:value="16336.599924500999" table:style-name="ce5">
            <text:p><text:s/>16,337<text:s/></text:p>
          </table:table-cell>
          <table:table-cell office:value-type="float" office:value="1.1435734957206305" table:style-name="ce6">
            <text:p>1.144</text:p>
          </table:table-cell>
          <table:table-cell office:value-type="float" office:value="18682.102683850997" table:style-name="ce5">
            <text:p><text:s/>18,6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682.102683850997" table:style-name="ce5">
            <text:p><text:s/>18,682<text:s/></text:p>
          </table:table-cell>
          <table:table-cell office:value-type="float" office:value="1.0927865554021607" table:style-name="ce6">
            <text:p>1.093</text:p>
          </table:table-cell>
          <table:table-cell office:value-type="float" office:value="20415.550639554996" table:style-name="ce5">
            <text:p><text:s/>20,416<text:s/></text:p>
          </table:table-cell>
          <table:table-cell office:value-type="float" office:value="1.0073384592410519" table:style-name="ce6">
            <text:p>1.007</text:p>
          </table:table-cell>
          <table:table-cell office:value-type="float" office:value="20565.369325807002" table:style-name="ce5">
            <text:p><text:s/>20,5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0565.369325807002" table:style-name="ce5">
            <text:p><text:s/>20,565<text:s/></text:p>
          </table:table-cell>
          <table:table-cell office:value-type="float" office:value="0.90651633634833517" table:style-name="ce6">
            <text:p>0.907</text:p>
          </table:table-cell>
          <table:table-cell office:value-type="float" office:value="18642.843256880995" table:style-name="ce5">
            <text:p><text:s/>18,643<text:s/></text:p>
          </table:table-cell>
          <table:table-cell office:value-type="float" office:value="1.2417394325309041" table:style-name="ce6">
            <text:p>1.242</text:p>
          </table:table-cell>
          <table:table-cell office:value-type="float" office:value="23149.553606562" table:style-name="ce5">
            <text:p><text:s/>23,1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149.553606562" table:style-name="ce5">
            <text:p><text:s/>23,150<text:s/></text:p>
          </table:table-cell>
          <table:table-cell office:value-type="float" office:value="1.0793410755328072" table:style-name="ce6">
            <text:p>1.079</text:p>
          </table:table-cell>
          <table:table-cell office:value-type="float" office:value="24986.264087811003" table:style-name="ce5">
            <text:p><text:s/>24,986<text:s/></text:p>
          </table:table-cell>
          <table:table-cell office:value-type="float" office:value="0.9222042157260717" table:style-name="ce6">
            <text:p>0.922</text:p>
          </table:table-cell>
          <table:table-cell office:value-type="float" office:value="23042.438077024257" table:style-name="ce5">
            <text:p><text:s/>23,04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3042.438077024257" table:style-name="ce5">
            <text:p><text:s/>23,042<text:s/></text:p>
          </table:table-cell>
          <table:table-cell office:value-type="float" office:value="1.0400284873845633" table:style-name="ce6">
            <text:p>1.040</text:p>
          </table:table-cell>
          <table:table-cell office:value-type="float" office:value="23964.792018900007" table:style-name="ce5">
            <text:p><text:s/>23,965<text:s/></text:p>
          </table:table-cell>
          <table:table-cell office:value-type="float" office:value="1.0592438428254058" table:style-name="ce6">
            <text:p>1.059</text:p>
          </table:table-cell>
          <table:table-cell office:value-type="float" office:value="25384.558390611255" table:style-name="ce5">
            <text:p><text:s/>25,38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5384.558390611255" table:style-name="ce5">
            <text:p><text:s/>25,385<text:s/></text:p>
          </table:table-cell>
          <table:table-cell office:value-type="float" office:value="1.0521230015015559" table:style-name="ce6">
            <text:p>1.052</text:p>
          </table:table-cell>
          <table:table-cell office:value-type="float" office:value="26707.677765721419" table:style-name="ce5">
            <text:p><text:s/>26,708<text:s/></text:p>
          </table:table-cell>
          <table:table-cell office:value-type="float" office:value="0.97834252562028468" table:style-name="ce6">
            <text:p>0.978</text:p>
          </table:table-cell>
          <table:table-cell office:value-type="float" office:value="26129.256918768617" table:style-name="ce5">
            <text:p><text:s/>26,12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129.256918768617" table:style-name="ce5">
            <text:p><text:s/>26,129<text:s/></text:p>
          </table:table-cell>
          <table:table-cell office:value-type="float" office:value="0.99320996875243128" table:style-name="ce6">
            <text:p>0.993</text:p>
          </table:table-cell>
          <table:table-cell office:value-type="float" office:value="25951.838447814425" table:style-name="ce5">
            <text:p><text:s/>25,952<text:s/></text:p>
          </table:table-cell>
          <table:table-cell office:value-type="float" office:value="0.97629197482595642" table:style-name="ce6">
            <text:p>0.976</text:p>
          </table:table-cell>
          <table:table-cell office:value-type="float" office:value="25336.571608580929" table:style-name="ce5">
            <text:p><text:s/>25,33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5336.571608580929" table:style-name="ce5">
            <text:p><text:s/>25,337<text:s/></text:p>
          </table:table-cell>
          <table:table-cell office:value-type="float" office:value="1.0476007753753434" table:style-name="ce6">
            <text:p>1.048</text:p>
          </table:table-cell>
          <table:table-cell office:value-type="float" office:value="26542.612062502289" table:style-name="ce5">
            <text:p><text:s/>26,543<text:s/></text:p>
          </table:table-cell>
          <table:table-cell office:value-type="float" office:value="0.99301081871773333" table:style-name="ce6">
            <text:p>0.993</text:p>
          </table:table-cell>
          <table:table-cell office:value-type="float" office:value="26357.100935092581" table:style-name="ce5">
            <text:p><text:s/>26,35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357.100935092581" table:style-name="ce5">
            <text:p><text:s/>26,357<text:s/></text:p>
          </table:table-cell>
          <table:table-cell office:value-type="float" office:value="0.97562418880003021" table:style-name="ce6">
            <text:p>0.976</text:p>
          </table:table-cell>
          <table:table-cell office:value-type="float" office:value="25714.625218920221" table:style-name="ce5">
            <text:p><text:s/>25,715<text:s/></text:p>
          </table:table-cell>
          <table:table-cell office:value-type="float" office:value="1.0022634057702877" table:style-name="ce6">
            <text:p>1.002</text:p>
          </table:table-cell>
          <table:table-cell office:value-type="float" office:value="25772.827850021506" table:style-name="ce5">
            <text:p><text:s/>25,7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772.827850021506" table:style-name="ce5">
            <text:p><text:s/>25,773<text:s/></text:p>
          </table:table-cell>
          <table:table-cell office:value-type="float" office:value="0.97178622645481127" table:style-name="ce6">
            <text:p>0.972</text:p>
          </table:table-cell>
          <table:table-cell office:value-type="float" office:value="25045.679121441866" table:style-name="ce5">
            <text:p><text:s/>25,046<text:s/></text:p>
          </table:table-cell>
          <table:table-cell office:value-type="float" office:value="1.0345513206473771" table:style-name="ce6">
            <text:p>1.035</text:p>
          </table:table-cell>
          <table:table-cell office:value-type="float" office:value="25911.040411598122" table:style-name="ce5">
            <text:p><text:s/>25,91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911.040411598122" table:style-name="ce5">
            <text:p><text:s/>25,911<text:s/></text:p>
          </table:table-cell>
          <table:table-cell office:value-type="float" office:value="1.0364925425573277" table:style-name="ce6">
            <text:p>1.036</text:p>
          </table:table-cell>
          <table:table-cell office:value-type="float" office:value="26856.600156523007" table:style-name="ce5">
            <text:p><text:s/>26,857<text:s/></text:p>
          </table:table-cell>
          <table:table-cell office:value-type="float" office:value="0.99754616969970233" table:style-name="ce6">
            <text:p>0.998</text:p>
          </table:table-cell>
          <table:table-cell office:value-type="float" office:value="26790.698617295951" table:style-name="ce5">
            <text:p><text:s/>26,79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790.698617295951" table:style-name="ce5">
            <text:p><text:s/>26,791<text:s/></text:p>
          </table:table-cell>
          <table:table-cell office:value-type="float" office:value="0.98556860953566261" table:style-name="ce6">
            <text:p>0.986</text:p>
          </table:table-cell>
          <table:table-cell office:value-type="float" office:value="26404.071584737369" table:style-name="ce5">
            <text:p><text:s/>26,404<text:s/></text:p>
          </table:table-cell>
          <table:table-cell office:value-type="float" office:value="1.0552122441054148" table:style-name="ce6">
            <text:p>1.055</text:p>
          </table:table-cell>
          <table:table-cell office:value-type="float" office:value="27861.899630450738" table:style-name="ce5">
            <text:p><text:s/>27,86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129.532534944999" table:style-name="ce5">
            <text:p><text:s/>13,13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129.532534944999" table:style-name="ce5">
            <text:p><text:s/>13,130<text:s/></text:p>
          </table:table-cell>
          <table:table-cell office:value-type="float" office:value="0.95107735285065198" table:style-name="ce6">
            <text:p>0.951</text:p>
          </table:table-cell>
          <table:table-cell office:value-type="float" office:value="12487.201047502002" table:style-name="ce5">
            <text:p><text:s/>12,487<text:s/></text:p>
          </table:table-cell>
          <table:table-cell office:value-type="float" office:value="1.0930261786851247" table:style-name="ce6">
            <text:p>1.093</text:p>
          </table:table-cell>
          <table:table-cell office:value-type="float" office:value="13648.837643424" table:style-name="ce5">
            <text:p><text:s/>13,64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648.837643424" table:style-name="ce5">
            <text:p><text:s/>13,649<text:s/></text:p>
          </table:table-cell>
          <table:table-cell office:value-type="float" office:value="0.99360736343229661" table:style-name="ce6">
            <text:p>0.994</text:p>
          </table:table-cell>
          <table:table-cell office:value-type="float" office:value="13561.585584798" table:style-name="ce5">
            <text:p><text:s/>13,562<text:s/></text:p>
          </table:table-cell>
          <table:table-cell office:value-type="float" office:value="0.9411679031549699" table:style-name="ce6">
            <text:p>0.941</text:p>
          </table:table-cell>
          <table:table-cell office:value-type="float" office:value="12763.729068301001" table:style-name="ce5">
            <text:p><text:s/>12,76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763.729068301001" table:style-name="ce5">
            <text:p><text:s/>12,764<text:s/></text:p>
          </table:table-cell>
          <table:table-cell office:value-type="float" office:value="1.0663311085594593" table:style-name="ce6">
            <text:p>1.066</text:p>
          </table:table-cell>
          <table:table-cell office:value-type="float" office:value="13610.361366753999" table:style-name="ce5">
            <text:p><text:s/>13,610<text:s/></text:p>
          </table:table-cell>
          <table:table-cell office:value-type="float" office:value="1.0907809913175492" table:style-name="ce6">
            <text:p>1.091</text:p>
          </table:table-cell>
          <table:table-cell office:value-type="float" office:value="14845.923463818001" table:style-name="ce5">
            <text:p><text:s/>14,8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845.923463818001" table:style-name="ce5">
            <text:p><text:s/>14,846<text:s/></text:p>
          </table:table-cell>
          <table:table-cell office:value-type="float" office:value="1.0850701197678949" table:style-name="ce6">
            <text:p>1.085</text:p>
          </table:table-cell>
          <table:table-cell office:value-type="float" office:value="16108.867950950002" table:style-name="ce5">
            <text:p><text:s/>16,109<text:s/></text:p>
          </table:table-cell>
          <table:table-cell office:value-type="float" office:value="1.048388683609889" table:style-name="ce6">
            <text:p>1.048</text:p>
          </table:table-cell>
          <table:table-cell office:value-type="float" office:value="16888.354865541998" table:style-name="ce5">
            <text:p><text:s/>16,8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888.354865541998" table:style-name="ce5">
            <text:p><text:s/>16,888<text:s/></text:p>
          </table:table-cell>
          <table:table-cell office:value-type="float" office:value="1.1156964533002955" table:style-name="ce6">
            <text:p>1.116</text:p>
          </table:table-cell>
          <table:table-cell office:value-type="float" office:value="18842.277625562001" table:style-name="ce5">
            <text:p><text:s/>18,842<text:s/></text:p>
          </table:table-cell>
          <table:table-cell office:value-type="float" office:value="1.0038405259112002" table:style-name="ce6">
            <text:p>1.004</text:p>
          </table:table-cell>
          <table:table-cell office:value-type="float" office:value="18914.641881009" table:style-name="ce5">
            <text:p><text:s/>18,91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914.641881009" table:style-name="ce5">
            <text:p><text:s/>18,915<text:s/></text:p>
          </table:table-cell>
          <table:table-cell office:value-type="float" office:value="1.1326383000884059" table:style-name="ce6">
            <text:p>1.133</text:p>
          </table:table-cell>
          <table:table-cell office:value-type="float" office:value="21423.447826887001" table:style-name="ce5">
            <text:p><text:s/>21,423<text:s/></text:p>
          </table:table-cell>
          <table:table-cell office:value-type="float" office:value="0.90564626655051705" table:style-name="ce6">
            <text:p>0.906</text:p>
          </table:table-cell>
          <table:table-cell office:value-type="float" office:value="19402.065541060001" table:style-name="ce5">
            <text:p><text:s/>19,40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402.065541060001" table:style-name="ce5">
            <text:p><text:s/>19,402<text:s/></text:p>
          </table:table-cell>
          <table:table-cell office:value-type="float" office:value="1.1315327396915686" table:style-name="ce6">
            <text:p>1.132</text:p>
          </table:table-cell>
          <table:table-cell office:value-type="float" office:value="21954.072377351004" table:style-name="ce5">
            <text:p><text:s/>21,954<text:s/></text:p>
          </table:table-cell>
          <table:table-cell office:value-type="float" office:value="1.0740463048537214" table:style-name="ce6">
            <text:p>1.074</text:p>
          </table:table-cell>
          <table:table-cell office:value-type="float" office:value="23579.690313384999" table:style-name="ce5">
            <text:p><text:s/>23,58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579.690313384999" table:style-name="ce5">
            <text:p><text:s/>23,580<text:s/></text:p>
          </table:table-cell>
          <table:table-cell office:value-type="float" office:value="1.0644565483174413" table:style-name="ce6">
            <text:p>1.064</text:p>
          </table:table-cell>
          <table:table-cell office:value-type="float" office:value="25099.555761380001" table:style-name="ce5">
            <text:p><text:s/>25,100<text:s/></text:p>
          </table:table-cell>
          <table:table-cell office:value-type="float" office:value="1.0780548219822208" table:style-name="ce6">
            <text:p>1.078</text:p>
          </table:table-cell>
          <table:table-cell office:value-type="float" office:value="27058.69711816734" table:style-name="ce5">
            <text:p><text:s/>27,0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058.69711816734" table:style-name="ce5">
            <text:p><text:s/>27,059<text:s/></text:p>
          </table:table-cell>
          <table:table-cell office:value-type="float" office:value="1.0952220274950921" table:style-name="ce6">
            <text:p>1.095</text:p>
          </table:table-cell>
          <table:table-cell office:value-type="float" office:value="29635.281119134837" table:style-name="ce5">
            <text:p><text:s/>29,635<text:s/></text:p>
          </table:table-cell>
          <table:table-cell office:value-type="float" office:value="1.0027730113855338" table:style-name="ce6">
            <text:p>1.003</text:p>
          </table:table-cell>
          <table:table-cell office:value-type="float" office:value="29717.460091091689" table:style-name="ce5">
            <text:p><text:s/>29,71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9717.460091091689" table:style-name="ce5">
            <text:p><text:s/>29,717<text:s/></text:p>
          </table:table-cell>
          <table:table-cell office:value-type="float" office:value="1.0235486503217253" table:style-name="ce6">
            <text:p>1.024</text:p>
          </table:table-cell>
          <table:table-cell office:value-type="float" office:value="30417.266167226629" table:style-name="ce5">
            <text:p><text:s/>30,417<text:s/></text:p>
          </table:table-cell>
          <table:table-cell office:value-type="float" office:value="1.0530733353308974" table:style-name="ce6">
            <text:p>1.053</text:p>
          </table:table-cell>
          <table:table-cell office:value-type="float" office:value="32031.611934369012" table:style-name="ce5">
            <text:p><text:s/>32,03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2031.611934369012" table:style-name="ce5">
            <text:p><text:s/>32,032<text:s/></text:p>
          </table:table-cell>
          <table:table-cell office:value-type="float" office:value="1.0914890175474501" table:style-name="ce6">
            <text:p>1.091</text:p>
          </table:table-cell>
          <table:table-cell office:value-type="float" office:value="34962.152640705615" table:style-name="ce5">
            <text:p><text:s/>34,962<text:s/></text:p>
          </table:table-cell>
          <table:table-cell office:value-type="float" office:value="1.03381981370455" table:style-name="ce6">
            <text:p>1.034</text:p>
          </table:table-cell>
          <table:table-cell office:value-type="float" office:value="36144.56612972432" table:style-name="ce5">
            <text:p><text:s/>36,1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6144.56612972432" table:style-name="ce5">
            <text:p><text:s/>36,145<text:s/></text:p>
          </table:table-cell>
          <table:table-cell office:value-type="float" office:value="1.003272059403898" table:style-name="ce6">
            <text:p>1.003</text:p>
          </table:table-cell>
          <table:table-cell office:value-type="float" office:value="36262.833297228899" table:style-name="ce5">
            <text:p><text:s/>36,263<text:s/></text:p>
          </table:table-cell>
          <table:table-cell office:value-type="float" office:value="1.1162854233136192" table:style-name="ce6">
            <text:p>1.116</text:p>
          </table:table-cell>
          <table:table-cell office:value-type="float" office:value="40479.672217748368" table:style-name="ce5">
            <text:p><text:s/>40,48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40479.672217748368" table:style-name="ce5">
            <text:p><text:s/>40,480<text:s/></text:p>
          </table:table-cell>
          <table:table-cell office:value-type="float" office:value="0.99883390727924048" table:style-name="ce6">
            <text:p>0.999</text:p>
          </table:table-cell>
          <table:table-cell office:value-type="float" office:value="40432.469166636518" table:style-name="ce5">
            <text:p><text:s/>40,432<text:s/></text:p>
          </table:table-cell>
          <table:table-cell office:value-type="float" office:value="1.1256657330159541" table:style-name="ce6">
            <text:p>1.126</text:p>
          </table:table-cell>
          <table:table-cell office:value-type="float" office:value="45513.445042106854" table:style-name="ce5">
            <text:p><text:s/>45,51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5513.445042106854" table:style-name="ce5">
            <text:p><text:s/>45,513<text:s/></text:p>
          </table:table-cell>
          <table:table-cell office:value-type="float" office:value="0.91193793050666894" table:style-name="ce6">
            <text:p>0.912</text:p>
          </table:table-cell>
          <table:table-cell office:value-type="float" office:value="41505.436881927941" table:style-name="ce5">
            <text:p><text:s/>41,505<text:s/></text:p>
          </table:table-cell>
          <table:table-cell office:value-type="float" office:value="1.163027420890457" table:style-name="ce6">
            <text:p>1.163</text:p>
          </table:table-cell>
          <table:table-cell office:value-type="float" office:value="48271.961209720299" table:style-name="ce5">
            <text:p><text:s/>48,2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271.961209720299" table:style-name="ce5">
            <text:p><text:s/>48,272<text:s/></text:p>
          </table:table-cell>
          <table:table-cell office:value-type="float" office:value="0.98799791105303125" table:style-name="ce6">
            <text:p>0.988</text:p>
          </table:table-cell>
          <table:table-cell office:value-type="float" office:value="47692.596837636615" table:style-name="ce5">
            <text:p><text:s/>47,693<text:s/></text:p>
          </table:table-cell>
          <table:table-cell office:value-type="float" office:value="1.0306455558068028" table:style-name="ce6">
            <text:p>1.031</text:p>
          </table:table-cell>
          <table:table-cell office:value-type="float" office:value="49154.162975595747" table:style-name="ce5">
            <text:p><text:s/>49,1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9154.162975595747" table:style-name="ce5">
            <text:p><text:s/>49,154<text:s/></text:p>
          </table:table-cell>
          <table:table-cell office:value-type="float" office:value="1.0390055479211124" table:style-name="ce6">
            <text:p>1.039</text:p>
          </table:table-cell>
          <table:table-cell office:value-type="float" office:value="51071.448035062524" table:style-name="ce5">
            <text:p><text:s/>51,071<text:s/></text:p>
          </table:table-cell>
          <table:table-cell office:value-type="float" office:value="0.99361421815632056" table:style-name="ce6">
            <text:p>0.994</text:p>
          </table:table-cell>
          <table:table-cell office:value-type="float" office:value="50745.316909469802" table:style-name="ce5">
            <text:p><text:s/>50,74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81.2295638373007" table:style-name="ce5">
            <text:p><text:s/>4,38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381.2295638373007" table:style-name="ce5">
            <text:p><text:s/>4,381<text:s/></text:p>
          </table:table-cell>
          <table:table-cell office:value-type="float" office:value="0.9518983776338531" table:style-name="ce6">
            <text:p>0.952</text:p>
          </table:table-cell>
          <table:table-cell office:value-type="float" office:value="4170.4853138582002" table:style-name="ce5">
            <text:p><text:s/>4,170<text:s/></text:p>
          </table:table-cell>
          <table:table-cell office:value-type="float" office:value="1.1001156945426416" table:style-name="ce6">
            <text:p>1.100</text:p>
          </table:table-cell>
          <table:table-cell office:value-type="float" office:value="4588.0163476349999" table:style-name="ce5">
            <text:p><text:s/>4,58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588.0163476349999" table:style-name="ce5">
            <text:p><text:s/>4,588<text:s/></text:p>
          </table:table-cell>
          <table:table-cell office:value-type="float" office:value="0.98805500168547788" table:style-name="ce6">
            <text:p>0.988</text:p>
          </table:table-cell>
          <table:table-cell office:value-type="float" office:value="4533.2125000955002" table:style-name="ce5">
            <text:p><text:s/>4,533<text:s/></text:p>
          </table:table-cell>
          <table:table-cell office:value-type="float" office:value="0.99663340818706858" table:style-name="ce6">
            <text:p>0.997</text:p>
          </table:table-cell>
          <table:table-cell office:value-type="float" office:value="4517.9510240064001" table:style-name="ce5">
            <text:p><text:s/>4,5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517.9510240064001" table:style-name="ce5">
            <text:p><text:s/>4,518<text:s/></text:p>
          </table:table-cell>
          <table:table-cell office:value-type="float" office:value="1.0746038175030297" table:style-name="ce6">
            <text:p>1.075</text:p>
          </table:table-cell>
          <table:table-cell office:value-type="float" office:value="4855.0074176890002" table:style-name="ce5">
            <text:p><text:s/>4,855<text:s/></text:p>
          </table:table-cell>
          <table:table-cell office:value-type="float" office:value="1.0717500233805644" table:style-name="ce6">
            <text:p>1.072</text:p>
          </table:table-cell>
          <table:table-cell office:value-type="float" office:value="5203.3543134209995" table:style-name="ce5">
            <text:p><text:s/>5,20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203.3543134209995" table:style-name="ce5">
            <text:p><text:s/>5,203<text:s/></text:p>
          </table:table-cell>
          <table:table-cell office:value-type="float" office:value="1.0991881474771181" table:style-name="ce6">
            <text:p>1.099</text:p>
          </table:table-cell>
          <table:table-cell office:value-type="float" office:value="5719.4653884363006" table:style-name="ce5">
            <text:p><text:s/>5,719<text:s/></text:p>
          </table:table-cell>
          <table:table-cell office:value-type="float" office:value="1.0588579533978149" table:style-name="ce6">
            <text:p>1.059</text:p>
          </table:table-cell>
          <table:table-cell office:value-type="float" office:value="6056.1014157292993" table:style-name="ce5">
            <text:p><text:s/>6,05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056.1014157292993" table:style-name="ce5">
            <text:p><text:s/>6,056<text:s/></text:p>
          </table:table-cell>
          <table:table-cell office:value-type="float" office:value="1.1150488907058362" table:style-name="ce6">
            <text:p>1.115</text:p>
          </table:table-cell>
          <table:table-cell office:value-type="float" office:value="6752.849165611" table:style-name="ce5">
            <text:p><text:s/>6,753<text:s/></text:p>
          </table:table-cell>
          <table:table-cell office:value-type="float" office:value="1.0326489039692108" table:style-name="ce6">
            <text:p>1.033</text:p>
          </table:table-cell>
          <table:table-cell office:value-type="float" office:value="6973.3222895375993" table:style-name="ce5">
            <text:p><text:s/>6,9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973.3222895375993" table:style-name="ce5">
            <text:p><text:s/>6,973<text:s/></text:p>
          </table:table-cell>
          <table:table-cell office:value-type="float" office:value="1.1304428122076968" table:style-name="ce6">
            <text:p>1.130</text:p>
          </table:table-cell>
          <table:table-cell office:value-type="float" office:value="7882.9420594154999" table:style-name="ce5">
            <text:p><text:s/>7,883<text:s/></text:p>
          </table:table-cell>
          <table:table-cell office:value-type="float" office:value="0.97786145589924078" table:style-name="ce6">
            <text:p>0.978</text:p>
          </table:table-cell>
          <table:table-cell office:value-type="float" office:value="7708.4251989894001" table:style-name="ce5">
            <text:p><text:s/>7,70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708.4251989894001" table:style-name="ce5">
            <text:p><text:s/>7,708<text:s/></text:p>
          </table:table-cell>
          <table:table-cell office:value-type="float" office:value="1.1377645911996948" table:style-name="ce6">
            <text:p>1.138</text:p>
          </table:table-cell>
          <table:table-cell office:value-type="float" office:value="8770.3732453215998" table:style-name="ce5">
            <text:p><text:s/>8,770<text:s/></text:p>
          </table:table-cell>
          <table:table-cell office:value-type="float" office:value="1.1002033041828285" table:style-name="ce6">
            <text:p>1.100</text:p>
          </table:table-cell>
          <table:table-cell office:value-type="float" office:value="9649.1936234195" table:style-name="ce5">
            <text:p><text:s/>9,6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649.1936234195" table:style-name="ce5">
            <text:p><text:s/>9,649<text:s/></text:p>
          </table:table-cell>
          <table:table-cell office:value-type="float" office:value="1.0695458315878097" table:style-name="ce6">
            <text:p>1.070</text:p>
          </table:table-cell>
          <table:table-cell office:value-type="float" office:value="10320.254818112" table:style-name="ce5">
            <text:p><text:s/>10,320<text:s/></text:p>
          </table:table-cell>
          <table:table-cell office:value-type="float" office:value="1.0496547245173951" table:style-name="ce6">
            <text:p>1.050</text:p>
          </table:table-cell>
          <table:table-cell office:value-type="float" office:value="10832.70422805467" table:style-name="ce5">
            <text:p><text:s/>10,83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832.70422805467" table:style-name="ce5">
            <text:p><text:s/>10,833<text:s/></text:p>
          </table:table-cell>
          <table:table-cell office:value-type="float" office:value="1.1107178903951596" table:style-name="ce6">
            <text:p>1.111</text:p>
          </table:table-cell>
          <table:table-cell office:value-type="float" office:value="12032.078387459611" table:style-name="ce5">
            <text:p><text:s/>12,032<text:s/></text:p>
          </table:table-cell>
          <table:table-cell office:value-type="float" office:value="1.0290628721912582" table:style-name="ce6">
            <text:p>1.029</text:p>
          </table:table-cell>
          <table:table-cell office:value-type="float" office:value="12381.765143829551" table:style-name="ce5">
            <text:p><text:s/>12,38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381.765143829551" table:style-name="ce5">
            <text:p><text:s/>12,382<text:s/></text:p>
          </table:table-cell>
          <table:table-cell office:value-type="float" office:value="1.0325179262382143" table:style-name="ce6">
            <text:p>1.033</text:p>
          </table:table-cell>
          <table:table-cell office:value-type="float" office:value="12784.39446947549" table:style-name="ce5">
            <text:p><text:s/>12,784<text:s/></text:p>
          </table:table-cell>
          <table:table-cell office:value-type="float" office:value="1.01230339896266" table:style-name="ce6">
            <text:p>1.012</text:p>
          </table:table-cell>
          <table:table-cell office:value-type="float" office:value="12941.685975129471" table:style-name="ce5">
            <text:p><text:s/>12,94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941.685975129471" table:style-name="ce5">
            <text:p><text:s/>12,942<text:s/></text:p>
          </table:table-cell>
          <table:table-cell office:value-type="float" office:value="1.1148245998298358" table:style-name="ce6">
            <text:p>1.115</text:p>
          </table:table-cell>
          <table:table-cell office:value-type="float" office:value="14427.70988834711" table:style-name="ce5">
            <text:p><text:s/>14,428<text:s/></text:p>
          </table:table-cell>
          <table:table-cell office:value-type="float" office:value="1.0392073429039399" table:style-name="ce6">
            <text:p>1.039</text:p>
          </table:table-cell>
          <table:table-cell office:value-type="float" office:value="14993.382057258101" table:style-name="ce5">
            <text:p><text:s/>14,99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993.382057258101" table:style-name="ce5">
            <text:p><text:s/>14,993<text:s/></text:p>
          </table:table-cell>
          <table:table-cell office:value-type="float" office:value="1.0104196097295668" table:style-name="ce6">
            <text:p>1.010</text:p>
          </table:table-cell>
          <table:table-cell office:value-type="float" office:value="15149.60724682102" table:style-name="ce5">
            <text:p><text:s/>15,150<text:s/></text:p>
          </table:table-cell>
          <table:table-cell office:value-type="float" office:value="1.0523960599642164" table:style-name="ce6">
            <text:p>1.052</text:p>
          </table:table-cell>
          <table:table-cell office:value-type="float" office:value="15943.386976559779" table:style-name="ce5">
            <text:p><text:s/>15,94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943.386976559779" table:style-name="ce5">
            <text:p><text:s/>15,943<text:s/></text:p>
          </table:table-cell>
          <table:table-cell office:value-type="float" office:value="1.0171980670194298" table:style-name="ce6">
            <text:p>1.017</text:p>
          </table:table-cell>
          <table:table-cell office:value-type="float" office:value="16217.582414299361" table:style-name="ce5">
            <text:p><text:s/>16,218<text:s/></text:p>
          </table:table-cell>
          <table:table-cell office:value-type="float" office:value="1.0962765859363846" table:style-name="ce6">
            <text:p>1.096</text:p>
          </table:table-cell>
          <table:table-cell office:value-type="float" office:value="17778.95588129005" table:style-name="ce5">
            <text:p><text:s/>17,7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778.95588129005" table:style-name="ce5">
            <text:p><text:s/>17,779<text:s/></text:p>
          </table:table-cell>
          <table:table-cell office:value-type="float" office:value="0.91122308843485167" table:style-name="ce6">
            <text:p>0.911</text:p>
          </table:table-cell>
          <table:table-cell office:value-type="float" office:value="16200.595087296089" table:style-name="ce5">
            <text:p><text:s/>16,201<text:s/></text:p>
          </table:table-cell>
          <table:table-cell office:value-type="float" office:value="1.0888716859032301" table:style-name="ce6">
            <text:p>1.089</text:p>
          </table:table-cell>
          <table:table-cell office:value-type="float" office:value="17640.369285339679" table:style-name="ce5">
            <text:p><text:s/>17,64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640.369285339679" table:style-name="ce5">
            <text:p><text:s/>17,640<text:s/></text:p>
          </table:table-cell>
          <table:table-cell office:value-type="float" office:value="0.97050244406423203" table:style-name="ce6">
            <text:p>0.971</text:p>
          </table:table-cell>
          <table:table-cell office:value-type="float" office:value="17120.021505617769" table:style-name="ce5">
            <text:p><text:s/>17,120<text:s/></text:p>
          </table:table-cell>
          <table:table-cell office:value-type="float" office:value="1.0299968580985377" table:style-name="ce6">
            <text:p>1.030</text:p>
          </table:table-cell>
          <table:table-cell office:value-type="float" office:value="17633.568361365698" table:style-name="ce5">
            <text:p><text:s/>17,63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633.568361365698" table:style-name="ce5">
            <text:p><text:s/>17,634<text:s/></text:p>
          </table:table-cell>
          <table:table-cell office:value-type="float" office:value="1.0418780916325421" table:style-name="ce6">
            <text:p>1.042</text:p>
          </table:table-cell>
          <table:table-cell office:value-type="float" office:value="18372.028553011671" table:style-name="ce5">
            <text:p><text:s/>18,372<text:s/></text:p>
          </table:table-cell>
          <table:table-cell office:value-type="float" office:value="1.0160340130712955" table:style-name="ce6">
            <text:p>1.016</text:p>
          </table:table-cell>
          <table:table-cell office:value-type="float" office:value="18666.605898976872" table:style-name="ce5">
            <text:p><text:s/>18,66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748.3029711076997" table:style-name="ce5">
            <text:p><text:s/>8,74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748.3029711076997" table:style-name="ce5">
            <text:p><text:s/>8,748<text:s/></text:p>
          </table:table-cell>
          <table:table-cell office:value-type="float" office:value="0.95066617618419624" table:style-name="ce6">
            <text:p>0.951</text:p>
          </table:table-cell>
          <table:table-cell office:value-type="float" office:value="8316.7157336438013" table:style-name="ce5">
            <text:p><text:s/>8,317<text:s/></text:p>
          </table:table-cell>
          <table:table-cell office:value-type="float" office:value="1.0894710828139829" table:style-name="ce6">
            <text:p>1.089</text:p>
          </table:table-cell>
          <table:table-cell office:value-type="float" office:value="9060.8212957889991" table:style-name="ce5">
            <text:p><text:s/>9,06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060.8212957889991" table:style-name="ce5">
            <text:p><text:s/>9,061<text:s/></text:p>
          </table:table-cell>
          <table:table-cell office:value-type="float" office:value="0.99641884438206718" table:style-name="ce6">
            <text:p>0.996</text:p>
          </table:table-cell>
          <table:table-cell office:value-type="float" office:value="9028.3730847024999" table:style-name="ce5">
            <text:p><text:s/>9,028<text:s/></text:p>
          </table:table-cell>
          <table:table-cell office:value-type="float" office:value="0.91331826531029026" table:style-name="ce6">
            <text:p>0.913</text:p>
          </table:table-cell>
          <table:table-cell office:value-type="float" office:value="8245.7780442946005" table:style-name="ce5">
            <text:p><text:s/>8,24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245.7780442946005" table:style-name="ce5">
            <text:p><text:s/>8,246<text:s/></text:p>
          </table:table-cell>
          <table:table-cell office:value-type="float" office:value="1.0617984018043007" table:style-name="ce6">
            <text:p>1.062</text:p>
          </table:table-cell>
          <table:table-cell office:value-type="float" office:value="8755.3539490649982" table:style-name="ce5">
            <text:p><text:s/>8,755<text:s/></text:p>
          </table:table-cell>
          <table:table-cell office:value-type="float" office:value="1.1013340187608007" table:style-name="ce6">
            <text:p>1.101</text:p>
          </table:table-cell>
          <table:table-cell office:value-type="float" office:value="9642.5691503970011" table:style-name="ce5">
            <text:p><text:s/>9,64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642.5691503970011" table:style-name="ce5">
            <text:p><text:s/>9,643<text:s/></text:p>
          </table:table-cell>
          <table:table-cell office:value-type="float" office:value="1.0774517040498435" table:style-name="ce6">
            <text:p>1.077</text:p>
          </table:table-cell>
          <table:table-cell office:value-type="float" office:value="10389.4025625137" table:style-name="ce5">
            <text:p><text:s/>10,389<text:s/></text:p>
          </table:table-cell>
          <table:table-cell office:value-type="float" office:value="1.0426252505506777" table:style-name="ce6">
            <text:p>1.043</text:p>
          </table:table-cell>
          <table:table-cell office:value-type="float" office:value="10832.253449812701" table:style-name="ce5">
            <text:p><text:s/>10,83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832.253449812701" table:style-name="ce5">
            <text:p><text:s/>10,832<text:s/></text:p>
          </table:table-cell>
          <table:table-cell office:value-type="float" office:value="1.1160584929038968" table:style-name="ce6">
            <text:p>1.116</text:p>
          </table:table-cell>
          <table:table-cell office:value-type="float" office:value="12089.428459951001" table:style-name="ce5">
            <text:p><text:s/>12,089<text:s/></text:p>
          </table:table-cell>
          <table:table-cell office:value-type="float" office:value="0.98774889408790123" table:style-name="ce6">
            <text:p>0.988</text:p>
          </table:table-cell>
          <table:table-cell office:value-type="float" office:value="11941.3195914714" table:style-name="ce5">
            <text:p><text:s/>11,9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941.3195914714" table:style-name="ce5">
            <text:p><text:s/>11,941<text:s/></text:p>
          </table:table-cell>
          <table:table-cell office:value-type="float" office:value="1.1339203899326382" table:style-name="ce6">
            <text:p>1.134</text:p>
          </table:table-cell>
          <table:table-cell office:value-type="float" office:value="13540.505767471501" table:style-name="ce5">
            <text:p><text:s/>13,541<text:s/></text:p>
          </table:table-cell>
          <table:table-cell office:value-type="float" office:value="0.86360439874870532" table:style-name="ce6">
            <text:p>0.864</text:p>
          </table:table-cell>
          <table:table-cell office:value-type="float" office:value="11693.640342070603" table:style-name="ce5">
            <text:p><text:s/>11,69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693.640342070603" table:style-name="ce5">
            <text:p><text:s/>11,694<text:s/></text:p>
          </table:table-cell>
          <table:table-cell office:value-type="float" office:value="1.1274247151759889" table:style-name="ce6">
            <text:p>1.127</text:p>
          </table:table-cell>
          <table:table-cell office:value-type="float" office:value="13183.699132029402" table:style-name="ce5">
            <text:p><text:s/>13,184<text:s/></text:p>
          </table:table-cell>
          <table:table-cell office:value-type="float" office:value="1.0566455249363036" table:style-name="ce6">
            <text:p>1.057</text:p>
          </table:table-cell>
          <table:table-cell office:value-type="float" office:value="13930.496689965497" table:style-name="ce5">
            <text:p><text:s/>13,93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930.496689965497" table:style-name="ce5">
            <text:p><text:s/>13,930<text:s/></text:p>
          </table:table-cell>
          <table:table-cell office:value-type="float" office:value="1.0609313703734569" table:style-name="ce6">
            <text:p>1.061</text:p>
          </table:table-cell>
          <table:table-cell office:value-type="float" office:value="14779.300943268001" table:style-name="ce5">
            <text:p><text:s/>14,779<text:s/></text:p>
          </table:table-cell>
          <table:table-cell office:value-type="float" office:value="1.0978863582518521" table:style-name="ce6">
            <text:p>1.098</text:p>
          </table:table-cell>
          <table:table-cell office:value-type="float" office:value="16225.99289011267" table:style-name="ce5">
            <text:p><text:s/>16,2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225.99289011267" table:style-name="ce5">
            <text:p><text:s/>16,226<text:s/></text:p>
          </table:table-cell>
          <table:table-cell office:value-type="float" office:value="1.0848767684596832" table:style-name="ce6">
            <text:p>1.085</text:p>
          </table:table-cell>
          <table:table-cell office:value-type="float" office:value="17603.202731675228" table:style-name="ce5">
            <text:p><text:s/>17,603<text:s/></text:p>
          </table:table-cell>
          <table:table-cell office:value-type="float" office:value="0.98480345943345093" table:style-name="ce6">
            <text:p>0.985</text:p>
          </table:table-cell>
          <table:table-cell office:value-type="float" office:value="17335.694947262138" table:style-name="ce5">
            <text:p><text:s/>17,33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7335.694947262138" table:style-name="ce5">
            <text:p><text:s/>17,336<text:s/></text:p>
          </table:table-cell>
          <table:table-cell office:value-type="float" office:value="1.0171424769178887" table:style-name="ce6">
            <text:p>1.017</text:p>
          </table:table-cell>
          <table:table-cell office:value-type="float" office:value="17632.871697751139" table:style-name="ce5">
            <text:p><text:s/>17,633<text:s/></text:p>
          </table:table-cell>
          <table:table-cell office:value-type="float" office:value="1.082632839758837" table:style-name="ce6">
            <text:p>1.083</text:p>
          </table:table-cell>
          <table:table-cell office:value-type="float" office:value="19089.925959239539" table:style-name="ce5">
            <text:p><text:s/>19,09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089.925959239539" table:style-name="ce5">
            <text:p><text:s/>19,090<text:s/></text:p>
          </table:table-cell>
          <table:table-cell office:value-type="float" office:value="1.075669062111779" table:style-name="ce6">
            <text:p>1.076</text:p>
          </table:table-cell>
          <table:table-cell office:value-type="float" office:value="20534.4427523585" table:style-name="ce5">
            <text:p><text:s/>20,534<text:s/></text:p>
          </table:table-cell>
          <table:table-cell office:value-type="float" office:value="1.0300344804845936" table:style-name="ce6">
            <text:p>1.030</text:p>
          </table:table-cell>
          <table:table-cell office:value-type="float" office:value="21151.184072466218" table:style-name="ce5">
            <text:p><text:s/>21,15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151.184072466218" table:style-name="ce5">
            <text:p><text:s/>21,151<text:s/></text:p>
          </table:table-cell>
          <table:table-cell office:value-type="float" office:value="0.9982053949354186" table:style-name="ce6">
            <text:p>0.998</text:p>
          </table:table-cell>
          <table:table-cell office:value-type="float" office:value="21113.226050407877" table:style-name="ce5">
            <text:p><text:s/>21,113<text:s/></text:p>
          </table:table-cell>
          <table:table-cell office:value-type="float" office:value="1.1621286667706845" table:style-name="ce6">
            <text:p>1.162</text:p>
          </table:table-cell>
          <table:table-cell office:value-type="float" office:value="24536.285241188587" table:style-name="ce5">
            <text:p><text:s/>24,53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4536.285241188587" table:style-name="ce5">
            <text:p><text:s/>24,536<text:s/></text:p>
          </table:table-cell>
          <table:table-cell office:value-type="float" office:value="0.98690109420834804" table:style-name="ce6">
            <text:p>0.987</text:p>
          </table:table-cell>
          <table:table-cell office:value-type="float" office:value="24214.886752337159" table:style-name="ce5">
            <text:p><text:s/>24,215<text:s/></text:p>
          </table:table-cell>
          <table:table-cell office:value-type="float" office:value="1.1453487040627992" table:style-name="ce6">
            <text:p>1.145</text:p>
          </table:table-cell>
          <table:table-cell office:value-type="float" office:value="27734.489160816807" table:style-name="ce5">
            <text:p><text:s/>27,7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734.489160816807" table:style-name="ce5">
            <text:p><text:s/>27,734<text:s/></text:p>
          </table:table-cell>
          <table:table-cell office:value-type="float" office:value="0.91239617387229355" table:style-name="ce6">
            <text:p>0.912</text:p>
          </table:table-cell>
          <table:table-cell office:value-type="float" office:value="25304.841794631851" table:style-name="ce5">
            <text:p><text:s/>25,305<text:s/></text:p>
          </table:table-cell>
          <table:table-cell office:value-type="float" office:value="1.2105031982803693" table:style-name="ce6">
            <text:p>1.211</text:p>
          </table:table-cell>
          <table:table-cell office:value-type="float" office:value="30631.59192438062" table:style-name="ce5">
            <text:p><text:s/>30,6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0631.59192438062" table:style-name="ce5">
            <text:p><text:s/>30,632<text:s/></text:p>
          </table:table-cell>
          <table:table-cell office:value-type="float" office:value="0.99807334230269629" table:style-name="ce6">
            <text:p>0.998</text:p>
          </table:table-cell>
          <table:table-cell office:value-type="float" office:value="30572.575332018845" table:style-name="ce5">
            <text:p><text:s/>30,573<text:s/></text:p>
          </table:table-cell>
          <table:table-cell office:value-type="float" office:value="1.0310088133536575" table:style-name="ce6">
            <text:p>1.031</text:p>
          </table:table-cell>
          <table:table-cell office:value-type="float" office:value="31520.594614230049" table:style-name="ce5">
            <text:p><text:s/>31,5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1520.594614230049" table:style-name="ce5">
            <text:p><text:s/>31,521<text:s/></text:p>
          </table:table-cell>
          <table:table-cell office:value-type="float" office:value="1.0373985605997618" table:style-name="ce6">
            <text:p>1.037</text:p>
          </table:table-cell>
          <table:table-cell office:value-type="float" office:value="32699.419482050853" table:style-name="ce5">
            <text:p><text:s/>32,699<text:s/></text:p>
          </table:table-cell>
          <table:table-cell office:value-type="float" office:value="0.98101775256595491" table:style-name="ce6">
            <text:p>0.981</text:p>
          </table:table-cell>
          <table:table-cell office:value-type="float" office:value="32078.711010492931" table:style-name="ce5">
            <text:p><text:s/>32,07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609.294968834001" table:style-name="ce5">
            <text:p><text:s/>21,60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609.294968834001" table:style-name="ce5">
            <text:p><text:s/>21,609<text:s/></text:p>
          </table:table-cell>
          <table:table-cell office:value-type="float" office:value="1.0306408071226734" table:style-name="ce6">
            <text:p>1.031</text:p>
          </table:table-cell>
          <table:table-cell office:value-type="float" office:value="22271.421208030999" table:style-name="ce5">
            <text:p><text:s/>22,271<text:s/></text:p>
          </table:table-cell>
          <table:table-cell office:value-type="float" office:value="1.0508820795941558" table:style-name="ce6">
            <text:p>1.051</text:p>
          </table:table-cell>
          <table:table-cell office:value-type="float" office:value="23404.637434613" table:style-name="ce5">
            <text:p><text:s/>23,40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3404.637434613" table:style-name="ce5">
            <text:p><text:s/>23,405<text:s/></text:p>
          </table:table-cell>
          <table:table-cell office:value-type="float" office:value="1.0195687232138306" table:style-name="ce6">
            <text:p>1.020</text:p>
          </table:table-cell>
          <table:table-cell office:value-type="float" office:value="23862.636306491" table:style-name="ce5">
            <text:p><text:s/>23,863<text:s/></text:p>
          </table:table-cell>
          <table:table-cell office:value-type="float" office:value="1.0543189555345323" table:style-name="ce6">
            <text:p>1.054</text:p>
          </table:table-cell>
          <table:table-cell office:value-type="float" office:value="25158.829786959999" table:style-name="ce5">
            <text:p><text:s/>25,15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5158.829786959999" table:style-name="ce5">
            <text:p><text:s/>25,159<text:s/></text:p>
          </table:table-cell>
          <table:table-cell office:value-type="float" office:value="1.0275277163002217" table:style-name="ce6">
            <text:p>1.028</text:p>
          </table:table-cell>
          <table:table-cell office:value-type="float" office:value="25851.394915780998" table:style-name="ce5">
            <text:p><text:s/>25,851<text:s/></text:p>
          </table:table-cell>
          <table:table-cell office:value-type="float" office:value="0.99542089530987998" table:style-name="ce6">
            <text:p>0.995</text:p>
          </table:table-cell>
          <table:table-cell office:value-type="float" office:value="25733.018672075999" table:style-name="ce5">
            <text:p><text:s/>25,73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5733.018672075999" table:style-name="ce5">
            <text:p><text:s/>25,733<text:s/></text:p>
          </table:table-cell>
          <table:table-cell office:value-type="float" office:value="1.0492344828303344" table:style-name="ce6">
            <text:p>1.049</text:p>
          </table:table-cell>
          <table:table-cell office:value-type="float" office:value="26999.970538058998" table:style-name="ce5">
            <text:p><text:s/>27,000<text:s/></text:p>
          </table:table-cell>
          <table:table-cell office:value-type="float" office:value="1.0016206384669688" table:style-name="ce6">
            <text:p>1.002</text:p>
          </table:table-cell>
          <table:table-cell office:value-type="float" office:value="27043.727728919999" table:style-name="ce5">
            <text:p><text:s/>27,04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043.727728919999" table:style-name="ce5">
            <text:p><text:s/>27,044<text:s/></text:p>
          </table:table-cell>
          <table:table-cell office:value-type="float" office:value="1.0415787138621999" table:style-name="ce6">
            <text:p>1.042</text:p>
          </table:table-cell>
          <table:table-cell office:value-type="float" office:value="28168.171145928001" table:style-name="ce5">
            <text:p><text:s/>28,168<text:s/></text:p>
          </table:table-cell>
          <table:table-cell office:value-type="float" office:value="1.0128526553879" table:style-name="ce6">
            <text:p>1.013</text:p>
          </table:table-cell>
          <table:table-cell office:value-type="float" office:value="28530.206942574001" table:style-name="ce5">
            <text:p><text:s/>28,5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530.206942574001" table:style-name="ce5">
            <text:p><text:s/>28,530<text:s/></text:p>
          </table:table-cell>
          <table:table-cell office:value-type="float" office:value="1.0081148907264503" table:style-name="ce6">
            <text:p>1.008</text:p>
          </table:table-cell>
          <table:table-cell office:value-type="float" office:value="28761.726454316002" table:style-name="ce5">
            <text:p><text:s/>28,762<text:s/></text:p>
          </table:table-cell>
          <table:table-cell office:value-type="float" office:value="1.0508735816623216" table:style-name="ce6">
            <text:p>1.051</text:p>
          </table:table-cell>
          <table:table-cell office:value-type="float" office:value="30224.938493838999" table:style-name="ce5">
            <text:p><text:s/>30,2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224.938493838999" table:style-name="ce5">
            <text:p><text:s/>30,225<text:s/></text:p>
          </table:table-cell>
          <table:table-cell office:value-type="float" office:value="1.0356290453566188" table:style-name="ce6">
            <text:p>1.036</text:p>
          </table:table-cell>
          <table:table-cell office:value-type="float" office:value="31301.824198337003" table:style-name="ce5">
            <text:p><text:s/>31,302<text:s/></text:p>
          </table:table-cell>
          <table:table-cell office:value-type="float" office:value="1.0716817258612426" table:style-name="ce6">
            <text:p>1.072</text:p>
          </table:table-cell>
          <table:table-cell office:value-type="float" office:value="33545.592979478999" table:style-name="ce5">
            <text:p><text:s/>33,5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3545.592979478999" table:style-name="ce5">
            <text:p><text:s/>33,546<text:s/></text:p>
          </table:table-cell>
          <table:table-cell office:value-type="float" office:value="1.0112697293592416" table:style-name="ce6">
            <text:p>1.011</text:p>
          </table:table-cell>
          <table:table-cell office:value-type="float" office:value="33923.642733553002" table:style-name="ce5">
            <text:p><text:s/>33,924<text:s/></text:p>
          </table:table-cell>
          <table:table-cell office:value-type="float" office:value="1.0560127716124976" table:style-name="ce6">
            <text:p>1.056</text:p>
          </table:table-cell>
          <table:table-cell office:value-type="float" office:value="35823.79998625147" table:style-name="ce5">
            <text:p><text:s/>35,82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823.79998625147" table:style-name="ce5">
            <text:p><text:s/>35,824<text:s/></text:p>
          </table:table-cell>
          <table:table-cell office:value-type="float" office:value="1.0265692240081059" table:style-name="ce6">
            <text:p>1.027</text:p>
          </table:table-cell>
          <table:table-cell office:value-type="float" office:value="36775.610552907769" table:style-name="ce5">
            <text:p><text:s/>36,776<text:s/></text:p>
          </table:table-cell>
          <table:table-cell office:value-type="float" office:value="1.0652132720160963" table:style-name="ce6">
            <text:p>1.065</text:p>
          </table:table-cell>
          <table:table-cell office:value-type="float" office:value="39173.868447452558" table:style-name="ce5">
            <text:p><text:s/>39,17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9173.868447452558" table:style-name="ce5">
            <text:p><text:s/>39,174<text:s/></text:p>
          </table:table-cell>
          <table:table-cell office:value-type="float" office:value="1.0181315255160801" table:style-name="ce6">
            <text:p>1.018</text:p>
          </table:table-cell>
          <table:table-cell office:value-type="float" office:value="39884.150442771112" table:style-name="ce5">
            <text:p><text:s/>39,884<text:s/></text:p>
          </table:table-cell>
          <table:table-cell office:value-type="float" office:value="1.0591129970750128" table:style-name="ce6">
            <text:p>1.059</text:p>
          </table:table-cell>
          <table:table-cell office:value-type="float" office:value="42241.822111234011" table:style-name="ce5">
            <text:p><text:s/>42,24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42241.822111234011" table:style-name="ce5">
            <text:p><text:s/>42,242<text:s/></text:p>
          </table:table-cell>
          <table:table-cell office:value-type="float" office:value="1.0662586848723132" table:style-name="ce6">
            <text:p>1.066</text:p>
          </table:table-cell>
          <table:table-cell office:value-type="float" office:value="45040.709690934578" table:style-name="ce5">
            <text:p><text:s/>45,041<text:s/></text:p>
          </table:table-cell>
          <table:table-cell office:value-type="float" office:value="1.1024520628830443" table:style-name="ce6">
            <text:p>1.102</text:p>
          </table:table-cell>
          <table:table-cell office:value-type="float" office:value="49655.223312487149" table:style-name="ce5">
            <text:p><text:s/>49,65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9655.223312487149" table:style-name="ce5">
            <text:p><text:s/>49,655<text:s/></text:p>
          </table:table-cell>
          <table:table-cell office:value-type="float" office:value="1.0185086816577846" table:style-name="ce6">
            <text:p>1.019</text:p>
          </table:table-cell>
          <table:table-cell office:value-type="float" office:value="50574.276033424176" table:style-name="ce5">
            <text:p><text:s/>50,574<text:s/></text:p>
          </table:table-cell>
          <table:table-cell office:value-type="float" office:value="1.1413264000412155" table:style-name="ce6">
            <text:p>1.141</text:p>
          </table:table-cell>
          <table:table-cell office:value-type="float" office:value="57721.75639991874" table:style-name="ce5">
            <text:p><text:s/>57,72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7721.75639991874" table:style-name="ce5">
            <text:p><text:s/>57,722<text:s/></text:p>
          </table:table-cell>
          <table:table-cell office:value-type="float" office:value="0.97765193870282374" table:style-name="ce6">
            <text:p>0.978</text:p>
          </table:table-cell>
          <table:table-cell office:value-type="float" office:value="56431.787049712679" table:style-name="ce5">
            <text:p><text:s/>56,432<text:s/></text:p>
          </table:table-cell>
          <table:table-cell office:value-type="float" office:value="1.0168663334060211" table:style-name="ce6">
            <text:p>1.017</text:p>
          </table:table-cell>
          <table:table-cell office:value-type="float" office:value="57383.584384790709" table:style-name="ce5">
            <text:p><text:s/>57,3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7383.584384790709" table:style-name="ce5">
            <text:p><text:s/>57,384<text:s/></text:p>
          </table:table-cell>
          <table:table-cell office:value-type="float" office:value="0.98213917211084101" table:style-name="ce6">
            <text:p>0.982</text:p>
          </table:table-cell>
          <table:table-cell office:value-type="float" office:value="56358.666060430929" table:style-name="ce5">
            <text:p><text:s/>56,359<text:s/></text:p>
          </table:table-cell>
          <table:table-cell office:value-type="float" office:value="1.090124196468244" table:style-name="ce6">
            <text:p>1.090</text:p>
          </table:table-cell>
          <table:table-cell office:value-type="float" office:value="61437.945553149359" table:style-name="ce5">
            <text:p><text:s/>61,43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1437.945553149359" table:style-name="ce5">
            <text:p><text:s/>61,438<text:s/></text:p>
          </table:table-cell>
          <table:table-cell office:value-type="float" office:value="1.0139962780019396" table:style-name="ce6">
            <text:p>1.014</text:p>
          </table:table-cell>
          <table:table-cell office:value-type="float" office:value="62297.848118979266" table:style-name="ce5">
            <text:p><text:s/>62,298<text:s/></text:p>
          </table:table-cell>
          <table:table-cell office:value-type="float" office:value="1.056184279982749" table:style-name="ce6">
            <text:p>1.056</text:p>
          </table:table-cell>
          <table:table-cell office:value-type="float" office:value="65798.00786001877" table:style-name="ce5">
            <text:p><text:s/>65,7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5798.00786001877" table:style-name="ce5">
            <text:p><text:s/>65,798<text:s/></text:p>
          </table:table-cell>
          <table:table-cell office:value-type="float" office:value="1.0272369817455573" table:style-name="ce6">
            <text:p>1.027</text:p>
          </table:table-cell>
          <table:table-cell office:value-type="float" office:value="67590.146998996133" table:style-name="ce5">
            <text:p><text:s/>67,590<text:s/></text:p>
          </table:table-cell>
          <table:table-cell office:value-type="float" office:value="1.008088402776018" table:style-name="ce6">
            <text:p>1.008</text:p>
          </table:table-cell>
          <table:table-cell office:value-type="float" office:value="68136.843331614291" table:style-name="ce5">
            <text:p><text:s/>68,13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17.4517147350002" table:style-name="ce5">
            <text:p><text:s/>2,71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717.4517147350002" table:style-name="ce5">
            <text:p><text:s/>2,717<text:s/></text:p>
          </table:table-cell>
          <table:table-cell office:value-type="float" office:value="1.018155604405435" table:style-name="ce6">
            <text:p>1.018</text:p>
          </table:table-cell>
          <table:table-cell office:value-type="float" office:value="2766.7886930586001" table:style-name="ce5">
            <text:p><text:s/>2,767<text:s/></text:p>
          </table:table-cell>
          <table:table-cell office:value-type="float" office:value="1.1563594904718073" table:style-name="ce6">
            <text:p>1.156</text:p>
          </table:table-cell>
          <table:table-cell office:value-type="float" office:value="3199.4023633484003" table:style-name="ce5">
            <text:p><text:s/>3,19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199.4023633484003" table:style-name="ce5">
            <text:p><text:s/>3,199<text:s/></text:p>
          </table:table-cell>
          <table:table-cell office:value-type="float" office:value="0.90388395775076413" table:style-name="ce6">
            <text:p>0.904</text:p>
          </table:table-cell>
          <table:table-cell office:value-type="float" office:value="2891.8884706204999" table:style-name="ce5">
            <text:p><text:s/>2,892<text:s/></text:p>
          </table:table-cell>
          <table:table-cell office:value-type="float" office:value="1.0658676358059302" table:style-name="ce6">
            <text:p>1.066</text:p>
          </table:table-cell>
          <table:table-cell office:value-type="float" office:value="3082.3703271946997" table:style-name="ce5">
            <text:p><text:s/>3,08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082.3703271946997" table:style-name="ce5">
            <text:p><text:s/>3,082<text:s/></text:p>
          </table:table-cell>
          <table:table-cell office:value-type="float" office:value="1.0567709542082051" table:style-name="ce6">
            <text:p>1.057</text:p>
          </table:table-cell>
          <table:table-cell office:value-type="float" office:value="3257.3594318926002" table:style-name="ce5">
            <text:p><text:s/>3,257<text:s/></text:p>
          </table:table-cell>
          <table:table-cell office:value-type="float" office:value="1.0287936133285129" table:style-name="ce6">
            <text:p>1.029</text:p>
          </table:table-cell>
          <table:table-cell office:value-type="float" office:value="3351.1505798465" table:style-name="ce5">
            <text:p><text:s/>3,35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351.1505798465" table:style-name="ce5">
            <text:p><text:s/>3,351<text:s/></text:p>
          </table:table-cell>
          <table:table-cell office:value-type="float" office:value="0.95273245486093461" table:style-name="ce6">
            <text:p>0.953</text:p>
          </table:table-cell>
          <table:table-cell office:value-type="float" office:value="3192.7499185458" table:style-name="ce5">
            <text:p><text:s/>3,193<text:s/></text:p>
          </table:table-cell>
          <table:table-cell office:value-type="float" office:value="1.0231433140263473" table:style-name="ce6">
            <text:p>1.023</text:p>
          </table:table-cell>
          <table:table-cell office:value-type="float" office:value="3266.6407325183" table:style-name="ce5">
            <text:p><text:s/>3,26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266.6407325183" table:style-name="ce5">
            <text:p><text:s/>3,267<text:s/></text:p>
          </table:table-cell>
          <table:table-cell office:value-type="float" office:value="0.97969525059666829" table:style-name="ce6">
            <text:p>0.980</text:p>
          </table:table-cell>
          <table:table-cell office:value-type="float" office:value="3200.3124110538001" table:style-name="ce5">
            <text:p><text:s/>3,200<text:s/></text:p>
          </table:table-cell>
          <table:table-cell office:value-type="float" office:value="0.99779611267058221" table:style-name="ce6">
            <text:p>0.998</text:p>
          </table:table-cell>
          <table:table-cell office:value-type="float" office:value="3193.2592830809003" table:style-name="ce5">
            <text:p><text:s/>3,1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93.2592830809003" table:style-name="ce5">
            <text:p><text:s/>3,193<text:s/></text:p>
          </table:table-cell>
          <table:table-cell office:value-type="float" office:value="1.0361027070468174" table:style-name="ce6">
            <text:p>1.036</text:p>
          </table:table-cell>
          <table:table-cell office:value-type="float" office:value="3308.5445875025002" table:style-name="ce5">
            <text:p><text:s/>3,309<text:s/></text:p>
          </table:table-cell>
          <table:table-cell office:value-type="float" office:value="1.0123021333513371" table:style-name="ce6">
            <text:p>1.012</text:p>
          </table:table-cell>
          <table:table-cell office:value-type="float" office:value="3349.2467442168004" table:style-name="ce5">
            <text:p><text:s/>3,34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49.2467442168004" table:style-name="ce5">
            <text:p><text:s/>3,349<text:s/></text:p>
          </table:table-cell>
          <table:table-cell office:value-type="float" office:value="1.0068742256918977" table:style-name="ce6">
            <text:p>1.007</text:p>
          </table:table-cell>
          <table:table-cell office:value-type="float" office:value="3372.2702222343996" table:style-name="ce5">
            <text:p><text:s/>3,372<text:s/></text:p>
          </table:table-cell>
          <table:table-cell office:value-type="float" office:value="1.0415838906388366" table:style-name="ce6">
            <text:p>1.042</text:p>
          </table:table-cell>
          <table:table-cell office:value-type="float" office:value="3512.5023383604002" table:style-name="ce5">
            <text:p><text:s/>3,51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12.5023383604002" table:style-name="ce5">
            <text:p><text:s/>3,513<text:s/></text:p>
          </table:table-cell>
          <table:table-cell office:value-type="float" office:value="0.73636063233835081" table:style-name="ce6">
            <text:p>0.736</text:p>
          </table:table-cell>
          <table:table-cell office:value-type="float" office:value="2586.4684429650001" table:style-name="ce5">
            <text:p><text:s/>2,586<text:s/></text:p>
          </table:table-cell>
          <table:table-cell office:value-type="float" office:value="1.0791431088044363" table:style-name="ce6">
            <text:p>1.079</text:p>
          </table:table-cell>
          <table:table-cell office:value-type="float" office:value="2791.1695963658199" table:style-name="ce5">
            <text:p><text:s/>2,79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791.1695963658199" table:style-name="ce5">
            <text:p><text:s/>2,791<text:s/></text:p>
          </table:table-cell>
          <table:table-cell office:value-type="float" office:value="1.2439412114402852" table:style-name="ce6">
            <text:p>1.244</text:p>
          </table:table-cell>
          <table:table-cell office:value-type="float" office:value="3472.05088903859" table:style-name="ce5">
            <text:p><text:s/>3,472<text:s/></text:p>
          </table:table-cell>
          <table:table-cell office:value-type="float" office:value="1.0096316571604225" table:style-name="ce6">
            <text:p>1.010</text:p>
          </table:table-cell>
          <table:table-cell office:value-type="float" office:value="3505.4924928453497" table:style-name="ce5">
            <text:p><text:s/>3,50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05.4924928453497" table:style-name="ce5">
            <text:p><text:s/>3,505<text:s/></text:p>
          </table:table-cell>
          <table:table-cell office:value-type="float" office:value="0.99426584089862535" table:style-name="ce6">
            <text:p>0.994</text:p>
          </table:table-cell>
          <table:table-cell office:value-type="float" office:value="3485.3914411627002" table:style-name="ce5">
            <text:p><text:s/>3,485<text:s/></text:p>
          </table:table-cell>
          <table:table-cell office:value-type="float" office:value="1.0858085844443515" table:style-name="ce6">
            <text:p>1.086</text:p>
          </table:table-cell>
          <table:table-cell office:value-type="float" office:value="3784.4679469633297" table:style-name="ce5">
            <text:p><text:s/>3,78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784.4679469633297" table:style-name="ce5">
            <text:p><text:s/>3,784<text:s/></text:p>
          </table:table-cell>
          <table:table-cell office:value-type="float" office:value="1.0831126905379436" table:style-name="ce6">
            <text:p>1.083</text:p>
          </table:table-cell>
          <table:table-cell office:value-type="float" office:value="4099.0052602900596" table:style-name="ce5">
            <text:p><text:s/>4,099<text:s/></text:p>
          </table:table-cell>
          <table:table-cell office:value-type="float" office:value="0.92767014066345688" table:style-name="ce6">
            <text:p>0.928</text:p>
          </table:table-cell>
          <table:table-cell office:value-type="float" office:value="3802.5247863935297" table:style-name="ce5">
            <text:p><text:s/>3,80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802.5247863935297" table:style-name="ce5">
            <text:p><text:s/>3,803<text:s/></text:p>
          </table:table-cell>
          <table:table-cell office:value-type="float" office:value="1.0597798632733055" table:style-name="ce6">
            <text:p>1.060</text:p>
          </table:table-cell>
          <table:table-cell office:value-type="float" office:value="4029.8391982174903" table:style-name="ce5">
            <text:p><text:s/>4,030<text:s/></text:p>
          </table:table-cell>
          <table:table-cell office:value-type="float" office:value="1.2699665990745035" table:style-name="ce6">
            <text:p>1.270</text:p>
          </table:table-cell>
          <table:table-cell office:value-type="float" office:value="5117.7611813773901" table:style-name="ce5">
            <text:p><text:s/>5,11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117.7611813773901" table:style-name="ce5">
            <text:p><text:s/>5,118<text:s/></text:p>
          </table:table-cell>
          <table:table-cell office:value-type="float" office:value="1.0033541493817988" table:style-name="ce6">
            <text:p>1.003</text:p>
          </table:table-cell>
          <table:table-cell office:value-type="float" office:value="5134.9269168801002" table:style-name="ce5">
            <text:p><text:s/>5,135<text:s/></text:p>
          </table:table-cell>
          <table:table-cell office:value-type="float" office:value="0.94409775844813781" table:style-name="ce6">
            <text:p>0.944</text:p>
          </table:table-cell>
          <table:table-cell office:value-type="float" office:value="4847.8729920215101" table:style-name="ce5">
            <text:p><text:s/>4,8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847.8729920215101" table:style-name="ce5">
            <text:p><text:s/>4,848<text:s/></text:p>
          </table:table-cell>
          <table:table-cell office:value-type="float" office:value="0.9548621638235073" table:style-name="ce6">
            <text:p>0.955</text:p>
          </table:table-cell>
          <table:table-cell office:value-type="float" office:value="4629.0504951031999" table:style-name="ce5">
            <text:p><text:s/>4,629<text:s/></text:p>
          </table:table-cell>
          <table:table-cell office:value-type="float" office:value="1.1329657983091967" table:style-name="ce6">
            <text:p>1.133</text:p>
          </table:table-cell>
          <table:table-cell office:value-type="float" office:value="5244.5558895981794" table:style-name="ce5">
            <text:p><text:s/>5,24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244.5558895981794" table:style-name="ce5">
            <text:p><text:s/>5,245<text:s/></text:p>
          </table:table-cell>
          <table:table-cell office:value-type="float" office:value="1.0458834557904171" table:style-name="ce6">
            <text:p>1.046</text:p>
          </table:table-cell>
          <table:table-cell office:value-type="float" office:value="5485.1942378989297" table:style-name="ce5">
            <text:p><text:s/>5,485<text:s/></text:p>
          </table:table-cell>
          <table:table-cell office:value-type="float" office:value="0.96807590775357033" table:style-name="ce6">
            <text:p>0.968</text:p>
          </table:table-cell>
          <table:table-cell office:value-type="float" office:value="5310.08439105866" table:style-name="ce5">
            <text:p><text:s/>5,31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310.08439105866" table:style-name="ce5">
            <text:p><text:s/>5,310<text:s/></text:p>
          </table:table-cell>
          <table:table-cell office:value-type="float" office:value="1.0190498886693782" table:style-name="ce6">
            <text:p>1.019</text:p>
          </table:table-cell>
          <table:table-cell office:value-type="float" office:value="5411.2409075333298" table:style-name="ce5">
            <text:p><text:s/>5,411<text:s/></text:p>
          </table:table-cell>
          <table:table-cell office:value-type="float" office:value="1.0474875601223668" table:style-name="ce6">
            <text:p>1.047</text:p>
          </table:table-cell>
          <table:table-cell office:value-type="float" office:value="5668.2075354664294" table:style-name="ce5">
            <text:p><text:s/>5,6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891.843254099" table:style-name="ce5">
            <text:p><text:s/>18,89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8891.843254099" table:style-name="ce5">
            <text:p><text:s/>18,892<text:s/></text:p>
          </table:table-cell>
          <table:table-cell office:value-type="float" office:value="1.0324367110520272" table:style-name="ce6">
            <text:p>1.032</text:p>
          </table:table-cell>
          <table:table-cell office:value-type="float" office:value="19504.632514972396" table:style-name="ce5">
            <text:p><text:s/>19,505<text:s/></text:p>
          </table:table-cell>
          <table:table-cell office:value-type="float" office:value="1.0359198029367842" table:style-name="ce6">
            <text:p>1.036</text:p>
          </table:table-cell>
          <table:table-cell office:value-type="float" office:value="20205.2350712646" table:style-name="ce5">
            <text:p><text:s/>20,20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0205.2350712646" table:style-name="ce5">
            <text:p><text:s/>20,205<text:s/></text:p>
          </table:table-cell>
          <table:table-cell office:value-type="float" office:value="1.0378868526847578" table:style-name="ce6">
            <text:p>1.038</text:p>
          </table:table-cell>
          <table:table-cell office:value-type="float" office:value="20970.747835870501" table:style-name="ce5">
            <text:p><text:s/>20,971<text:s/></text:p>
          </table:table-cell>
          <table:table-cell office:value-type="float" office:value="1.0527263802201405" table:style-name="ce6">
            <text:p>1.053</text:p>
          </table:table-cell>
          <table:table-cell office:value-type="float" office:value="22076.459459765301" table:style-name="ce5">
            <text:p><text:s/>22,07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2076.459459765301" table:style-name="ce5">
            <text:p><text:s/>22,076<text:s/></text:p>
          </table:table-cell>
          <table:table-cell office:value-type="float" office:value="1.0234447024925526" table:style-name="ce6">
            <text:p>1.023</text:p>
          </table:table-cell>
          <table:table-cell office:value-type="float" office:value="22594.035483888398" table:style-name="ce5">
            <text:p><text:s/>22,594<text:s/></text:p>
          </table:table-cell>
          <table:table-cell office:value-type="float" office:value="0.99060958402892696" table:style-name="ce6">
            <text:p>0.991</text:p>
          </table:table-cell>
          <table:table-cell office:value-type="float" office:value="22381.868092229499" table:style-name="ce5">
            <text:p><text:s/>22,3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381.868092229499" table:style-name="ce5">
            <text:p><text:s/>22,382<text:s/></text:p>
          </table:table-cell>
          <table:table-cell office:value-type="float" office:value="1.0636833583957432" table:style-name="ce6">
            <text:p>1.064</text:p>
          </table:table-cell>
          <table:table-cell office:value-type="float" office:value="23807.220619513198" table:style-name="ce5">
            <text:p><text:s/>23,807<text:s/></text:p>
          </table:table-cell>
          <table:table-cell office:value-type="float" office:value="0.99873426538976995" table:style-name="ce6">
            <text:p>0.999</text:p>
          </table:table-cell>
          <table:table-cell office:value-type="float" office:value="23777.0869964017" table:style-name="ce5">
            <text:p><text:s/>23,7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777.0869964017" table:style-name="ce5">
            <text:p><text:s/>23,777<text:s/></text:p>
          </table:table-cell>
          <table:table-cell office:value-type="float" office:value="1.0500806401832448" table:style-name="ce6">
            <text:p>1.050</text:p>
          </table:table-cell>
          <table:table-cell office:value-type="float" office:value="24967.858734874204" table:style-name="ce5">
            <text:p><text:s/>24,968<text:s/></text:p>
          </table:table-cell>
          <table:table-cell office:value-type="float" office:value="1.0147825621947857" table:style-name="ce6">
            <text:p>1.015</text:p>
          </table:table-cell>
          <table:table-cell office:value-type="float" office:value="25336.947659493104" table:style-name="ce5">
            <text:p><text:s/>25,33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336.947659493104" table:style-name="ce5">
            <text:p><text:s/>25,337<text:s/></text:p>
          </table:table-cell>
          <table:table-cell office:value-type="float" office:value="1.004587537886666" table:style-name="ce6">
            <text:p>1.005</text:p>
          </table:table-cell>
          <table:table-cell office:value-type="float" office:value="25453.181866813502" table:style-name="ce5">
            <text:p><text:s/>25,453<text:s/></text:p>
          </table:table-cell>
          <table:table-cell office:value-type="float" office:value="1.0558873106809252" table:style-name="ce6">
            <text:p>1.056</text:p>
          </table:table-cell>
          <table:table-cell office:value-type="float" office:value="26875.691749622201" table:style-name="ce5">
            <text:p><text:s/>26,87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875.691749622201" table:style-name="ce5">
            <text:p><text:s/>26,876<text:s/></text:p>
          </table:table-cell>
          <table:table-cell office:value-type="float" office:value="1.03921246888446" table:style-name="ce6">
            <text:p>1.039</text:p>
          </table:table-cell>
          <table:table-cell office:value-type="float" office:value="27929.553976102601" table:style-name="ce5">
            <text:p><text:s/>27,930<text:s/></text:p>
          </table:table-cell>
          <table:table-cell office:value-type="float" office:value="1.0753157986989641" table:style-name="ce6">
            <text:p>1.075</text:p>
          </table:table-cell>
          <table:table-cell office:value-type="float" office:value="30033.090641118601" table:style-name="ce5">
            <text:p><text:s/>30,03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0033.090641118601" table:style-name="ce5">
            <text:p><text:s/>30,033<text:s/></text:p>
          </table:table-cell>
          <table:table-cell office:value-type="float" office:value="1.0434215600736065" table:style-name="ce6">
            <text:p>1.043</text:p>
          </table:table-cell>
          <table:table-cell office:value-type="float" office:value="31337.174290588002" table:style-name="ce5">
            <text:p><text:s/>31,337<text:s/></text:p>
          </table:table-cell>
          <table:table-cell office:value-type="float" office:value="1.0541036688112264" table:style-name="ce6">
            <text:p>1.054</text:p>
          </table:table-cell>
          <table:table-cell office:value-type="float" office:value="33032.630389885649" table:style-name="ce5">
            <text:p><text:s/>33,03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032.630389885649" table:style-name="ce5">
            <text:p><text:s/>33,033<text:s/></text:p>
          </table:table-cell>
          <table:table-cell office:value-type="float" office:value="1.0082018679949414" table:style-name="ce6">
            <text:p>1.008</text:p>
          </table:table-cell>
          <table:table-cell office:value-type="float" office:value="33303.559663869179" table:style-name="ce5">
            <text:p><text:s/>33,304<text:s/></text:p>
          </table:table-cell>
          <table:table-cell office:value-type="float" office:value="1.0710079137067021" table:style-name="ce6">
            <text:p>1.071</text:p>
          </table:table-cell>
          <table:table-cell office:value-type="float" office:value="35668.375954607211" table:style-name="ce5">
            <text:p><text:s/>35,6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5668.375954607211" table:style-name="ce5">
            <text:p><text:s/>35,668<text:s/></text:p>
          </table:table-cell>
          <table:table-cell office:value-type="float" office:value="1.0204770480139247" table:style-name="ce6">
            <text:p>1.020</text:p>
          </table:table-cell>
          <table:table-cell office:value-type="float" office:value="36398.759001608414" table:style-name="ce5">
            <text:p><text:s/>36,399<text:s/></text:p>
          </table:table-cell>
          <table:table-cell office:value-type="float" office:value="1.0565567403704972" table:style-name="ce6">
            <text:p>1.057</text:p>
          </table:table-cell>
          <table:table-cell office:value-type="float" office:value="38457.354164270677" table:style-name="ce5">
            <text:p><text:s/>38,45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8457.354164270677" table:style-name="ce5">
            <text:p><text:s/>38,457<text:s/></text:p>
          </table:table-cell>
          <table:table-cell office:value-type="float" office:value="1.0646001348860854" table:style-name="ce6">
            <text:p>1.065</text:p>
          </table:table-cell>
          <table:table-cell office:value-type="float" office:value="40941.704430644517" table:style-name="ce5">
            <text:p><text:s/>40,942<text:s/></text:p>
          </table:table-cell>
          <table:table-cell office:value-type="float" office:value="1.1199508951506492" table:style-name="ce6">
            <text:p>1.120</text:p>
          </table:table-cell>
          <table:table-cell office:value-type="float" office:value="45852.69852609362" table:style-name="ce5">
            <text:p><text:s/>45,8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852.69852609362" table:style-name="ce5">
            <text:p><text:s/>45,853<text:s/></text:p>
          </table:table-cell>
          <table:table-cell office:value-type="float" office:value="1.0150860981217804" table:style-name="ce6">
            <text:p>1.015</text:p>
          </table:table-cell>
          <table:table-cell office:value-type="float" office:value="46544.436835206689" table:style-name="ce5">
            <text:p><text:s/>46,544<text:s/></text:p>
          </table:table-cell>
          <table:table-cell office:value-type="float" office:value="1.1301886712001454" table:style-name="ce6">
            <text:p>1.130</text:p>
          </table:table-cell>
          <table:table-cell office:value-type="float" office:value="52603.995218541349" table:style-name="ce5">
            <text:p><text:s/>52,60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2603.995218541349" table:style-name="ce5">
            <text:p><text:s/>52,604<text:s/></text:p>
          </table:table-cell>
          <table:table-cell office:value-type="float" office:value="0.97515141045317322" table:style-name="ce6">
            <text:p>0.975</text:p>
          </table:table-cell>
          <table:table-cell office:value-type="float" office:value="51296.860132832582" table:style-name="ce5">
            <text:p><text:s/>51,297<text:s/></text:p>
          </table:table-cell>
          <table:table-cell office:value-type="float" office:value="1.0241506255300741" table:style-name="ce6">
            <text:p>1.024</text:p>
          </table:table-cell>
          <table:table-cell office:value-type="float" office:value="52535.711392769204" table:style-name="ce5">
            <text:p><text:s/>52,53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2535.711392769204" table:style-name="ce5">
            <text:p><text:s/>52,536<text:s/></text:p>
          </table:table-cell>
          <table:table-cell office:value-type="float" office:value="0.98465623085571419" table:style-name="ce6">
            <text:p>0.985</text:p>
          </table:table-cell>
          <table:table-cell office:value-type="float" office:value="51729.615565327731" table:style-name="ce5">
            <text:p><text:s/>51,730<text:s/></text:p>
          </table:table-cell>
          <table:table-cell office:value-type="float" office:value="1.086290494322083" table:style-name="ce6">
            <text:p>1.086</text:p>
          </table:table-cell>
          <table:table-cell office:value-type="float" office:value="56193.389663551177" table:style-name="ce5">
            <text:p><text:s/>56,1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6193.389663551177" table:style-name="ce5">
            <text:p><text:s/>56,193<text:s/></text:p>
          </table:table-cell>
          <table:table-cell office:value-type="float" office:value="1.011020232472839" table:style-name="ce6">
            <text:p>1.011</text:p>
          </table:table-cell>
          <table:table-cell office:value-type="float" office:value="56812.653881080339" table:style-name="ce5">
            <text:p><text:s/>56,813<text:s/></text:p>
          </table:table-cell>
          <table:table-cell office:value-type="float" office:value="1.0646910386473549" table:style-name="ce6">
            <text:p>1.065</text:p>
          </table:table-cell>
          <table:table-cell office:value-type="float" office:value="60487.923468960107" table:style-name="ce5">
            <text:p><text:s/>60,48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0487.923468960107" table:style-name="ce5">
            <text:p><text:s/>60,488<text:s/></text:p>
          </table:table-cell>
          <table:table-cell office:value-type="float" office:value="1.0279557062885527" table:style-name="ce6">
            <text:p>1.028</text:p>
          </table:table-cell>
          <table:table-cell office:value-type="float" office:value="62178.906091462806" table:style-name="ce5">
            <text:p><text:s/>62,179<text:s/></text:p>
          </table:table-cell>
          <table:table-cell office:value-type="float" office:value="1.0046596140539827" table:style-name="ce6">
            <text:p>1.005</text:p>
          </table:table-cell>
          <table:table-cell office:value-type="float" office:value="62468.635796147857" table:style-name="ce5">
            <text:p><text:s/>62,46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7996.689758647" table:style-name="ce5">
            <text:p><text:s/>27,99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7996.689758647" table:style-name="ce5">
            <text:p><text:s/>27,997<text:s/></text:p>
          </table:table-cell>
          <table:table-cell office:value-type="float" office:value="0.98679371448209141" table:style-name="ce6">
            <text:p>0.987</text:p>
          </table:table-cell>
          <table:table-cell office:value-type="float" office:value="27626.957480138" table:style-name="ce5">
            <text:p><text:s/>27,627<text:s/></text:p>
          </table:table-cell>
          <table:table-cell office:value-type="float" office:value="1.1259149368408345" table:style-name="ce6">
            <text:p>1.126</text:p>
          </table:table-cell>
          <table:table-cell office:value-type="float" office:value="31105.604086354" table:style-name="ce5">
            <text:p><text:s/>31,10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1105.604086354" table:style-name="ce5">
            <text:p><text:s/>31,106<text:s/></text:p>
          </table:table-cell>
          <table:table-cell office:value-type="float" office:value="0.98663404338939076" table:style-name="ce6">
            <text:p>0.987</text:p>
          </table:table-cell>
          <table:table-cell office:value-type="float" office:value="30689.847931789001" table:style-name="ce5">
            <text:p><text:s/>30,690<text:s/></text:p>
          </table:table-cell>
          <table:table-cell office:value-type="float" office:value="1.0573507173372427" table:style-name="ce6">
            <text:p>1.057</text:p>
          </table:table-cell>
          <table:table-cell office:value-type="float" office:value="32449.932725647999" table:style-name="ce5">
            <text:p><text:s/>32,4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2449.932725647999" table:style-name="ce5">
            <text:p><text:s/>32,450<text:s/></text:p>
          </table:table-cell>
          <table:table-cell office:value-type="float" office:value="1.0909166279528577" table:style-name="ce6">
            <text:p>1.091</text:p>
          </table:table-cell>
          <table:table-cell office:value-type="float" office:value="35400.171186361003" table:style-name="ce5">
            <text:p><text:s/>35,400<text:s/></text:p>
          </table:table-cell>
          <table:table-cell office:value-type="float" office:value="1.0377251221567971" table:style-name="ce6">
            <text:p>1.038</text:p>
          </table:table-cell>
          <table:table-cell office:value-type="float" office:value="36735.646968738001" table:style-name="ce5">
            <text:p><text:s/>36,73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735.646968738001" table:style-name="ce5">
            <text:p><text:s/>36,736<text:s/></text:p>
          </table:table-cell>
          <table:table-cell office:value-type="float" office:value="1.0462292657154566" table:style-name="ce6">
            <text:p>1.046</text:p>
          </table:table-cell>
          <table:table-cell office:value-type="float" office:value="38433.908953685001" table:style-name="ce5">
            <text:p><text:s/>38,434<text:s/></text:p>
          </table:table-cell>
          <table:table-cell office:value-type="float" office:value="0.97978611237016755" table:style-name="ce6">
            <text:p>0.980</text:p>
          </table:table-cell>
          <table:table-cell office:value-type="float" office:value="37657.010236919996" table:style-name="ce5">
            <text:p><text:s/>37,65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657.010236919996" table:style-name="ce5">
            <text:p><text:s/>37,657<text:s/></text:p>
          </table:table-cell>
          <table:table-cell office:value-type="float" office:value="1.0415893651030352" table:style-name="ce6">
            <text:p>1.042</text:p>
          </table:table-cell>
          <table:table-cell office:value-type="float" office:value="39223.141384351999" table:style-name="ce5">
            <text:p><text:s/>39,223<text:s/></text:p>
          </table:table-cell>
          <table:table-cell office:value-type="float" office:value="1.1728597949757515" table:style-name="ce6">
            <text:p>1.173</text:p>
          </table:table-cell>
          <table:table-cell office:value-type="float" office:value="46003.245562356002" table:style-name="ce5">
            <text:p><text:s/>46,0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6003.245562356002" table:style-name="ce5">
            <text:p><text:s/>46,003<text:s/></text:p>
          </table:table-cell>
          <table:table-cell office:value-type="float" office:value="1.0563224470927808" table:style-name="ce6">
            <text:p>1.056</text:p>
          </table:table-cell>
          <table:table-cell office:value-type="float" office:value="48594.260926638002" table:style-name="ce5">
            <text:p><text:s/>48,594<text:s/></text:p>
          </table:table-cell>
          <table:table-cell office:value-type="float" office:value="1.0336270396009715" table:style-name="ce6">
            <text:p>1.034</text:p>
          </table:table-cell>
          <table:table-cell office:value-type="float" office:value="50228.342063197997" table:style-name="ce5">
            <text:p><text:s/>50,22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0228.342063197997" table:style-name="ce5">
            <text:p><text:s/>50,228<text:s/></text:p>
          </table:table-cell>
          <table:table-cell office:value-type="float" office:value="1.0595446447309549" table:style-name="ce6">
            <text:p>1.060</text:p>
          </table:table-cell>
          <table:table-cell office:value-type="float" office:value="53219.170846776004" table:style-name="ce5">
            <text:p><text:s/>53,219<text:s/></text:p>
          </table:table-cell>
          <table:table-cell office:value-type="float" office:value="1.0365248927713191" table:style-name="ce6">
            <text:p>1.037</text:p>
          </table:table-cell>
          <table:table-cell office:value-type="float" office:value="55162.995355332998" table:style-name="ce5">
            <text:p><text:s/>55,16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5162.995355332998" table:style-name="ce5">
            <text:p><text:s/>55,163<text:s/></text:p>
          </table:table-cell>
          <table:table-cell office:value-type="float" office:value="1.0379800414326024" table:style-name="ce6">
            <text:p>1.038</text:p>
          </table:table-cell>
          <table:table-cell office:value-type="float" office:value="57258.088204474996" table:style-name="ce5">
            <text:p><text:s/>57,258<text:s/></text:p>
          </table:table-cell>
          <table:table-cell office:value-type="float" office:value="1.0701102726511789" table:style-name="ce6">
            <text:p>1.070</text:p>
          </table:table-cell>
          <table:table-cell office:value-type="float" office:value="61272.46837997598" table:style-name="ce5">
            <text:p><text:s/>61,27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1272.46837997598" table:style-name="ce5">
            <text:p><text:s/>61,272<text:s/></text:p>
          </table:table-cell>
          <table:table-cell office:value-type="float" office:value="1.053167674283102" table:style-name="ce6">
            <text:p>1.053</text:p>
          </table:table-cell>
          <table:table-cell office:value-type="float" office:value="64530.183021324214" table:style-name="ce5">
            <text:p><text:s/>64,530<text:s/></text:p>
          </table:table-cell>
          <table:table-cell office:value-type="float" office:value="1.1061022239759073" table:style-name="ce6">
            <text:p>1.106</text:p>
          </table:table-cell>
          <table:table-cell office:value-type="float" office:value="71376.978953459038" table:style-name="ce5">
            <text:p><text:s/>71,37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1376.978953459038" table:style-name="ce5">
            <text:p><text:s/>71,377<text:s/></text:p>
          </table:table-cell>
          <table:table-cell office:value-type="float" office:value="1.0513381446396635" table:style-name="ce6">
            <text:p>1.051</text:p>
          </table:table-cell>
          <table:table-cell office:value-type="float" office:value="75041.340622913936" table:style-name="ce5">
            <text:p><text:s/>75,041<text:s/></text:p>
          </table:table-cell>
          <table:table-cell office:value-type="float" office:value="1.0918677010932598" table:style-name="ce6">
            <text:p>1.092</text:p>
          </table:table-cell>
          <table:table-cell office:value-type="float" office:value="81935.216072897296" table:style-name="ce5">
            <text:p><text:s/>81,93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81935.216072897296" table:style-name="ce5">
            <text:p><text:s/>81,935<text:s/></text:p>
          </table:table-cell>
          <table:table-cell office:value-type="float" office:value="1.0234663338367194" table:style-name="ce6">
            <text:p>1.023</text:p>
          </table:table-cell>
          <table:table-cell office:value-type="float" office:value="83857.935206247639" table:style-name="ce5">
            <text:p><text:s/>83,858<text:s/></text:p>
          </table:table-cell>
          <table:table-cell office:value-type="float" office:value="1.1250515647326842" table:style-name="ce6">
            <text:p>1.125</text:p>
          </table:table-cell>
          <table:table-cell office:value-type="float" office:value="94344.501219040962" table:style-name="ce5">
            <text:p><text:s/>94,34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4344.501219040962" table:style-name="ce5">
            <text:p><text:s/>94,345<text:s/></text:p>
          </table:table-cell>
          <table:table-cell office:value-type="float" office:value="0.97351692722830097" table:style-name="ce6">
            <text:p>0.974</text:p>
          </table:table-cell>
          <table:table-cell office:value-type="float" office:value="91845.968927647453" table:style-name="ce5">
            <text:p><text:s/>91,846<text:s/></text:p>
          </table:table-cell>
          <table:table-cell office:value-type="float" office:value="0.97478011816874244" table:style-name="ce6">
            <text:p>0.975</text:p>
          </table:table-cell>
          <table:table-cell office:value-type="float" office:value="89529.624444614819" table:style-name="ce5">
            <text:p><text:s/>89,53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9529.624444614819" table:style-name="ce5">
            <text:p><text:s/>89,530<text:s/></text:p>
          </table:table-cell>
          <table:table-cell office:value-type="float" office:value="0.95057136348717464" table:style-name="ce6">
            <text:p>0.951</text:p>
          </table:table-cell>
          <table:table-cell office:value-type="float" office:value="85104.297180812195" table:style-name="ce5">
            <text:p><text:s/>85,104<text:s/></text:p>
          </table:table-cell>
          <table:table-cell office:value-type="float" office:value="1.1541809778530421" table:style-name="ce6">
            <text:p>1.154</text:p>
          </table:table-cell>
          <table:table-cell office:value-type="float" office:value="98225.760939645712" table:style-name="ce5">
            <text:p><text:s/>98,22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8225.760939645712" table:style-name="ce5">
            <text:p><text:s/>98,226<text:s/></text:p>
          </table:table-cell>
          <table:table-cell office:value-type="float" office:value="0.94694803794616678" table:style-name="ce6">
            <text:p>0.947</text:p>
          </table:table-cell>
          <table:table-cell office:value-type="float" office:value="93014.691597566722" table:style-name="ce5">
            <text:p><text:s/>93,015<text:s/></text:p>
          </table:table-cell>
          <table:table-cell office:value-type="float" office:value="1.0366829519056946" table:style-name="ce6">
            <text:p>1.037</text:p>
          </table:table-cell>
          <table:table-cell office:value-type="float" office:value="96426.745055963285" table:style-name="ce5">
            <text:p><text:s/>96,42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6426.745055963285" table:style-name="ce5">
            <text:p><text:s/>96,427<text:s/></text:p>
          </table:table-cell>
          <table:table-cell office:value-type="float" office:value="0.91269061816092401" table:style-name="ce6">
            <text:p>0.913</text:p>
          </table:table-cell>
          <table:table-cell office:value-type="float" office:value="88007.785552372952" table:style-name="ce5">
            <text:p><text:s/>88,008<text:s/></text:p>
          </table:table-cell>
          <table:table-cell office:value-type="float" office:value="1.066880280271975" table:style-name="ce6">
            <text:p>1.067</text:p>
          </table:table-cell>
          <table:table-cell office:value-type="float" office:value="93893.770916231544" table:style-name="ce5">
            <text:p><text:s/>93,8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3893.770916231544" table:style-name="ce5">
            <text:p><text:s/>93,894<text:s/></text:p>
          </table:table-cell>
          <table:table-cell office:value-type="float" office:value="1.019226528974825" table:style-name="ce6">
            <text:p>1.019</text:p>
          </table:table-cell>
          <table:table-cell office:value-type="float" office:value="95699.022223308042" table:style-name="ce5">
            <text:p><text:s/>95,699<text:s/></text:p>
          </table:table-cell>
          <table:table-cell office:value-type="float" office:value="1.0395495718251029" table:style-name="ce6">
            <text:p>1.040</text:p>
          </table:table-cell>
          <table:table-cell office:value-type="float" office:value="99483.877576320883" table:style-name="ce5">
            <text:p><text:s/>99,48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5337.248584604" table:style-name="ce5">
            <text:p><text:s/>15,33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5337.248584604" table:style-name="ce5">
            <text:p><text:s/>15,337<text:s/></text:p>
          </table:table-cell>
          <table:table-cell office:value-type="float" office:value="1.0047494780920565" table:style-name="ce6">
            <text:p>1.005</text:p>
          </table:table-cell>
          <table:table-cell office:value-type="float" office:value="15410.092510749" table:style-name="ce5">
            <text:p><text:s/>15,410<text:s/></text:p>
          </table:table-cell>
          <table:table-cell office:value-type="float" office:value="1.0430786692399119" table:style-name="ce6">
            <text:p>1.043</text:p>
          </table:table-cell>
          <table:table-cell office:value-type="float" office:value="16073.938788976" table:style-name="ce5">
            <text:p><text:s/>16,07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6073.938788976" table:style-name="ce5">
            <text:p><text:s/>16,074<text:s/></text:p>
          </table:table-cell>
          <table:table-cell office:value-type="float" office:value="0.97637400018784115" table:style-name="ce6">
            <text:p>0.976</text:p>
          </table:table-cell>
          <table:table-cell office:value-type="float" office:value="15694.175914166999" table:style-name="ce5">
            <text:p><text:s/>15,694<text:s/></text:p>
          </table:table-cell>
          <table:table-cell office:value-type="float" office:value="1.0880861205860501" table:style-name="ce6">
            <text:p>1.088</text:p>
          </table:table-cell>
          <table:table-cell office:value-type="float" office:value="17076.614986240998" table:style-name="ce5">
            <text:p><text:s/>17,0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7076.614986240998" table:style-name="ce5">
            <text:p><text:s/>17,077<text:s/></text:p>
          </table:table-cell>
          <table:table-cell office:value-type="float" office:value="1.1056538502167843" table:style-name="ce6">
            <text:p>1.106</text:p>
          </table:table-cell>
          <table:table-cell office:value-type="float" office:value="18880.825108207002" table:style-name="ce5">
            <text:p><text:s/>18,881<text:s/></text:p>
          </table:table-cell>
          <table:table-cell office:value-type="float" office:value="0.95891402161901229" table:style-name="ce6">
            <text:p>0.959</text:p>
          </table:table-cell>
          <table:table-cell office:value-type="float" office:value="18105.087935995998" table:style-name="ce5">
            <text:p><text:s/>18,105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8105.087935995998" table:style-name="ce5">
            <text:p><text:s/>18,105<text:s/></text:p>
          </table:table-cell>
          <table:table-cell office:value-type="float" office:value="1.0551715101400336" table:style-name="ce6">
            <text:p>1.055</text:p>
          </table:table-cell>
          <table:table-cell office:value-type="float" office:value="19103.972978643" table:style-name="ce5">
            <text:p><text:s/>19,104<text:s/></text:p>
          </table:table-cell>
          <table:table-cell office:value-type="float" office:value="1.0711617232371402" table:style-name="ce6">
            <text:p>1.071</text:p>
          </table:table-cell>
          <table:table-cell office:value-type="float" office:value="20463.444616478999" table:style-name="ce5">
            <text:p><text:s/>20,46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463.444616478999" table:style-name="ce5">
            <text:p><text:s/>20,463<text:s/></text:p>
          </table:table-cell>
          <table:table-cell office:value-type="float" office:value="1.0416073067865297" table:style-name="ce6">
            <text:p>1.042</text:p>
          </table:table-cell>
          <table:table-cell office:value-type="float" office:value="21314.873434546" table:style-name="ce5">
            <text:p><text:s/>21,315<text:s/></text:p>
          </table:table-cell>
          <table:table-cell office:value-type="float" office:value="1.2007607604047283" table:style-name="ce6">
            <text:p>1.201</text:p>
          </table:table-cell>
          <table:table-cell office:value-type="float" office:value="25594.063633195998" table:style-name="ce5">
            <text:p><text:s/>25,59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594.063633195998" table:style-name="ce5">
            <text:p><text:s/>25,594<text:s/></text:p>
          </table:table-cell>
          <table:table-cell office:value-type="float" office:value="1.0553752514429466" table:style-name="ce6">
            <text:p>1.055</text:p>
          </table:table-cell>
          <table:table-cell office:value-type="float" office:value="27011.341342331001" table:style-name="ce5">
            <text:p><text:s/>27,011<text:s/></text:p>
          </table:table-cell>
          <table:table-cell office:value-type="float" office:value="0.88942073355686813" table:style-name="ce6">
            <text:p>0.889</text:p>
          </table:table-cell>
          <table:table-cell office:value-type="float" office:value="24024.447031050997" table:style-name="ce5">
            <text:p><text:s/>24,0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4024.447031050997" table:style-name="ce5">
            <text:p><text:s/>24,024<text:s/></text:p>
          </table:table-cell>
          <table:table-cell office:value-type="float" office:value="1.0574289694285481" table:style-name="ce6">
            <text:p>1.057</text:p>
          </table:table-cell>
          <table:table-cell office:value-type="float" office:value="25404.146265134998" table:style-name="ce5">
            <text:p><text:s/>25,404<text:s/></text:p>
          </table:table-cell>
          <table:table-cell office:value-type="float" office:value="0.88800039377879569" table:style-name="ce6">
            <text:p>0.888</text:p>
          </table:table-cell>
          <table:table-cell office:value-type="float" office:value="22558.891887054" table:style-name="ce5">
            <text:p><text:s/>22,55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558.891887054" table:style-name="ce5">
            <text:p><text:s/>22,559<text:s/></text:p>
          </table:table-cell>
          <table:table-cell office:value-type="float" office:value="1.0374542977896837" table:style-name="ce6">
            <text:p>1.037</text:p>
          </table:table-cell>
          <table:table-cell office:value-type="float" office:value="23403.819341597002" table:style-name="ce5">
            <text:p><text:s/>23,404<text:s/></text:p>
          </table:table-cell>
          <table:table-cell office:value-type="float" office:value="1.0733019664270276" table:style-name="ce6">
            <text:p>1.073</text:p>
          </table:table-cell>
          <table:table-cell office:value-type="float" office:value="25119.365321238962" table:style-name="ce5">
            <text:p><text:s/>25,11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119.365321238962" table:style-name="ce5">
            <text:p><text:s/>25,119<text:s/></text:p>
          </table:table-cell>
          <table:table-cell office:value-type="float" office:value="1.0506749950200973" table:style-name="ce6">
            <text:p>1.051</text:p>
          </table:table-cell>
          <table:table-cell office:value-type="float" office:value="26392.289033800749" table:style-name="ce5">
            <text:p><text:s/>26,392<text:s/></text:p>
          </table:table-cell>
          <table:table-cell office:value-type="float" office:value="1.1313530812949406" table:style-name="ce6">
            <text:p>1.131</text:p>
          </table:table-cell>
          <table:table-cell office:value-type="float" office:value="29858.997520817149" table:style-name="ce5">
            <text:p><text:s/>29,85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9858.997520817149" table:style-name="ce5">
            <text:p><text:s/>29,859<text:s/></text:p>
          </table:table-cell>
          <table:table-cell office:value-type="float" office:value="1.0601197451212403" table:style-name="ce6">
            <text:p>1.060</text:p>
          </table:table-cell>
          <table:table-cell office:value-type="float" office:value="31654.11284134442" table:style-name="ce5">
            <text:p><text:s/>31,654<text:s/></text:p>
          </table:table-cell>
          <table:table-cell office:value-type="float" office:value="1.1321004348964048" table:style-name="ce6">
            <text:p>1.132</text:p>
          </table:table-cell>
          <table:table-cell office:value-type="float" office:value="35835.634913945891" table:style-name="ce5">
            <text:p><text:s/>35,8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5835.634913945891" table:style-name="ce5">
            <text:p><text:s/>35,836<text:s/></text:p>
          </table:table-cell>
          <table:table-cell office:value-type="float" office:value="1.0271846473693491" table:style-name="ce6">
            <text:p>1.027</text:p>
          </table:table-cell>
          <table:table-cell office:value-type="float" office:value="36809.814012338247" table:style-name="ce5">
            <text:p><text:s/>36,810<text:s/></text:p>
          </table:table-cell>
          <table:table-cell office:value-type="float" office:value="1.1370319746842192" table:style-name="ce6">
            <text:p>1.137</text:p>
          </table:table-cell>
          <table:table-cell office:value-type="float" office:value="41853.935514207798" table:style-name="ce5">
            <text:p><text:s/>41,85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853.935514207798" table:style-name="ce5">
            <text:p><text:s/>41,854<text:s/></text:p>
          </table:table-cell>
          <table:table-cell office:value-type="float" office:value="0.97681040599022972" table:style-name="ce6">
            <text:p>0.977</text:p>
          </table:table-cell>
          <table:table-cell office:value-type="float" office:value="40883.359741922221" table:style-name="ce5">
            <text:p><text:s/>40,883<text:s/></text:p>
          </table:table-cell>
          <table:table-cell office:value-type="float" office:value="0.85648966303061058" table:style-name="ce6">
            <text:p>0.856</text:p>
          </table:table-cell>
          <table:table-cell office:value-type="float" office:value="35016.175008918188" table:style-name="ce5">
            <text:p><text:s/>35,01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016.175008918188" table:style-name="ce5">
            <text:p><text:s/>35,016<text:s/></text:p>
          </table:table-cell>
          <table:table-cell office:value-type="float" office:value="0.9624109692616879" table:style-name="ce6">
            <text:p>0.962</text:p>
          </table:table-cell>
          <table:table-cell office:value-type="float" office:value="33699.950930169849" table:style-name="ce5">
            <text:p><text:s/>33,700<text:s/></text:p>
          </table:table-cell>
          <table:table-cell office:value-type="float" office:value="1.2706642063884985" table:style-name="ce6">
            <text:p>1.271</text:p>
          </table:table-cell>
          <table:table-cell office:value-type="float" office:value="42821.321404015616" table:style-name="ce5">
            <text:p><text:s/>42,82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821.321404015616" table:style-name="ce5">
            <text:p><text:s/>42,821<text:s/></text:p>
          </table:table-cell>
          <table:table-cell office:value-type="float" office:value="0.94089242179565247" table:style-name="ce6">
            <text:p>0.941</text:p>
          </table:table-cell>
          <table:table-cell office:value-type="float" office:value="40290.256800314266" table:style-name="ce5">
            <text:p><text:s/>40,290<text:s/></text:p>
          </table:table-cell>
          <table:table-cell office:value-type="float" office:value="0.94919868127116991" table:style-name="ce6">
            <text:p>0.949</text:p>
          </table:table-cell>
          <table:table-cell office:value-type="float" office:value="38243.458622935083" table:style-name="ce5">
            <text:p><text:s/>38,24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8243.458622935083" table:style-name="ce5">
            <text:p><text:s/>38,243<text:s/></text:p>
          </table:table-cell>
          <table:table-cell office:value-type="float" office:value="0.90416128683904495" table:style-name="ce6">
            <text:p>0.904</text:p>
          </table:table-cell>
          <table:table-cell office:value-type="float" office:value="34578.254761688753" table:style-name="ce5">
            <text:p><text:s/>34,578<text:s/></text:p>
          </table:table-cell>
          <table:table-cell office:value-type="float" office:value="1.1272303736913716" table:style-name="ce6">
            <text:p>1.127</text:p>
          </table:table-cell>
          <table:table-cell office:value-type="float" office:value="38977.659036613863" table:style-name="ce5">
            <text:p><text:s/>38,97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977.659036613863" table:style-name="ce5">
            <text:p><text:s/>38,978<text:s/></text:p>
          </table:table-cell>
          <table:table-cell office:value-type="float" office:value="1.0116217238832399" table:style-name="ce6">
            <text:p>1.012</text:p>
          </table:table-cell>
          <table:table-cell office:value-type="float" office:value="39430.646627552458" table:style-name="ce5">
            <text:p><text:s/>39,431<text:s/></text:p>
          </table:table-cell>
          <table:table-cell office:value-type="float" office:value="1.0391316039365388" table:style-name="ce6">
            <text:p>1.039</text:p>
          </table:table-cell>
          <table:table-cell office:value-type="float" office:value="40973.631074343459" table:style-name="ce5">
            <text:p><text:s/>40,97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659.441174042999" table:style-name="ce5">
            <text:p><text:s/>12,65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659.441174042999" table:style-name="ce5">
            <text:p><text:s/>12,659<text:s/></text:p>
          </table:table-cell>
          <table:table-cell office:value-type="float" office:value="0.96503983086066547" table:style-name="ce6">
            <text:p>0.965</text:p>
          </table:table-cell>
          <table:table-cell office:value-type="float" office:value="12216.864969389" table:style-name="ce5">
            <text:p><text:s/>12,217<text:s/></text:p>
          </table:table-cell>
          <table:table-cell office:value-type="float" office:value="1.2304028353462089" table:style-name="ce6">
            <text:p>1.230</text:p>
          </table:table-cell>
          <table:table-cell office:value-type="float" office:value="15031.665297378" table:style-name="ce5">
            <text:p><text:s/>15,03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5031.665297378" table:style-name="ce5">
            <text:p><text:s/>15,032<text:s/></text:p>
          </table:table-cell>
          <table:table-cell office:value-type="float" office:value="0.9976055028472276" table:style-name="ce6">
            <text:p>0.998</text:p>
          </table:table-cell>
          <table:table-cell office:value-type="float" office:value="14995.672017622002" table:style-name="ce5">
            <text:p><text:s/>14,996<text:s/></text:p>
          </table:table-cell>
          <table:table-cell office:value-type="float" office:value="1.0251836477445766" table:style-name="ce6">
            <text:p>1.025</text:p>
          </table:table-cell>
          <table:table-cell office:value-type="float" office:value="15373.317739406999" table:style-name="ce5">
            <text:p><text:s/>15,3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373.317739406999" table:style-name="ce5">
            <text:p><text:s/>15,373<text:s/></text:p>
          </table:table-cell>
          <table:table-cell office:value-type="float" office:value="1.0745465850750839" table:style-name="ce6">
            <text:p>1.075</text:p>
          </table:table-cell>
          <table:table-cell office:value-type="float" office:value="16519.346078153998" table:style-name="ce5">
            <text:p><text:s/>16,519<text:s/></text:p>
          </table:table-cell>
          <table:table-cell office:value-type="float" office:value="1.1278024532326962" table:style-name="ce6">
            <text:p>1.128</text:p>
          </table:table-cell>
          <table:table-cell office:value-type="float" office:value="18630.559032742" table:style-name="ce5">
            <text:p><text:s/>18,63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8630.559032742" table:style-name="ce5">
            <text:p><text:s/>18,631<text:s/></text:p>
          </table:table-cell>
          <table:table-cell office:value-type="float" office:value="1.0375392354609911" table:style-name="ce6">
            <text:p>1.038</text:p>
          </table:table-cell>
          <table:table-cell office:value-type="float" office:value="19329.935975041997" table:style-name="ce5">
            <text:p><text:s/>19,330<text:s/></text:p>
          </table:table-cell>
          <table:table-cell office:value-type="float" office:value="0.88947866369762474" table:style-name="ce6">
            <text:p>0.889</text:p>
          </table:table-cell>
          <table:table-cell office:value-type="float" office:value="17193.565620440997" table:style-name="ce5">
            <text:p><text:s/>17,1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193.565620440997" table:style-name="ce5">
            <text:p><text:s/>17,194<text:s/></text:p>
          </table:table-cell>
          <table:table-cell office:value-type="float" office:value="1.0415680112631964" table:style-name="ce6">
            <text:p>1.042</text:p>
          </table:table-cell>
          <table:table-cell office:value-type="float" office:value="17908.267949805995" table:style-name="ce5">
            <text:p><text:s/>17,908<text:s/></text:p>
          </table:table-cell>
          <table:table-cell office:value-type="float" office:value="1.1396513602746881" table:style-name="ce6">
            <text:p>1.140</text:p>
          </table:table-cell>
          <table:table-cell office:value-type="float" office:value="20409.181929160004" table:style-name="ce5">
            <text:p><text:s/>20,40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409.181929160004" table:style-name="ce5">
            <text:p><text:s/>20,409<text:s/></text:p>
          </table:table-cell>
          <table:table-cell office:value-type="float" office:value="1.0575102745039475" table:style-name="ce6">
            <text:p>1.058</text:p>
          </table:table-cell>
          <table:table-cell office:value-type="float" office:value="21582.919584306997" table:style-name="ce5">
            <text:p><text:s/>21,583<text:s/></text:p>
          </table:table-cell>
          <table:table-cell office:value-type="float" office:value="1.2141033528753877" table:style-name="ce6">
            <text:p>1.214</text:p>
          </table:table-cell>
          <table:table-cell office:value-type="float" office:value="26203.895032147" table:style-name="ce5">
            <text:p><text:s/>26,2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6203.895032147" table:style-name="ce5">
            <text:p><text:s/>26,204<text:s/></text:p>
          </table:table-cell>
          <table:table-cell office:value-type="float" office:value="1.0614843536625935" table:style-name="ce6">
            <text:p>1.061</text:p>
          </table:table-cell>
          <table:table-cell office:value-type="float" office:value="27815.024581641002" table:style-name="ce5">
            <text:p><text:s/>27,815<text:s/></text:p>
          </table:table-cell>
          <table:table-cell office:value-type="float" office:value="1.1721759717515754" table:style-name="ce6">
            <text:p>1.172</text:p>
          </table:table-cell>
          <table:table-cell office:value-type="float" office:value="32604.103468278998" table:style-name="ce5">
            <text:p><text:s/>32,6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604.103468278998" table:style-name="ce5">
            <text:p><text:s/>32,604<text:s/></text:p>
          </table:table-cell>
          <table:table-cell office:value-type="float" office:value="1.0383438052763911" table:style-name="ce6">
            <text:p>1.038</text:p>
          </table:table-cell>
          <table:table-cell office:value-type="float" office:value="33854.268862878002" table:style-name="ce5">
            <text:p><text:s/>33,854<text:s/></text:p>
          </table:table-cell>
          <table:table-cell office:value-type="float" office:value="1.0679038204951385" table:style-name="ce6">
            <text:p>1.068</text:p>
          </table:table-cell>
          <table:table-cell office:value-type="float" office:value="36153.103058737026" table:style-name="ce5">
            <text:p><text:s/>36,15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6153.103058737026" table:style-name="ce5">
            <text:p><text:s/>36,153<text:s/></text:p>
          </table:table-cell>
          <table:table-cell office:value-type="float" office:value="1.0548996008879736" table:style-name="ce6">
            <text:p>1.055</text:p>
          </table:table-cell>
          <table:table-cell office:value-type="float" office:value="38137.893987523457" table:style-name="ce5">
            <text:p><text:s/>38,138<text:s/></text:p>
          </table:table-cell>
          <table:table-cell office:value-type="float" office:value="1.0886280570768854" table:style-name="ce6">
            <text:p>1.089</text:p>
          </table:table-cell>
          <table:table-cell office:value-type="float" office:value="41517.981432641893" table:style-name="ce5">
            <text:p><text:s/>41,51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1517.981432641893" table:style-name="ce5">
            <text:p><text:s/>41,518<text:s/></text:p>
          </table:table-cell>
          <table:table-cell office:value-type="float" office:value="1.0450225729774523" table:style-name="ce6">
            <text:p>1.045</text:p>
          </table:table-cell>
          <table:table-cell office:value-type="float" office:value="43387.22778156952" table:style-name="ce5">
            <text:p><text:s/>43,387<text:s/></text:p>
          </table:table-cell>
          <table:table-cell office:value-type="float" office:value="1.0625150191903725" table:style-name="ce6">
            <text:p>1.063</text:p>
          </table:table-cell>
          <table:table-cell office:value-type="float" office:value="46099.581158951398" table:style-name="ce5">
            <text:p><text:s/>46,10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6099.581158951398" table:style-name="ce5">
            <text:p><text:s/>46,100<text:s/></text:p>
          </table:table-cell>
          <table:table-cell office:value-type="float" office:value="1.020575892689511" table:style-name="ce6">
            <text:p>1.021</text:p>
          </table:table-cell>
          <table:table-cell office:value-type="float" office:value="47048.121193909385" table:style-name="ce5">
            <text:p><text:s/>47,048<text:s/></text:p>
          </table:table-cell>
          <table:table-cell office:value-type="float" office:value="1.1156782539411652" table:style-name="ce6">
            <text:p>1.116</text:p>
          </table:table-cell>
          <table:table-cell office:value-type="float" office:value="52490.565704833156" table:style-name="ce5">
            <text:p><text:s/>52,49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2490.565704833156" table:style-name="ce5">
            <text:p><text:s/>52,491<text:s/></text:p>
          </table:table-cell>
          <table:table-cell office:value-type="float" office:value="0.97089083536077725" table:style-name="ce6">
            <text:p>0.971</text:p>
          </table:table-cell>
          <table:table-cell office:value-type="float" office:value="50962.609185725225" table:style-name="ce5">
            <text:p><text:s/>50,963<text:s/></text:p>
          </table:table-cell>
          <table:table-cell office:value-type="float" office:value="1.0696754013718357" table:style-name="ce6">
            <text:p>1.070</text:p>
          </table:table-cell>
          <table:table-cell office:value-type="float" office:value="54513.449435696632" table:style-name="ce5">
            <text:p><text:s/>54,51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4513.449435696632" table:style-name="ce5">
            <text:p><text:s/>54,513<text:s/></text:p>
          </table:table-cell>
          <table:table-cell office:value-type="float" office:value="0.9429663098329204" table:style-name="ce6">
            <text:p>0.943</text:p>
          </table:table-cell>
          <table:table-cell office:value-type="float" office:value="51404.346250642346" table:style-name="ce5">
            <text:p><text:s/>51,404<text:s/></text:p>
          </table:table-cell>
          <table:table-cell office:value-type="float" office:value="1.0778162466162626" table:style-name="ce6">
            <text:p>1.078</text:p>
          </table:table-cell>
          <table:table-cell office:value-type="float" office:value="55404.439535630088" table:style-name="ce5">
            <text:p><text:s/>55,40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5404.439535630088" table:style-name="ce5">
            <text:p><text:s/>55,404<text:s/></text:p>
          </table:table-cell>
          <table:table-cell office:value-type="float" office:value="0.95162833951863846" table:style-name="ce6">
            <text:p>0.952</text:p>
          </table:table-cell>
          <table:table-cell office:value-type="float" office:value="52724.434797252463" table:style-name="ce5">
            <text:p><text:s/>52,724<text:s/></text:p>
          </table:table-cell>
          <table:table-cell office:value-type="float" office:value="1.1035355173889927" table:style-name="ce6">
            <text:p>1.104</text:p>
          </table:table-cell>
          <table:table-cell office:value-type="float" office:value="58183.286433028203" table:style-name="ce5">
            <text:p><text:s/>58,18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8183.286433028203" table:style-name="ce5">
            <text:p><text:s/>58,183<text:s/></text:p>
          </table:table-cell>
          <table:table-cell office:value-type="float" office:value="0.91829688672165666" table:style-name="ce6">
            <text:p>0.918</text:p>
          </table:table-cell>
          <table:table-cell office:value-type="float" office:value="53429.530790684206" table:style-name="ce5">
            <text:p><text:s/>53,430<text:s/></text:p>
          </table:table-cell>
          <table:table-cell office:value-type="float" office:value="1.0278232106277951" table:style-name="ce6">
            <text:p>1.028</text:p>
          </table:table-cell>
          <table:table-cell office:value-type="float" office:value="54916.111879617674" table:style-name="ce5">
            <text:p><text:s/>54,91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4916.111879617674" table:style-name="ce5">
            <text:p><text:s/>54,916<text:s/></text:p>
          </table:table-cell>
          <table:table-cell office:value-type="float" office:value="1.0246241707552461" table:style-name="ce6">
            <text:p>1.025</text:p>
          </table:table-cell>
          <table:table-cell office:value-type="float" office:value="56268.375595755584" table:style-name="ce5">
            <text:p><text:s/>56,268<text:s/></text:p>
          </table:table-cell>
          <table:table-cell office:value-type="float" office:value="1.0398424671493616" table:style-name="ce6">
            <text:p>1.040</text:p>
          </table:table-cell>
          <table:table-cell office:value-type="float" office:value="58510.246501977417" table:style-name="ce5">
            <text:p><text:s/>58,51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605.733922890002" table:style-name="ce5">
            <text:p><text:s/>43,60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605.733922890002" table:style-name="ce5">
            <text:p><text:s/>43,606<text:s/></text:p>
          </table:table-cell>
          <table:table-cell office:value-type="float" office:value="1.011579258144832" table:style-name="ce6">
            <text:p>1.012</text:p>
          </table:table-cell>
          <table:table-cell office:value-type="float" office:value="44110.655972578003" table:style-name="ce5">
            <text:p><text:s/>44,111<text:s/></text:p>
          </table:table-cell>
          <table:table-cell office:value-type="float" office:value="1.0786989950566839" table:style-name="ce6">
            <text:p>1.079</text:p>
          </table:table-cell>
          <table:table-cell office:value-type="float" office:value="47582.120268911" table:style-name="ce5">
            <text:p><text:s/>47,58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7582.120268911" table:style-name="ce5">
            <text:p><text:s/>47,582<text:s/></text:p>
          </table:table-cell>
          <table:table-cell office:value-type="float" office:value="1.0383637913983561" table:style-name="ce6">
            <text:p>1.038</text:p>
          </table:table-cell>
          <table:table-cell office:value-type="float" office:value="49407.550805198996" table:style-name="ce5">
            <text:p><text:s/>49,408<text:s/></text:p>
          </table:table-cell>
          <table:table-cell office:value-type="float" office:value="1.07791146993372" table:style-name="ce6">
            <text:p>1.078</text:p>
          </table:table-cell>
          <table:table-cell office:value-type="float" office:value="53256.965714257007" table:style-name="ce5">
            <text:p><text:s/>53,2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256.965714257007" table:style-name="ce5">
            <text:p><text:s/>53,257<text:s/></text:p>
          </table:table-cell>
          <table:table-cell office:value-type="float" office:value="1.0137482324080658" table:style-name="ce6">
            <text:p>1.014</text:p>
          </table:table-cell>
          <table:table-cell office:value-type="float" office:value="53989.154856245004" table:style-name="ce5">
            <text:p><text:s/>53,989<text:s/></text:p>
          </table:table-cell>
          <table:table-cell office:value-type="float" office:value="1.0877892100590227" table:style-name="ce6">
            <text:p>1.088</text:p>
          </table:table-cell>
          <table:table-cell office:value-type="float" office:value="58728.820112829002" table:style-name="ce5">
            <text:p><text:s/>58,72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8728.820112829002" table:style-name="ce5">
            <text:p><text:s/>58,729<text:s/></text:p>
          </table:table-cell>
          <table:table-cell office:value-type="float" office:value="1.0278209860221263" table:style-name="ce6">
            <text:p>1.028</text:p>
          </table:table-cell>
          <table:table-cell office:value-type="float" office:value="60362.713796283999" table:style-name="ce5">
            <text:p><text:s/>60,363<text:s/></text:p>
          </table:table-cell>
          <table:table-cell office:value-type="float" office:value="1.0551463987660861" table:style-name="ce6">
            <text:p>1.055</text:p>
          </table:table-cell>
          <table:table-cell office:value-type="float" office:value="63691.500081897" table:style-name="ce5">
            <text:p><text:s/>63,69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3691.500081897" table:style-name="ce5">
            <text:p><text:s/>63,692<text:s/></text:p>
          </table:table-cell>
          <table:table-cell office:value-type="float" office:value="1.0444113485697437" table:style-name="ce6">
            <text:p>1.044</text:p>
          </table:table-cell>
          <table:table-cell office:value-type="float" office:value="66520.125492963998" table:style-name="ce5">
            <text:p><text:s/>66,520<text:s/></text:p>
          </table:table-cell>
          <table:table-cell office:value-type="float" office:value="1.0721209834320811" table:style-name="ce6">
            <text:p>1.072</text:p>
          </table:table-cell>
          <table:table-cell office:value-type="float" office:value="71317.622361542002" table:style-name="ce5">
            <text:p><text:s/>71,3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1317.622361542002" table:style-name="ce5">
            <text:p><text:s/>71,318<text:s/></text:p>
          </table:table-cell>
          <table:table-cell office:value-type="float" office:value="1.0001587859447361" table:style-name="ce6">
            <text:p>1.000</text:p>
          </table:table-cell>
          <table:table-cell office:value-type="float" office:value="71328.946597585003" table:style-name="ce5">
            <text:p><text:s/>71,329<text:s/></text:p>
          </table:table-cell>
          <table:table-cell office:value-type="float" office:value="1.1133421380802462" table:style-name="ce6">
            <text:p>1.113</text:p>
          </table:table-cell>
          <table:table-cell office:value-type="float" office:value="79413.521911966993" table:style-name="ce5">
            <text:p><text:s/>79,4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9413.521911966993" table:style-name="ce5">
            <text:p><text:s/>79,414<text:s/></text:p>
          </table:table-cell>
          <table:table-cell office:value-type="float" office:value="1.0472686705117575" table:style-name="ce6">
            <text:p>1.047</text:p>
          </table:table-cell>
          <table:table-cell office:value-type="float" office:value="83167.293513401994" table:style-name="ce5">
            <text:p><text:s/>83,167<text:s/></text:p>
          </table:table-cell>
          <table:table-cell office:value-type="float" office:value="1.0265861367128739" table:style-name="ce6">
            <text:p>1.027</text:p>
          </table:table-cell>
          <table:table-cell office:value-type="float" office:value="85378.390548789001" table:style-name="ce5">
            <text:p><text:s/>85,3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5378.390548789001" table:style-name="ce5">
            <text:p><text:s/>85,378<text:s/></text:p>
          </table:table-cell>
          <table:table-cell office:value-type="float" office:value="1.0193099239398509" table:style-name="ce6">
            <text:p>1.019</text:p>
          </table:table-cell>
          <table:table-cell office:value-type="float" office:value="87027.040776393012" table:style-name="ce5">
            <text:p><text:s/>87,027<text:s/></text:p>
          </table:table-cell>
          <table:table-cell office:value-type="float" office:value="1.0980331420022362" table:style-name="ce6">
            <text:p>1.098</text:p>
          </table:table-cell>
          <table:table-cell office:value-type="float" office:value="95558.575022859543" table:style-name="ce5">
            <text:p><text:s/>95,55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5558.575022859543" table:style-name="ce5">
            <text:p><text:s/>95,559<text:s/></text:p>
          </table:table-cell>
          <table:table-cell office:value-type="float" office:value="1.0212097916411789" table:style-name="ce6">
            <text:p>1.021</text:p>
          </table:table-cell>
          <table:table-cell office:value-type="float" office:value="97585.352488622346" table:style-name="ce5">
            <text:p><text:s/>97,585<text:s/></text:p>
          </table:table-cell>
          <table:table-cell office:value-type="float" office:value="1.0949281394625994" table:style-name="ce6">
            <text:p>1.095</text:p>
          </table:table-cell>
          <table:table-cell office:value-type="float" office:value="106848.94843916921" table:style-name="ce5">
            <text:p><text:s/>106,84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6848.94843916921" table:style-name="ce5">
            <text:p><text:s/>106,849<text:s/></text:p>
          </table:table-cell>
          <table:table-cell office:value-type="float" office:value="1.0284881926044787" table:style-name="ce6">
            <text:p>1.028</text:p>
          </table:table-cell>
          <table:table-cell office:value-type="float" office:value="109892.88186189026" table:style-name="ce5">
            <text:p><text:s/>109,893<text:s/></text:p>
          </table:table-cell>
          <table:table-cell office:value-type="float" office:value="1.0575093600503809" table:style-name="ce6">
            <text:p>1.058</text:p>
          </table:table-cell>
          <table:table-cell office:value-type="float" office:value="116212.75117185968" table:style-name="ce5">
            <text:p><text:s/>116,213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16212.75117185968" table:style-name="ce5">
            <text:p><text:s/>116,213<text:s/></text:p>
          </table:table-cell>
          <table:table-cell office:value-type="float" office:value="1.0150238350832366" table:style-name="ce6">
            <text:p>1.015</text:p>
          </table:table-cell>
          <table:table-cell office:value-type="float" office:value="117958.71238003489" table:style-name="ce5">
            <text:p><text:s/>117,959<text:s/></text:p>
          </table:table-cell>
          <table:table-cell office:value-type="float" office:value="1.1132664091678106" table:style-name="ce6">
            <text:p>1.113</text:p>
          </table:table-cell>
          <table:table-cell office:value-type="float" office:value="131319.47216137999" table:style-name="ce5">
            <text:p><text:s/>131,31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1319.47216137999" table:style-name="ce5">
            <text:p><text:s/>131,319<text:s/></text:p>
          </table:table-cell>
          <table:table-cell office:value-type="float" office:value="1.014949788392171" table:style-name="ce6">
            <text:p>1.015</text:p>
          </table:table-cell>
          <table:table-cell office:value-type="float" office:value="133282.67048196425" table:style-name="ce5">
            <text:p><text:s/>133,283<text:s/></text:p>
          </table:table-cell>
          <table:table-cell office:value-type="float" office:value="1.0701679569045908" table:style-name="ce6">
            <text:p>1.070</text:p>
          </table:table-cell>
          <table:table-cell office:value-type="float" office:value="142634.84316047147" table:style-name="ce5">
            <text:p><text:s/>142,63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42634.84316047147" table:style-name="ce5">
            <text:p><text:s/>142,635<text:s/></text:p>
          </table:table-cell>
          <table:table-cell office:value-type="float" office:value="0.99318648146517585" table:style-name="ce6">
            <text:p>0.993</text:p>
          </table:table-cell>
          <table:table-cell office:value-type="float" office:value="141662.99801288586" table:style-name="ce5">
            <text:p><text:s/>141,663<text:s/></text:p>
          </table:table-cell>
          <table:table-cell office:value-type="float" office:value="1.0614572857302618" table:style-name="ce6">
            <text:p>1.061</text:p>
          </table:table-cell>
          <table:table-cell office:value-type="float" office:value="150369.22135916931" table:style-name="ce5">
            <text:p><text:s/>150,36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0369.22135916931" table:style-name="ce5">
            <text:p><text:s/>150,369<text:s/></text:p>
          </table:table-cell>
          <table:table-cell office:value-type="float" office:value="0.98719590433628301" table:style-name="ce6">
            <text:p>0.987</text:p>
          </table:table-cell>
          <table:table-cell office:value-type="float" office:value="148443.87946400788" table:style-name="ce5">
            <text:p><text:s/>148,444<text:s/></text:p>
          </table:table-cell>
          <table:table-cell office:value-type="float" office:value="1.07501279050688" table:style-name="ce6">
            <text:p>1.075</text:p>
          </table:table-cell>
          <table:table-cell office:value-type="float" office:value="159579.06909627005" table:style-name="ce5">
            <text:p><text:s/>159,5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9579.06909627005" table:style-name="ce5">
            <text:p><text:s/>159,579<text:s/></text:p>
          </table:table-cell>
          <table:table-cell office:value-type="float" office:value="0.98749443347025012" table:style-name="ce6">
            <text:p>0.987</text:p>
          </table:table-cell>
          <table:table-cell office:value-type="float" office:value="157583.44243093109" table:style-name="ce5">
            <text:p><text:s/>157,583<text:s/></text:p>
          </table:table-cell>
          <table:table-cell office:value-type="float" office:value="1.0089098129857372" table:style-name="ce6">
            <text:p>1.009</text:p>
          </table:table-cell>
          <table:table-cell office:value-type="float" office:value="158987.48143263938" table:style-name="ce5">
            <text:p><text:s/>158,98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58987.48143263938" table:style-name="ce5">
            <text:p><text:s/>158,987<text:s/></text:p>
          </table:table-cell>
          <table:table-cell office:value-type="float" office:value="1.0196705544587168" table:style-name="ce6">
            <text:p>1.020</text:p>
          </table:table-cell>
          <table:table-cell office:value-type="float" office:value="162114.85334441432" table:style-name="ce5">
            <text:p><text:s/>162,115<text:s/></text:p>
          </table:table-cell>
          <table:table-cell office:value-type="float" office:value="1.0185013945261892" table:style-name="ce6">
            <text:p>1.019</text:p>
          </table:table-cell>
          <table:table-cell office:value-type="float" office:value="165114.20420469463" table:style-name="ce5">
            <text:p><text:s/>165,11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189.324233354" table:style-name="ce5">
            <text:p><text:s/>12,189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189.324233354" table:style-name="ce5">
            <text:p><text:s/>12,189<text:s/></text:p>
          </table:table-cell>
          <table:table-cell office:value-type="float" office:value="0.976824698936959" table:style-name="ce6">
            <text:p>0.977</text:p>
          </table:table-cell>
          <table:table-cell office:value-type="float" office:value="11906.832974490999" table:style-name="ce5">
            <text:p><text:s/>11,907<text:s/></text:p>
          </table:table-cell>
          <table:table-cell office:value-type="float" office:value="1.1463607629795864" table:style-name="ce6">
            <text:p>1.146</text:p>
          </table:table-cell>
          <table:table-cell office:value-type="float" office:value="13649.526133308" table:style-name="ce5">
            <text:p><text:s/>13,650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3649.526133308" table:style-name="ce5">
            <text:p><text:s/>13,650<text:s/></text:p>
          </table:table-cell>
          <table:table-cell office:value-type="float" office:value="1.0333639586707493" table:style-name="ce6">
            <text:p>1.033</text:p>
          </table:table-cell>
          <table:table-cell office:value-type="float" office:value="14104.928359095" table:style-name="ce5">
            <text:p><text:s/>14,105<text:s/></text:p>
          </table:table-cell>
          <table:table-cell office:value-type="float" office:value="1.1393823437384083" table:style-name="ce6">
            <text:p>1.139</text:p>
          </table:table-cell>
          <table:table-cell office:value-type="float" office:value="16070.906332048" table:style-name="ce5">
            <text:p><text:s/>16,0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6070.906332048" table:style-name="ce5">
            <text:p><text:s/>16,071<text:s/></text:p>
          </table:table-cell>
          <table:table-cell office:value-type="float" office:value="1.0439229132273864" table:style-name="ce6">
            <text:p>1.044</text:p>
          </table:table-cell>
          <table:table-cell office:value-type="float" office:value="16776.787356356002" table:style-name="ce5">
            <text:p><text:s/>16,777<text:s/></text:p>
          </table:table-cell>
          <table:table-cell office:value-type="float" office:value="1.0551500426601321" table:style-name="ce6">
            <text:p>1.055</text:p>
          </table:table-cell>
          <table:table-cell office:value-type="float" office:value="17702.027894758998" table:style-name="ce5">
            <text:p><text:s/>17,70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7702.027894758998" table:style-name="ce5">
            <text:p><text:s/>17,702<text:s/></text:p>
          </table:table-cell>
          <table:table-cell office:value-type="float" office:value="1.0061657361305094" table:style-name="ce6">
            <text:p>1.006</text:p>
          </table:table-cell>
          <table:table-cell office:value-type="float" office:value="17811.173927733002" table:style-name="ce5">
            <text:p><text:s/>17,811<text:s/></text:p>
          </table:table-cell>
          <table:table-cell office:value-type="float" office:value="1.0446632984105753" table:style-name="ce6">
            <text:p>1.045</text:p>
          </table:table-cell>
          <table:table-cell office:value-type="float" office:value="18606.679703909998" table:style-name="ce5">
            <text:p><text:s/>18,6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606.679703909998" table:style-name="ce5">
            <text:p><text:s/>18,607<text:s/></text:p>
          </table:table-cell>
          <table:table-cell office:value-type="float" office:value="1.1070799884541096" table:style-name="ce6">
            <text:p>1.107</text:p>
          </table:table-cell>
          <table:table-cell office:value-type="float" office:value="20599.082751774" table:style-name="ce5">
            <text:p><text:s/>20,599<text:s/></text:p>
          </table:table-cell>
          <table:table-cell office:value-type="float" office:value="1.0190083998777704" table:style-name="ce6">
            <text:p>1.019</text:p>
          </table:table-cell>
          <table:table-cell office:value-type="float" office:value="20990.638353834998" table:style-name="ce5">
            <text:p><text:s/>20,99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990.638353834998" table:style-name="ce5">
            <text:p><text:s/>20,991<text:s/></text:p>
          </table:table-cell>
          <table:table-cell office:value-type="float" office:value="1.0389784385604699" table:style-name="ce6">
            <text:p>1.039</text:p>
          </table:table-cell>
          <table:table-cell office:value-type="float" office:value="21808.820661255002" table:style-name="ce5">
            <text:p><text:s/>21,809<text:s/></text:p>
          </table:table-cell>
          <table:table-cell office:value-type="float" office:value="1.0033098283044364" table:style-name="ce6">
            <text:p>1.003</text:p>
          </table:table-cell>
          <table:table-cell office:value-type="float" office:value="21881.004113166" table:style-name="ce5">
            <text:p><text:s/>21,88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881.004113166" table:style-name="ce5">
            <text:p><text:s/>21,881<text:s/></text:p>
          </table:table-cell>
          <table:table-cell office:value-type="float" office:value="1.0362161708138056" table:style-name="ce6">
            <text:p>1.036</text:p>
          </table:table-cell>
          <table:table-cell office:value-type="float" office:value="22673.450295706003" table:style-name="ce5">
            <text:p><text:s/>22,673<text:s/></text:p>
          </table:table-cell>
          <table:table-cell office:value-type="float" office:value="0.98813397278948967" table:style-name="ce6">
            <text:p>0.988</text:p>
          </table:table-cell>
          <table:table-cell office:value-type="float" office:value="22404.406517541" table:style-name="ce5">
            <text:p><text:s/>22,40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404.406517541" table:style-name="ce5">
            <text:p><text:s/>22,404<text:s/></text:p>
          </table:table-cell>
          <table:table-cell office:value-type="float" office:value="1.0734670274772651" table:style-name="ce6">
            <text:p>1.073</text:p>
          </table:table-cell>
          <table:table-cell office:value-type="float" office:value="24050.391666776999" table:style-name="ce5">
            <text:p><text:s/>24,050<text:s/></text:p>
          </table:table-cell>
          <table:table-cell office:value-type="float" office:value="1.1033922128087477" table:style-name="ce6">
            <text:p>1.103</text:p>
          </table:table-cell>
          <table:table-cell office:value-type="float" office:value="26537.01488012214" table:style-name="ce5">
            <text:p><text:s/>26,53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537.01488012214" table:style-name="ce5">
            <text:p><text:s/>26,537<text:s/></text:p>
          </table:table-cell>
          <table:table-cell office:value-type="float" office:value="1.0328396650915086" table:style-name="ce6">
            <text:p>1.033</text:p>
          </table:table-cell>
          <table:table-cell office:value-type="float" office:value="27408.481561313729" table:style-name="ce5">
            <text:p><text:s/>27,408<text:s/></text:p>
          </table:table-cell>
          <table:table-cell office:value-type="float" office:value="1.0735296806854817" table:style-name="ce6">
            <text:p>1.074</text:p>
          </table:table-cell>
          <table:table-cell office:value-type="float" office:value="29423.818458591042" table:style-name="ce5">
            <text:p><text:s/>29,42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9423.818458591042" table:style-name="ce5">
            <text:p><text:s/>29,424<text:s/></text:p>
          </table:table-cell>
          <table:table-cell office:value-type="float" office:value="1.0578443884413566" table:style-name="ce6">
            <text:p>1.058</text:p>
          </table:table-cell>
          <table:table-cell office:value-type="float" office:value="31125.821242937742" table:style-name="ce5">
            <text:p><text:s/>31,126<text:s/></text:p>
          </table:table-cell>
          <table:table-cell office:value-type="float" office:value="1.0685051488079875" table:style-name="ce6">
            <text:p>1.069</text:p>
          </table:table-cell>
          <table:table-cell office:value-type="float" office:value="33258.100258956008" table:style-name="ce5">
            <text:p><text:s/>33,25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3258.100258956008" table:style-name="ce5">
            <text:p><text:s/>33,258<text:s/></text:p>
          </table:table-cell>
          <table:table-cell office:value-type="float" office:value="1.0039284922886507" table:style-name="ce6">
            <text:p>1.004</text:p>
          </table:table-cell>
          <table:table-cell office:value-type="float" office:value="33388.754449358486" table:style-name="ce5">
            <text:p><text:s/>33,389<text:s/></text:p>
          </table:table-cell>
          <table:table-cell office:value-type="float" office:value="1.0887378093444104" table:style-name="ce6">
            <text:p>1.089</text:p>
          </table:table-cell>
          <table:table-cell office:value-type="float" office:value="36351.599375933001" table:style-name="ce5">
            <text:p><text:s/>36,35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6351.599375933001" table:style-name="ce5">
            <text:p><text:s/>36,352<text:s/></text:p>
          </table:table-cell>
          <table:table-cell office:value-type="float" office:value="1.0359258073146149" table:style-name="ce6">
            <text:p>1.036</text:p>
          </table:table-cell>
          <table:table-cell office:value-type="float" office:value="37657.559930690841" table:style-name="ce5">
            <text:p><text:s/>37,658<text:s/></text:p>
          </table:table-cell>
          <table:table-cell office:value-type="float" office:value="1.0551994609844626" table:style-name="ce6">
            <text:p>1.055</text:p>
          </table:table-cell>
          <table:table-cell office:value-type="float" office:value="39736.236940855073" table:style-name="ce5">
            <text:p><text:s/>39,73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736.236940855073" table:style-name="ce5">
            <text:p><text:s/>39,736<text:s/></text:p>
          </table:table-cell>
          <table:table-cell office:value-type="float" office:value="0.94920111756991543" table:style-name="ce6">
            <text:p>0.949</text:p>
          </table:table-cell>
          <table:table-cell office:value-type="float" office:value="37717.68051228259" table:style-name="ce5">
            <text:p><text:s/>37,718<text:s/></text:p>
          </table:table-cell>
          <table:table-cell office:value-type="float" office:value="1.056280994213981" table:style-name="ce6">
            <text:p>1.056</text:p>
          </table:table-cell>
          <table:table-cell office:value-type="float" office:value="39840.469070959152" table:style-name="ce5">
            <text:p><text:s/>39,84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9840.469070959152" table:style-name="ce5">
            <text:p><text:s/>39,840<text:s/></text:p>
          </table:table-cell>
          <table:table-cell office:value-type="float" office:value="0.98154893858058023" table:style-name="ce6">
            <text:p>0.982</text:p>
          </table:table-cell>
          <table:table-cell office:value-type="float" office:value="39105.37012915239" table:style-name="ce5">
            <text:p><text:s/>39,105<text:s/></text:p>
          </table:table-cell>
          <table:table-cell office:value-type="float" office:value="1.0484345378240889" table:style-name="ce6">
            <text:p>1.048</text:p>
          </table:table-cell>
          <table:table-cell office:value-type="float" office:value="40999.420657797811" table:style-name="ce5">
            <text:p><text:s/>40,99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999.420657797811" table:style-name="ce5">
            <text:p><text:s/>40,999<text:s/></text:p>
          </table:table-cell>
          <table:table-cell office:value-type="float" office:value="0.97282994416668289" table:style-name="ce6">
            <text:p>0.973</text:p>
          </table:table-cell>
          <table:table-cell office:value-type="float" office:value="39885.464109391789" table:style-name="ce5">
            <text:p><text:s/>39,885<text:s/></text:p>
          </table:table-cell>
          <table:table-cell office:value-type="float" office:value="0.93025891812558981" table:style-name="ce6">
            <text:p>0.930</text:p>
          </table:table-cell>
          <table:table-cell office:value-type="float" office:value="37103.808691339851" table:style-name="ce5">
            <text:p><text:s/>37,10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103.808691339851" table:style-name="ce5">
            <text:p><text:s/>37,104<text:s/></text:p>
          </table:table-cell>
          <table:table-cell office:value-type="float" office:value="1.0476179620344714" table:style-name="ce6">
            <text:p>1.048</text:p>
          </table:table-cell>
          <table:table-cell office:value-type="float" office:value="38870.616444938365" table:style-name="ce5">
            <text:p><text:s/>38,871<text:s/></text:p>
          </table:table-cell>
          <table:table-cell office:value-type="float" office:value="1.0129149569412792" table:style-name="ce6">
            <text:p>1.013</text:p>
          </table:table-cell>
          <table:table-cell office:value-type="float" office:value="39372.628782605723" table:style-name="ce5">
            <text:p><text:s/>39,3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416.409689535998" table:style-name="ce5">
            <text:p><text:s/>31,41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1416.409689535998" table:style-name="ce5">
            <text:p><text:s/>31,416<text:s/></text:p>
          </table:table-cell>
          <table:table-cell office:value-type="float" office:value="1.0250637586004385" table:style-name="ce6">
            <text:p>1.025</text:p>
          </table:table-cell>
          <table:table-cell office:value-type="float" office:value="32203.822998087006" table:style-name="ce5">
            <text:p><text:s/>32,204<text:s/></text:p>
          </table:table-cell>
          <table:table-cell office:value-type="float" office:value="1.0536821711390816" table:style-name="ce6">
            <text:p>1.054</text:p>
          </table:table-cell>
          <table:table-cell office:value-type="float" office:value="33932.594135603002" table:style-name="ce5">
            <text:p><text:s/>33,93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3932.594135603002" table:style-name="ce5">
            <text:p><text:s/>33,933<text:s/></text:p>
          </table:table-cell>
          <table:table-cell office:value-type="float" office:value="1.0403749947624406" table:style-name="ce6">
            <text:p>1.040</text:p>
          </table:table-cell>
          <table:table-cell office:value-type="float" office:value="35302.622446103996" table:style-name="ce5">
            <text:p><text:s/>35,303<text:s/></text:p>
          </table:table-cell>
          <table:table-cell office:value-type="float" office:value="1.0533511905236055" table:style-name="ce6">
            <text:p>1.053</text:p>
          </table:table-cell>
          <table:table-cell office:value-type="float" office:value="37186.059382209001" table:style-name="ce5">
            <text:p><text:s/>37,18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7186.059382209001" table:style-name="ce5">
            <text:p><text:s/>37,186<text:s/></text:p>
          </table:table-cell>
          <table:table-cell office:value-type="float" office:value="1.0007074725883052" table:style-name="ce6">
            <text:p>1.001</text:p>
          </table:table-cell>
          <table:table-cell office:value-type="float" office:value="37212.367499888998" table:style-name="ce5">
            <text:p><text:s/>37,212<text:s/></text:p>
          </table:table-cell>
          <table:table-cell office:value-type="float" office:value="1.1025042203561057" table:style-name="ce6">
            <text:p>1.103</text:p>
          </table:table-cell>
          <table:table-cell office:value-type="float" office:value="41026.792218070004" table:style-name="ce5">
            <text:p><text:s/>41,02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1026.792218070004" table:style-name="ce5">
            <text:p><text:s/>41,027<text:s/></text:p>
          </table:table-cell>
          <table:table-cell office:value-type="float" office:value="1.0371646811277977" table:style-name="ce6">
            <text:p>1.037</text:p>
          </table:table-cell>
          <table:table-cell office:value-type="float" office:value="42551.539868550994" table:style-name="ce5">
            <text:p><text:s/>42,552<text:s/></text:p>
          </table:table-cell>
          <table:table-cell office:value-type="float" office:value="1.0595344026858191" table:style-name="ce6">
            <text:p>1.060</text:p>
          </table:table-cell>
          <table:table-cell office:value-type="float" office:value="45084.820377987002" table:style-name="ce5">
            <text:p><text:s/>45,08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5084.820377987002" table:style-name="ce5">
            <text:p><text:s/>45,085<text:s/></text:p>
          </table:table-cell>
          <table:table-cell office:value-type="float" office:value="1.0185477585624649" table:style-name="ce6">
            <text:p>1.019</text:p>
          </table:table-cell>
          <table:table-cell office:value-type="float" office:value="45921.042741190002" table:style-name="ce5">
            <text:p><text:s/>45,921<text:s/></text:p>
          </table:table-cell>
          <table:table-cell office:value-type="float" office:value="1.095946019591689" table:style-name="ce6">
            <text:p>1.096</text:p>
          </table:table-cell>
          <table:table-cell office:value-type="float" office:value="50326.984007707011" table:style-name="ce5">
            <text:p><text:s/>50,32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0326.984007707011" table:style-name="ce5">
            <text:p><text:s/>50,327<text:s/></text:p>
          </table:table-cell>
          <table:table-cell office:value-type="float" office:value="0.9839676847860892" table:style-name="ce6">
            <text:p>0.984</text:p>
          </table:table-cell>
          <table:table-cell office:value-type="float" office:value="49520.125936330005" table:style-name="ce5">
            <text:p><text:s/>49,520<text:s/></text:p>
          </table:table-cell>
          <table:table-cell office:value-type="float" office:value="1.1618007165969821" table:style-name="ce6">
            <text:p>1.162</text:p>
          </table:table-cell>
          <table:table-cell office:value-type="float" office:value="57532.517798800996" table:style-name="ce5">
            <text:p><text:s/>57,53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7532.517798800996" table:style-name="ce5">
            <text:p><text:s/>57,533<text:s/></text:p>
          </table:table-cell>
          <table:table-cell office:value-type="float" office:value="1.0514722027158825" table:style-name="ce6">
            <text:p>1.051</text:p>
          </table:table-cell>
          <table:table-cell office:value-type="float" office:value="60493.84321769599" table:style-name="ce5">
            <text:p><text:s/>60,494<text:s/></text:p>
          </table:table-cell>
          <table:table-cell office:value-type="float" office:value="1.0409982352191918" table:style-name="ce6">
            <text:p>1.041</text:p>
          </table:table-cell>
          <table:table-cell office:value-type="float" office:value="62973.984031248001" table:style-name="ce5">
            <text:p><text:s/>62,9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2973.984031248001" table:style-name="ce5">
            <text:p><text:s/>62,974<text:s/></text:p>
          </table:table-cell>
          <table:table-cell office:value-type="float" office:value="1.0000423203074889" table:style-name="ce6">
            <text:p>1.000</text:p>
          </table:table-cell>
          <table:table-cell office:value-type="float" office:value="62976.649109616003" table:style-name="ce5">
            <text:p><text:s/>62,977<text:s/></text:p>
          </table:table-cell>
          <table:table-cell office:value-type="float" office:value="1.0959865461021867" table:style-name="ce6">
            <text:p>1.096</text:p>
          </table:table-cell>
          <table:table-cell office:value-type="float" office:value="69021.560142737391" table:style-name="ce5">
            <text:p><text:s/>69,0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9021.560142737391" table:style-name="ce5">
            <text:p><text:s/>69,022<text:s/></text:p>
          </table:table-cell>
          <table:table-cell office:value-type="float" office:value="1.0167384043794727" table:style-name="ce6">
            <text:p>1.017</text:p>
          </table:table-cell>
          <table:table-cell office:value-type="float" office:value="70176.870927308628" table:style-name="ce5">
            <text:p><text:s/>70,177<text:s/></text:p>
          </table:table-cell>
          <table:table-cell office:value-type="float" office:value="1.1032855833765729" table:style-name="ce6">
            <text:p>1.103</text:p>
          </table:table-cell>
          <table:table-cell office:value-type="float" office:value="77425.12998057816" table:style-name="ce5">
            <text:p><text:s/>77,42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7425.12998057816" table:style-name="ce5">
            <text:p><text:s/>77,425<text:s/></text:p>
          </table:table-cell>
          <table:table-cell office:value-type="float" office:value="1.0173319778566852" table:style-name="ce6">
            <text:p>1.017</text:p>
          </table:table-cell>
          <table:table-cell office:value-type="float" office:value="78767.060618952513" table:style-name="ce5">
            <text:p><text:s/>78,767<text:s/></text:p>
          </table:table-cell>
          <table:table-cell office:value-type="float" office:value="1.0531642321173982" table:style-name="ce6">
            <text:p>1.053</text:p>
          </table:table-cell>
          <table:table-cell office:value-type="float" office:value="82954.650912903671" table:style-name="ce5">
            <text:p><text:s/>82,95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2954.650912903671" table:style-name="ce5">
            <text:p><text:s/>82,955<text:s/></text:p>
          </table:table-cell>
          <table:table-cell office:value-type="float" office:value="1.0194721694322926" table:style-name="ce6">
            <text:p>1.019</text:p>
          </table:table-cell>
          <table:table-cell office:value-type="float" office:value="84569.957930676406" table:style-name="ce5">
            <text:p><text:s/>84,570<text:s/></text:p>
          </table:table-cell>
          <table:table-cell office:value-type="float" office:value="1.1229504555659584" table:style-name="ce6">
            <text:p>1.123</text:p>
          </table:table-cell>
          <table:table-cell office:value-type="float" office:value="94967.872785447005" table:style-name="ce5">
            <text:p><text:s/>94,9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4967.872785447005" table:style-name="ce5">
            <text:p><text:s/>94,968<text:s/></text:p>
          </table:table-cell>
          <table:table-cell office:value-type="float" office:value="1.0069206326997682" table:style-name="ce6">
            <text:p>1.007</text:p>
          </table:table-cell>
          <table:table-cell office:value-type="float" office:value="95625.110551273392" table:style-name="ce5">
            <text:p><text:s/>95,625<text:s/></text:p>
          </table:table-cell>
          <table:table-cell office:value-type="float" office:value="1.0760626118643075" table:style-name="ce6">
            <text:p>1.076</text:p>
          </table:table-cell>
          <table:table-cell office:value-type="float" office:value="102898.6062196164" table:style-name="ce5">
            <text:p><text:s/>102,89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02898.6062196164" table:style-name="ce5">
            <text:p><text:s/>102,899<text:s/></text:p>
          </table:table-cell>
          <table:table-cell office:value-type="float" office:value="1.0101722590756272" table:style-name="ce6">
            <text:p>1.010</text:p>
          </table:table-cell>
          <table:table-cell office:value-type="float" office:value="103945.31750060327" table:style-name="ce5">
            <text:p><text:s/>103,945<text:s/></text:p>
          </table:table-cell>
          <table:table-cell office:value-type="float" office:value="1.0633355589833922" table:style-name="ce6">
            <text:p>1.063</text:p>
          </table:table-cell>
          <table:table-cell office:value-type="float" office:value="110528.75228821016" table:style-name="ce5">
            <text:p><text:s/>110,52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0528.75228821016" table:style-name="ce5">
            <text:p><text:s/>110,529<text:s/></text:p>
          </table:table-cell>
          <table:table-cell office:value-type="float" office:value="0.98923137257307447" table:style-name="ce6">
            <text:p>0.989</text:p>
          </table:table-cell>
          <table:table-cell office:value-type="float" office:value="109338.50933485548" table:style-name="ce5">
            <text:p><text:s/>109,339<text:s/></text:p>
          </table:table-cell>
          <table:table-cell office:value-type="float" office:value="1.0845186125166133" table:style-name="ce6">
            <text:p>1.085</text:p>
          </table:table-cell>
          <table:table-cell office:value-type="float" office:value="118579.64843847223" table:style-name="ce5">
            <text:p><text:s/>118,58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8579.64843847223" table:style-name="ce5">
            <text:p><text:s/>118,580<text:s/></text:p>
          </table:table-cell>
          <table:table-cell office:value-type="float" office:value="0.9925647433725493" table:style-name="ce6">
            <text:p>0.993</text:p>
          </table:table-cell>
          <table:table-cell office:value-type="float" office:value="117697.97832153931" table:style-name="ce5">
            <text:p><text:s/>117,698<text:s/></text:p>
          </table:table-cell>
          <table:table-cell office:value-type="float" office:value="1.0355630103375719" table:style-name="ce6">
            <text:p>1.036</text:p>
          </table:table-cell>
          <table:table-cell office:value-type="float" office:value="121883.67274129952" table:style-name="ce5">
            <text:p><text:s/>121,88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1883.67274129952" table:style-name="ce5">
            <text:p><text:s/>121,884<text:s/></text:p>
          </table:table-cell>
          <table:table-cell office:value-type="float" office:value="1.011162808993" table:style-name="ce6">
            <text:p>1.011</text:p>
          </table:table-cell>
          <table:table-cell office:value-type="float" office:value="123244.23689947599" table:style-name="ce5">
            <text:p><text:s/>123,244<text:s/></text:p>
          </table:table-cell>
          <table:table-cell office:value-type="float" office:value="1.0202633290240573" table:style-name="ce6">
            <text:p>1.020</text:p>
          </table:table-cell>
          <table:table-cell office:value-type="float" office:value="125741.57542208892" table:style-name="ce5">
            <text:p><text:s/>125,74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468.6347493460999" table:style-name="ce5">
            <text:p><text:s/>9,46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468.6347493460999" table:style-name="ce5">
            <text:p><text:s/>9,469<text:s/></text:p>
          </table:table-cell>
          <table:table-cell office:value-type="float" office:value="1.0173225303210189" table:style-name="ce6">
            <text:p>1.017</text:p>
          </table:table-cell>
          <table:table-cell office:value-type="float" office:value="9632.655461890301" table:style-name="ce5">
            <text:p><text:s/>9,633<text:s/></text:p>
          </table:table-cell>
          <table:table-cell office:value-type="float" office:value="1.1761509289000065" table:style-name="ce6">
            <text:p>1.176</text:p>
          </table:table-cell>
          <table:table-cell office:value-type="float" office:value="11329.456669276" table:style-name="ce5">
            <text:p><text:s/>11,32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1329.456669276" table:style-name="ce5">
            <text:p><text:s/>11,329<text:s/></text:p>
          </table:table-cell>
          <table:table-cell office:value-type="float" office:value="1.0221197239466573" table:style-name="ce6">
            <text:p>1.022</text:p>
          </table:table-cell>
          <table:table-cell office:value-type="float" office:value="11580.061123266001" table:style-name="ce5">
            <text:p><text:s/>11,580<text:s/></text:p>
          </table:table-cell>
          <table:table-cell office:value-type="float" office:value="1.0522854959096481" table:style-name="ce6">
            <text:p>1.052</text:p>
          </table:table-cell>
          <table:table-cell office:value-type="float" office:value="12185.53036176" table:style-name="ce5">
            <text:p><text:s/>12,18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185.53036176" table:style-name="ce5">
            <text:p><text:s/>12,186<text:s/></text:p>
          </table:table-cell>
          <table:table-cell office:value-type="float" office:value="1.0127955403270998" table:style-name="ce6">
            <text:p>1.013</text:p>
          </table:table-cell>
          <table:table-cell office:value-type="float" office:value="12341.450806911" table:style-name="ce5">
            <text:p><text:s/>12,341<text:s/></text:p>
          </table:table-cell>
          <table:table-cell office:value-type="float" office:value="0.940421544511991" table:style-name="ce6">
            <text:p>0.940</text:p>
          </table:table-cell>
          <table:table-cell office:value-type="float" office:value="11606.166229353999" table:style-name="ce5">
            <text:p><text:s/>11,60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606.166229353999" table:style-name="ce5">
            <text:p><text:s/>11,606<text:s/></text:p>
          </table:table-cell>
          <table:table-cell office:value-type="float" office:value="1.0329358074513186" table:style-name="ce6">
            <text:p>1.033</text:p>
          </table:table-cell>
          <table:table-cell office:value-type="float" office:value="11988.424685532" table:style-name="ce5">
            <text:p><text:s/>11,988<text:s/></text:p>
          </table:table-cell>
          <table:table-cell office:value-type="float" office:value="1.1329500254344111" table:style-name="ce6">
            <text:p>1.133</text:p>
          </table:table-cell>
          <table:table-cell office:value-type="float" office:value="13582.286052392001" table:style-name="ce5">
            <text:p><text:s/>13,58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3582.286052392001" table:style-name="ce5">
            <text:p><text:s/>13,582<text:s/></text:p>
          </table:table-cell>
          <table:table-cell office:value-type="float" office:value="1.0103490318451396" table:style-name="ce6">
            <text:p>1.010</text:p>
          </table:table-cell>
          <table:table-cell office:value-type="float" office:value="13722.849563278" table:style-name="ce5">
            <text:p><text:s/>13,723<text:s/></text:p>
          </table:table-cell>
          <table:table-cell office:value-type="float" office:value="1.0652488719719022" table:style-name="ce6">
            <text:p>1.065</text:p>
          </table:table-cell>
          <table:table-cell office:value-type="float" office:value="14618.250017521999" table:style-name="ce5">
            <text:p><text:s/>14,61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4618.250017521999" table:style-name="ce5">
            <text:p><text:s/>14,618<text:s/></text:p>
          </table:table-cell>
          <table:table-cell office:value-type="float" office:value="1.0426918790414006" table:style-name="ce6">
            <text:p>1.043</text:p>
          </table:table-cell>
          <table:table-cell office:value-type="float" office:value="15242.330579067" table:style-name="ce5">
            <text:p><text:s/>15,242<text:s/></text:p>
          </table:table-cell>
          <table:table-cell office:value-type="float" office:value="1.0290893558442387" table:style-name="ce6">
            <text:p>1.029</text:p>
          </table:table-cell>
          <table:table-cell office:value-type="float" office:value="15685.720157177" table:style-name="ce5">
            <text:p><text:s/>15,68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685.720157177" table:style-name="ce5">
            <text:p><text:s/>15,686<text:s/></text:p>
          </table:table-cell>
          <table:table-cell office:value-type="float" office:value="1.0213532054526515" table:style-name="ce6">
            <text:p>1.021</text:p>
          </table:table-cell>
          <table:table-cell office:value-type="float" office:value="16020.660562366" table:style-name="ce5">
            <text:p><text:s/>16,021<text:s/></text:p>
          </table:table-cell>
          <table:table-cell office:value-type="float" office:value="1.0735928006585815" table:style-name="ce6">
            <text:p>1.074</text:p>
          </table:table-cell>
          <table:table-cell office:value-type="float" office:value="17199.665841550999" table:style-name="ce5">
            <text:p><text:s/>17,20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199.665841550999" table:style-name="ce5">
            <text:p><text:s/>17,200<text:s/></text:p>
          </table:table-cell>
          <table:table-cell office:value-type="float" office:value="0.99558237405528882" table:style-name="ce6">
            <text:p>0.996</text:p>
          </table:table-cell>
          <table:table-cell office:value-type="float" office:value="17123.684151489" table:style-name="ce5">
            <text:p><text:s/>17,124<text:s/></text:p>
          </table:table-cell>
          <table:table-cell office:value-type="float" office:value="1.0930278573002254" table:style-name="ce6">
            <text:p>1.093</text:p>
          </table:table-cell>
          <table:table-cell office:value-type="float" office:value="18716.663797187852" table:style-name="ce5">
            <text:p><text:s/>18,7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716.663797187852" table:style-name="ce5">
            <text:p><text:s/>18,717<text:s/></text:p>
          </table:table-cell>
          <table:table-cell office:value-type="float" office:value="1.0431809774699623" table:style-name="ce6">
            <text:p>1.043</text:p>
          </table:table-cell>
          <table:table-cell office:value-type="float" office:value="19524.867634927079" table:style-name="ce5">
            <text:p><text:s/>19,525<text:s/></text:p>
          </table:table-cell>
          <table:table-cell office:value-type="float" office:value="1.0637364687942699" table:style-name="ce6">
            <text:p>1.064</text:p>
          </table:table-cell>
          <table:table-cell office:value-type="float" office:value="20769.313751652859" table:style-name="ce5">
            <text:p><text:s/>20,76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0769.313751652859" table:style-name="ce5">
            <text:p><text:s/>20,769<text:s/></text:p>
          </table:table-cell>
          <table:table-cell office:value-type="float" office:value="1.0256772197623574" table:style-name="ce6">
            <text:p>1.026</text:p>
          </table:table-cell>
          <table:table-cell office:value-type="float" office:value="21302.611985167401" table:style-name="ce5">
            <text:p><text:s/>21,303<text:s/></text:p>
          </table:table-cell>
          <table:table-cell office:value-type="float" office:value="1.1311749954373729" table:style-name="ce6">
            <text:p>1.131</text:p>
          </table:table-cell>
          <table:table-cell office:value-type="float" office:value="24096.982015125857" table:style-name="ce5">
            <text:p><text:s/>24,09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4096.982015125857" table:style-name="ce5">
            <text:p><text:s/>24,097<text:s/></text:p>
          </table:table-cell>
          <table:table-cell office:value-type="float" office:value="1.0476869078790583" table:style-name="ce6">
            <text:p>1.048</text:p>
          </table:table-cell>
          <table:table-cell office:value-type="float" office:value="25246.092576644489" table:style-name="ce5">
            <text:p><text:s/>25,246<text:s/></text:p>
          </table:table-cell>
          <table:table-cell office:value-type="float" office:value="1.1014163293888826" table:style-name="ce6">
            <text:p>1.101</text:p>
          </table:table-cell>
          <table:table-cell office:value-type="float" office:value="27806.458617179691" table:style-name="ce5">
            <text:p><text:s/>27,80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806.458617179691" table:style-name="ce5">
            <text:p><text:s/>27,806<text:s/></text:p>
          </table:table-cell>
          <table:table-cell office:value-type="float" office:value="1.0673572032355556" table:style-name="ce6">
            <text:p>1.067</text:p>
          </table:table-cell>
          <table:table-cell office:value-type="float" office:value="29679.42390151813" table:style-name="ce5">
            <text:p><text:s/>29,679<text:s/></text:p>
          </table:table-cell>
          <table:table-cell office:value-type="float" office:value="1.1732585484137485" table:style-name="ce6">
            <text:p>1.173</text:p>
          </table:table-cell>
          <table:table-cell office:value-type="float" office:value="34821.637804451479" table:style-name="ce5">
            <text:p><text:s/>34,82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4821.637804451479" table:style-name="ce5">
            <text:p><text:s/>34,822<text:s/></text:p>
          </table:table-cell>
          <table:table-cell office:value-type="float" office:value="0.98415507514209244" table:style-name="ce6">
            <text:p>0.984</text:p>
          </table:table-cell>
          <table:table-cell office:value-type="float" office:value="34269.891570010666" table:style-name="ce5">
            <text:p><text:s/>34,270<text:s/></text:p>
          </table:table-cell>
          <table:table-cell office:value-type="float" office:value="1.1329973200700474" table:style-name="ce6">
            <text:p>1.133</text:p>
          </table:table-cell>
          <table:table-cell office:value-type="float" office:value="38827.6953079132" table:style-name="ce5">
            <text:p><text:s/>38,82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8827.6953079132" table:style-name="ce5">
            <text:p><text:s/>38,828<text:s/></text:p>
          </table:table-cell>
          <table:table-cell office:value-type="float" office:value="0.99280348004788221" table:style-name="ce6">
            <text:p>0.993</text:p>
          </table:table-cell>
          <table:table-cell office:value-type="float" office:value="38548.271023935049" table:style-name="ce5">
            <text:p><text:s/>38,548<text:s/></text:p>
          </table:table-cell>
          <table:table-cell office:value-type="float" office:value="1.0995989898559522" table:style-name="ce6">
            <text:p>1.100</text:p>
          </table:table-cell>
          <table:table-cell office:value-type="float" office:value="42387.639878612448" table:style-name="ce5">
            <text:p><text:s/>42,38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2387.639878612448" table:style-name="ce5">
            <text:p><text:s/>42,388<text:s/></text:p>
          </table:table-cell>
          <table:table-cell office:value-type="float" office:value="1.0281443000878607" table:style-name="ce6">
            <text:p>1.028</text:p>
          </table:table-cell>
          <table:table-cell office:value-type="float" office:value="43580.610335372294" table:style-name="ce5">
            <text:p><text:s/>43,581<text:s/></text:p>
          </table:table-cell>
          <table:table-cell office:value-type="float" office:value="1.0457852791704734" table:style-name="ce6">
            <text:p>1.046</text:p>
          </table:table-cell>
          <table:table-cell office:value-type="float" office:value="45575.960745996934" table:style-name="ce5">
            <text:p><text:s/>45,5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5575.960745996934" table:style-name="ce5">
            <text:p><text:s/>45,576<text:s/></text:p>
          </table:table-cell>
          <table:table-cell office:value-type="float" office:value="1.0150810718713179" table:style-name="ce6">
            <text:p>1.015</text:p>
          </table:table-cell>
          <table:table-cell office:value-type="float" office:value="46263.295085611673" table:style-name="ce5">
            <text:p><text:s/>46,263<text:s/></text:p>
          </table:table-cell>
          <table:table-cell office:value-type="float" office:value="1.112924760992779" table:style-name="ce6">
            <text:p>1.113</text:p>
          </table:table-cell>
          <table:table-cell office:value-type="float" office:value="51487.566625892774" table:style-name="ce5">
            <text:p><text:s/>51,48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59.9884557751998" table:style-name="ce5">
            <text:p><text:s/>3,66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659.9884557751998" table:style-name="ce5">
            <text:p><text:s/>3,660<text:s/></text:p>
          </table:table-cell>
          <table:table-cell office:value-type="float" office:value="1.009563889408631" table:style-name="ce6">
            <text:p>1.010</text:p>
          </table:table-cell>
          <table:table-cell office:value-type="float" office:value="3694.9921806030998" table:style-name="ce5">
            <text:p><text:s/>3,695<text:s/></text:p>
          </table:table-cell>
          <table:table-cell office:value-type="float" office:value="1.2039788701204723" table:style-name="ce6">
            <text:p>1.204</text:p>
          </table:table-cell>
          <table:table-cell office:value-type="float" office:value="4448.6925107064999" table:style-name="ce5">
            <text:p><text:s/>4,44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448.6925107064999" table:style-name="ce5">
            <text:p><text:s/>4,449<text:s/></text:p>
          </table:table-cell>
          <table:table-cell office:value-type="float" office:value="1.0211697416711192" table:style-name="ce6">
            <text:p>1.021</text:p>
          </table:table-cell>
          <table:table-cell office:value-type="float" office:value="4542.8701819323996" table:style-name="ce5">
            <text:p><text:s/>4,543<text:s/></text:p>
          </table:table-cell>
          <table:table-cell office:value-type="float" office:value="1.0450815994423122" table:style-name="ce6">
            <text:p>1.045</text:p>
          </table:table-cell>
          <table:table-cell office:value-type="float" office:value="4747.6700357927002" table:style-name="ce5">
            <text:p><text:s/>4,74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747.6700357927002" table:style-name="ce5">
            <text:p><text:s/>4,748<text:s/></text:p>
          </table:table-cell>
          <table:table-cell office:value-type="float" office:value="1.0160889367321937" table:style-name="ce6">
            <text:p>1.016</text:p>
          </table:table-cell>
          <table:table-cell office:value-type="float" office:value="4824.0549986239002" table:style-name="ce5">
            <text:p><text:s/>4,824<text:s/></text:p>
          </table:table-cell>
          <table:table-cell office:value-type="float" office:value="1.0169635487185456" table:style-name="ce6">
            <text:p>1.017</text:p>
          </table:table-cell>
          <table:table-cell office:value-type="float" office:value="4905.8880906140002" table:style-name="ce5">
            <text:p><text:s/>4,906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905.8880906140002" table:style-name="ce5">
            <text:p><text:s/>4,906<text:s/></text:p>
          </table:table-cell>
          <table:table-cell office:value-type="float" office:value="1.0476688220951513" table:style-name="ce6">
            <text:p>1.048</text:p>
          </table:table-cell>
          <table:table-cell office:value-type="float" office:value="5139.7459972242004" table:style-name="ce5">
            <text:p><text:s/>5,140<text:s/></text:p>
          </table:table-cell>
          <table:table-cell office:value-type="float" office:value="1.0494604798834013" table:style-name="ce6">
            <text:p>1.049</text:p>
          </table:table-cell>
          <table:table-cell office:value-type="float" office:value="5393.9603007257001" table:style-name="ce5">
            <text:p><text:s/>5,39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393.9603007257001" table:style-name="ce5">
            <text:p><text:s/>5,394<text:s/></text:p>
          </table:table-cell>
          <table:table-cell office:value-type="float" office:value="1.0051561964855318" table:style-name="ce6">
            <text:p>1.005</text:p>
          </table:table-cell>
          <table:table-cell office:value-type="float" office:value="5421.7726198713999" table:style-name="ce5">
            <text:p><text:s/>5,422<text:s/></text:p>
          </table:table-cell>
          <table:table-cell office:value-type="float" office:value="1.0520917034799773" table:style-name="ce6">
            <text:p>1.052</text:p>
          </table:table-cell>
          <table:table-cell office:value-type="float" office:value="5704.2019915215997" table:style-name="ce5">
            <text:p><text:s/>5,70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704.2019915215997" table:style-name="ce5">
            <text:p><text:s/>5,704<text:s/></text:p>
          </table:table-cell>
          <table:table-cell office:value-type="float" office:value="1.0358527674279723" table:style-name="ce6">
            <text:p>1.036</text:p>
          </table:table-cell>
          <table:table-cell office:value-type="float" office:value="5908.7134188857999" table:style-name="ce5">
            <text:p><text:s/>5,909<text:s/></text:p>
          </table:table-cell>
          <table:table-cell office:value-type="float" office:value="1.0448859298873918" table:style-name="ce6">
            <text:p>1.045</text:p>
          </table:table-cell>
          <table:table-cell office:value-type="float" office:value="6173.9315151306" table:style-name="ce5">
            <text:p><text:s/>6,1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173.9315151306" table:style-name="ce5">
            <text:p><text:s/>6,174<text:s/></text:p>
          </table:table-cell>
          <table:table-cell office:value-type="float" office:value="1.0243024819312117" table:style-name="ce6">
            <text:p>1.024</text:p>
          </table:table-cell>
          <table:table-cell office:value-type="float" office:value="6323.9733742215994" table:style-name="ce5">
            <text:p><text:s/>6,324<text:s/></text:p>
          </table:table-cell>
          <table:table-cell office:value-type="float" office:value="1.0499034322697549" table:style-name="ce6">
            <text:p>1.050</text:p>
          </table:table-cell>
          <table:table-cell office:value-type="float" office:value="6639.5613511778001" table:style-name="ce5">
            <text:p><text:s/>6,64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639.5613511778001" table:style-name="ce5">
            <text:p><text:s/>6,640<text:s/></text:p>
          </table:table-cell>
          <table:table-cell office:value-type="float" office:value="1.0120241239253007" table:style-name="ce6">
            <text:p>1.012</text:p>
          </table:table-cell>
          <table:table-cell office:value-type="float" office:value="6719.3962596739993" table:style-name="ce5">
            <text:p><text:s/>6,719<text:s/></text:p>
          </table:table-cell>
          <table:table-cell office:value-type="float" office:value="1.0970003266859489" table:style-name="ce6">
            <text:p>1.097</text:p>
          </table:table-cell>
          <table:table-cell office:value-type="float" office:value="7371.1798919947205" table:style-name="ce5">
            <text:p><text:s/>7,3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371.1798919947205" table:style-name="ce5">
            <text:p><text:s/>7,371<text:s/></text:p>
          </table:table-cell>
          <table:table-cell office:value-type="float" office:value="1.0331406567787322" table:style-name="ce6">
            <text:p>1.033</text:p>
          </table:table-cell>
          <table:table-cell office:value-type="float" office:value="7615.4656348496101" table:style-name="ce5">
            <text:p><text:s/>7,615<text:s/></text:p>
          </table:table-cell>
          <table:table-cell office:value-type="float" office:value="1.0258280091171186" table:style-name="ce6">
            <text:p>1.026</text:p>
          </table:table-cell>
          <table:table-cell office:value-type="float" office:value="7812.1579506976095" table:style-name="ce5">
            <text:p><text:s/>7,81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812.1579506976095" table:style-name="ce5">
            <text:p><text:s/>7,812<text:s/></text:p>
          </table:table-cell>
          <table:table-cell office:value-type="float" office:value="1.0316513131989478" table:style-name="ce6">
            <text:p>1.032</text:p>
          </table:table-cell>
          <table:table-cell office:value-type="float" office:value="8059.4230087547903" table:style-name="ce5">
            <text:p><text:s/>8,059<text:s/></text:p>
          </table:table-cell>
          <table:table-cell office:value-type="float" office:value="1.0729331952500276" table:style-name="ce6">
            <text:p>1.073</text:p>
          </table:table-cell>
          <table:table-cell office:value-type="float" office:value="8647.2224806548693" table:style-name="ce5">
            <text:p><text:s/>8,64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647.2224806548693" table:style-name="ce5">
            <text:p><text:s/>8,647<text:s/></text:p>
          </table:table-cell>
          <table:table-cell office:value-type="float" office:value="1.0583433030641549" table:style-name="ce6">
            <text:p>1.058</text:p>
          </table:table-cell>
          <table:table-cell office:value-type="float" office:value="9151.7300025068889" table:style-name="ce5">
            <text:p><text:s/>9,152<text:s/></text:p>
          </table:table-cell>
          <table:table-cell office:value-type="float" office:value="1.067390938607415" table:style-name="ce6">
            <text:p>1.067</text:p>
          </table:table-cell>
          <table:table-cell office:value-type="float" office:value="9768.4736772574688" table:style-name="ce5">
            <text:p><text:s/>9,7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768.4736772574688" table:style-name="ce5">
            <text:p><text:s/>9,768<text:s/></text:p>
          </table:table-cell>
          <table:table-cell office:value-type="float" office:value="1.101272042045137" table:style-name="ce6">
            <text:p>1.101</text:p>
          </table:table-cell>
          <table:table-cell office:value-type="float" office:value="10757.7469542175" table:style-name="ce5">
            <text:p><text:s/>10,758<text:s/></text:p>
          </table:table-cell>
          <table:table-cell office:value-type="float" office:value="1.1567032418338288" table:style-name="ce6">
            <text:p>1.157</text:p>
          </table:table-cell>
          <table:table-cell office:value-type="float" office:value="12443.52077677138" table:style-name="ce5">
            <text:p><text:s/>12,44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443.52077677138" table:style-name="ce5">
            <text:p><text:s/>12,444<text:s/></text:p>
          </table:table-cell>
          <table:table-cell office:value-type="float" office:value="0.99513727025640897" table:style-name="ce6">
            <text:p>0.995</text:p>
          </table:table-cell>
          <table:table-cell office:value-type="float" office:value="12383.011298175181" table:style-name="ce5">
            <text:p><text:s/>12,383<text:s/></text:p>
          </table:table-cell>
          <table:table-cell office:value-type="float" office:value="1.1131343974744172" table:style-name="ce6">
            <text:p>1.113</text:p>
          </table:table-cell>
          <table:table-cell office:value-type="float" office:value="13783.955820313129" table:style-name="ce5">
            <text:p><text:s/>13,78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783.955820313129" table:style-name="ce5">
            <text:p><text:s/>13,784<text:s/></text:p>
          </table:table-cell>
          <table:table-cell office:value-type="float" office:value="1.0008514619677904" table:style-name="ce6">
            <text:p>1.001</text:p>
          </table:table-cell>
          <table:table-cell office:value-type="float" office:value="13795.692334459829" table:style-name="ce5">
            <text:p><text:s/>13,796<text:s/></text:p>
          </table:table-cell>
          <table:table-cell office:value-type="float" office:value="1.1167707697822893" table:style-name="ce6">
            <text:p>1.117</text:p>
          </table:table-cell>
          <table:table-cell office:value-type="float" office:value="15406.625948034331" table:style-name="ce5">
            <text:p><text:s/>15,4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5406.625948034331" table:style-name="ce5">
            <text:p><text:s/>15,407<text:s/></text:p>
          </table:table-cell>
          <table:table-cell office:value-type="float" office:value="1.0377940837046498" table:style-name="ce6">
            <text:p>1.038</text:p>
          </table:table-cell>
          <table:table-cell office:value-type="float" office:value="15988.90525872057" table:style-name="ce5">
            <text:p><text:s/>15,989<text:s/></text:p>
          </table:table-cell>
          <table:table-cell office:value-type="float" office:value="1.0452623850060669" table:style-name="ce6">
            <text:p>1.045</text:p>
          </table:table-cell>
          <table:table-cell office:value-type="float" office:value="16712.601244366309" table:style-name="ce5">
            <text:p><text:s/>16,71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712.601244366309" table:style-name="ce5">
            <text:p><text:s/>16,713<text:s/></text:p>
          </table:table-cell>
          <table:table-cell office:value-type="float" office:value="1.0268015831489614" table:style-name="ce6">
            <text:p>1.027</text:p>
          </table:table-cell>
          <table:table-cell office:value-type="float" office:value="17160.525416252629" table:style-name="ce5">
            <text:p><text:s/>17,161<text:s/></text:p>
          </table:table-cell>
          <table:table-cell office:value-type="float" office:value="1.0822855825100253" table:style-name="ce6">
            <text:p>1.082</text:p>
          </table:table-cell>
          <table:table-cell office:value-type="float" office:value="18572.58924630707" table:style-name="ce5">
            <text:p><text:s/>18,5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808.6462935708996" table:style-name="ce5">
            <text:p><text:s/>5,80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808.6462935708996" table:style-name="ce5">
            <text:p><text:s/>5,809<text:s/></text:p>
          </table:table-cell>
          <table:table-cell office:value-type="float" office:value="1.0222111971009664" table:style-name="ce6">
            <text:p>1.022</text:p>
          </table:table-cell>
          <table:table-cell office:value-type="float" office:value="5937.6632812872012" table:style-name="ce5">
            <text:p><text:s/>5,938<text:s/></text:p>
          </table:table-cell>
          <table:table-cell office:value-type="float" office:value="1.1588336745626047" table:style-name="ce6">
            <text:p>1.159</text:p>
          </table:table-cell>
          <table:table-cell office:value-type="float" office:value="6880.7641585694992" table:style-name="ce5">
            <text:p><text:s/>6,88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880.7641585694992" table:style-name="ce5">
            <text:p><text:s/>6,881<text:s/></text:p>
          </table:table-cell>
          <table:table-cell office:value-type="float" office:value="1.0227339259360144" table:style-name="ce6">
            <text:p>1.023</text:p>
          </table:table-cell>
          <table:table-cell office:value-type="float" office:value="7037.1909413336007" table:style-name="ce5">
            <text:p><text:s/>7,037<text:s/></text:p>
          </table:table-cell>
          <table:table-cell office:value-type="float" office:value="1.0569359831179697" table:style-name="ce6">
            <text:p>1.057</text:p>
          </table:table-cell>
          <table:table-cell office:value-type="float" office:value="7437.8603259673" table:style-name="ce5">
            <text:p><text:s/>7,43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437.8603259673" table:style-name="ce5">
            <text:p><text:s/>7,438<text:s/></text:p>
          </table:table-cell>
          <table:table-cell office:value-type="float" office:value="1.0106933283006299" table:style-name="ce6">
            <text:p>1.011</text:p>
          </table:table-cell>
          <table:table-cell office:value-type="float" office:value="7517.3958082870986" table:style-name="ce5">
            <text:p><text:s/>7,517<text:s/></text:p>
          </table:table-cell>
          <table:table-cell office:value-type="float" office:value="0.89130309346671399" table:style-name="ce6">
            <text:p>0.891</text:p>
          </table:table-cell>
          <table:table-cell office:value-type="float" office:value="6700.27813874" table:style-name="ce5">
            <text:p><text:s/>6,70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700.27813874" table:style-name="ce5">
            <text:p><text:s/>6,700<text:s/></text:p>
          </table:table-cell>
          <table:table-cell office:value-type="float" office:value="1.0221484163037606" table:style-name="ce6">
            <text:p>1.022</text:p>
          </table:table-cell>
          <table:table-cell office:value-type="float" office:value="6848.6786883077993" table:style-name="ce5">
            <text:p><text:s/>6,849<text:s/></text:p>
          </table:table-cell>
          <table:table-cell office:value-type="float" office:value="1.1956066453585525" table:style-name="ce6">
            <text:p>1.196</text:p>
          </table:table-cell>
          <table:table-cell office:value-type="float" office:value="8188.3257516662998" table:style-name="ce5">
            <text:p><text:s/>8,18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188.3257516662998" table:style-name="ce5">
            <text:p><text:s/>8,188<text:s/></text:p>
          </table:table-cell>
          <table:table-cell office:value-type="float" office:value="1.0137697491721498" table:style-name="ce6">
            <text:p>1.014</text:p>
          </table:table-cell>
          <table:table-cell office:value-type="float" office:value="8301.0769434066005" table:style-name="ce5">
            <text:p><text:s/>8,301<text:s/></text:p>
          </table:table-cell>
          <table:table-cell office:value-type="float" office:value="1.0738423564523965" table:style-name="ce6">
            <text:p>1.074</text:p>
          </table:table-cell>
          <table:table-cell office:value-type="float" office:value="8914.0480260004006" table:style-name="ce5">
            <text:p><text:s/>8,91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914.0480260004006" table:style-name="ce5">
            <text:p><text:s/>8,914<text:s/></text:p>
          </table:table-cell>
          <table:table-cell office:value-type="float" office:value="1.0470683053262673" table:style-name="ce6">
            <text:p>1.047</text:p>
          </table:table-cell>
          <table:table-cell office:value-type="float" office:value="9333.6171601811984" table:style-name="ce5">
            <text:p><text:s/>9,334<text:s/></text:p>
          </table:table-cell>
          <table:table-cell office:value-type="float" office:value="1.0190892211248295" table:style-name="ce6">
            <text:p>1.019</text:p>
          </table:table-cell>
          <table:table-cell office:value-type="float" office:value="9511.7886420464001" table:style-name="ce5">
            <text:p><text:s/>9,5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511.7886420464001" table:style-name="ce5">
            <text:p><text:s/>9,512<text:s/></text:p>
          </table:table-cell>
          <table:table-cell office:value-type="float" office:value="1.019438882954218" table:style-name="ce6">
            <text:p>1.019</text:p>
          </table:table-cell>
          <table:table-cell office:value-type="float" office:value="9696.6871881444004" table:style-name="ce5">
            <text:p><text:s/>9,697<text:s/></text:p>
          </table:table-cell>
          <table:table-cell office:value-type="float" office:value="1.0890425034319404" table:style-name="ce6">
            <text:p>1.089</text:p>
          </table:table-cell>
          <table:table-cell office:value-type="float" office:value="10560.1044903732" table:style-name="ce5">
            <text:p><text:s/>10,56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560.1044903732" table:style-name="ce5">
            <text:p><text:s/>10,560<text:s/></text:p>
          </table:table-cell>
          <table:table-cell office:value-type="float" office:value="0.98524478628973378" table:style-name="ce6">
            <text:p>0.985</text:p>
          </table:table-cell>
          <table:table-cell office:value-type="float" office:value="10404.287891815" table:style-name="ce5">
            <text:p><text:s/>10,404<text:s/></text:p>
          </table:table-cell>
          <table:table-cell office:value-type="float" office:value="1.0904623193018874" table:style-name="ce6">
            <text:p>1.090</text:p>
          </table:table-cell>
          <table:table-cell office:value-type="float" office:value="11345.48390519313" table:style-name="ce5">
            <text:p><text:s/>11,3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1345.48390519313" table:style-name="ce5">
            <text:p><text:s/>11,345<text:s/></text:p>
          </table:table-cell>
          <table:table-cell office:value-type="float" office:value="1.0497041906362599" table:style-name="ce6">
            <text:p>1.050</text:p>
          </table:table-cell>
          <table:table-cell office:value-type="float" office:value="11909.402000077469" table:style-name="ce5">
            <text:p><text:s/>11,909<text:s/></text:p>
          </table:table-cell>
          <table:table-cell office:value-type="float" office:value="1.0879770286426611" table:style-name="ce6">
            <text:p>1.088</text:p>
          </table:table-cell>
          <table:table-cell office:value-type="float" office:value="12957.15580095525" table:style-name="ce5">
            <text:p><text:s/>12,95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2957.15580095525" table:style-name="ce5">
            <text:p><text:s/>12,957<text:s/></text:p>
          </table:table-cell>
          <table:table-cell office:value-type="float" office:value="1.0220753057114798" table:style-name="ce6">
            <text:p>1.022</text:p>
          </table:table-cell>
          <table:table-cell office:value-type="float" office:value="13243.18897641261" table:style-name="ce5">
            <text:p><text:s/>13,243<text:s/></text:p>
          </table:table-cell>
          <table:table-cell office:value-type="float" office:value="1.1666192759152265" table:style-name="ce6">
            <text:p>1.167</text:p>
          </table:table-cell>
          <table:table-cell office:value-type="float" office:value="15449.75953447099" table:style-name="ce5">
            <text:p><text:s/>15,4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449.75953447099" table:style-name="ce5">
            <text:p><text:s/>15,450<text:s/></text:p>
          </table:table-cell>
          <table:table-cell office:value-type="float" office:value="1.0417225289641818" table:style-name="ce6">
            <text:p>1.042</text:p>
          </table:table-cell>
          <table:table-cell office:value-type="float" office:value="16094.3625741376" table:style-name="ce5">
            <text:p><text:s/>16,094<text:s/></text:p>
          </table:table-cell>
          <table:table-cell office:value-type="float" office:value="1.1207641717297878" table:style-name="ce6">
            <text:p>1.121</text:p>
          </table:table-cell>
          <table:table-cell office:value-type="float" office:value="18037.984939922222" table:style-name="ce5">
            <text:p><text:s/>18,03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037.984939922222" table:style-name="ce5">
            <text:p><text:s/>18,038<text:s/></text:p>
          </table:table-cell>
          <table:table-cell office:value-type="float" office:value="1.0489906167635494" table:style-name="ce6">
            <text:p>1.049</text:p>
          </table:table-cell>
          <table:table-cell office:value-type="float" office:value="18921.676947300628" table:style-name="ce5">
            <text:p><text:s/>18,922<text:s/></text:p>
          </table:table-cell>
          <table:table-cell office:value-type="float" office:value="1.1826709170654437" table:style-name="ce6">
            <text:p>1.183</text:p>
          </table:table-cell>
          <table:table-cell office:value-type="float" office:value="22378.117027680099" table:style-name="ce5">
            <text:p><text:s/>22,37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378.117027680099" table:style-name="ce5">
            <text:p><text:s/>22,378<text:s/></text:p>
          </table:table-cell>
          <table:table-cell office:value-type="float" office:value="0.97804834270743213" table:style-name="ce6">
            <text:p>0.978</text:p>
          </table:table-cell>
          <table:table-cell office:value-type="float" office:value="21886.880271835489" table:style-name="ce5">
            <text:p><text:s/>21,887<text:s/></text:p>
          </table:table-cell>
          <table:table-cell office:value-type="float" office:value="1.1442352302638077" table:style-name="ce6">
            <text:p>1.144</text:p>
          </table:table-cell>
          <table:table-cell office:value-type="float" office:value="25043.739487600073" table:style-name="ce5">
            <text:p><text:s/>25,04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5043.739487600073" table:style-name="ce5">
            <text:p><text:s/>25,044<text:s/></text:p>
          </table:table-cell>
          <table:table-cell office:value-type="float" office:value="0.98837390884580101" table:style-name="ce6">
            <text:p>0.988</text:p>
          </table:table-cell>
          <table:table-cell office:value-type="float" office:value="24752.57868947522" table:style-name="ce5">
            <text:p><text:s/>24,753<text:s/></text:p>
          </table:table-cell>
          <table:table-cell office:value-type="float" office:value="1.0900284075069087" table:style-name="ce6">
            <text:p>1.090</text:p>
          </table:table-cell>
          <table:table-cell office:value-type="float" office:value="26981.013930578116" table:style-name="ce5">
            <text:p><text:s/>26,9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981.013930578116" table:style-name="ce5">
            <text:p><text:s/>26,981<text:s/></text:p>
          </table:table-cell>
          <table:table-cell office:value-type="float" office:value="1.0226341066219715" table:style-name="ce6">
            <text:p>1.023</text:p>
          </table:table-cell>
          <table:table-cell office:value-type="float" office:value="27591.70507665172" table:style-name="ce5">
            <text:p><text:s/>27,592<text:s/></text:p>
          </table:table-cell>
          <table:table-cell office:value-type="float" office:value="1.0460882870937536" table:style-name="ce6">
            <text:p>1.046</text:p>
          </table:table-cell>
          <table:table-cell office:value-type="float" office:value="28863.359501630624" table:style-name="ce5">
            <text:p><text:s/>28,86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863.359501630624" table:style-name="ce5">
            <text:p><text:s/>28,863<text:s/></text:p>
          </table:table-cell>
          <table:table-cell office:value-type="float" office:value="1.0082946050585306" table:style-name="ce6">
            <text:p>1.008</text:p>
          </table:table-cell>
          <table:table-cell office:value-type="float" office:value="29102.769669359041" table:style-name="ce5">
            <text:p><text:s/>29,103<text:s/></text:p>
          </table:table-cell>
          <table:table-cell office:value-type="float" office:value="1.1309912339456942" table:style-name="ce6">
            <text:p>1.131</text:p>
          </table:table-cell>
          <table:table-cell office:value-type="float" office:value="32914.977379585704" table:style-name="ce5">
            <text:p><text:s/>32,91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22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472.954702978999" table:style-name="ce5">
            <text:p><text:s/>12,47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472.954702978999" table:style-name="ce5">
            <text:p><text:s/>12,473<text:s/></text:p>
          </table:table-cell>
          <table:table-cell office:value-type="float" office:value="0.93267293482855096" table:style-name="ce6">
            <text:p>0.933</text:p>
          </table:table-cell>
          <table:table-cell office:value-type="float" office:value="11633.187268811002" table:style-name="ce5">
            <text:p><text:s/>11,633<text:s/></text:p>
          </table:table-cell>
          <table:table-cell office:value-type="float" office:value="1.0631992790237395" table:style-name="ce6">
            <text:p>1.063</text:p>
          </table:table-cell>
          <table:table-cell office:value-type="float" office:value="12368.396316947999" table:style-name="ce5">
            <text:p><text:s/>12,36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368.396316947999" table:style-name="ce5">
            <text:p><text:s/>12,368<text:s/></text:p>
          </table:table-cell>
          <table:table-cell office:value-type="float" office:value="1.059476133754705" table:style-name="ce6">
            <text:p>1.059</text:p>
          </table:table-cell>
          <table:table-cell office:value-type="float" office:value="13104.020710625999" table:style-name="ce5">
            <text:p><text:s/>13,104<text:s/></text:p>
          </table:table-cell>
          <table:table-cell office:value-type="float" office:value="1.0772339413404095" table:style-name="ce6">
            <text:p>1.077</text:p>
          </table:table-cell>
          <table:table-cell office:value-type="float" office:value="14116.095877514001" table:style-name="ce5">
            <text:p><text:s/>14,1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4116.095877514001" table:style-name="ce5">
            <text:p><text:s/>14,116<text:s/></text:p>
          </table:table-cell>
          <table:table-cell office:value-type="float" office:value="1.0066881307001032" table:style-name="ce6">
            <text:p>1.007</text:p>
          </table:table-cell>
          <table:table-cell office:value-type="float" office:value="14210.506171718" table:style-name="ce5">
            <text:p><text:s/>14,211<text:s/></text:p>
          </table:table-cell>
          <table:table-cell office:value-type="float" office:value="1.0544536547253367" table:style-name="ce6">
            <text:p>1.054</text:p>
          </table:table-cell>
          <table:table-cell office:value-type="float" office:value="14984.320168265" table:style-name="ce5">
            <text:p><text:s/>14,98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984.320168265" table:style-name="ce5">
            <text:p><text:s/>14,984<text:s/></text:p>
          </table:table-cell>
          <table:table-cell office:value-type="float" office:value="1.0371314034398014" table:style-name="ce6">
            <text:p>1.037</text:p>
          </table:table-cell>
          <table:table-cell office:value-type="float" office:value="15540.709005704" table:style-name="ce5">
            <text:p><text:s/>15,541<text:s/></text:p>
          </table:table-cell>
          <table:table-cell office:value-type="float" office:value="1.0168180587037612" table:style-name="ce6">
            <text:p>1.017</text:p>
          </table:table-cell>
          <table:table-cell office:value-type="float" office:value="15802.073562059999" table:style-name="ce5">
            <text:p><text:s/>15,8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5802.073562059999" table:style-name="ce5">
            <text:p><text:s/>15,802<text:s/></text:p>
          </table:table-cell>
          <table:table-cell office:value-type="float" office:value="1.0166404620102099" table:style-name="ce6">
            <text:p>1.017</text:p>
          </table:table-cell>
          <table:table-cell office:value-type="float" office:value="16065.027366851999" table:style-name="ce5">
            <text:p><text:s/>16,065<text:s/></text:p>
          </table:table-cell>
          <table:table-cell office:value-type="float" office:value="1.0314404129737238" table:style-name="ce6">
            <text:p>1.031</text:p>
          </table:table-cell>
          <table:table-cell office:value-type="float" office:value="16570.1184617" table:style-name="ce5">
            <text:p><text:s/>16,57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6570.1184617" table:style-name="ce5">
            <text:p><text:s/>16,570<text:s/></text:p>
          </table:table-cell>
          <table:table-cell office:value-type="float" office:value="1.0609570419787073" table:style-name="ce6">
            <text:p>1.061</text:p>
          </table:table-cell>
          <table:table-cell office:value-type="float" office:value="17580.183868362001" table:style-name="ce5">
            <text:p><text:s/>17,580<text:s/></text:p>
          </table:table-cell>
          <table:table-cell office:value-type="float" office:value="1.0849488517048798" table:style-name="ce6">
            <text:p>1.085</text:p>
          </table:table-cell>
          <table:table-cell office:value-type="float" office:value="19073.600300740003" table:style-name="ce5">
            <text:p><text:s/>19,0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073.600300740003" table:style-name="ce5">
            <text:p><text:s/>19,074<text:s/></text:p>
          </table:table-cell>
          <table:table-cell office:value-type="float" office:value="1.0202900221010704" table:style-name="ce6">
            <text:p>1.020</text:p>
          </table:table-cell>
          <table:table-cell office:value-type="float" office:value="19460.604072389" table:style-name="ce5">
            <text:p><text:s/>19,461<text:s/></text:p>
          </table:table-cell>
          <table:table-cell office:value-type="float" office:value="1.0801987138569027" table:style-name="ce6">
            <text:p>1.080</text:p>
          </table:table-cell>
          <table:table-cell office:value-type="float" office:value="21021.319489873" table:style-name="ce5">
            <text:p><text:s/>21,0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1021.319489873" table:style-name="ce5">
            <text:p><text:s/>21,021<text:s/></text:p>
          </table:table-cell>
          <table:table-cell office:value-type="float" office:value="0.97185333482776659" table:style-name="ce6">
            <text:p>0.972</text:p>
          </table:table-cell>
          <table:table-cell office:value-type="float" office:value="20429.639448713002" table:style-name="ce5">
            <text:p><text:s/>20,430<text:s/></text:p>
          </table:table-cell>
          <table:table-cell office:value-type="float" office:value="1.0485370701383956" table:style-name="ce6">
            <text:p>1.049</text:p>
          </table:table-cell>
          <table:table-cell office:value-type="float" office:value="21421.234291537319" table:style-name="ce5">
            <text:p><text:s/>21,42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1421.234291537319" table:style-name="ce5">
            <text:p><text:s/>21,421<text:s/></text:p>
          </table:table-cell>
          <table:table-cell office:value-type="float" office:value="0.98664881226968071" table:style-name="ce6">
            <text:p>0.987</text:p>
          </table:table-cell>
          <table:table-cell office:value-type="float" office:value="21135.235371095852" table:style-name="ce5">
            <text:p><text:s/>21,135<text:s/></text:p>
          </table:table-cell>
          <table:table-cell office:value-type="float" office:value="1.1094984787514572" table:style-name="ce6">
            <text:p>1.109</text:p>
          </table:table-cell>
          <table:table-cell office:value-type="float" office:value="23449.511492284841" table:style-name="ce5">
            <text:p><text:s/>23,450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449.511492284841" table:style-name="ce5">
            <text:p><text:s/>23,450<text:s/></text:p>
          </table:table-cell>
          <table:table-cell office:value-type="float" office:value="1.0402424369507364" table:style-name="ce6">
            <text:p>1.040</text:p>
          </table:table-cell>
          <table:table-cell office:value-type="float" office:value="24393.176980038683" table:style-name="ce5">
            <text:p><text:s/>24,393<text:s/></text:p>
          </table:table-cell>
          <table:table-cell office:value-type="float" office:value="1.0667546606283025" table:style-name="ce6">
            <text:p>1.067</text:p>
          </table:table-cell>
          <table:table-cell office:value-type="float" office:value="26021.535230987283" table:style-name="ce5">
            <text:p><text:s/>26,02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6021.535230987283" table:style-name="ce5">
            <text:p><text:s/>26,022<text:s/></text:p>
          </table:table-cell>
          <table:table-cell office:value-type="float" office:value="0.965685446801542" table:style-name="ce6">
            <text:p>0.966</text:p>
          </table:table-cell>
          <table:table-cell office:value-type="float" office:value="25128.617875998021" table:style-name="ce5">
            <text:p><text:s/>25,129<text:s/></text:p>
          </table:table-cell>
          <table:table-cell office:value-type="float" office:value="1.1591666300880576" table:style-name="ce6">
            <text:p>1.159</text:p>
          </table:table-cell>
          <table:table-cell office:value-type="float" office:value="29128.255302091147" table:style-name="ce5">
            <text:p><text:s/>29,1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9128.255302091147" table:style-name="ce5">
            <text:p><text:s/>29,128<text:s/></text:p>
          </table:table-cell>
          <table:table-cell office:value-type="float" office:value="1.0503732785834388" table:style-name="ce6">
            <text:p>1.050</text:p>
          </table:table-cell>
          <table:table-cell office:value-type="float" office:value="30595.54102107291" table:style-name="ce5">
            <text:p><text:s/>30,596<text:s/></text:p>
          </table:table-cell>
          <table:table-cell office:value-type="float" office:value="1.0567420496113593" table:style-name="ce6">
            <text:p>1.057</text:p>
          </table:table-cell>
          <table:table-cell office:value-type="float" office:value="32331.594727577012" table:style-name="ce5">
            <text:p><text:s/>32,33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2331.594727577012" table:style-name="ce5">
            <text:p><text:s/>32,332<text:s/></text:p>
          </table:table-cell>
          <table:table-cell office:value-type="float" office:value="0.92600077036928852" table:style-name="ce6">
            <text:p>0.926</text:p>
          </table:table-cell>
          <table:table-cell office:value-type="float" office:value="29939.081625003939" table:style-name="ce5">
            <text:p><text:s/>29,939<text:s/></text:p>
          </table:table-cell>
          <table:table-cell office:value-type="float" office:value="1.0503889357166403" table:style-name="ce6">
            <text:p>1.050</text:p>
          </table:table-cell>
          <table:table-cell office:value-type="float" office:value="31447.68008442151" table:style-name="ce5">
            <text:p><text:s/>31,44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447.68008442151" table:style-name="ce5">
            <text:p><text:s/>31,448<text:s/></text:p>
          </table:table-cell>
          <table:table-cell office:value-type="float" office:value="0.9655646607236803" table:style-name="ce6">
            <text:p>0.966</text:p>
          </table:table-cell>
          <table:table-cell office:value-type="float" office:value="30364.768551261292" table:style-name="ce5">
            <text:p><text:s/>30,365<text:s/></text:p>
          </table:table-cell>
          <table:table-cell office:value-type="float" office:value="1.0951156327561016" table:style-name="ce6">
            <text:p>1.095</text:p>
          </table:table-cell>
          <table:table-cell office:value-type="float" office:value="33252.932725507082" table:style-name="ce5">
            <text:p><text:s/>33,25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252.932725507082" table:style-name="ce5">
            <text:p><text:s/>33,253<text:s/></text:p>
          </table:table-cell>
          <table:table-cell office:value-type="float" office:value="0.9225528270842186" table:style-name="ce6">
            <text:p>0.923</text:p>
          </table:table-cell>
          <table:table-cell office:value-type="float" office:value="30677.587094757888" table:style-name="ce5">
            <text:p><text:s/>30,678<text:s/></text:p>
          </table:table-cell>
          <table:table-cell office:value-type="float" office:value="1.1393990644825436" table:style-name="ce6">
            <text:p>1.139</text:p>
          </table:table-cell>
          <table:table-cell office:value-type="float" office:value="34954.01403634889" table:style-name="ce5">
            <text:p><text:s/>34,95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954.01403634889" table:style-name="ce5">
            <text:p><text:s/>34,954<text:s/></text:p>
          </table:table-cell>
          <table:table-cell office:value-type="float" office:value="1.0517498216438668" table:style-name="ce6">
            <text:p>1.052</text:p>
          </table:table-cell>
          <table:table-cell office:value-type="float" office:value="36762.878028467167" table:style-name="ce5">
            <text:p><text:s/>36,763<text:s/></text:p>
          </table:table-cell>
          <table:table-cell office:value-type="float" office:value="0.92907364657928193" table:style-name="ce6">
            <text:p>0.929</text:p>
          </table:table-cell>
          <table:table-cell office:value-type="float" office:value="34155.421148657348" table:style-name="ce5">
            <text:p><text:s/>34,15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11.8388077077998" table:style-name="ce5">
            <text:p><text:s/>5,01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011.8388077077998" table:style-name="ce5">
            <text:p><text:s/>5,012<text:s/></text:p>
          </table:table-cell>
          <table:table-cell office:value-type="float" office:value="0.91395403087933014" table:style-name="ce6">
            <text:p>0.914</text:p>
          </table:table-cell>
          <table:table-cell office:value-type="float" office:value="4580.5902804219995" table:style-name="ce5">
            <text:p><text:s/>4,581<text:s/></text:p>
          </table:table-cell>
          <table:table-cell office:value-type="float" office:value="1.1205308721080236" table:style-name="ce6">
            <text:p>1.121</text:p>
          </table:table-cell>
          <table:table-cell office:value-type="float" office:value="5132.6928216908" table:style-name="ce5">
            <text:p><text:s/>5,13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5132.6928216908" table:style-name="ce5">
            <text:p><text:s/>5,133<text:s/></text:p>
          </table:table-cell>
          <table:table-cell office:value-type="float" office:value="1.0579110610287767" table:style-name="ce6">
            <text:p>1.058</text:p>
          </table:table-cell>
          <table:table-cell office:value-type="float" office:value="5429.9325089296999" table:style-name="ce5">
            <text:p><text:s/>5,430<text:s/></text:p>
          </table:table-cell>
          <table:table-cell office:value-type="float" office:value="1.067205040010567" table:style-name="ce6">
            <text:p>1.067</text:p>
          </table:table-cell>
          <table:table-cell office:value-type="float" office:value="5794.8513404469995" table:style-name="ce5">
            <text:p><text:s/>5,7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794.8513404469995" table:style-name="ce5">
            <text:p><text:s/>5,795<text:s/></text:p>
          </table:table-cell>
          <table:table-cell office:value-type="float" office:value="1.0315341709844974" table:style-name="ce6">
            <text:p>1.032</text:p>
          </table:table-cell>
          <table:table-cell office:value-type="float" office:value="5977.5871734463999" table:style-name="ce5">
            <text:p><text:s/>5,978<text:s/></text:p>
          </table:table-cell>
          <table:table-cell office:value-type="float" office:value="0.99579827417552835" table:style-name="ce6">
            <text:p>0.996</text:p>
          </table:table-cell>
          <table:table-cell office:value-type="float" office:value="5952.4709910516995" table:style-name="ce5">
            <text:p><text:s/>5,95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952.4709910516995" table:style-name="ce5">
            <text:p><text:s/>5,952<text:s/></text:p>
          </table:table-cell>
          <table:table-cell office:value-type="float" office:value="1.0506321706890251" table:style-name="ce6">
            <text:p>1.051</text:p>
          </table:table-cell>
          <table:table-cell office:value-type="float" office:value="6253.8575182921004" table:style-name="ce5">
            <text:p><text:s/>6,254<text:s/></text:p>
          </table:table-cell>
          <table:table-cell office:value-type="float" office:value="0.9954331170216203" table:style-name="ce6">
            <text:p>0.995</text:p>
          </table:table-cell>
          <table:table-cell office:value-type="float" office:value="6225.2968828426001" table:style-name="ce5">
            <text:p><text:s/>6,2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225.2968828426001" table:style-name="ce5">
            <text:p><text:s/>6,225<text:s/></text:p>
          </table:table-cell>
          <table:table-cell office:value-type="float" office:value="1.0413196337882997" table:style-name="ce6">
            <text:p>1.041</text:p>
          </table:table-cell>
          <table:table-cell office:value-type="float" office:value="6482.5238702650995" table:style-name="ce5">
            <text:p><text:s/>6,483<text:s/></text:p>
          </table:table-cell>
          <table:table-cell office:value-type="float" office:value="1.0138822058509782" table:style-name="ce6">
            <text:p>1.014</text:p>
          </table:table-cell>
          <table:table-cell office:value-type="float" office:value="6572.5156010660003" table:style-name="ce5">
            <text:p><text:s/>6,5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572.5156010660003" table:style-name="ce5">
            <text:p><text:s/>6,573<text:s/></text:p>
          </table:table-cell>
          <table:table-cell office:value-type="float" office:value="1.0742623294420992" table:style-name="ce6">
            <text:p>1.074</text:p>
          </table:table-cell>
          <table:table-cell office:value-type="float" office:value="7060.6059198957" table:style-name="ce5">
            <text:p><text:s/>7,061<text:s/></text:p>
          </table:table-cell>
          <table:table-cell office:value-type="float" office:value="1.0990802508918431" table:style-name="ce6">
            <text:p>1.099</text:p>
          </table:table-cell>
          <table:table-cell office:value-type="float" office:value="7760.1725258873994" table:style-name="ce5">
            <text:p><text:s/>7,7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760.1725258873994" table:style-name="ce5">
            <text:p><text:s/>7,760<text:s/></text:p>
          </table:table-cell>
          <table:table-cell office:value-type="float" office:value="0.98557879900725509" table:style-name="ce6">
            <text:p>0.986</text:p>
          </table:table-cell>
          <table:table-cell office:value-type="float" office:value="7648.2615181532001" table:style-name="ce5">
            <text:p><text:s/>7,648<text:s/></text:p>
          </table:table-cell>
          <table:table-cell office:value-type="float" office:value="1.0361223770469359" table:style-name="ce6">
            <text:p>1.036</text:p>
          </table:table-cell>
          <table:table-cell office:value-type="float" office:value="7924.5349044654995" table:style-name="ce5">
            <text:p><text:s/>7,92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924.5349044654995" table:style-name="ce5">
            <text:p><text:s/>7,925<text:s/></text:p>
          </table:table-cell>
          <table:table-cell office:value-type="float" office:value="0.99690264256023797" table:style-name="ce6">
            <text:p>0.997</text:p>
          </table:table-cell>
          <table:table-cell office:value-type="float" office:value="7899.9897873225" table:style-name="ce5">
            <text:p><text:s/>7,900<text:s/></text:p>
          </table:table-cell>
          <table:table-cell office:value-type="float" office:value="1.0761565070681212" table:style-name="ce6">
            <text:p>1.076</text:p>
          </table:table-cell>
          <table:table-cell office:value-type="float" office:value="8501.6254153988102" table:style-name="ce5">
            <text:p><text:s/>8,50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501.6254153988102" table:style-name="ce5">
            <text:p><text:s/>8,502<text:s/></text:p>
          </table:table-cell>
          <table:table-cell office:value-type="float" office:value="0.96957592980875207" table:style-name="ce6">
            <text:p>0.970</text:p>
          </table:table-cell>
          <table:table-cell office:value-type="float" office:value="8242.9713670210203" table:style-name="ce5">
            <text:p><text:s/>8,243<text:s/></text:p>
          </table:table-cell>
          <table:table-cell office:value-type="float" office:value="1.0915946212739642" table:style-name="ce6">
            <text:p>1.092</text:p>
          </table:table-cell>
          <table:table-cell office:value-type="float" office:value="8997.9832075554405" table:style-name="ce5">
            <text:p><text:s/>8,99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997.9832075554405" table:style-name="ce5">
            <text:p><text:s/>8,998<text:s/></text:p>
          </table:table-cell>
          <table:table-cell office:value-type="float" office:value="1.0571267323327211" table:style-name="ce6">
            <text:p>1.057</text:p>
          </table:table-cell>
          <table:table-cell office:value-type="float" office:value="9512.0085857877802" table:style-name="ce5">
            <text:p><text:s/>9,512<text:s/></text:p>
          </table:table-cell>
          <table:table-cell office:value-type="float" office:value="1.0803891967360131" table:style-name="ce6">
            <text:p>1.080</text:p>
          </table:table-cell>
          <table:table-cell office:value-type="float" office:value="10276.67131534532" table:style-name="ce5">
            <text:p><text:s/>10,27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0276.67131534532" table:style-name="ce5">
            <text:p><text:s/>10,277<text:s/></text:p>
          </table:table-cell>
          <table:table-cell office:value-type="float" office:value="0.9771719468647484" table:style-name="ce6">
            <text:p>0.977</text:p>
          </table:table-cell>
          <table:table-cell office:value-type="float" office:value="10042.0749165051" table:style-name="ce5">
            <text:p><text:s/>10,042<text:s/></text:p>
          </table:table-cell>
          <table:table-cell office:value-type="float" office:value="1.16284866213556" table:style-name="ce6">
            <text:p>1.163</text:p>
          </table:table-cell>
          <table:table-cell office:value-type="float" office:value="11677.413381723021" table:style-name="ce5">
            <text:p><text:s/>11,67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677.413381723021" table:style-name="ce5">
            <text:p><text:s/>11,677<text:s/></text:p>
          </table:table-cell>
          <table:table-cell office:value-type="float" office:value="1.0453263025463908" table:style-name="ce6">
            <text:p>1.045</text:p>
          </table:table-cell>
          <table:table-cell office:value-type="float" office:value="12206.707353622271" table:style-name="ce5">
            <text:p><text:s/>12,207<text:s/></text:p>
          </table:table-cell>
          <table:table-cell office:value-type="float" office:value="1.0965846221549018" table:style-name="ce6">
            <text:p>1.097</text:p>
          </table:table-cell>
          <table:table-cell office:value-type="float" office:value="13385.687571127341" table:style-name="ce5">
            <text:p><text:s/>13,38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385.687571127341" table:style-name="ce5">
            <text:p><text:s/>13,386<text:s/></text:p>
          </table:table-cell>
          <table:table-cell office:value-type="float" office:value="0.90528798395603238" table:style-name="ce6">
            <text:p>0.905</text:p>
          </table:table-cell>
          <table:table-cell office:value-type="float" office:value="12117.90211513119" table:style-name="ce5">
            <text:p><text:s/>12,118<text:s/></text:p>
          </table:table-cell>
          <table:table-cell office:value-type="float" office:value="1.0568010473490492" table:style-name="ce6">
            <text:p>1.057</text:p>
          </table:table-cell>
          <table:table-cell office:value-type="float" office:value="12806.211646943899" table:style-name="ce5">
            <text:p><text:s/>12,80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806.211646943899" table:style-name="ce5">
            <text:p><text:s/>12,806<text:s/></text:p>
          </table:table-cell>
          <table:table-cell office:value-type="float" office:value="0.95766691109171431" table:style-name="ce6">
            <text:p>0.958</text:p>
          </table:table-cell>
          <table:table-cell office:value-type="float" office:value="12264.0851507155" table:style-name="ce5">
            <text:p><text:s/>12,264<text:s/></text:p>
          </table:table-cell>
          <table:table-cell office:value-type="float" office:value="1.0665764461610914" table:style-name="ce6">
            <text:p>1.067</text:p>
          </table:table-cell>
          <table:table-cell office:value-type="float" office:value="13080.58435546715" table:style-name="ce5">
            <text:p><text:s/>13,0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080.58435546715" table:style-name="ce5">
            <text:p><text:s/>13,081<text:s/></text:p>
          </table:table-cell>
          <table:table-cell office:value-type="float" office:value="0.88918864051330493" table:style-name="ce6">
            <text:p>0.889</text:p>
          </table:table-cell>
          <table:table-cell office:value-type="float" office:value="11631.10702015744" table:style-name="ce5">
            <text:p><text:s/>11,631<text:s/></text:p>
          </table:table-cell>
          <table:table-cell office:value-type="float" office:value="1.1703229711612897" table:style-name="ce6">
            <text:p>1.170</text:p>
          </table:table-cell>
          <table:table-cell office:value-type="float" office:value="13612.151725725589" table:style-name="ce5">
            <text:p><text:s/>13,6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612.151725725589" table:style-name="ce5">
            <text:p><text:s/>13,612<text:s/></text:p>
          </table:table-cell>
          <table:table-cell office:value-type="float" office:value="1.0608420222226038" table:style-name="ce6">
            <text:p>1.061</text:p>
          </table:table-cell>
          <table:table-cell office:value-type="float" office:value="14440.34256351964" table:style-name="ce5">
            <text:p><text:s/>14,440<text:s/></text:p>
          </table:table-cell>
          <table:table-cell office:value-type="float" office:value="0.88456189521872675" table:style-name="ce6">
            <text:p>0.885</text:p>
          </table:table-cell>
          <table:table-cell office:value-type="float" office:value="12773.376785594579" table:style-name="ce5">
            <text:p><text:s/>12,77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Rio de Janeiro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461.1158952712003" table:style-name="ce5">
            <text:p><text:s/>7,4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461.1158952712003" table:style-name="ce5">
            <text:p><text:s/>7,461<text:s/></text:p>
          </table:table-cell>
          <table:table-cell office:value-type="float" office:value="0.94524694259995135" table:style-name="ce6">
            <text:p>0.945</text:p>
          </table:table-cell>
          <table:table-cell office:value-type="float" office:value="7052.5969883890011" table:style-name="ce5">
            <text:p><text:s/>7,053<text:s/></text:p>
          </table:table-cell>
          <table:table-cell office:value-type="float" office:value="1.0259629902530452" table:style-name="ce6">
            <text:p>1.026</text:p>
          </table:table-cell>
          <table:table-cell office:value-type="float" office:value="7235.7034952572003" table:style-name="ce5">
            <text:p><text:s/>7,23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7235.7034952572003" table:style-name="ce5">
            <text:p><text:s/>7,236<text:s/></text:p>
          </table:table-cell>
          <table:table-cell office:value-type="float" office:value="1.0605863281609658" table:style-name="ce6">
            <text:p>1.061</text:p>
          </table:table-cell>
          <table:table-cell office:value-type="float" office:value="7674.0882016962996" table:style-name="ce5">
            <text:p><text:s/>7,674<text:s/></text:p>
          </table:table-cell>
          <table:table-cell office:value-type="float" office:value="1.0843300621991354" table:style-name="ce6">
            <text:p>1.084</text:p>
          </table:table-cell>
          <table:table-cell office:value-type="float" office:value="8321.2445370670011" table:style-name="ce5">
            <text:p><text:s/>8,32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321.2445370670011" table:style-name="ce5">
            <text:p><text:s/>8,321<text:s/></text:p>
          </table:table-cell>
          <table:table-cell office:value-type="float" office:value="0.98938553741547275" table:style-name="ce6">
            <text:p>0.989</text:p>
          </table:table-cell>
          <table:table-cell office:value-type="float" office:value="8232.9189982716016" table:style-name="ce5">
            <text:p><text:s/>8,233<text:s/></text:p>
          </table:table-cell>
          <table:table-cell office:value-type="float" office:value="1.0970409376199892" table:style-name="ce6">
            <text:p>1.097</text:p>
          </table:table-cell>
          <table:table-cell office:value-type="float" office:value="9031.8491772132984" table:style-name="ce5">
            <text:p><text:s/>9,03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031.8491772132984" table:style-name="ce5">
            <text:p><text:s/>9,032<text:s/></text:p>
          </table:table-cell>
          <table:table-cell office:value-type="float" office:value="1.0282336767582383" table:style-name="ce6">
            <text:p>1.028</text:p>
          </table:table-cell>
          <table:table-cell office:value-type="float" office:value="9286.8514874118991" table:style-name="ce5">
            <text:p><text:s/>9,287<text:s/></text:p>
          </table:table-cell>
          <table:table-cell office:value-type="float" office:value="1.0312188896525896" table:style-name="ce6">
            <text:p>1.031</text:p>
          </table:table-cell>
          <table:table-cell office:value-type="float" office:value="9576.7766792173989" table:style-name="ce5">
            <text:p><text:s/>9,5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576.7766792173989" table:style-name="ce5">
            <text:p><text:s/>9,577<text:s/></text:p>
          </table:table-cell>
          <table:table-cell office:value-type="float" office:value="1.0005979900713282" table:style-name="ce6">
            <text:p>1.001</text:p>
          </table:table-cell>
          <table:table-cell office:value-type="float" office:value="9582.5034965868981" table:style-name="ce5">
            <text:p><text:s/>9,583<text:s/></text:p>
          </table:table-cell>
          <table:table-cell office:value-type="float" office:value="1.043318467266404" table:style-name="ce6">
            <text:p>1.043</text:p>
          </table:table-cell>
          <table:table-cell office:value-type="float" office:value="9997.6028606340005" table:style-name="ce5">
            <text:p><text:s/>9,99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997.6028606340005" table:style-name="ce5">
            <text:p><text:s/>9,998<text:s/></text:p>
          </table:table-cell>
          <table:table-cell office:value-type="float" office:value="1.0522100242536736" table:style-name="ce6">
            <text:p>1.052</text:p>
          </table:table-cell>
          <table:table-cell office:value-type="float" office:value="10519.5779484663" table:style-name="ce5">
            <text:p><text:s/>10,520<text:s/></text:p>
          </table:table-cell>
          <table:table-cell office:value-type="float" office:value="1.0754640376520088" table:style-name="ce6">
            <text:p>1.075</text:p>
          </table:table-cell>
          <table:table-cell office:value-type="float" office:value="11313.427774852602" table:style-name="ce5">
            <text:p><text:s/>11,31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313.427774852602" table:style-name="ce5">
            <text:p><text:s/>11,313<text:s/></text:p>
          </table:table-cell>
          <table:table-cell office:value-type="float" office:value="1.0440993471927387" table:style-name="ce6">
            <text:p>1.044</text:p>
          </table:table-cell>
          <table:table-cell office:value-type="float" office:value="11812.3425542358" table:style-name="ce5">
            <text:p><text:s/>11,812<text:s/></text:p>
          </table:table-cell>
          <table:table-cell office:value-type="float" office:value="1.108737282657885" table:style-name="ce6">
            <text:p>1.109</text:p>
          </table:table-cell>
          <table:table-cell office:value-type="float" office:value="13096.7845854075" table:style-name="ce5">
            <text:p><text:s/>13,09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096.7845854075" table:style-name="ce5">
            <text:p><text:s/>13,097<text:s/></text:p>
          </table:table-cell>
          <table:table-cell office:value-type="float" office:value="0.9566966288314076" table:style-name="ce6">
            <text:p>0.957</text:p>
          </table:table-cell>
          <table:table-cell office:value-type="float" office:value="12529.6496613905" table:style-name="ce5">
            <text:p><text:s/>12,530<text:s/></text:p>
          </table:table-cell>
          <table:table-cell office:value-type="float" office:value="1.0311229144697993" table:style-name="ce6">
            <text:p>1.031</text:p>
          </table:table-cell>
          <table:table-cell office:value-type="float" office:value="12919.608876138507" table:style-name="ce5">
            <text:p><text:s/>12,92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2919.608876138507" table:style-name="ce5">
            <text:p><text:s/>12,920<text:s/></text:p>
          </table:table-cell>
          <table:table-cell office:value-type="float" office:value="0.99788345976059856" table:style-name="ce6">
            <text:p>0.998</text:p>
          </table:table-cell>
          <table:table-cell office:value-type="float" office:value="12892.264004074834" table:style-name="ce5">
            <text:p><text:s/>12,892<text:s/></text:p>
          </table:table-cell>
          <table:table-cell office:value-type="float" office:value="1.1209457299479542" table:style-name="ce6">
            <text:p>1.121</text:p>
          </table:table-cell>
          <table:table-cell office:value-type="float" office:value="14451.528284729398" table:style-name="ce5">
            <text:p><text:s/>14,45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451.528284729398" table:style-name="ce5">
            <text:p><text:s/>14,452<text:s/></text:p>
          </table:table-cell>
          <table:table-cell office:value-type="float" office:value="1.0297297352263768" table:style-name="ce6">
            <text:p>1.030</text:p>
          </table:table-cell>
          <table:table-cell office:value-type="float" office:value="14881.168394250901" table:style-name="ce5">
            <text:p><text:s/>14,881<text:s/></text:p>
          </table:table-cell>
          <table:table-cell office:value-type="float" office:value="1.0580394965307116" table:style-name="ce6">
            <text:p>1.058</text:p>
          </table:table-cell>
          <table:table-cell office:value-type="float" office:value="15744.863915641961" table:style-name="ce5">
            <text:p><text:s/>15,74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744.863915641961" table:style-name="ce5">
            <text:p><text:s/>15,745<text:s/></text:p>
          </table:table-cell>
          <table:table-cell office:value-type="float" office:value="0.95818820920420766" table:style-name="ce6">
            <text:p>0.958</text:p>
          </table:table-cell>
          <table:table-cell office:value-type="float" office:value="15086.542959492919" table:style-name="ce5">
            <text:p><text:s/>15,087<text:s/></text:p>
          </table:table-cell>
          <table:table-cell office:value-type="float" office:value="1.1567157543794695" table:style-name="ce6">
            <text:p>1.157</text:p>
          </table:table-cell>
          <table:table-cell office:value-type="float" office:value="17450.841920368126" table:style-name="ce5">
            <text:p><text:s/>17,45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7450.841920368126" table:style-name="ce5">
            <text:p><text:s/>17,451<text:s/></text:p>
          </table:table-cell>
          <table:table-cell office:value-type="float" office:value="1.05375051538274" table:style-name="ce6">
            <text:p>1.054</text:p>
          </table:table-cell>
          <table:table-cell office:value-type="float" office:value="18388.833667450639" table:style-name="ce5">
            <text:p><text:s/>18,389<text:s/></text:p>
          </table:table-cell>
          <table:table-cell office:value-type="float" office:value="1.0302941175646765" table:style-name="ce6">
            <text:p>1.030</text:p>
          </table:table-cell>
          <table:table-cell office:value-type="float" office:value="18945.90715644967" table:style-name="ce5">
            <text:p><text:s/>18,94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8945.90715644967" table:style-name="ce5">
            <text:p><text:s/>18,946<text:s/></text:p>
          </table:table-cell>
          <table:table-cell office:value-type="float" office:value="0.94063479582744425" table:style-name="ce6">
            <text:p>0.941</text:p>
          </table:table-cell>
          <table:table-cell office:value-type="float" office:value="17821.179509872749" table:style-name="ce5">
            <text:p><text:s/>17,821<text:s/></text:p>
          </table:table-cell>
          <table:table-cell office:value-type="float" office:value="1.046028879690619" table:style-name="ce6">
            <text:p>1.046</text:p>
          </table:table-cell>
          <table:table-cell office:value-type="float" office:value="18641.468437477608" table:style-name="ce5">
            <text:p><text:s/>18,6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641.468437477608" table:style-name="ce5">
            <text:p><text:s/>18,641<text:s/></text:p>
          </table:table-cell>
          <table:table-cell office:value-type="float" office:value="0.97099021256047624" table:style-name="ce6">
            <text:p>0.971</text:p>
          </table:table-cell>
          <table:table-cell office:value-type="float" office:value="18100.683400545793" table:style-name="ce5">
            <text:p><text:s/>18,101<text:s/></text:p>
          </table:table-cell>
          <table:table-cell office:value-type="float" office:value="1.1144523067803989" table:style-name="ce6">
            <text:p>1.114</text:p>
          </table:table-cell>
          <table:table-cell office:value-type="float" office:value="20172.348370039934" table:style-name="ce5">
            <text:p><text:s/>20,1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0172.348370039934" table:style-name="ce5">
            <text:p><text:s/>20,172<text:s/></text:p>
          </table:table-cell>
          <table:table-cell office:value-type="float" office:value="0.94418754451456788" table:style-name="ce6">
            <text:p>0.944</text:p>
          </table:table-cell>
          <table:table-cell office:value-type="float" office:value="19046.480074600448" table:style-name="ce5">
            <text:p><text:s/>19,046<text:s/></text:p>
          </table:table-cell>
          <table:table-cell office:value-type="float" office:value="1.1205147737026684" table:style-name="ce6">
            <text:p>1.121</text:p>
          </table:table-cell>
          <table:table-cell office:value-type="float" office:value="21341.862310623303" table:style-name="ce5">
            <text:p><text:s/>21,34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341.862310623303" table:style-name="ce5">
            <text:p><text:s/>21,342<text:s/></text:p>
          </table:table-cell>
          <table:table-cell office:value-type="float" office:value="1.0459506832183092" table:style-name="ce6">
            <text:p>1.046</text:p>
          </table:table-cell>
          <table:table-cell office:value-type="float" office:value="22322.535464947527" table:style-name="ce5">
            <text:p><text:s/>22,323<text:s/></text:p>
          </table:table-cell>
          <table:table-cell office:value-type="float" office:value="0.95786808790777433" table:style-name="ce6">
            <text:p>0.958</text:p>
          </table:table-cell>
          <table:table-cell office:value-type="float" office:value="21382.044363062767" table:style-name="ce5">
            <text:p><text:s/>21,38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10Z</meta:creation-date>
    <dc:date>2020-10-02T20:00:11Z</dc:date>
  </office:meta>
</office:document-meta>
</file>